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4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bb3fd"/>
    </style:style>
    <style:style style:name="P6" style:family="paragraph" style:parent-style-name="Preformatted_20_Text">
      <style:text-properties officeooo:rsid="002f5f3e" officeooo:paragraph-rsid="002f5f3e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6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7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48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49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0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51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2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6d3664" officeooo:paragraph-rsid="006d3664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6d3664" officeooo:paragraph-rsid="006ed5ef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6d3664" officeooo:paragraph-rsid="0078321e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6e8740" officeooo:paragraph-rsid="006e8740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706b10" officeooo:paragraph-rsid="00706b10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officeooo:rsid="00707354" officeooo:paragraph-rsid="00707354" style:font-size-asian="10.5pt" style:font-size-complex="12pt"/>
    </style:style>
    <style:style style:name="P62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3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5" style:family="paragraph" style:parent-style-name="Text_20_body">
      <style:text-properties style:font-name="Liberation Serif" fo:font-size="12pt" fo:language="en" fo:country="US" fo:font-weight="normal" officeooo:rsid="0056afd8" officeooo:paragraph-rsid="0056afd8" style:font-size-asian="10.5pt" style:font-weight-asian="normal" style:font-size-complex="12pt" style:font-weight-complex="normal"/>
    </style:style>
    <style:style style:name="P76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7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8" style:family="paragraph" style:parent-style-name="Text_20_body">
      <style:text-properties style:font-name="Liberation Serif" fo:font-size="12pt" fo:language="en" fo:country="US" fo:font-style="normal" fo:font-weight="normal" officeooo:rsid="0056afd8" officeooo:paragraph-rsid="0056afd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Text_20_body">
      <style:text-properties style:font-name="Liberation Serif" fo:font-size="12pt" fo:language="en" fo:country="US" fo:font-style="normal" fo:font-weight="normal" officeooo:rsid="0058761a" officeooo:paragraph-rsid="0058761a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text-align="center" style:justify-single-word="false"/>
      <style:text-properties officeooo:paragraph-rsid="000bb3fd"/>
    </style:style>
    <style:style style:name="P81" style:family="paragraph" style:parent-style-name="Text_20_body">
      <style:text-properties officeooo:paragraph-rsid="000d4ba2"/>
    </style:style>
    <style:style style:name="P82" style:family="paragraph" style:parent-style-name="Text_20_body">
      <style:text-properties officeooo:rsid="019ddc74" officeooo:paragraph-rsid="000d4ba2"/>
    </style:style>
    <style:style style:name="P83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Text_20_body">
      <style:paragraph-properties>
        <style:tab-stops/>
      </style:paragraph-properties>
    </style:style>
    <style:style style:name="P85" style:family="paragraph" style:parent-style-name="Heading_20_1">
      <style:text-properties officeooo:paragraph-rsid="000d4ba2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3">
      <style:text-properties officeooo:paragraph-rsid="001ea74e"/>
    </style:style>
    <style:style style:name="P88" style:family="paragraph" style:parent-style-name="Heading_20_3">
      <style:text-properties officeooo:paragraph-rsid="00529823"/>
    </style:style>
    <style:style style:name="P89" style:family="paragraph" style:parent-style-name="Heading_20_3">
      <style:text-properties officeooo:paragraph-rsid="0053310a"/>
    </style:style>
    <style:style style:name="P90" style:family="paragraph" style:parent-style-name="Heading_20_3">
      <style:text-properties officeooo:paragraph-rsid="00558cff"/>
    </style:style>
    <style:style style:name="P91" style:family="paragraph" style:parent-style-name="Text_20_body" style:list-style-name="L1">
      <style:text-properties officeooo:paragraph-rsid="000d4ba2"/>
    </style:style>
    <style:style style:name="P92" style:family="paragraph" style:parent-style-name="Text_20_body" style:list-style-name="L2">
      <style:text-properties officeooo:rsid="019ddc74" officeooo:paragraph-rsid="000d4ba2"/>
    </style:style>
    <style:style style:name="P93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4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19fdc8b"/>
    </style:style>
    <style:style style:name="T5" style:family="text">
      <style:text-properties style:font-name="Liberation Serif" fo:font-size="12pt" fo:language="en" fo:country="US" style:font-size-asian="10.5pt" style:font-size-complex="12pt"/>
    </style:style>
    <style:style style:name="T6" style:family="text">
      <style:text-properties style:font-name="Liberation Serif" fo:font-size="12pt" fo:language="en" fo:country="US" officeooo:rsid="000bb3fd" style:font-size-asian="10.5pt" style:font-size-complex="12pt"/>
    </style:style>
    <style:style style:name="T7" style:family="text">
      <style:text-properties officeooo:rsid="0016dcb2"/>
    </style:style>
    <style:style style:name="T8" style:family="text">
      <style:text-properties officeooo:rsid="0019f13b"/>
    </style:style>
    <style:style style:name="T9" style:family="text">
      <style:text-properties officeooo:rsid="001a2d30"/>
    </style:style>
    <style:style style:name="T10" style:family="text">
      <style:text-properties officeooo:rsid="001b73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734d" style:font-weight-asian="bold" style:font-weight-complex="bold"/>
    </style:style>
    <style:style style:name="T13" style:family="text">
      <style:text-properties fo:font-weight="bold" officeooo:rsid="001d61c9" style:font-weight-asian="bold" style:font-weight-complex="bold"/>
    </style:style>
    <style:style style:name="T14" style:family="text">
      <style:text-properties fo:font-weight="bold" officeooo:rsid="001ea74e" style:font-weight-asian="bold" style:font-weight-complex="bold"/>
    </style:style>
    <style:style style:name="T15" style:family="text">
      <style:text-properties fo:font-weight="bold" officeooo:rsid="001eea88" style:font-weight-asian="bold" style:font-weight-complex="bold"/>
    </style:style>
    <style:style style:name="T16" style:family="text">
      <style:text-properties fo:font-weight="bold" officeooo:rsid="0041a445" style:font-weight-asian="bold" style:font-weight-complex="bold"/>
    </style:style>
    <style:style style:name="T17" style:family="text">
      <style:text-properties fo:font-weight="bold" officeooo:rsid="00457d4a" style:font-weight-asian="bold" style:font-weight-complex="bold"/>
    </style:style>
    <style:style style:name="T18" style:family="text">
      <style:text-properties fo:font-weight="bold" officeooo:rsid="0048bc71" style:font-weight-asian="bold" style:font-weight-complex="bold"/>
    </style:style>
    <style:style style:name="T19" style:family="text">
      <style:text-properties fo:font-weight="bold" officeooo:rsid="00490a69" style:font-weight-asian="bold" style:font-weight-complex="bold"/>
    </style:style>
    <style:style style:name="T20" style:family="text">
      <style:text-properties fo:font-weight="bold" officeooo:rsid="004937d0" style:font-weight-asian="bold" style:font-weight-complex="bold"/>
    </style:style>
    <style:style style:name="T21" style:family="text">
      <style:text-properties fo:font-weight="bold" officeooo:rsid="004ade44" style:font-weight-asian="bold" style:font-weight-complex="bold"/>
    </style:style>
    <style:style style:name="T22" style:family="text">
      <style:text-properties fo:font-weight="bold" officeooo:rsid="00529823" style:font-weight-asian="bold" style:font-weight-complex="bold"/>
    </style:style>
    <style:style style:name="T23" style:family="text">
      <style:text-properties fo:font-weight="bold" officeooo:rsid="0053310a" style:font-weight-asian="bold" style:font-weight-complex="bold"/>
    </style:style>
    <style:style style:name="T24" style:family="text">
      <style:text-properties fo:font-weight="bold" officeooo:rsid="00558cff" style:font-weight-asian="bold" style:font-weight-complex="bold"/>
    </style:style>
    <style:style style:name="T25" style:family="text">
      <style:text-properties fo:font-weight="bold" officeooo:rsid="002af49a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a74e" style:font-weight-asian="normal" style:font-weight-complex="normal"/>
    </style:style>
    <style:style style:name="T28" style:family="text">
      <style:text-properties fo:font-weight="normal" officeooo:rsid="00529823" style:font-weight-asian="normal" style:font-weight-complex="normal"/>
    </style:style>
    <style:style style:name="T29" style:family="text">
      <style:text-properties fo:font-weight="normal" officeooo:rsid="0053310a" style:font-weight-asian="normal" style:font-weight-complex="normal"/>
    </style:style>
    <style:style style:name="T30" style:family="text">
      <style:text-properties fo:font-weight="normal" officeooo:rsid="00558cff" style:font-weight-asian="normal" style:font-weight-complex="normal"/>
    </style:style>
    <style:style style:name="T31" style:family="text">
      <style:text-properties fo:font-weight="normal" officeooo:rsid="005b08cd" style:font-weight-asian="normal" style:font-weight-complex="normal"/>
    </style:style>
    <style:style style:name="T32" style:family="text">
      <style:text-properties fo:font-weight="normal" officeooo:rsid="005bf256" style:font-weight-asian="normal" style:font-weight-complex="normal"/>
    </style:style>
    <style:style style:name="T33" style:family="text">
      <style:text-properties fo:font-weight="normal" officeooo:rsid="006731a2" style:font-weight-asian="normal" style:font-weight-complex="normal"/>
    </style:style>
    <style:style style:name="T34" style:family="text">
      <style:text-properties officeooo:rsid="001d61c9"/>
    </style:style>
    <style:style style:name="T35" style:family="text">
      <style:text-properties officeooo:rsid="001e5acf"/>
    </style:style>
    <style:style style:name="T36" style:family="text">
      <style:text-properties officeooo:rsid="001ea74e"/>
    </style:style>
    <style:style style:name="T37" style:family="text">
      <style:text-properties officeooo:rsid="001eea88"/>
    </style:style>
    <style:style style:name="T38" style:family="text">
      <style:text-properties officeooo:rsid="002af49a"/>
    </style:style>
    <style:style style:name="T39" style:family="text">
      <style:text-properties officeooo:rsid="002c726e"/>
    </style:style>
    <style:style style:name="T40" style:family="text">
      <style:text-properties officeooo:rsid="002e4ec5"/>
    </style:style>
    <style:style style:name="T41" style:family="text">
      <style:text-properties officeooo:rsid="003f810e"/>
    </style:style>
    <style:style style:name="T42" style:family="text">
      <style:text-properties officeooo:rsid="0040caab"/>
    </style:style>
    <style:style style:name="T43" style:family="text">
      <style:text-properties officeooo:rsid="0041a445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457d4a" style:font-style-asian="italic" style:font-style-complex="italic"/>
    </style:style>
    <style:style style:name="T46" style:family="text">
      <style:text-properties fo:font-style="italic" officeooo:rsid="0048bc71" style:font-style-asian="italic" style:font-style-complex="italic"/>
    </style:style>
    <style:style style:name="T47" style:family="text">
      <style:text-properties fo:font-style="italic" officeooo:rsid="004937d0" style:font-style-asian="italic" style:font-style-complex="italic"/>
    </style:style>
    <style:style style:name="T48" style:family="text">
      <style:text-properties fo:font-style="italic" officeooo:rsid="0054629a" style:font-style-asian="italic" style:font-style-complex="italic"/>
    </style:style>
    <style:style style:name="T49" style:family="text">
      <style:text-properties fo:font-style="italic" officeooo:rsid="006ed5ef" style:font-style-asian="italic" style:font-style-complex="italic"/>
    </style:style>
    <style:style style:name="T50" style:family="text">
      <style:text-properties fo:font-style="italic" officeooo:rsid="00706b10" style:font-style-asian="italic" style:font-style-complex="italic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5" style:family="text">
      <style:text-properties officeooo:rsid="0044d8b1"/>
    </style:style>
    <style:style style:name="T56" style:family="text">
      <style:text-properties officeooo:rsid="00457d4a"/>
    </style:style>
    <style:style style:name="T57" style:family="text">
      <style:text-properties fo:font-style="normal" officeooo:rsid="00457d4a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4809e4"/>
    </style:style>
    <style:style style:name="T60" style:family="text">
      <style:text-properties officeooo:rsid="0048bc71"/>
    </style:style>
    <style:style style:name="T61" style:family="text">
      <style:text-properties officeooo:rsid="00490a69"/>
    </style:style>
    <style:style style:name="T62" style:family="text">
      <style:text-properties officeooo:rsid="004937d0"/>
    </style:style>
    <style:style style:name="T63" style:family="text">
      <style:text-properties officeooo:rsid="004a9440"/>
    </style:style>
    <style:style style:name="T64" style:family="text">
      <style:text-properties officeooo:rsid="004ade44"/>
    </style:style>
    <style:style style:name="T65" style:family="text">
      <style:text-properties officeooo:rsid="00529823"/>
    </style:style>
    <style:style style:name="T66" style:family="text">
      <style:text-properties officeooo:rsid="0053310a"/>
    </style:style>
    <style:style style:name="T67" style:family="text">
      <style:text-properties officeooo:rsid="0054629a"/>
    </style:style>
    <style:style style:name="T68" style:family="text">
      <style:text-properties officeooo:rsid="00558cff"/>
    </style:style>
    <style:style style:name="T69" style:family="text">
      <style:text-properties officeooo:rsid="00606891"/>
    </style:style>
    <style:style style:name="T70" style:family="text">
      <style:text-properties officeooo:rsid="0069576f"/>
    </style:style>
    <style:style style:name="T71" style:family="text">
      <style:text-properties officeooo:rsid="006ed5ef"/>
    </style:style>
    <style:style style:name="T72" style:family="text">
      <style:text-properties officeooo:rsid="0071288a"/>
    </style:style>
    <style:style style:name="T73" style:family="text">
      <style:text-properties officeooo:rsid="00714c6e"/>
    </style:style>
    <style:style style:name="T74" style:family="text">
      <style:text-properties officeooo:rsid="00749e07"/>
    </style:style>
    <style:style style:name="T75" style:family="text">
      <style:text-properties style:text-position="super 58%" fo:font-weight="bold" officeooo:rsid="00749e07" style:font-weight-asian="bold" style:font-weight-complex="bold"/>
    </style:style>
    <style:style style:name="T76" style:family="text">
      <style:text-properties style:text-position="super 58%" fo:font-weight="bold" officeooo:rsid="0076645c" style:font-weight-asian="bold" style:font-weight-complex="bold"/>
    </style:style>
    <style:style style:name="T77" style:family="text">
      <style:text-properties officeooo:rsid="0078321e"/>
    </style:style>
    <style:style style:name="T78" style:family="text">
      <style:text-properties officeooo:rsid="007e6cf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95837544"/><text:alphabetical-index-mark-start text:id="IMark95839864"/><text:alphabetical-index-mark-start text:id="IMark95840888"/><text:alphabetical-index-mark-start text:id="IMark95841912"/><text:alphabetical-index-mark-start text:id="IMark95842936"/><text:alphabetical-index-mark-start text:id="IMark95843960"/><text:alphabetical-index-mark-start text:id="IMark95844984"/><text:alphabetical-index-mark-start text:id="IMark95846008"/>SQL<text:alphabetical-index-mark-end text:id="IMark95846008"/>C<text:alphabetical-index-mark-end text:id="IMark95844984"/><text:alphabetical-index-mark-end text:id="IMark95843960"/><text:alphabetical-index-mark-end text:id="IMark95842936"/><text:alphabetical-index-mark-end text:id="IMark95841912"/><text:alphabetical-index-mark-end text:id="IMark95840888"/><text:alphabetical-index-mark-end text:id="IMark95839864"/><text:alphabetical-index-mark-end text:id="IMark95837544"/> – <text:alphabetical-index-mark-start text:id="IMark95855528"/><text:alphabetical-index-mark-start text:id="IMark95856888"/><text:alphabetical-index-mark-start text:id="IMark95858248"/><text:alphabetical-index-mark-start text:id="IMark95859608"/>SQL<text:alphabetical-index-mark-end text:id="IMark95859608"/><text:alphabetical-index-mark-end text:id="IMark95858248"/><text:alphabetical-index-mark-end text:id="IMark95856888"/><text:alphabetical-index-mark-end text:id="IMark95855528"/> <text:alphabetical-index-mark-start text:id="IMark95865480"/><text:alphabetical-index-mark-start text:id="IMark95866840"/>Control<text:alphabetical-index-mark-end text:id="IMark95866840"/><text:alphabetical-index-mark-end text:id="IMark95865480"/></text:p>
      <text:p text:style-name="Title">for the <text:alphabetical-index-mark-start text:id="IMark95856504"/><text:alphabetical-index-mark-start text:id="IMark95846872"/><text:alphabetical-index-mark-start text:id="IMark95842936"/><text:alphabetical-index-mark-start text:id="IMark95865800"/>Orbiter<text:alphabetical-index-mark-end text:id="IMark95865800"/><text:alphabetical-index-mark-end text:id="IMark95842936"/><text:alphabetical-index-mark-end text:id="IMark95846872"/><text:alphabetical-index-mark-end text:id="IMark95856504"/> <text:alphabetical-index-mark-start text:id="IMark95853560"/><text:alphabetical-index-mark-start text:id="IMark95851304"/><text:alphabetical-index-mark-start text:id="IMark95849048"/><text:alphabetical-index-mark-start text:id="IMark95860344"/>Space<text:alphabetical-index-mark-end text:id="IMark95860344"/><text:alphabetical-index-mark-end text:id="IMark95849048"/><text:alphabetical-index-mark-end text:id="IMark95851304"/><text:alphabetical-index-mark-end text:id="IMark95853560"/></text:p>
      <text:p text:style-name="Title"><text:alphabetical-index-mark-start text:id="IMark95838760"/><text:alphabetical-index-mark-start text:id="IMark95856504"/><text:alphabetical-index-mark-start text:id="IMark95846872"/><text:alphabetical-index-mark-start text:id="IMark95859224"/>Flight<text:alphabetical-index-mark-end text:id="IMark95859224"/><text:alphabetical-index-mark-end text:id="IMark95846872"/><text:alphabetical-index-mark-end text:id="IMark95856504"/><text:alphabetical-index-mark-end text:id="IMark95838760"/> <text:alphabetical-index-mark-start text:id="IMark95849800"/><text:alphabetical-index-mark-start text:id="IMark95878760"/><text:alphabetical-index-mark-start text:id="IMark95816392"/><text:alphabetical-index-mark-start text:id="IMark95848360"/>Simulator<text:alphabetical-index-mark-end text:id="IMark95848360"/><text:alphabetical-index-mark-end text:id="IMark95816392"/><text:alphabetical-index-mark-end text:id="IMark95878760"/><text:alphabetical-index-mark-end text:id="IMark95849800"/></text:p>
      <text:p text:style-name="P80">Pablo <text:alphabetical-index-mark-start text:id="IMark95846872"/><text:alphabetical-index-mark-start text:id="IMark95856504"/><text:alphabetical-index-mark-start text:id="IMark95838760"/><text:alphabetical-index-mark-start text:id="IMark95867816"/><text:alphabetical-index-mark-start text:id="IMark95848360"/><text:alphabetical-index-mark-start text:id="IMark95859208"/><text:alphabetical-index-mark-start text:id="IMark95864264"/><text:alphabetical-index-mark-start text:id="IMark95869240"/><text:alphabetical-index-mark-start text:id="IMark95883016"/><text:alphabetical-index-mark-start text:id="IMark95858536"/>Edronkin<text:alphabetical-index-mark-end text:id="IMark95858536"/><text:alphabetical-index-mark-end text:id="IMark95883016"/><text:alphabetical-index-mark-end text:id="IMark95869240"/><text:alphabetical-index-mark-end text:id="IMark95864264"/><text:alphabetical-index-mark-end text:id="IMark95859208"/><text:alphabetical-index-mark-end text:id="IMark95848360"/><text:alphabetical-index-mark-end text:id="IMark95867816"/><text:alphabetical-index-mark-end text:id="IMark95838760"/><text:alphabetical-index-mark-end text:id="IMark95856504"/><text:alphabetical-index-mark-end text:id="IMark95846872"/>, 201<text:span text:style-name="T1">3 - 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95858536"/><text:alphabetical-index-mark-start text:id="IMark95838760"/><text:alphabetical-index-mark-start text:id="IMark95846872"/><text:alphabetical-index-mark-start text:id="IMark95867816"/><text:alphabetical-index-mark-start text:id="IMark95850616"/><text:alphabetical-index-mark-start text:id="IMark95859208"/><text:alphabetical-index-mark-start text:id="IMark95848360"/><text:alphabetical-index-mark-start text:id="IMark95861320"/><text:alphabetical-index-mark-start text:id="IMark95856488"/><text:a xlink:type="simple" xlink:href="https://orcid.org/0000-0001-8690-7030" text:style-name="Internet_20_link" text:visited-style-name="Visited_20_Internet_20_Link">orcid</text:a><text:alphabetical-index-mark-end text:id="IMark95856488"/><text:alphabetical-index-mark-end text:id="IMark95861320"/><text:alphabetical-index-mark-end text:id="IMark95848360"/><text:alphabetical-index-mark-end text:id="IMark95859208"/><text:alphabetical-index-mark-end text:id="IMark95850616"/><text:alphabetical-index-mark-end text:id="IMark95867816"/><text:alphabetical-index-mark-end text:id="IMark95846872"/><text:alphabetical-index-mark-end text:id="IMark95838760"/><text:alphabetical-index-mark-end text:id="IMark9585853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5"><text:alphabetical-index-mark-start text:id="IMark95846872"/><text:alphabetical-index-mark-start text:id="IMark95838760"/><text:alphabetical-index-mark-start text:id="IMark95842200"/><text:alphabetical-index-mark-start text:id="IMark95865768"/><text:alphabetical-index-mark-start text:id="IMark95858536"/><text:alphabetical-index-mark-start text:id="IMark95902216"/><text:alphabetical-index-mark-start text:id="IMark95878072"/><text:alphabetical-index-mark-start text:id="IMark95861320"/><text:span text:style-name="T6">SQL</text:span><text:alphabetical-index-mark-end text:id="IMark95861320"/><text:span text:style-name="T6">C</text:span><text:alphabetical-index-mark-end text:id="IMark95878072"/><text:alphabetical-index-mark-end text:id="IMark95902216"/><text:alphabetical-index-mark-end text:id="IMark95858536"/><text:alphabetical-index-mark-end text:id="IMark95865768"/><text:alphabetical-index-mark-end text:id="IMark95842200"/><text:alphabetical-index-mark-end text:id="IMark95838760"/><text:alphabetical-index-mark-end text:id="IMark95846872"/><text:span text:style-name="T6"> is a </text:span><text:alphabetical-index-mark-start text:id="IMark95859208"/><text:alphabetical-index-mark-start text:id="IMark95888152"/><text:alphabetical-index-mark-start text:id="IMark95857176"/><text:alphabetical-index-mark-start text:id="IMark95846360"/><text:span text:style-name="T6">multi</text:span><text:alphabetical-index-mark-end text:id="IMark95846360"/><text:alphabetical-index-mark-end text:id="IMark95857176"/><text:alphabetical-index-mark-end text:id="IMark95888152"/><text:alphabetical-index-mark-end text:id="IMark95859208"/><text:span text:style-name="T6"> </text:span><text:alphabetical-index-mark-start text:id="IMark95864264"/><text:alphabetical-index-mark-start text:id="IMark95863512"/><text:alphabetical-index-mark-start text:id="IMark95855064"/><text:alphabetical-index-mark-start text:id="IMark95853560"/><text:span text:style-name="T6">function</text:span><text:alphabetical-index-mark-end text:id="IMark95853560"/><text:alphabetical-index-mark-end text:id="IMark95855064"/><text:alphabetical-index-mark-end text:id="IMark95863512"/><text:alphabetical-index-mark-end text:id="IMark95864264"/><text:span text:style-name="T6">al </text:span><text:alphabetical-index-mark-start text:id="IMark95870040"/><text:alphabetical-index-mark-start text:id="IMark95858696"/><text:alphabetical-index-mark-start text:id="IMark95840888"/><text:alphabetical-index-mark-start text:id="IMark95933096"/><text:span text:style-name="T6">display</text:span><text:alphabetical-index-mark-end text:id="IMark95933096"/><text:alphabetical-index-mark-end text:id="IMark95840888"/><text:alphabetical-index-mark-end text:id="IMark95858696"/><text:alphabetical-index-mark-end text:id="IMark95870040"/><text:span text:style-name="T6"> (</text:span><text:alphabetical-index-mark-start text:id="IMark95938968"/><text:alphabetical-index-mark-start text:id="IMark95940328"/><text:alphabetical-index-mark-start text:id="IMark95941688"/><text:alphabetical-index-mark-start text:id="IMark95943048"/><text:span text:style-name="T6">MFD</text:span><text:alphabetical-index-mark-end text:id="IMark95943048"/><text:alphabetical-index-mark-end text:id="IMark95941688"/><text:alphabetical-index-mark-end text:id="IMark95940328"/><text:alphabetical-index-mark-end text:id="IMark95938968"/><text:span text:style-name="T6">) d</text:span><text:alphabetical-index-mark-start text:id="IMark95948920"/><text:span text:style-name="T6">es</text:span><text:alphabetical-index-mark-end text:id="IMark95948920"/><text:span text:style-name="T6">igned as an </text:span><text:alphabetical-index-mark-start text:id="IMark95952536"/><text:alphabetical-index-mark-start text:id="IMark95954424"/><text:span text:style-name="T6">interface</text:span><text:alphabetical-index-mark-end text:id="IMark95954424"/><text:alphabetical-index-mark-end text:id="IMark95952536"/><text:span text:style-name="T6"> between the </text:span><text:alphabetical-index-mark-start text:id="IMark95958792"/><text:span text:style-name="T6">user</text:span><text:alphabetical-index-mark-end text:id="IMark95958792"/><text:span text:style-name="T6"> and the </text:span><text:alphabetical-index-mark-start text:id="IMark95962408"/><text:alphabetical-index-mark-start text:id="IMark95963768"/><text:span text:style-name="T6">artificial</text:span><text:alphabetical-index-mark-end text:id="IMark95963768"/><text:alphabetical-index-mark-end text:id="IMark95962408"/><text:span text:style-name="T6"> </text:span><text:alphabetical-index-mark-start text:id="IMark95968136"/><text:alphabetical-index-mark-start text:id="IMark95969496"/><text:span text:style-name="T6">engine</text:span><text:alphabetical-index-mark-end text:id="IMark95969496"/><text:alphabetical-index-mark-end text:id="IMark95968136"/><text:span text:style-name="T6"> of the </text:span><text:alphabetical-index-mark-start text:id="IMark95973864"/><text:alphabetical-index-mark-start text:id="IMark95975224"/><text:alphabetical-index-mark-start text:id="IMark95976584"/><text:span text:style-name="T6">DGIIIAI</text:span><text:alphabetical-index-mark-end text:id="IMark95976584"/><text:alphabetical-index-mark-end text:id="IMark95975224"/><text:alphabetical-index-mark-end text:id="IMark95973864"/><text:span text:style-name="T6"> </text:span><text:alphabetical-index-mark-start text:id="IMark95981704"/><text:alphabetical-index-mark-start text:id="IMark95983064"/><text:alphabetical-index-mark-start text:id="IMark95984424"/><text:alphabetical-index-mark-start text:id="IMark95985784"/><text:span text:style-name="T6">space</text:span><text:alphabetical-index-mark-end text:id="IMark95985784"/><text:alphabetical-index-mark-end text:id="IMark95984424"/><text:alphabetical-index-mark-end text:id="IMark95983064"/><text:alphabetical-index-mark-end text:id="IMark95981704"/><text:span text:style-name="T6">craft.</text:span></text:p>
      <text:p text:style-name="P2"/>
      <text:p text:style-name="P6"><text:alphabetical-index-mark-start text:id="IMark95838760"/><text:alphabetical-index-mark-start text:id="IMark95857176"/><text:alphabetical-index-mark-start text:id="IMark95842200"/><text:span text:style-name="T6">D</text:span><text:span text:style-name="T5">GIIIAI</text:span><text:alphabetical-index-mark-end text:id="IMark95842200"/><text:alphabetical-index-mark-end text:id="IMark95857176"/><text:alphabetical-index-mark-end text:id="IMark95838760"/><text:span text:style-name="T5"> </text:span><text:alphabetical-index-mark-start text:id="IMark95982152"/><text:alphabetical-index-mark-start text:id="IMark95858536"/><text:span text:style-name="T5">artificial</text:span><text:alphabetical-index-mark-end text:id="IMark95858536"/><text:alphabetical-index-mark-end text:id="IMark95982152"/><text:span text:style-name="T5"> </text:span><text:alphabetical-index-mark-start text:id="IMark95865768"/><text:alphabetical-index-mark-start text:id="IMark95840888"/><text:span text:style-name="T5">intelligence</text:span><text:alphabetical-index-mark-end text:id="IMark95840888"/><text:alphabetical-index-mark-end text:id="IMark95865768"/><text:span text:style-name="T5"> </text:span><text:alphabetical-index-mark-start text:id="IMark95846872"/><text:alphabetical-index-mark-start text:id="IMark95974840"/><text:span text:style-name="T5">engine</text:span><text:alphabetical-index-mark-end text:id="IMark95974840"/><text:alphabetical-index-mark-end text:id="IMark95846872"/><text:span text:style-name="T5"> is d</text:span><text:alphabetical-index-mark-start text:id="IMark95984040"/><text:span text:style-name="T5">es</text:span><text:alphabetical-index-mark-end text:id="IMark95984040"/><text:span text:style-name="T5">igned around a </text:span><text:alphabetical-index-mark-start text:id="IMark95898952"/><text:alphabetical-index-mark-start text:id="IMark95980488"/><text:span text:style-name="T5">relational</text:span><text:alphabetical-index-mark-end text:id="IMark95980488"/><text:alphabetical-index-mark-end text:id="IMark95898952"/><text:span text:style-name="T5"> </text:span><text:alphabetical-index-mark-start text:id="IMark95987432"/><text:alphabetical-index-mark-start text:id="IMark95982568"/><text:alphabetical-index-mark-start text:id="IMark95970232"/><text:alphabetical-index-mark-start text:id="IMark95959528"/><text:span text:style-name="T5">data</text:span><text:alphabetical-index-mark-end text:id="IMark95959528"/><text:alphabetical-index-mark-end text:id="IMark95970232"/><text:span text:style-name="T5">base</text:span><text:alphabetical-index-mark-end text:id="IMark95982568"/><text:alphabetical-index-mark-end text:id="IMark95987432"/><text:span text:style-name="T5"> that us</text:span><text:alphabetical-index-mark-start text:id="IMark95878072"/><text:span text:style-name="T5">es</text:span><text:alphabetical-index-mark-end text:id="IMark95878072"/><text:span text:style-name="T5"> </text:span><text:alphabetical-index-mark-start text:id="IMark95861320"/><text:alphabetical-index-mark-start text:id="IMark95917928"/><text:alphabetical-index-mark-start text:id="IMark95887912"/><text:span text:style-name="T5">SQL</text:span><text:alphabetical-index-mark-end text:id="IMark95887912"/><text:alphabetical-index-mark-end text:id="IMark95917928"/><text:alphabetical-index-mark-end text:id="IMark95861320"/><text:span text:style-name="T5"> as means both to </text:span><text:alphabetical-index-mark-start text:id="IMark95848360"/><text:alphabetical-index-mark-start text:id="IMark95867800"/><text:span text:style-name="T5">control</text:span><text:alphabetical-index-mark-end text:id="IMark95867800"/><text:alphabetical-index-mark-end text:id="IMark95848360"/><text:span text:style-name="T5"> the </text:span><text:alphabetical-index-mark-start text:id="IMark95934056"/><text:alphabetical-index-mark-start text:id="IMark95976184"/><text:alphabetical-index-mark-start text:id="IMark95867128"/><text:alphabetical-index-mark-start text:id="IMark95969784"/><text:span text:style-name="T5">data</text:span><text:alphabetical-index-mark-end text:id="IMark95969784"/><text:alphabetical-index-mark-end text:id="IMark95867128"/><text:span text:style-name="T5">base</text:span><text:alphabetical-index-mark-end text:id="IMark95976184"/><text:alphabetical-index-mark-end text:id="IMark95934056"/><text:span text:style-name="T5"> as well as to </text:span><text:alphabetical-index-mark-start text:id="IMark95862760"/><text:alphabetical-index-mark-start text:id="IMark95836504"/><text:span text:style-name="T5">execute</text:span><text:alphabetical-index-mark-end text:id="IMark95836504"/><text:alphabetical-index-mark-end text:id="IMark95862760"/><text:span text:style-name="T5"> the rul</text:span><text:alphabetical-index-mark-start text:id="IMark95963368"/><text:span text:style-name="T5">es</text:span><text:alphabetical-index-mark-end text:id="IMark95963368"/><text:span text:style-name="T5"> of its </text:span><text:alphabetical-index-mark-start text:id="IMark95869240"/><text:alphabetical-index-mark-start text:id="IMark95816888"/><text:alphabetical-index-mark-start text:id="IMark95854312"/><text:span text:style-name="T5">expert</text:span><text:alphabetical-index-mark-end text:id="IMark95854312"/><text:alphabetical-index-mark-end text:id="IMark95816888"/><text:alphabetical-index-mark-end text:id="IMark95869240"/><text:span text:style-name="T5"> </text:span><text:alphabetical-index-mark-start text:id="IMark95934744"/><text:alphabetical-index-mark-start text:id="IMark95938504"/><text:alphabetical-index-mark-start text:id="IMark95960440"/><text:span text:style-name="T5">system</text:span><text:alphabetical-index-mark-end text:id="IMark95960440"/><text:alphabetical-index-mark-end text:id="IMark95938504"/><text:alphabetical-index-mark-end text:id="IMark95934744"/><text:span text:style-name="T5">.</text:span></text:p>
      <text:p text:style-name="P3"/>
      <text:p text:style-name="P6"><text:span text:style-name="T5">A significant </text:span><text:alphabetical-index-mark-start text:id="IMark95838760"/><text:alphabetical-index-mark-start text:id="IMark95865768"/><text:span text:style-name="T5">number</text:span><text:alphabetical-index-mark-end text:id="IMark95865768"/><text:alphabetical-index-mark-end text:id="IMark95838760"/><text:span text:style-name="T5"> of those rul</text:span><text:alphabetical-index-mark-start text:id="IMark95840888"/><text:span text:style-name="T5">es</text:span><text:alphabetical-index-mark-end text:id="IMark95840888"/><text:span text:style-name="T5"> are enforced automati</text:span><text:alphabetical-index-mark-start text:id="IMark95857176"/><text:span text:style-name="T5">call</text:span><text:alphabetical-index-mark-end text:id="IMark95857176"/><text:span text:style-name="T5">y depending on the </text:span><text:alphabetical-index-mark-start text:id="IMark95982152"/><text:alphabetical-index-mark-start text:id="IMark95959080"/><text:span text:style-name="T5">condition</text:span><text:alphabetical-index-mark-end text:id="IMark95959080"/><text:alphabetical-index-mark-end text:id="IMark95982152"/><text:span text:style-name="T5">s that the </text:span><text:alphabetical-index-mark-start text:id="IMark95855816"/><text:alphabetical-index-mark-start text:id="IMark95846872"/><text:span text:style-name="T5">ship</text:span><text:alphabetical-index-mark-end text:id="IMark95846872"/><text:alphabetical-index-mark-end text:id="IMark95855816"/><text:span text:style-name="T5"> encounters during a </text:span><text:alphabetical-index-mark-start text:id="IMark95952824"/><text:alphabetical-index-mark-start text:id="IMark95842200"/><text:alphabetical-index-mark-start text:id="IMark95858536"/><text:span text:style-name="T5">flight</text:span><text:alphabetical-index-mark-end text:id="IMark95858536"/><text:alphabetical-index-mark-end text:id="IMark95842200"/><text:alphabetical-index-mark-end text:id="IMark95952824"/><text:span text:style-name="T5"> </text:span><text:alphabetical-index-mark-start text:id="IMark95953512"/><text:alphabetical-index-mark-start text:id="IMark95969112"/><text:span text:style-name="T5">s</text:span><text:alphabetical-index-mark-start text:id="IMark95943368"/><text:span text:style-name="T5">es</text:span><text:alphabetical-index-mark-end text:id="IMark95943368"/><text:span text:style-name="T5">sion</text:span><text:alphabetical-index-mark-end text:id="IMark95969112"/><text:alphabetical-index-mark-end text:id="IMark95953512"/><text:span text:style-name="T5">, but since everything is expr</text:span><text:alphabetical-index-mark-start text:id="IMark95867800"/><text:span text:style-name="T5">es</text:span><text:alphabetical-index-mark-end text:id="IMark95867800"/><text:span text:style-name="T5">sed in terms of </text:span><text:alphabetical-index-mark-start text:id="IMark95859208"/><text:alphabetical-index-mark-start text:id="IMark95995784"/><text:alphabetical-index-mark-start text:id="IMark96001720"/><text:span text:style-name="T5">SQL</text:span><text:alphabetical-index-mark-end text:id="IMark96001720"/><text:alphabetical-index-mark-end text:id="IMark95995784"/><text:alphabetical-index-mark-end text:id="IMark95859208"/><text:span text:style-name="T5"> </text:span><text:alphabetical-index-mark-start text:id="IMark95850616"/><text:alphabetical-index-mark-start text:id="IMark95998488"/><text:span text:style-name="T5">snippet</text:span><text:alphabetical-index-mark-end text:id="IMark95998488"/><text:alphabetical-index-mark-end text:id="IMark95850616"/><text:span text:style-name="T5">s, by </text:span><text:alphabetical-index-mark-start text:id="IMark95973464"/><text:alphabetical-index-mark-start text:id="IMark95979800"/><text:alphabetical-index-mark-start text:id="IMark95966232"/><text:span text:style-name="T5">send</text:span><text:alphabetical-index-mark-end text:id="IMark95966232"/><text:alphabetical-index-mark-end text:id="IMark95979800"/><text:alphabetical-index-mark-end text:id="IMark95973464"/><text:span text:style-name="T5">ing </text:span><text:alphabetical-index-mark-start text:id="IMark95986072"/><text:alphabetical-index-mark-start text:id="IMark95983352"/><text:alphabetical-index-mark-start text:id="IMark95981992"/><text:span text:style-name="T5">SQL</text:span><text:alphabetical-index-mark-end text:id="IMark95981992"/><text:alphabetical-index-mark-end text:id="IMark95983352"/><text:alphabetical-index-mark-end text:id="IMark95986072"/><text:span text:style-name="T5"> </text:span><text:alphabetical-index-mark-start text:id="IMark95849048"/><text:span text:style-name="T5">queri</text:span><text:alphabetical-index-mark-start text:id="IMark95864264"/><text:span text:style-name="T5">es</text:span><text:alphabetical-index-mark-end text:id="IMark95864264"/><text:alphabetical-index-mark-end text:id="IMark95849048"/><text:span text:style-name="T5"> to the </text:span><text:alphabetical-index-mark-start text:id="IMark95879224"/><text:alphabetical-index-mark-start text:id="IMark95955336"/><text:alphabetical-index-mark-start text:id="IMark95990440"/><text:span text:style-name="T5">expert</text:span><text:alphabetical-index-mark-end text:id="IMark95990440"/><text:alphabetical-index-mark-end text:id="IMark95955336"/><text:alphabetical-index-mark-end text:id="IMark95879224"/><text:span text:style-name="T5"> </text:span><text:alphabetical-index-mark-start text:id="IMark95816888"/><text:alphabetical-index-mark-start text:id="IMark95980536"/><text:alphabetical-index-mark-start text:id="IMark95878760"/><text:span text:style-name="T5">system</text:span><text:alphabetical-index-mark-end text:id="IMark95878760"/><text:alphabetical-index-mark-end text:id="IMark95980536"/><text:alphabetical-index-mark-end text:id="IMark95816888"/><text:span text:style-name="T5"> it is possible to </text:span><text:alphabetical-index-mark-start text:id="IMark95937000"/><text:span text:style-name="T5">influence</text:span><text:alphabetical-index-mark-end text:id="IMark95937000"/><text:span text:style-name="T5"> its </text:span><text:alphabetical-index-mark-start text:id="IMark95851304"/><text:alphabetical-index-mark-start text:id="IMark95971144"/><text:span text:style-name="T5">behavior</text:span><text:alphabetical-index-mark-end text:id="IMark95971144"/><text:alphabetical-index-mark-end text:id="IMark95851304"/><text:span text:style-name="T5">.</text:span></text:p>
      <text:p text:style-name="P3"/>
      <text:p text:style-name="P6"><text:span text:style-name="T5">That is what </text:span><text:alphabetical-index-mark-start text:id="IMark95838760"/><text:alphabetical-index-mark-start text:id="IMark95982152"/><text:alphabetical-index-mark-start text:id="IMark95952824"/><text:span text:style-name="T5">SQL</text:span><text:alphabetical-index-mark-end text:id="IMark95952824"/><text:alphabetical-index-mark-end text:id="IMark95982152"/><text:alphabetical-index-mark-end text:id="IMark95838760"/><text:span text:style-name="T5"> was d</text:span><text:alphabetical-index-mark-start text:id="IMark95842200"/><text:span text:style-name="T5">es</text:span><text:alphabetical-index-mark-end text:id="IMark95842200"/><text:span text:style-name="T5">igned for, and it can do so using pure </text:span><text:alphabetical-index-mark-start text:id="IMark95878760"/><text:alphabetical-index-mark-start text:id="IMark95858536"/><text:alphabetical-index-mark-start text:id="IMark95959080"/><text:span text:style-name="T5">SQL</text:span><text:alphabetical-index-mark-end text:id="IMark95959080"/><text:alphabetical-index-mark-end text:id="IMark95858536"/><text:alphabetical-index-mark-end text:id="IMark95878760"/><text:span text:style-name="T5"> </text:span><text:alphabetical-index-mark-start text:id="IMark95857176"/><text:alphabetical-index-mark-start text:id="IMark95840888"/><text:span text:style-name="T5">snippet</text:span><text:alphabetical-index-mark-end text:id="IMark95840888"/><text:alphabetical-index-mark-end text:id="IMark95857176"/><text:span text:style-name="T5">s, mode and </text:span><text:alphabetical-index-mark-start text:id="IMark95962696"/><text:alphabetical-index-mark-start text:id="IMark95971144"/><text:alphabetical-index-mark-start text:id="IMark95976872"/><text:span text:style-name="T5">program</text:span><text:alphabetical-index-mark-end text:id="IMark95976872"/><text:alphabetical-index-mark-end text:id="IMark95971144"/><text:alphabetical-index-mark-end text:id="IMark95962696"/><text:span text:style-name="T5"> </text:span><text:alphabetical-index-mark-start text:id="IMark95981992"/><text:alphabetical-index-mark-start text:id="IMark95855816"/><text:span text:style-name="T5">activation</text:span><text:alphabetical-index-mark-end text:id="IMark95855816"/><text:alphabetical-index-mark-end text:id="IMark95981992"/><text:span text:style-name="T5"> and </text:span><text:alphabetical-index-mark-start text:id="IMark95865768"/><text:alphabetical-index-mark-start text:id="IMark95846872"/><text:span text:style-name="T5">de</text:span><text:alphabetical-index-mark-start text:id="IMark95953512"/><text:alphabetical-index-mark-start text:id="IMark95968872"/><text:span text:style-name="T5">activation</text:span><text:alphabetical-index-mark-end text:id="IMark95968872"/><text:alphabetical-index-mark-end text:id="IMark95953512"/><text:alphabetical-index-mark-end text:id="IMark95846872"/><text:alphabetical-index-mark-end text:id="IMark95865768"/><text:span text:style-name="T5"> instructions as well as </text:span><text:alphabetical-index-mark-start text:id="IMark95931368"/><text:alphabetical-index-mark-start text:id="IMark96039032"/><text:span text:style-name="T5">passing</text:span><text:alphabetical-index-mark-end text:id="IMark96039032"/><text:alphabetical-index-mark-end text:id="IMark95931368"/><text:span text:style-name="T5"> </text:span><text:alphabetical-index-mark-start text:id="IMark96055368"/><text:alphabetical-index-mark-start text:id="IMark96064328"/><text:span text:style-name="T5">parameter</text:span><text:alphabetical-index-mark-end text:id="IMark96064328"/><text:alphabetical-index-mark-end text:id="IMark96055368"/><text:span text:style-name="T5">s directly to the </text:span><text:alphabetical-index-mark-start text:id="IMark95797688"/><text:alphabetical-index-mark-start text:id="IMark95799048"/><text:span text:style-name="T5">knowledge</text:span><text:alphabetical-index-mark-end text:id="IMark95799048"/><text:alphabetical-index-mark-end text:id="IMark95797688"/><text:span text:style-name="T5"> base.</text:span></text:p>
      <text:p text:style-name="P4"/>
      <text:p text:style-name="P4"/>
      <text:h text:style-name="Heading_20_1" text:outline-level="1"><text:bookmark-start text:name="__RefHeading___Toc72753_673741182"/>Keywords<text:bookmark-end text:name="__RefHeading___Toc72753_673741182"/></text:h>
      <text:p text:style-name="P81"/>
      <text:p text:style-name="P81"><text:alphabetical-index-mark-start text:id="IMark95982152"/><text:alphabetical-index-mark-start text:id="IMark95952824"/><text:alphabetical-index-mark-start text:id="IMark95962696"/><text:alphabetical-index-mark-start text:id="IMark95971144"/><text:alphabetical-index-mark-start text:id="IMark95976872"/><text:alphabetical-index-mark-start text:id="IMark95798136"/><text:alphabetical-index-mark-start text:id="IMark95858536"/><text:alphabetical-index-mark-start text:id="IMark95878760"/>AI<text:alphabetical-index-mark-end text:id="IMark95878760"/><text:alphabetical-index-mark-end text:id="IMark95858536"/><text:alphabetical-index-mark-end text:id="IMark95798136"/><text:alphabetical-index-mark-end text:id="IMark95976872"/><text:alphabetical-index-mark-end text:id="IMark95971144"/><text:alphabetical-index-mark-end text:id="IMark95962696"/><text:alphabetical-index-mark-end text:id="IMark95952824"/><text:alphabetical-index-mark-end text:id="IMark95982152"/>, <text:alphabetical-index-mark-start text:id="IMark95855816"/><text:alphabetical-index-mark-start text:id="IMark95981992"/>simu<text:alphabetical-index-mark-start text:id="IMark95838760"/>lat<text:alphabetical-index-mark-end text:id="IMark95838760"/>ion<text:alphabetical-index-mark-end text:id="IMark95981992"/><text:alphabetical-index-mark-end text:id="IMark95855816"/>, <text:alphabetical-index-mark-start text:id="IMark95959080"/><text:alphabetical-index-mark-start text:id="IMark95842200"/><text:alphabetical-index-mark-start text:id="IMark95865768"/><text:alphabetical-index-mark-start text:id="IMark95846872"/><text:alphabetical-index-mark-start text:id="IMark95840888"/><text:alphabetical-index-mark-start text:id="IMark95857176"/><text:alphabetical-index-mark-start text:id="IMark95954712"/><text:alphabetical-index-mark-start text:id="IMark95944024"/><text:alphabetical-index-mark-start text:id="IMark95984040"/>artificial<text:alphabetical-index-mark-end text:id="IMark95984040"/><text:alphabetical-index-mark-end text:id="IMark95944024"/><text:alphabetical-index-mark-end text:id="IMark95954712"/><text:alphabetical-index-mark-end text:id="IMark95857176"/><text:alphabetical-index-mark-end text:id="IMark95840888"/><text:alphabetical-index-mark-end text:id="IMark95846872"/><text:alphabetical-index-mark-end text:id="IMark95865768"/><text:alphabetical-index-mark-end text:id="IMark95842200"/><text:alphabetical-index-mark-end text:id="IMark95959080"/> <text:alphabetical-index-mark-start text:id="IMark95810184"/><text:alphabetical-index-mark-start text:id="IMark95867800"/><text:alphabetical-index-mark-start text:id="IMark95951384"/><text:alphabetical-index-mark-start text:id="IMark95966232"/><text:alphabetical-index-mark-start text:id="IMark95979800"/><text:alphabetical-index-mark-start text:id="IMark95878072"/><text:alphabetical-index-mark-start text:id="IMark95848360"/><text:alphabetical-index-mark-start text:id="IMark95850616"/><text:alphabetical-index-mark-start text:id="IMark95859208"/>intelligence<text:alphabetical-index-mark-end text:id="IMark95859208"/><text:alphabetical-index-mark-end text:id="IMark95850616"/><text:alphabetical-index-mark-end text:id="IMark95848360"/><text:alphabetical-index-mark-end text:id="IMark95878072"/><text:alphabetical-index-mark-end text:id="IMark95979800"/><text:alphabetical-index-mark-end text:id="IMark95966232"/><text:alphabetical-index-mark-end text:id="IMark95951384"/><text:alphabetical-index-mark-end text:id="IMark95867800"/><text:alphabetical-index-mark-end text:id="IMark95810184"/>, <text:alphabetical-index-mark-start text:id="IMark95861320"/><text:alphabetical-index-mark-start text:id="IMark95964056"/><text:alphabetical-index-mark-start text:id="IMark95975512"/><text:alphabetical-index-mark-start text:id="IMark95968424"/><text:alphabetical-index-mark-start text:id="IMark95880408"/><text:alphabetical-index-mark-start text:id="IMark95943336"/><text:alphabetical-index-mark-start text:id="IMark95980488"/><text:alphabetical-index-mark-start text:id="IMark95944696"/><text:alphabetical-index-mark-start text:id="IMark95870040"/><text:alphabetical-index-mark-start text:id="IMark95998536"/><text:alphabetical-index-mark-start text:id="IMark95862056"/>expert<text:alphabetical-index-mark-end text:id="IMark95862056"/><text:alphabetical-index-mark-end text:id="IMark95998536"/><text:alphabetical-index-mark-end text:id="IMark95870040"/><text:alphabetical-index-mark-end text:id="IMark95944696"/><text:alphabetical-index-mark-end text:id="IMark95980488"/><text:alphabetical-index-mark-end text:id="IMark95943336"/><text:alphabetical-index-mark-end text:id="IMark95880408"/><text:alphabetical-index-mark-end text:id="IMark95968424"/><text:alphabetical-index-mark-end text:id="IMark95975512"/><text:alphabetical-index-mark-end text:id="IMark95964056"/><text:alphabetical-index-mark-end text:id="IMark95861320"/> <text:alphabetical-index-mark-start text:id="IMark95948456"/><text:alphabetical-index-mark-start text:id="IMark95981240"/><text:alphabetical-index-mark-start text:id="IMark95869288"/><text:alphabetical-index-mark-start text:id="IMark95854312"/><text:alphabetical-index-mark-start text:id="IMark95978280"/><text:alphabetical-index-mark-start text:id="IMark95937000"/><text:alphabetical-index-mark-start text:id="IMark95957624"/><text:alphabetical-index-mark-start text:id="IMark95937752"/><text:alphabetical-index-mark-start text:id="IMark95958376"/><text:alphabetical-index-mark-start text:id="IMark95989688"/><text:alphabetical-index-mark-start text:id="IMark95938552"/>system<text:alphabetical-index-mark-end text:id="IMark95938552"/><text:alphabetical-index-mark-end text:id="IMark95989688"/><text:alphabetical-index-mark-end text:id="IMark95958376"/><text:alphabetical-index-mark-end text:id="IMark95937752"/><text:alphabetical-index-mark-end text:id="IMark95957624"/><text:alphabetical-index-mark-end text:id="IMark95937000"/><text:alphabetical-index-mark-end text:id="IMark95978280"/><text:alphabetical-index-mark-end text:id="IMark95854312"/><text:alphabetical-index-mark-end text:id="IMark95869288"/><text:alphabetical-index-mark-end text:id="IMark95981240"/><text:alphabetical-index-mark-end text:id="IMark95948456"/>s, <text:alphabetical-index-mark-start text:id="IMark95797960"/><text:alphabetical-index-mark-start text:id="IMark95982568"/><text:alphabetical-index-mark-start text:id="IMark95867336"/><text:alphabetical-index-mark-start text:id="IMark95883000"/><text:alphabetical-index-mark-start text:id="IMark96002872"/><text:alphabetical-index-mark-start text:id="IMark96158120"/><text:alphabetical-index-mark-start text:id="IMark96159448"/><text:alphabetical-index-mark-start text:id="IMark96160808"/><text:alphabetical-index-mark-start text:id="IMark96162168"/><text:alphabetical-index-mark-start text:id="IMark96163528"/><text:alphabetical-index-mark-start text:id="IMark96164888"/><text:alphabetical-index-mark-start text:id="IMark96166248"/><text:span text:style-name="T2">data</text:span><text:alphabetical-index-mark-end text:id="IMark96166248"/><text:alphabetical-index-mark-end text:id="IMark96164888"/><text:alphabetical-index-mark-end text:id="IMark96163528"/><text:alphabetical-index-mark-end text:id="IMark96162168"/><text:alphabetical-index-mark-end text:id="IMark96160808"/><text:alphabetical-index-mark-end text:id="IMark96159448"/><text:alphabetical-index-mark-start text:id="IMark96173400"/><text:alphabetical-index-mark-start text:id="IMark96174760"/><text:alphabetical-index-mark-start text:id="IMark96176120"/><text:alphabetical-index-mark-start text:id="IMark96177480"/><text:span text:style-name="T2">bas</text:span><text:alphabetical-index-mark-start text:id="IMark96179592"/><text:span text:style-name="T2">e</text:span><text:alphabetical-index-mark-end text:id="IMark96177480"/><text:alphabetical-index-mark-end text:id="IMark96176120"/><text:alphabetical-index-mark-end text:id="IMark96174760"/><text:alphabetical-index-mark-end text:id="IMark96173400"/><text:alphabetical-index-mark-end text:id="IMark96158120"/><text:alphabetical-index-mark-end text:id="IMark96002872"/><text:alphabetical-index-mark-end text:id="IMark95883000"/><text:alphabetical-index-mark-end text:id="IMark95867336"/><text:alphabetical-index-mark-end text:id="IMark95982568"/><text:alphabetical-index-mark-end text:id="IMark95797960"/><text:span text:style-name="T2">s</text:span><text:alphabetical-index-mark-end text:id="IMark96179592"/></text:p>
      <text:p text:style-name="P81"/>
      <text:p text:style-name="P81"/>
      <text:h text:style-name="P85" text:outline-level="1"><text:bookmark-start text:name="__RefHeading___Toc6463_1483239106"/><text:soft-page-break/>Ac<text:alphabetical-index-mark-start text:id="IMark95798136"/><text:alphabetical-index-mark-start text:id="IMark95878760"/><text:alphabetical-index-mark-start text:id="IMark95838760"/><text:alphabetical-index-mark-start text:id="IMark95855816"/><text:alphabetical-index-mark-start text:id="IMark95981992"/><text:alphabetical-index-mark-start text:id="IMark95959080"/><text:alphabetical-index-mark-start text:id="IMark95842200"/><text:alphabetical-index-mark-start text:id="IMark95865768"/>knowledge<text:alphabetical-index-mark-end text:id="IMark95865768"/><text:alphabetical-index-mark-end text:id="IMark95842200"/><text:alphabetical-index-mark-end text:id="IMark95959080"/><text:alphabetical-index-mark-end text:id="IMark95981992"/><text:alphabetical-index-mark-end text:id="IMark95855816"/><text:alphabetical-index-mark-end text:id="IMark95838760"/><text:alphabetical-index-mark-end text:id="IMark95878760"/><text:alphabetical-index-mark-end text:id="IMark95798136"/>ments<text:bookmark-end text:name="__RefHeading___Toc6463_1483239106"/></text:h>
      <text:h text:style-name="P85" text:outline-level="1"/>
      <text:p text:style-name="P81"><text:span text:style-name="T3">This </text:span><text:alphabetical-index-mark-start text:id="IMark95857176"/><text:alphabetical-index-mark-start text:id="IMark95954712"/><text:span text:style-name="T3">project</text:span><text:alphabetical-index-mark-end text:id="IMark95954712"/><text:alphabetical-index-mark-end text:id="IMark95857176"/><text:span text:style-name="T3"> could not have taken place without the work done by</text:span>:</text:p>
      <text:p text:style-name="P81"/>
      <text:list xml:id="list4152443548738106676" text:style-name="L1">
        <text:list-item>
          <text:p text:style-name="P91">Dr. Martin <text:alphabetical-index-mark-start text:id="IMark95964056"/><text:alphabetical-index-mark-start text:id="IMark95968424"/><text:alphabetical-index-mark-start text:id="IMark95943336"/><text:alphabetical-index-mark-start text:id="IMark95982152"/><text:alphabetical-index-mark-start text:id="IMark95962696"/><text:alphabetical-index-mark-start text:id="IMark95952824"/><text:alphabetical-index-mark-start text:id="IMark95976872"/><text:alphabetical-index-mark-start text:id="IMark95971144"/><text:alphabetical-index-mark-start text:id="IMark95878760"/><text:alphabetical-index-mark-start text:id="IMark95798136"/>Schweiger<text:alphabetical-index-mark-end text:id="IMark95798136"/><text:alphabetical-index-mark-end text:id="IMark95878760"/><text:alphabetical-index-mark-end text:id="IMark95971144"/><text:alphabetical-index-mark-end text:id="IMark95976872"/><text:alphabetical-index-mark-end text:id="IMark95952824"/><text:alphabetical-index-mark-end text:id="IMark95962696"/><text:alphabetical-index-mark-end text:id="IMark95982152"/><text:alphabetical-index-mark-end text:id="IMark95943336"/><text:alphabetical-index-mark-end text:id="IMark95968424"/><text:alphabetical-index-mark-end text:id="IMark95964056"/> for <text:alphabetical-index-mark-start text:id="IMark95838760"/><text:alphabetical-index-mark-start text:id="IMark95855816"/>develop<text:alphabetical-index-mark-end text:id="IMark95855816"/><text:alphabetical-index-mark-end text:id="IMark95838760"/>ing <text:alphabetical-index-mark-start text:id="IMark95981992"/><text:alphabetical-index-mark-start text:id="IMark95959080"/><text:alphabetical-index-mark-start text:id="IMark95842200"/><text:alphabetical-index-mark-start text:id="IMark95865768"/><text:alphabetical-index-mark-start text:id="IMark95858536"/><text:alphabetical-index-mark-start text:id="IMark95840888"/><text:alphabetical-index-mark-start text:id="IMark95846872"/><text:alphabetical-index-mark-start text:id="IMark95810632"/><text:alphabetical-index-mark-start text:id="IMark95857176"/><text:alphabetical-index-mark-start text:id="IMark95954712"/><text:alphabetical-index-mark-start text:id="IMark95937000"/><text:alphabetical-index-mark-start text:id="IMark95854312"/><text:alphabetical-index-mark-start text:id="IMark95989688"/><text:alphabetical-index-mark-start text:id="IMark95937752"/><text:alphabetical-index-mark-start text:id="IMark95998104"/>Orbit<text:alphabetical-index-mark-end text:id="IMark95998104"/><text:alphabetical-index-mark-end text:id="IMark95937752"/><text:alphabetical-index-mark-end text:id="IMark95989688"/><text:alphabetical-index-mark-end text:id="IMark95854312"/>er<text:alphabetical-index-mark-end text:id="IMark95937000"/><text:alphabetical-index-mark-end text:id="IMark95954712"/><text:alphabetical-index-mark-end text:id="IMark95857176"/><text:alphabetical-index-mark-end text:id="IMark95810632"/><text:alphabetical-index-mark-end text:id="IMark95846872"/><text:alphabetical-index-mark-end text:id="IMark95840888"/><text:alphabetical-index-mark-end text:id="IMark95858536"/><text:alphabetical-index-mark-end text:id="IMark95865768"/><text:alphabetical-index-mark-end text:id="IMark95842200"/><text:alphabetical-index-mark-end text:id="IMark95959080"/><text:alphabetical-index-mark-end text:id="IMark95981992"/><text:span text:style-name="T75">[6.3.]</text:span><text:span text:style-name="T74">.</text:span></text:p>
          <text:p text:style-name="P91"/>
        </text:list-item>
        <text:list-item>
          <text:p text:style-name="P91">The <text:alphabetical-index-mark-start text:id="IMark95840888"/><text:alphabetical-index-mark-start text:id="IMark95846872"/><text:alphabetical-index-mark-start text:id="IMark95810632"/><text:alphabetical-index-mark-start text:id="IMark95857176"/><text:alphabetical-index-mark-start text:id="IMark95954712"/><text:alphabetical-index-mark-start text:id="IMark95937000"/><text:alphabetical-index-mark-start text:id="IMark95854312"/><text:alphabetical-index-mark-start text:id="IMark95989688"/><text:alphabetical-index-mark-start text:id="IMark95937752"/><text:alphabetical-index-mark-start text:id="IMark95838760"/>develop<text:alphabetical-index-mark-end text:id="IMark95838760"/><text:alphabetical-index-mark-end text:id="IMark95937752"/>er<text:alphabetical-index-mark-end text:id="IMark95989688"/><text:alphabetical-index-mark-end text:id="IMark95854312"/><text:alphabetical-index-mark-end text:id="IMark95937000"/><text:alphabetical-index-mark-end text:id="IMark95954712"/><text:alphabetical-index-mark-end text:id="IMark95857176"/><text:alphabetical-index-mark-end text:id="IMark95810632"/><text:alphabetical-index-mark-end text:id="IMark95846872"/><text:alphabetical-index-mark-end text:id="IMark95840888"/>s of <text:alphabetical-index-mark-start text:id="IMark95855816"/><text:alphabetical-index-mark-start text:id="IMark95964056"/><text:alphabetical-index-mark-start text:id="IMark95968424"/><text:alphabetical-index-mark-start text:id="IMark95943336"/><text:alphabetical-index-mark-start text:id="IMark95982152"/><text:alphabetical-index-mark-start text:id="IMark95962696"/><text:alphabetical-index-mark-start text:id="IMark95952824"/><text:alphabetical-index-mark-start text:id="IMark95976872"/><text:alphabetical-index-mark-start text:id="IMark95971144"/><text:alphabetical-index-mark-start text:id="IMark95878760"/>Sql<text:alphabetical-index-mark-end text:id="IMark95878760"/>ite3<text:alphabetical-index-mark-end text:id="IMark95971144"/><text:alphabetical-index-mark-end text:id="IMark95976872"/><text:alphabetical-index-mark-end text:id="IMark95952824"/><text:alphabetical-index-mark-end text:id="IMark95962696"/><text:alphabetical-index-mark-end text:id="IMark95982152"/><text:alphabetical-index-mark-end text:id="IMark95943336"/><text:alphabetical-index-mark-end text:id="IMark95968424"/><text:alphabetical-index-mark-end text:id="IMark95964056"/><text:alphabetical-index-mark-end text:id="IMark95855816"/><text:span text:style-name="T75">[6.2.]</text:span>.</text:p>
          <text:p text:style-name="P91"/>
        </text:list-item>
        <text:list-item>
          <text:p text:style-name="P91">The <text:alphabetical-index-mark-start text:id="IMark95798136"/><text:alphabetical-index-mark-start text:id="IMark95937752"/><text:alphabetical-index-mark-start text:id="IMark95838760"/><text:alphabetical-index-mark-start text:id="IMark95855816"/><text:alphabetical-index-mark-start text:id="IMark95964056"/><text:alphabetical-index-mark-start text:id="IMark95968424"/><text:alphabetical-index-mark-start text:id="IMark95943336"/><text:alphabetical-index-mark-start text:id="IMark95982152"/><text:alphabetical-index-mark-start text:id="IMark95962696"/><text:alphabetical-index-mark-start text:id="IMark95952824"/><text:alphabetical-index-mark-start text:id="IMark95976872"/><text:alphabetical-index-mark-start text:id="IMark95971144"/><text:alphabetical-index-mark-start text:id="IMark95878760"/><text:alphabetical-index-mark-start text:id="IMark95840888"/><text:alphabetical-index-mark-start text:id="IMark95846872"/>Orbit<text:alphabetical-index-mark-end text:id="IMark95846872"/><text:alphabetical-index-mark-end text:id="IMark95840888"/><text:alphabetical-index-mark-end text:id="IMark95878760"/><text:alphabetical-index-mark-end text:id="IMark95971144"/>er<text:alphabetical-index-mark-end text:id="IMark95976872"/><text:alphabetical-index-mark-end text:id="IMark95952824"/><text:alphabetical-index-mark-end text:id="IMark95962696"/><text:alphabetical-index-mark-end text:id="IMark95982152"/><text:alphabetical-index-mark-end text:id="IMark95943336"/><text:alphabetical-index-mark-end text:id="IMark95968424"/><text:alphabetical-index-mark-end text:id="IMark95964056"/><text:alphabetical-index-mark-end text:id="IMark95855816"/><text:alphabetical-index-mark-end text:id="IMark95838760"/><text:alphabetical-index-mark-end text:id="IMark95937752"/><text:alphabetical-index-mark-end text:id="IMark95798136"/> community of <text:alphabetical-index-mark-start text:id="IMark95810632"/>user<text:alphabetical-index-mark-end text:id="IMark95810632"/>s and <text:alphabetical-index-mark-start text:id="IMark95857176"/><text:alphabetical-index-mark-start text:id="IMark95954712"/><text:alphabetical-index-mark-start text:id="IMark95937000"/><text:alphabetical-index-mark-start text:id="IMark95854312"/><text:alphabetical-index-mark-start text:id="IMark95989688"/><text:alphabetical-index-mark-start text:id="IMark95981992"/><text:alphabetical-index-mark-start text:id="IMark95959080"/><text:alphabetical-index-mark-start text:id="IMark95842200"/><text:alphabetical-index-mark-start text:id="IMark95865768"/><text:alphabetical-index-mark-start text:id="IMark95858536"/>develop<text:alphabetical-index-mark-end text:id="IMark95858536"/><text:alphabetical-index-mark-end text:id="IMark95865768"/>er<text:alphabetical-index-mark-end text:id="IMark95842200"/><text:alphabetical-index-mark-end text:id="IMark95959080"/><text:alphabetical-index-mark-end text:id="IMark95981992"/><text:alphabetical-index-mark-end text:id="IMark95989688"/><text:alphabetical-index-mark-end text:id="IMark95854312"/><text:alphabetical-index-mark-end text:id="IMark95937000"/><text:alphabetical-index-mark-end text:id="IMark95954712"/><text:alphabetical-index-mark-end text:id="IMark95857176"/>s.</text:p>
        </text:list-item>
      </text:list>
      <text:p text:style-name="P81"/>
      <text:p text:style-name="P81"/>
      <text:h text:style-name="P85" text:outline-level="1"><text:bookmark-start text:name="__RefHeading___Toc8815_1538881673"/><text:alphabetical-index-mark-start text:id="IMark95954712"/><text:alphabetical-index-mark-start text:id="IMark95937000"/><text:alphabetical-index-mark-start text:id="IMark95854312"/><text:alphabetical-index-mark-start text:id="IMark95989688"/><text:alphabetical-index-mark-start text:id="IMark95981992"/><text:alphabetical-index-mark-start text:id="IMark95959080"/><text:alphabetical-index-mark-start text:id="IMark95842200"/><text:alphabetical-index-mark-start text:id="IMark95865768"/><text:alphabetical-index-mark-start text:id="IMark95858536"/><text:alphabetical-index-mark-start text:id="IMark95810632"/>License<text:alphabetical-index-mark-end text:id="IMark95810632"/><text:alphabetical-index-mark-end text:id="IMark95858536"/><text:alphabetical-index-mark-end text:id="IMark95865768"/><text:alphabetical-index-mark-end text:id="IMark95842200"/><text:alphabetical-index-mark-end text:id="IMark95959080"/><text:alphabetical-index-mark-end text:id="IMark95981992"/><text:alphabetical-index-mark-end text:id="IMark95989688"/><text:alphabetical-index-mark-end text:id="IMark95854312"/><text:alphabetical-index-mark-end text:id="IMark95937000"/><text:alphabetical-index-mark-end text:id="IMark95954712"/> and <text:span text:style-name="T4">info for </text:span>contribut<text:span text:style-name="T4">ors</text:span><text:bookmark-end text:name="__RefHeading___Toc8815_1538881673"/></text:h>
      <text:p text:style-name="P82"/>
      <text:p text:style-name="P82">Please read the following <text:alphabetical-index-mark-start text:id="IMark95964056"/><text:alphabetical-index-mark-start text:id="IMark95968424"/><text:alphabetical-index-mark-start text:id="IMark95943336"/><text:alphabetical-index-mark-start text:id="IMark95982152"/><text:alphabetical-index-mark-start text:id="IMark95962696"/><text:alphabetical-index-mark-start text:id="IMark95952824"/><text:alphabetical-index-mark-start text:id="IMark95976872"/><text:alphabetical-index-mark-start text:id="IMark95878760"/>fil<text:alphabetical-index-mark-start text:id="IMark95971144"/>e<text:alphabetical-index-mark-end text:id="IMark95878760"/><text:alphabetical-index-mark-end text:id="IMark95976872"/><text:alphabetical-index-mark-end text:id="IMark95952824"/><text:alphabetical-index-mark-end text:id="IMark95962696"/><text:alphabetical-index-mark-end text:id="IMark95982152"/><text:alphabetical-index-mark-end text:id="IMark95943336"/><text:alphabetical-index-mark-end text:id="IMark95968424"/><text:alphabetical-index-mark-end text:id="IMark95964056"/>s<text:alphabetical-index-mark-end text:id="IMark95971144"/> included with this <text:alphabetical-index-mark-start text:id="IMark95846872"/><text:alphabetical-index-mark-start text:id="IMark95840888"/>project<text:alphabetical-index-mark-end text:id="IMark95840888"/><text:alphabetical-index-mark-end text:id="IMark95846872"/>:</text:p>
      <text:p text:style-name="P82"/>
      <text:list xml:id="list4894556493902461481" text:style-name="L2">
        <text:list-item>
          <text:p text:style-name="P92"><text:alphabetical-index-mark-start text:id="IMark95989688"/><text:alphabetical-index-mark-start text:id="IMark95981992"/><text:alphabetical-index-mark-start text:id="IMark95959080"/><text:alphabetical-index-mark-start text:id="IMark95842200"/><text:alphabetical-index-mark-start text:id="IMark95865768"/><text:alphabetical-index-mark-start text:id="IMark95858536"/><text:alphabetical-index-mark-start text:id="IMark95810632"/>README<text:alphabetical-index-mark-end text:id="IMark95810632"/><text:alphabetical-index-mark-end text:id="IMark95858536"/><text:alphabetical-index-mark-end text:id="IMark95865768"/><text:alphabetical-index-mark-end text:id="IMark95842200"/><text:alphabetical-index-mark-end text:id="IMark95959080"/><text:alphabetical-index-mark-end text:id="IMark95981992"/><text:alphabetical-index-mark-end text:id="IMark95989688"/>.md: contains info on <text:alphabetical-index-mark-start text:id="IMark95857176"/><text:alphabetical-index-mark-start text:id="IMark95937752"/><text:alphabetical-index-mark-start text:id="IMark95798136"/><text:alphabetical-index-mark-start text:id="IMark95855816"/><text:alphabetical-index-mark-start text:id="IMark95838760"/><text:alphabetical-index-mark-start text:id="IMark95954712"/>setting<text:alphabetical-index-mark-end text:id="IMark95954712"/><text:alphabetical-index-mark-end text:id="IMark95838760"/><text:alphabetical-index-mark-end text:id="IMark95855816"/><text:alphabetical-index-mark-end text:id="IMark95798136"/><text:alphabetical-index-mark-end text:id="IMark95937752"/><text:alphabetical-index-mark-end text:id="IMark95857176"/> up your <text:alphabetical-index-mark-start text:id="IMark96162488"/><text:alphabetical-index-mark-start text:id="IMark95840888"/><text:alphabetical-index-mark-start text:id="IMark95846872"/><text:alphabetical-index-mark-start text:id="IMark95971144"/><text:alphabetical-index-mark-start text:id="IMark95964056"/><text:alphabetical-index-mark-start text:id="IMark95968424"/><text:alphabetical-index-mark-start text:id="IMark95943336"/><text:alphabetical-index-mark-start text:id="IMark95982152"/><text:alphabetical-index-mark-start text:id="IMark95962696"/><text:alphabetical-index-mark-start text:id="IMark95952824"/><text:alphabetical-index-mark-start text:id="IMark95976872"/>system<text:alphabetical-index-mark-end text:id="IMark95976872"/><text:alphabetical-index-mark-end text:id="IMark95952824"/><text:alphabetical-index-mark-end text:id="IMark95962696"/><text:alphabetical-index-mark-end text:id="IMark95982152"/><text:alphabetical-index-mark-end text:id="IMark95943336"/><text:alphabetical-index-mark-end text:id="IMark95968424"/><text:alphabetical-index-mark-end text:id="IMark95964056"/><text:alphabetical-index-mark-end text:id="IMark95971144"/><text:alphabetical-index-mark-end text:id="IMark95846872"/><text:alphabetical-index-mark-end text:id="IMark95840888"/><text:alphabetical-index-mark-end text:id="IMark96162488"/> and <text:alphabetical-index-mark-start text:id="IMark95878760"/><text:alphabetical-index-mark-start text:id="IMark95854312"/><text:alphabetical-index-mark-start text:id="IMark95937000"/><text:alphabetical-index-mark-start text:id="IMark96160424"/><text:alphabetical-index-mark-start text:id="IMark95960472"/><text:alphabetical-index-mark-start text:id="IMark95979800"/><text:alphabetical-index-mark-start text:id="IMark95859208"/><text:alphabetical-index-mark-start text:id="IMark96175064"/><text:alphabetical-index-mark-start text:id="IMark96165192"/>install<text:alphabetical-index-mark-end text:id="IMark96165192"/><text:alphabetical-index-mark-end text:id="IMark96175064"/><text:alphabetical-index-mark-end text:id="IMark95859208"/><text:alphabetical-index-mark-end text:id="IMark95979800"/><text:alphabetical-index-mark-end text:id="IMark95960472"/><text:alphabetical-index-mark-end text:id="IMark96160424"/><text:alphabetical-index-mark-end text:id="IMark95937000"/><text:alphabetical-index-mark-end text:id="IMark95854312"/><text:alphabetical-index-mark-end text:id="IMark95878760"/>ing the <text:alphabetical-index-mark-start text:id="IMark96157400"/><text:alphabetical-index-mark-start text:id="IMark95848360"/><text:alphabetical-index-mark-start text:id="IMark95810488"/><text:alphabetical-index-mark-start text:id="IMark95973464"/><text:alphabetical-index-mark-start text:id="IMark96032264"/><text:alphabetical-index-mark-start text:id="IMark95816680"/><text:alphabetical-index-mark-start text:id="IMark95880408"/><text:alphabetical-index-mark-start text:id="IMark95969784"/>fil<text:alphabetical-index-mark-start text:id="IMark95859896"/>e<text:alphabetical-index-mark-end text:id="IMark95969784"/><text:alphabetical-index-mark-end text:id="IMark95880408"/><text:alphabetical-index-mark-end text:id="IMark95816680"/><text:alphabetical-index-mark-end text:id="IMark96032264"/><text:alphabetical-index-mark-end text:id="IMark95973464"/><text:alphabetical-index-mark-end text:id="IMark95810488"/><text:alphabetical-index-mark-end text:id="IMark95848360"/><text:alphabetical-index-mark-end text:id="IMark96157400"/>s<text:alphabetical-index-mark-end text:id="IMark95859896"/> <text:span text:style-name="T7">related to this </text:span><text:alphabetical-index-mark-start text:id="IMark95862760"/><text:alphabetical-index-mark-start text:id="IMark95934744"/><text:span text:style-name="T7">module</text:span><text:alphabetical-index-mark-end text:id="IMark95934744"/><text:alphabetical-index-mark-end text:id="IMark95862760"/>.</text:p>
          <text:p text:style-name="P92"/>
        </text:list-item>
        <text:list-item>
          <text:p text:style-name="P92"><text:alphabetical-index-mark-start text:id="IMark95865768"/><text:alphabetical-index-mark-start text:id="IMark95858536"/><text:alphabetical-index-mark-start text:id="IMark95810632"/><text:alphabetical-index-mark-start text:id="IMark95989688"/><text:alphabetical-index-mark-start text:id="IMark95857176"/><text:alphabetical-index-mark-start text:id="IMark95937752"/><text:alphabetical-index-mark-start text:id="IMark95798136"/>CONTRIBUTING<text:alphabetical-index-mark-end text:id="IMark95798136"/><text:alphabetical-index-mark-end text:id="IMark95937752"/><text:alphabetical-index-mark-end text:id="IMark95857176"/><text:alphabetical-index-mark-end text:id="IMark95989688"/><text:alphabetical-index-mark-end text:id="IMark95810632"/><text:alphabetical-index-mark-end text:id="IMark95858536"/><text:alphabetical-index-mark-end text:id="IMark95865768"/>.md: if you wan to <text:alphabetical-index-mark-start text:id="IMark95855816"/><text:alphabetical-index-mark-start text:id="IMark95838760"/><text:alphabetical-index-mark-start text:id="IMark95954712"/><text:alphabetical-index-mark-start text:id="IMark96162488"/><text:alphabetical-index-mark-start text:id="IMark95840888"/><text:alphabetical-index-mark-start text:id="IMark95846872"/>contribute<text:alphabetical-index-mark-end text:id="IMark95846872"/><text:alphabetical-index-mark-end text:id="IMark95840888"/><text:alphabetical-index-mark-end text:id="IMark96162488"/><text:alphabetical-index-mark-end text:id="IMark95954712"/><text:alphabetical-index-mark-end text:id="IMark95838760"/><text:alphabetical-index-mark-end text:id="IMark95855816"/> to this <text:alphabetical-index-mark-start text:id="IMark95971144"/><text:alphabetical-index-mark-start text:id="IMark95964056"/>project<text:alphabetical-index-mark-end text:id="IMark95964056"/><text:alphabetical-index-mark-end text:id="IMark95971144"/>.</text:p>
          <text:p text:style-name="P92"/>
        </text:list-item>
        <text:list-item>
          <text:p text:style-name="P93"><text:alphabetical-index-mark-start text:id="IMark95962696"/><text:alphabetical-index-mark-start text:id="IMark95952824"/><text:alphabetical-index-mark-start text:id="IMark95976872"/><text:alphabetical-index-mark-start text:id="IMark95975512"/><text:alphabetical-index-mark-start text:id="IMark95940616"/><text:alphabetical-index-mark-start text:id="IMark95816680"/><text:alphabetical-index-mark-start text:id="IMark95969784"/>COPYING<text:alphabetical-index-mark-end text:id="IMark95969784"/><text:alphabetical-index-mark-end text:id="IMark95816680"/><text:alphabetical-index-mark-end text:id="IMark95940616"/><text:alphabetical-index-mark-end text:id="IMark95975512"/><text:alphabetical-index-mark-end text:id="IMark95976872"/><text:alphabetical-index-mark-end text:id="IMark95952824"/><text:alphabetical-index-mark-end text:id="IMark95962696"/>: for <text:alphabetical-index-mark-start text:id="IMark95878760"/><text:alphabetical-index-mark-start text:id="IMark95854312"/><text:alphabetical-index-mark-start text:id="IMark95937000"/><text:alphabetical-index-mark-start text:id="IMark96113512"/><text:alphabetical-index-mark-start text:id="IMark95981992"/><text:alphabetical-index-mark-start text:id="IMark95934744"/><text:alphabetical-index-mark-start text:id="IMark95842200"/><text:alphabetical-index-mark-start text:id="IMark95959080"/><text:alphabetical-index-mark-start text:id="IMark95964056"/><text:alphabetical-index-mark-start text:id="IMark95971144"/>license<text:alphabetical-index-mark-end text:id="IMark95971144"/><text:alphabetical-index-mark-end text:id="IMark95964056"/><text:alphabetical-index-mark-end text:id="IMark95959080"/><text:alphabetical-index-mark-end text:id="IMark95842200"/><text:alphabetical-index-mark-end text:id="IMark95934744"/><text:alphabetical-index-mark-end text:id="IMark95981992"/><text:alphabetical-index-mark-end text:id="IMark96113512"/><text:alphabetical-index-mark-end text:id="IMark95937000"/><text:alphabetical-index-mark-end text:id="IMark95854312"/><text:alphabetical-index-mark-end text:id="IMark95878760"/> <text:alphabetical-index-mark-start text:id="IMark95855816"/>in<text:alphabetical-index-mark-start text:id="IMark95838760"/><text:alphabetical-index-mark-start text:id="IMark95954712"/><text:alphabetical-index-mark-start text:id="IMark96162488"/><text:alphabetical-index-mark-start text:id="IMark95840888"/><text:alphabetical-index-mark-start text:id="IMark95846872"/><text:alphabetical-index-mark-start text:id="IMark95865768"/><text:alphabetical-index-mark-start text:id="IMark95858536"/>format<text:alphabetical-index-mark-end text:id="IMark95858536"/><text:alphabetical-index-mark-end text:id="IMark95865768"/><text:alphabetical-index-mark-end text:id="IMark95846872"/><text:alphabetical-index-mark-end text:id="IMark95840888"/><text:alphabetical-index-mark-end text:id="IMark96162488"/><text:alphabetical-index-mark-end text:id="IMark95954712"/><text:alphabetical-index-mark-end text:id="IMark95838760"/>ion<text:alphabetical-index-mark-end text:id="IMark95855816"/>.</text:p>
          <text:p text:style-name="P93"/>
        </text:list-item>
        <text:list-item>
          <text:p text:style-name="P94">Also note that this <text:alphabetical-index-mark-start text:id="IMark95937752"/><text:alphabetical-index-mark-start text:id="IMark95798136"/><text:alphabetical-index-mark-start text:id="IMark95968424"/>MFD<text:alphabetical-index-mark-end text:id="IMark95968424"/><text:alphabetical-index-mark-end text:id="IMark95798136"/><text:alphabetical-index-mark-end text:id="IMark95937752"/> would work only in conjunction with <text:alphabetical-index-mark-start text:id="IMark95982152"/><text:alphabetical-index-mark-start text:id="IMark95943336"/><text:alphabetical-index-mark-start text:id="IMark95810632"/>DGIIIAI<text:alphabetical-index-mark-end text:id="IMark95810632"/><text:alphabetical-index-mark-end text:id="IMark95943336"/><text:alphabetical-index-mark-end text:id="IMark95982152"/><text:span text:style-name="T76">[6.1.]</text:span> or a <text:alphabetical-index-mark-start text:id="IMark95962696"/><text:alphabetical-index-mark-start text:id="IMark95952824"/>ship<text:alphabetical-index-mark-end text:id="IMark95952824"/><text:alphabetical-index-mark-end text:id="IMark95962696"/> d<text:alphabetical-index-mark-start text:id="IMark95976872"/>es<text:alphabetical-index-mark-end text:id="IMark95976872"/>igned around a <text:alphabetical-index-mark-start text:id="IMark95975512"/><text:alphabetical-index-mark-start text:id="IMark95940616"/>compatible<text:alphabetical-index-mark-end text:id="IMark95940616"/><text:alphabetical-index-mark-end text:id="IMark95975512"/> <text:alphabetical-index-mark-start text:id="IMark95816680"/>AI<text:alphabetical-index-mark-end text:id="IMark95816680"/> <text:alphabetical-index-mark-start text:id="IMark95969784"/><text:alphabetical-index-mark-start text:id="IMark95878760"/><text:alphabetical-index-mark-start text:id="IMark95854312"/>system<text:alphabetical-index-mark-end text:id="IMark95854312"/><text:alphabetical-index-mark-end text:id="IMark95878760"/><text:alphabetical-index-mark-end text:id="IMark95969784"/>. It is not intended for use with any <text:span text:style-name="T40">other </text:span>sort of <text:alphabetical-index-mark-start text:id="IMark95937000"/><text:alphabetical-index-mark-start text:id="IMark96113512"/>OSFS<text:alphabetical-index-mark-end text:id="IMark96113512"/><text:alphabetical-index-mark-end text:id="IMark95937000"/> <text:alphabetical-index-mark-start text:id="IMark95981992"/><text:alphabetical-index-mark-start text:id="IMark95934744"/>ship<text:alphabetical-index-mark-end text:id="IMark95934744"/><text:alphabetical-index-mark-end text:id="IMark95981992"/>.</text:p>
        </text:list-item>
      </text:list>
      <text:p text:style-name="P8"/>
      <text:p text:style-name="P8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86" text:outline-level="1"><text:alphabetical-index-mark-start text:id="IMark95840888"/>Table<text:alphabetical-index-mark-end text:id="IMark95840888"/> of <text:alphabetical-index-mark-start text:id="IMark95846872"/>Contents<text:alphabetical-index-mark-end text:id="IMark95846872"/></text:h>
          </text:index-title>
          <text:p text:style-name="P83"><text:a xlink:type="simple" xlink:href="#__RefHeading___Toc72751_673741182" text:style-name="Index_20_Link" text:visited-style-name="Index_20_Link"><text:span text:style-name="Index_20_Link"/></text:a></text:p>
          <text:p text:style-name="P83"><text:a xlink:type="simple" xlink:href="#__RefHeading___Toc72751_673741182" text:style-name="Index_20_Link" text:visited-style-name="Index_20_Link">Abstract<text:tab/>1</text:a></text:p>
          <text:p text:style-name="P83"><text:a xlink:type="simple" xlink:href="#__RefHeading___Toc72753_673741182" text:style-name="Index_20_Link" text:visited-style-name="Index_20_Link">Keywords<text:tab/>1</text:a></text:p>
          <text:p text:style-name="P83"><text:a xlink:type="simple" xlink:href="#__RefHeading___Toc6463_1483239106" text:style-name="Index_20_Link" text:visited-style-name="Index_20_Link">Ac</text:a><text:alphabetical-index-mark-start text:id="IMark95842200"/><text:a xlink:type="simple" xlink:href="#__RefHeading___Toc6463_1483239106" text:style-name="Index_20_Link" text:visited-style-name="Index_20_Link">knowledge</text:a><text:alphabetical-index-mark-end text:id="IMark95842200"/><text:a xlink:type="simple" xlink:href="#__RefHeading___Toc6463_1483239106" text:style-name="Index_20_Link" text:visited-style-name="Index_20_Link">ments<text:tab/>2</text:a></text:p>
          <text:p text:style-name="P83"><text:alphabetical-index-mark-start text:id="IMark95975512"/><text:a xlink:type="simple" xlink:href="#__RefHeading___Toc8815_1538881673" text:style-name="Index_20_Link" text:visited-style-name="Index_20_Link">License</text:a><text:alphabetical-index-mark-end text:id="IMark95975512"/><text:a xlink:type="simple" xlink:href="#__RefHeading___Toc8815_1538881673" text:style-name="Index_20_Link" text:visited-style-name="Index_20_Link"> and info for contributors<text:tab/>2</text:a></text:p>
          <text:p text:style-name="P83"><text:a xlink:type="simple" xlink:href="#__RefHeading___Toc72862_673741182" text:style-name="Index_20_Link" text:visited-style-name="Index_20_Link">1. Introduction<text:tab/>5</text:a></text:p>
          <text:p text:style-name="P83"><text:a xlink:type="simple" xlink:href="#__RefHeading___Toc72864_673741182" text:style-name="Index_20_Link" text:visited-style-name="Index_20_Link">2. Conventions, caveats and base </text:a><text:alphabetical-index-mark-start text:id="IMark95846872"/><text:a xlink:type="simple" xlink:href="#__RefHeading___Toc72864_673741182" text:style-name="Index_20_Link" text:visited-style-name="Index_20_Link">condition</text:a><text:alphabetical-index-mark-end text:id="IMark95846872"/><text:a xlink:type="simple" xlink:href="#__RefHeading___Toc72864_673741182" text:style-name="Index_20_Link" text:visited-style-name="Index_20_Link">s of </text:a><text:alphabetical-index-mark-start text:id="IMark95840888"/><text:a xlink:type="simple" xlink:href="#__RefHeading___Toc72864_673741182" text:style-name="Index_20_Link" text:visited-style-name="Index_20_Link">develop</text:a><text:alphabetical-index-mark-end text:id="IMark95840888"/><text:a xlink:type="simple" xlink:href="#__RefHeading___Toc72864_673741182" text:style-name="Index_20_Link" text:visited-style-name="Index_20_Link">ment<text:tab/>6</text:a></text:p>
          <text:p text:style-name="P83"><text:a xlink:type="simple" xlink:href="#__RefHeading___Toc72866_673741182" text:style-name="Index_20_Link" text:visited-style-name="Index_20_Link">3. </text:a><text:alphabetical-index-mark-start text:id="IMark95855816"/><text:a xlink:type="simple" xlink:href="#__RefHeading___Toc72866_673741182" text:style-name="Index_20_Link" text:visited-style-name="Index_20_Link">Develop</text:a><text:alphabetical-index-mark-end text:id="IMark95855816"/><text:a xlink:type="simple" xlink:href="#__RefHeading___Toc72866_673741182" text:style-name="Index_20_Link" text:visited-style-name="Index_20_Link">ment<text:tab/>7</text:a></text:p>
          <text:p text:style-name="P83"><text:a xlink:type="simple" xlink:href="#__RefHeading___Toc1655_964193841" text:style-name="Index_20_Link" text:visited-style-name="Index_20_Link">3.1. Use of </text:a><text:alphabetical-index-mark-start text:id="IMark95943336"/><text:alphabetical-index-mark-start text:id="IMark95968424"/><text:a xlink:type="simple" xlink:href="#__RefHeading___Toc1655_964193841" text:style-name="Index_20_Link" text:visited-style-name="Index_20_Link">SQLC</text:a><text:alphabetical-index-mark-end text:id="IMark95968424"/><text:alphabetical-index-mark-end text:id="IMark95943336"/><text:a xlink:type="simple" xlink:href="#__RefHeading___Toc1655_964193841" text:style-name="Index_20_Link" text:visited-style-name="Index_20_Link"> with any </text:a><text:alphabetical-index-mark-start text:id="IMark95952824"/><text:a xlink:type="simple" xlink:href="#__RefHeading___Toc1655_964193841" text:style-name="Index_20_Link" text:visited-style-name="Index_20_Link">R</text:a><text:alphabetical-index-mark-start text:id="IMark95976872"/><text:a xlink:type="simple" xlink:href="#__RefHeading___Toc1655_964193841" text:style-name="Index_20_Link" text:visited-style-name="Index_20_Link">DBMS</text:a><text:alphabetical-index-mark-end text:id="IMark95976872"/><text:alphabetical-index-mark-end text:id="IMark95952824"/><text:a xlink:type="simple" xlink:href="#__RefHeading___Toc1655_964193841" text:style-name="Index_20_Link" text:visited-style-name="Index_20_Link">.<text:tab/>7</text:a></text:p>
          <text:p text:style-name="P83"><text:a xlink:type="simple" xlink:href="#__RefHeading___Toc1657_964193841" text:style-name="Index_20_Link" text:visited-style-name="Index_20_Link">3.2. Use of </text:a><text:alphabetical-index-mark-start text:id="IMark95854312"/><text:alphabetical-index-mark-start text:id="IMark95940616"/><text:a xlink:type="simple" xlink:href="#__RefHeading___Toc1657_964193841" text:style-name="Index_20_Link" text:visited-style-name="Index_20_Link">SQLC</text:a><text:alphabetical-index-mark-end text:id="IMark95940616"/><text:alphabetical-index-mark-end text:id="IMark95854312"/><text:a xlink:type="simple" xlink:href="#__RefHeading___Toc1657_964193841" text:style-name="Index_20_Link" text:visited-style-name="Index_20_Link"> with other </text:a><text:alphabetical-index-mark-start text:id="IMark95969784"/><text:a xlink:type="simple" xlink:href="#__RefHeading___Toc1657_964193841" text:style-name="Index_20_Link" text:visited-style-name="Index_20_Link">SQL</text:a><text:alphabetical-index-mark-end text:id="IMark95969784"/><text:a xlink:type="simple" xlink:href="#__RefHeading___Toc1657_964193841" text:style-name="Index_20_Link" text:visited-style-name="Index_20_Link"> </text:a><text:alphabetical-index-mark-start text:id="IMark95798136"/><text:a xlink:type="simple" xlink:href="#__RefHeading___Toc1657_964193841" text:style-name="Index_20_Link" text:visited-style-name="Index_20_Link">compatible</text:a><text:alphabetical-index-mark-end text:id="IMark95798136"/><text:a xlink:type="simple" xlink:href="#__RefHeading___Toc1657_964193841" text:style-name="Index_20_Link" text:visited-style-name="Index_20_Link"> </text:a><text:alphabetical-index-mark-start text:id="IMark95838760"/><text:a xlink:type="simple" xlink:href="#__RefHeading___Toc1657_964193841" text:style-name="Index_20_Link" text:visited-style-name="Index_20_Link">MFD</text:a><text:alphabetical-index-mark-end text:id="IMark95838760"/><text:a xlink:type="simple" xlink:href="#__RefHeading___Toc1657_964193841" text:style-name="Index_20_Link" text:visited-style-name="Index_20_Link"> </text:a><text:alphabetical-index-mark-start text:id="IMark95937000"/><text:a xlink:type="simple" xlink:href="#__RefHeading___Toc1657_964193841" text:style-name="Index_20_Link" text:visited-style-name="Index_20_Link">module</text:a><text:alphabetical-index-mark-end text:id="IMark95937000"/><text:a xlink:type="simple" xlink:href="#__RefHeading___Toc1657_964193841" text:style-name="Index_20_Link" text:visited-style-name="Index_20_Link">s.<text:tab/>7</text:a></text:p>
          <text:p text:style-name="P83"><text:a xlink:type="simple" xlink:href="#__RefHeading___Toc1659_964193841" text:style-name="Index_20_Link" text:visited-style-name="Index_20_Link">3.3. Additional </text:a><text:alphabetical-index-mark-start text:id="IMark95858536"/><text:a xlink:type="simple" xlink:href="#__RefHeading___Toc1659_964193841" text:style-name="Index_20_Link" text:visited-style-name="Index_20_Link">AIE</text:a><text:alphabetical-index-mark-end text:id="IMark95858536"/><text:a xlink:type="simple" xlink:href="#__RefHeading___Toc1659_964193841" text:style-name="Index_20_Link" text:visited-style-name="Index_20_Link"> </text:a><text:alphabetical-index-mark-start text:id="IMark95798136"/><text:a xlink:type="simple" xlink:href="#__RefHeading___Toc1659_964193841" text:style-name="Index_20_Link" text:visited-style-name="Index_20_Link">function</text:a><text:alphabetical-index-mark-end text:id="IMark95798136"/><text:a xlink:type="simple" xlink:href="#__RefHeading___Toc1659_964193841" text:style-name="Index_20_Link" text:visited-style-name="Index_20_Link">s for </text:a><text:alphabetical-index-mark-start text:id="IMark95840888"/><text:alphabetical-index-mark-start text:id="IMark95855816"/><text:a xlink:type="simple" xlink:href="#__RefHeading___Toc1659_964193841" text:style-name="Index_20_Link" text:visited-style-name="Index_20_Link">SQLC</text:a><text:alphabetical-index-mark-end text:id="IMark95855816"/><text:alphabetical-index-mark-end text:id="IMark95840888"/><text:a xlink:type="simple" xlink:href="#__RefHeading___Toc1659_964193841" text:style-name="Index_20_Link" text:visited-style-name="Index_20_Link">.<text:tab/>8</text:a></text:p>
          <text:p text:style-name="P83"><text:a xlink:type="simple" xlink:href="#__RefHeading___Toc72868_673741182" text:style-name="Index_20_Link" text:visited-style-name="Index_20_Link">4. </text:a><text:alphabetical-index-mark-start text:id="IMark95857176"/><text:a xlink:type="simple" xlink:href="#__RefHeading___Toc72868_673741182" text:style-name="Index_20_Link" text:visited-style-name="Index_20_Link">Expert</text:a><text:alphabetical-index-mark-end text:id="IMark95857176"/><text:a xlink:type="simple" xlink:href="#__RefHeading___Toc72868_673741182" text:style-name="Index_20_Link" text:visited-style-name="Index_20_Link"> </text:a><text:alphabetical-index-mark-start text:id="IMark95971144"/><text:a xlink:type="simple" xlink:href="#__RefHeading___Toc72868_673741182" text:style-name="Index_20_Link" text:visited-style-name="Index_20_Link">system</text:a><text:alphabetical-index-mark-end text:id="IMark95971144"/><text:a xlink:type="simple" xlink:href="#__RefHeading___Toc72868_673741182" text:style-name="Index_20_Link" text:visited-style-name="Index_20_Link"><text:tab/>9</text:a></text:p>
          <text:p text:style-name="P83"><text:a xlink:type="simple" xlink:href="#__RefHeading___Toc4357_1164564522" text:style-name="Index_20_Link" text:visited-style-name="Index_20_Link">4.1. </text:a><text:alphabetical-index-mark-start text:id="IMark95940616"/><text:a xlink:type="simple" xlink:href="#__RefHeading___Toc4357_1164564522" text:style-name="Index_20_Link" text:visited-style-name="Index_20_Link">AIE</text:a><text:alphabetical-index-mark-end text:id="IMark95940616"/><text:a xlink:type="simple" xlink:href="#__RefHeading___Toc4357_1164564522" text:style-name="Index_20_Link" text:visited-style-name="Index_20_Link"> </text:a><text:alphabetical-index-mark-start text:id="IMark95989688"/><text:a xlink:type="simple" xlink:href="#__RefHeading___Toc4357_1164564522" text:style-name="Index_20_Link" text:visited-style-name="Index_20_Link">loop</text:a><text:alphabetical-index-mark-end text:id="IMark95989688"/><text:a xlink:type="simple" xlink:href="#__RefHeading___Toc4357_1164564522" text:style-name="Index_20_Link" text:visited-style-name="Index_20_Link">.<text:tab/>9</text:a></text:p>
          <text:p text:style-name="P83"><text:a xlink:type="simple" xlink:href="#__RefHeading___Toc4359_1164564522" text:style-name="Index_20_Link" text:visited-style-name="Index_20_Link">4.1.1. </text:a><text:alphabetical-index-mark-start text:id="IMark95975512"/><text:a xlink:type="simple" xlink:href="#__RefHeading___Toc4359_1164564522" text:style-name="Index_20_Link" text:visited-style-name="Index_20_Link"><text:span text:style-name="T44">St</text:span></text:a><text:a xlink:type="simple" xlink:href="#__RefHeading___Toc4359_1164564522" text:style-name="Index_20_Link" text:visited-style-name="Index_20_Link"><text:span text:style-name="T44">atus</text:span></text:a><text:alphabetical-index-mark-end text:id="IMark95975512"/><text:a xlink:type="simple" xlink:href="#__RefHeading___Toc4359_1164564522" text:style-name="Index_20_Link" text:visited-style-name="Index_20_Link"><text:span text:style-name="T44"> =</text:span></text:a><text:a xlink:type="simple" xlink:href="#__RefHeading___Toc4359_1164564522" text:style-name="Index_20_Link" text:visited-style-name="Index_20_Link"><text:span text:style-name="T44"> ‘</text:span></text:a><text:alphabetical-index-mark-start text:id="IMark95810632"/><text:a xlink:type="simple" xlink:href="#__RefHeading___Toc4359_1164564522" text:style-name="Index_20_Link" text:visited-style-name="Index_20_Link"><text:span text:style-name="T44">sentodb</text:span></text:a><text:alphabetical-index-mark-end text:id="IMark95810632"/><text:a xlink:type="simple" xlink:href="#__RefHeading___Toc4359_1164564522" text:style-name="Index_20_Link" text:visited-style-name="Index_20_Link"><text:span text:style-name="T44">’</text:span></text:a><text:a xlink:type="simple" xlink:href="#__RefHeading___Toc4359_1164564522" text:style-name="Index_20_Link" text:visited-style-name="Index_20_Link"><text:tab/>9</text:a></text:p>
          <text:p text:style-name="P83"><text:a xlink:type="simple" xlink:href="#__RefHeading___Toc4361_1164564522" text:style-name="Index_20_Link" text:visited-style-name="Index_20_Link">4.1.2. </text:a><text:alphabetical-index-mark-start text:id="IMark95952824"/><text:a xlink:type="simple" xlink:href="#__RefHeading___Toc4361_1164564522" text:style-name="Index_20_Link" text:visited-style-name="Index_20_Link"><text:span text:style-name="T44">St</text:span></text:a><text:a xlink:type="simple" xlink:href="#__RefHeading___Toc4361_1164564522" text:style-name="Index_20_Link" text:visited-style-name="Index_20_Link"><text:span text:style-name="T44">atus</text:span></text:a><text:alphabetical-index-mark-end text:id="IMark95952824"/><text:a xlink:type="simple" xlink:href="#__RefHeading___Toc4361_1164564522" text:style-name="Index_20_Link" text:visited-style-name="Index_20_Link"><text:span text:style-name="T44"> =</text:span></text:a><text:a xlink:type="simple" xlink:href="#__RefHeading___Toc4361_1164564522" text:style-name="Index_20_Link" text:visited-style-name="Index_20_Link"><text:span text:style-name="T44"> ‘</text:span></text:a><text:alphabetical-index-mark-start text:id="IMark95989688"/><text:a xlink:type="simple" xlink:href="#__RefHeading___Toc4361_1164564522" text:style-name="Index_20_Link" text:visited-style-name="Index_20_Link"><text:span text:style-name="T44">getfrom</text:span></text:a><text:alphabetical-index-mark-start text:id="IMark95878760"/><text:a xlink:type="simple" xlink:href="#__RefHeading___Toc4361_1164564522" text:style-name="Index_20_Link" text:visited-style-name="Index_20_Link"><text:span text:style-name="T44">network</text:span></text:a><text:alphabetical-index-mark-end text:id="IMark95878760"/><text:alphabetical-index-mark-end text:id="IMark95989688"/><text:a xlink:type="simple" xlink:href="#__RefHeading___Toc4361_1164564522" text:style-name="Index_20_Link" text:visited-style-name="Index_20_Link"><text:span text:style-name="T44">’</text:span></text:a><text:a xlink:type="simple" xlink:href="#__RefHeading___Toc4361_1164564522" text:style-name="Index_20_Link" text:visited-style-name="Index_20_Link"><text:tab/>10</text:a></text:p>
          <text:p text:style-name="P83"><text:a xlink:type="simple" xlink:href="#__RefHeading___Toc4363_1164564522" text:style-name="Index_20_Link" text:visited-style-name="Index_20_Link">4.1.3. </text:a><text:alphabetical-index-mark-start text:id="IMark95816680"/><text:a xlink:type="simple" xlink:href="#__RefHeading___Toc4363_1164564522" text:style-name="Index_20_Link" text:visited-style-name="Index_20_Link"><text:span text:style-name="T44">St</text:span></text:a><text:a xlink:type="simple" xlink:href="#__RefHeading___Toc4363_1164564522" text:style-name="Index_20_Link" text:visited-style-name="Index_20_Link"><text:span text:style-name="T44">atus</text:span></text:a><text:alphabetical-index-mark-end text:id="IMark95816680"/><text:a xlink:type="simple" xlink:href="#__RefHeading___Toc4363_1164564522" text:style-name="Index_20_Link" text:visited-style-name="Index_20_Link"><text:span text:style-name="T44"> = </text:span></text:a><text:a xlink:type="simple" xlink:href="#__RefHeading___Toc4363_1164564522" text:style-name="Index_20_Link" text:visited-style-name="Index_20_Link"><text:span text:style-name="T44">‘</text:span></text:a><text:alphabetical-index-mark-start text:id="IMark95959080"/><text:a xlink:type="simple" xlink:href="#__RefHeading___Toc4363_1164564522" text:style-name="Index_20_Link" text:visited-style-name="Index_20_Link"><text:span text:style-name="T44">applykbrules</text:span></text:a><text:alphabetical-index-mark-end text:id="IMark95959080"/><text:a xlink:type="simple" xlink:href="#__RefHeading___Toc4363_1164564522" text:style-name="Index_20_Link" text:visited-style-name="Index_20_Link"><text:span text:style-name="T44">’</text:span></text:a><text:a xlink:type="simple" xlink:href="#__RefHeading___Toc4363_1164564522" text:style-name="Index_20_Link" text:visited-style-name="Index_20_Link"><text:tab/>10</text:a></text:p>
          <text:p text:style-name="P83"><text:a xlink:type="simple" xlink:href="#__RefHeading___Toc4365_1164564522" text:style-name="Index_20_Link" text:visited-style-name="Index_20_Link">4.1.4. </text:a><text:alphabetical-index-mark-start text:id="IMark95982152"/><text:a xlink:type="simple" xlink:href="#__RefHeading___Toc4365_1164564522" text:style-name="Index_20_Link" text:visited-style-name="Index_20_Link"><text:span text:style-name="T44">St</text:span></text:a><text:a xlink:type="simple" xlink:href="#__RefHeading___Toc4365_1164564522" text:style-name="Index_20_Link" text:visited-style-name="Index_20_Link"><text:span text:style-name="T44">atus</text:span></text:a><text:alphabetical-index-mark-end text:id="IMark95982152"/><text:a xlink:type="simple" xlink:href="#__RefHeading___Toc4365_1164564522" text:style-name="Index_20_Link" text:visited-style-name="Index_20_Link"><text:span text:style-name="T44"> =</text:span></text:a><text:a xlink:type="simple" xlink:href="#__RefHeading___Toc4365_1164564522" text:style-name="Index_20_Link" text:visited-style-name="Index_20_Link"><text:span text:style-name="T44"> ‘</text:span></text:a><text:alphabetical-index-mark-start text:id="IMark95981992"/><text:a xlink:type="simple" xlink:href="#__RefHeading___Toc4365_1164564522" text:style-name="Index_20_Link" text:visited-style-name="Index_20_Link"><text:span text:style-name="T44">dbtoact</text:span></text:a><text:alphabetical-index-mark-end text:id="IMark95981992"/><text:a xlink:type="simple" xlink:href="#__RefHeading___Toc4365_1164564522" text:style-name="Index_20_Link" text:visited-style-name="Index_20_Link"><text:span text:style-name="T44">’</text:span></text:a><text:a xlink:type="simple" xlink:href="#__RefHeading___Toc4365_1164564522" text:style-name="Index_20_Link" text:visited-style-name="Index_20_Link"><text:tab/>10</text:a></text:p>
          <text:p text:style-name="P83"><text:a xlink:type="simple" xlink:href="#__RefHeading___Toc4367_1164564522" text:style-name="Index_20_Link" text:visited-style-name="Index_20_Link">4.2. </text:a><text:alphabetical-index-mark-start text:id="IMark95959080"/><text:a xlink:type="simple" xlink:href="#__RefHeading___Toc4367_1164564522" text:style-name="Index_20_Link" text:visited-style-name="Index_20_Link">Latency</text:a><text:alphabetical-index-mark-end text:id="IMark95959080"/><text:a xlink:type="simple" xlink:href="#__RefHeading___Toc4367_1164564522" text:style-name="Index_20_Link" text:visited-style-name="Index_20_Link"><text:tab/>10</text:a></text:p>
          <text:p text:style-name="P83"><text:a xlink:type="simple" xlink:href="#__RefHeading___Toc72870_673741182" text:style-name="Index_20_Link" text:visited-style-name="Index_20_Link">5. Use<text:tab/>12</text:a></text:p>
          <text:p text:style-name="P83"><text:a xlink:type="simple" xlink:href="#__RefHeading___Toc1073_964193841" text:style-name="Index_20_Link" text:visited-style-name="Index_20_Link">5.1. </text:a><text:alphabetical-index-mark-start text:id="IMark95981992"/><text:alphabetical-index-mark-start text:id="IMark95840888"/><text:a xlink:type="simple" xlink:href="#__RefHeading___Toc1073_964193841" text:style-name="Index_20_Link" text:visited-style-name="Index_20_Link">Install</text:a><text:alphabetical-index-mark-end text:id="IMark95840888"/><text:a xlink:type="simple" xlink:href="#__RefHeading___Toc1073_964193841" text:style-name="Index_20_Link" text:visited-style-name="Index_20_Link">ation</text:a><text:alphabetical-index-mark-end text:id="IMark95981992"/><text:a xlink:type="simple" xlink:href="#__RefHeading___Toc1073_964193841" text:style-name="Index_20_Link" text:visited-style-name="Index_20_Link"><text:tab/>12</text:a></text:p>
          <text:p text:style-name="P83"><text:a xlink:type="simple" xlink:href="#__RefHeading___Toc1075_964193841" text:style-name="Index_20_Link" text:visited-style-name="Index_20_Link">5.2. </text:a><text:alphabetical-index-mark-start text:id="IMark95878760"/><text:a xlink:type="simple" xlink:href="#__RefHeading___Toc1075_964193841" text:style-name="Index_20_Link" text:visited-style-name="Index_20_Link">Function</text:a><text:alphabetical-index-mark-end text:id="IMark95878760"/><text:a xlink:type="simple" xlink:href="#__RefHeading___Toc1075_964193841" text:style-name="Index_20_Link" text:visited-style-name="Index_20_Link">s<text:tab/>12</text:a></text:p>
          <text:p text:style-name="P83"><text:a xlink:type="simple" xlink:href="#__RefHeading___Toc1077_964193841" text:style-name="Index_20_Link" text:visited-style-name="Index_20_Link">5.2.1. [</text:a><text:alphabetical-index-mark-start text:id="IMark95842200"/><text:a xlink:type="simple" xlink:href="#__RefHeading___Toc1077_964193841" text:style-name="Index_20_Link" text:visited-style-name="Index_20_Link">DB</text:a><text:alphabetical-index-mark-end text:id="IMark95842200"/><text:a xlink:type="simple" xlink:href="#__RefHeading___Toc1077_964193841" text:style-name="Index_20_Link" text:visited-style-name="Index_20_Link">]<text:tab/>12</text:a></text:p>
          <text:p text:style-name="P83"><text:a xlink:type="simple" xlink:href="#__RefHeading___Toc1079_964193841" text:style-name="Index_20_Link" text:visited-style-name="Index_20_Link">5.2.2. [</text:a><text:alphabetical-index-mark-start text:id="IMark95971144"/><text:a xlink:type="simple" xlink:href="#__RefHeading___Toc1079_964193841" text:style-name="Index_20_Link" text:visited-style-name="Index_20_Link">CON</text:a><text:alphabetical-index-mark-end text:id="IMark95971144"/><text:a xlink:type="simple" xlink:href="#__RefHeading___Toc1079_964193841" text:style-name="Index_20_Link" text:visited-style-name="Index_20_Link">]<text:tab/>12</text:a></text:p>
          <text:p text:style-name="P83"><text:a xlink:type="simple" xlink:href="#__RefHeading___Toc1081_964193841" text:style-name="Index_20_Link" text:visited-style-name="Index_20_Link">5.2.3. [</text:a><text:alphabetical-index-mark-start text:id="IMark95982152"/><text:a xlink:type="simple" xlink:href="#__RefHeading___Toc1081_964193841" text:style-name="Index_20_Link" text:visited-style-name="Index_20_Link">DIS</text:a><text:alphabetical-index-mark-end text:id="IMark95982152"/><text:a xlink:type="simple" xlink:href="#__RefHeading___Toc1081_964193841" text:style-name="Index_20_Link" text:visited-style-name="Index_20_Link">]<text:tab/>12</text:a></text:p>
          <text:p text:style-name="P83"><text:a xlink:type="simple" xlink:href="#__RefHeading___Toc1083_964193841" text:style-name="Index_20_Link" text:visited-style-name="Index_20_Link">5.2.4. [</text:a><text:alphabetical-index-mark-start text:id="IMark95878760"/><text:a xlink:type="simple" xlink:href="#__RefHeading___Toc1083_964193841" text:style-name="Index_20_Link" text:visited-style-name="Index_20_Link">SQL</text:a><text:alphabetical-index-mark-end text:id="IMark95878760"/><text:a xlink:type="simple" xlink:href="#__RefHeading___Toc1083_964193841" text:style-name="Index_20_Link" text:visited-style-name="Index_20_Link">]<text:tab/>13</text:a></text:p>
          <text:p text:style-name="P83"><text:a xlink:type="simple" xlink:href="#__RefHeading___Toc1085_964193841" text:style-name="Index_20_Link" text:visited-style-name="Index_20_Link">5.2.5. [</text:a><text:alphabetical-index-mark-start text:id="IMark95838760"/><text:a xlink:type="simple" xlink:href="#__RefHeading___Toc1085_964193841" text:style-name="Index_20_Link" text:visited-style-name="Index_20_Link">MON</text:a><text:alphabetical-index-mark-end text:id="IMark95838760"/><text:a xlink:type="simple" xlink:href="#__RefHeading___Toc1085_964193841" text:style-name="Index_20_Link" text:visited-style-name="Index_20_Link">]<text:tab/>13</text:a></text:p>
          <text:p text:style-name="P83"><text:a xlink:type="simple" xlink:href="#__RefHeading___Toc1087_964193841" text:style-name="Index_20_Link" text:visited-style-name="Index_20_Link">5.2.6. [</text:a><text:alphabetical-index-mark-start text:id="IMark95976872"/><text:a xlink:type="simple" xlink:href="#__RefHeading___Toc1087_964193841" text:style-name="Index_20_Link" text:visited-style-name="Index_20_Link">MOF</text:a><text:alphabetical-index-mark-end text:id="IMark95976872"/><text:a xlink:type="simple" xlink:href="#__RefHeading___Toc1087_964193841" text:style-name="Index_20_Link" text:visited-style-name="Index_20_Link">]<text:tab/>13</text:a></text:p>
          <text:p text:style-name="P83"><text:a xlink:type="simple" xlink:href="#__RefHeading___Toc1089_964193841" text:style-name="Index_20_Link" text:visited-style-name="Index_20_Link">5.2.7. [</text:a><text:alphabetical-index-mark-start text:id="IMark95855816"/><text:a xlink:type="simple" xlink:href="#__RefHeading___Toc1089_964193841" text:style-name="Index_20_Link" text:visited-style-name="Index_20_Link">PON</text:a><text:alphabetical-index-mark-end text:id="IMark95855816"/><text:a xlink:type="simple" xlink:href="#__RefHeading___Toc1089_964193841" text:style-name="Index_20_Link" text:visited-style-name="Index_20_Link">]<text:tab/>13</text:a></text:p>
          <text:p text:style-name="P83"><text:soft-page-break/><text:a xlink:type="simple" xlink:href="#__RefHeading___Toc1091_964193841" text:style-name="Index_20_Link" text:visited-style-name="Index_20_Link">5.2.8. [</text:a><text:alphabetical-index-mark-start text:id="IMark95940616"/><text:a xlink:type="simple" xlink:href="#__RefHeading___Toc1091_964193841" text:style-name="Index_20_Link" text:visited-style-name="Index_20_Link">POF</text:a><text:alphabetical-index-mark-end text:id="IMark95940616"/><text:a xlink:type="simple" xlink:href="#__RefHeading___Toc1091_964193841" text:style-name="Index_20_Link" text:visited-style-name="Index_20_Link">]<text:tab/>14</text:a></text:p>
          <text:p text:style-name="P83"><text:a xlink:type="simple" xlink:href="#__RefHeading___Toc1093_964193841" text:style-name="Index_20_Link" text:visited-style-name="Index_20_Link">5.2.9. [</text:a><text:alphabetical-index-mark-start text:id="IMark95981992"/><text:a xlink:type="simple" xlink:href="#__RefHeading___Toc1093_964193841" text:style-name="Index_20_Link" text:visited-style-name="Index_20_Link">ITM</text:a><text:alphabetical-index-mark-end text:id="IMark95981992"/><text:a xlink:type="simple" xlink:href="#__RefHeading___Toc1093_964193841" text:style-name="Index_20_Link" text:visited-style-name="Index_20_Link">]<text:tab/>14</text:a></text:p>
          <text:p text:style-name="P83"><text:a xlink:type="simple" xlink:href="#__RefHeading___Toc1095_964193841" text:style-name="Index_20_Link" text:visited-style-name="Index_20_Link">5.2.10. [</text:a><text:alphabetical-index-mark-start text:id="IMark95975512"/><text:a xlink:type="simple" xlink:href="#__RefHeading___Toc1095_964193841" text:style-name="Index_20_Link" text:visited-style-name="Index_20_Link">VAL</text:a><text:alphabetical-index-mark-end text:id="IMark95975512"/><text:a xlink:type="simple" xlink:href="#__RefHeading___Toc1095_964193841" text:style-name="Index_20_Link" text:visited-style-name="Index_20_Link">]<text:tab/>14</text:a></text:p>
          <text:p text:style-name="P83"><text:a xlink:type="simple" xlink:href="#__RefHeading___Toc1097_964193841" text:style-name="Index_20_Link" text:visited-style-name="Index_20_Link">5.2.11. [</text:a><text:alphabetical-index-mark-start text:id="IMark95962696"/><text:a xlink:type="simple" xlink:href="#__RefHeading___Toc1097_964193841" text:style-name="Index_20_Link" text:visited-style-name="Index_20_Link">EXE</text:a><text:alphabetical-index-mark-end text:id="IMark95962696"/><text:a xlink:type="simple" xlink:href="#__RefHeading___Toc1097_964193841" text:style-name="Index_20_Link" text:visited-style-name="Index_20_Link">]<text:tab/>15</text:a></text:p>
          <text:p text:style-name="P83"><text:a xlink:type="simple" xlink:href="#__RefHeading___Toc1099_964193841" text:style-name="Index_20_Link" text:visited-style-name="Index_20_Link">5.3. </text:a><text:alphabetical-index-mark-start text:id="IMark95798136"/><text:a xlink:type="simple" xlink:href="#__RefHeading___Toc1099_964193841" text:style-name="Index_20_Link" text:visited-style-name="Index_20_Link">Procedure</text:a><text:alphabetical-index-mark-end text:id="IMark95798136"/><text:a xlink:type="simple" xlink:href="#__RefHeading___Toc1099_964193841" text:style-name="Index_20_Link" text:visited-style-name="Index_20_Link">s<text:tab/>15</text:a></text:p>
          <text:p text:style-name="P83"><text:a xlink:type="simple" xlink:href="#__RefHeading___Toc1101_964193841" text:style-name="Index_20_Link" text:visited-style-name="Index_20_Link">5.3.1. </text:a><text:alphabetical-index-mark-start text:id="IMark95854312"/><text:a xlink:type="simple" xlink:href="#__RefHeading___Toc1101_964193841" text:style-name="Index_20_Link" text:visited-style-name="Index_20_Link">Connect</text:a><text:alphabetical-index-mark-end text:id="IMark95854312"/><text:a xlink:type="simple" xlink:href="#__RefHeading___Toc1101_964193841" text:style-name="Index_20_Link" text:visited-style-name="Index_20_Link"> to a </text:a><text:alphabetical-index-mark-start text:id="IMark95857176"/><text:alphabetical-index-mark-start text:id="IMark96370552"/><text:a xlink:type="simple" xlink:href="#__RefHeading___Toc1101_964193841" text:style-name="Index_20_Link" text:visited-style-name="Index_20_Link">data</text:a><text:alphabetical-index-mark-end text:id="IMark96370552"/><text:a xlink:type="simple" xlink:href="#__RefHeading___Toc1101_964193841" text:style-name="Index_20_Link" text:visited-style-name="Index_20_Link">base</text:a><text:alphabetical-index-mark-end text:id="IMark95857176"/><text:a xlink:type="simple" xlink:href="#__RefHeading___Toc1101_964193841" text:style-name="Index_20_Link" text:visited-style-name="Index_20_Link">.<text:tab/>15</text:a></text:p>
          <text:p text:style-name="P83"><text:a xlink:type="simple" xlink:href="#__RefHeading___Toc1103_964193841" text:style-name="Index_20_Link" text:visited-style-name="Index_20_Link">5.3.2. </text:a><text:alphabetical-index-mark-start text:id="IMark95975512"/><text:a xlink:type="simple" xlink:href="#__RefHeading___Toc1103_964193841" text:style-name="Index_20_Link" text:visited-style-name="Index_20_Link">Dis</text:a><text:alphabetical-index-mark-start text:id="IMark95969784"/><text:a xlink:type="simple" xlink:href="#__RefHeading___Toc1103_964193841" text:style-name="Index_20_Link" text:visited-style-name="Index_20_Link">connect</text:a><text:alphabetical-index-mark-end text:id="IMark95969784"/><text:alphabetical-index-mark-end text:id="IMark95975512"/><text:a xlink:type="simple" xlink:href="#__RefHeading___Toc1103_964193841" text:style-name="Index_20_Link" text:visited-style-name="Index_20_Link"><text:tab/>16</text:a></text:p>
          <text:p text:style-name="P83"><text:a xlink:type="simple" xlink:href="#__RefHeading___Toc1105_964193841" text:style-name="Index_20_Link" text:visited-style-name="Index_20_Link">5.3.3. </text:a><text:alphabetical-index-mark-start text:id="IMark95846872"/><text:a xlink:type="simple" xlink:href="#__RefHeading___Toc1105_964193841" text:style-name="Index_20_Link" text:visited-style-name="Index_20_Link">Send</text:a><text:alphabetical-index-mark-end text:id="IMark95846872"/><text:a xlink:type="simple" xlink:href="#__RefHeading___Toc1105_964193841" text:style-name="Index_20_Link" text:visited-style-name="Index_20_Link"> a raw </text:a><text:alphabetical-index-mark-start text:id="IMark95857176"/><text:a xlink:type="simple" xlink:href="#__RefHeading___Toc1105_964193841" text:style-name="Index_20_Link" text:visited-style-name="Index_20_Link">SQL</text:a><text:alphabetical-index-mark-end text:id="IMark95857176"/><text:a xlink:type="simple" xlink:href="#__RefHeading___Toc1105_964193841" text:style-name="Index_20_Link" text:visited-style-name="Index_20_Link"> </text:a><text:alphabetical-index-mark-start text:id="IMark95810632"/><text:a xlink:type="simple" xlink:href="#__RefHeading___Toc1105_964193841" text:style-name="Index_20_Link" text:visited-style-name="Index_20_Link">query</text:a><text:alphabetical-index-mark-end text:id="IMark95810632"/><text:a xlink:type="simple" xlink:href="#__RefHeading___Toc1105_964193841" text:style-name="Index_20_Link" text:visited-style-name="Index_20_Link"><text:tab/>17</text:a></text:p>
          <text:p text:style-name="P83"><text:a xlink:type="simple" xlink:href="#__RefHeading___Toc3402_1164564522" text:style-name="Index_20_Link" text:visited-style-name="Index_20_Link">5.3.4. </text:a><text:alphabetical-index-mark-start text:id="IMark95981992"/><text:a xlink:type="simple" xlink:href="#__RefHeading___Toc3402_1164564522" text:style-name="Index_20_Link" text:visited-style-name="Index_20_Link">Activate</text:a><text:alphabetical-index-mark-end text:id="IMark95981992"/><text:a xlink:type="simple" xlink:href="#__RefHeading___Toc3402_1164564522" text:style-name="Index_20_Link" text:visited-style-name="Index_20_Link"> a mode using [</text:a><text:alphabetical-index-mark-start text:id="IMark95846872"/><text:a xlink:type="simple" xlink:href="#__RefHeading___Toc3402_1164564522" text:style-name="Index_20_Link" text:visited-style-name="Index_20_Link">MON</text:a><text:alphabetical-index-mark-end text:id="IMark95846872"/><text:a xlink:type="simple" xlink:href="#__RefHeading___Toc3402_1164564522" text:style-name="Index_20_Link" text:visited-style-name="Index_20_Link">].<text:tab/>17</text:a></text:p>
          <text:p text:style-name="P83"><text:a xlink:type="simple" xlink:href="#__RefHeading___Toc3432_1164564522" text:style-name="Index_20_Link" text:visited-style-name="Index_20_Link">5.3.5. </text:a><text:alphabetical-index-mark-start text:id="IMark95810632"/><text:a xlink:type="simple" xlink:href="#__RefHeading___Toc3432_1164564522" text:style-name="Index_20_Link" text:visited-style-name="Index_20_Link">De</text:a><text:alphabetical-index-mark-start text:id="IMark95878760"/><text:a xlink:type="simple" xlink:href="#__RefHeading___Toc3432_1164564522" text:style-name="Index_20_Link" text:visited-style-name="Index_20_Link">activate</text:a><text:alphabetical-index-mark-end text:id="IMark95878760"/><text:alphabetical-index-mark-end text:id="IMark95810632"/><text:a xlink:type="simple" xlink:href="#__RefHeading___Toc3432_1164564522" text:style-name="Index_20_Link" text:visited-style-name="Index_20_Link"> a mode using [</text:a><text:alphabetical-index-mark-start text:id="IMark95840888"/><text:a xlink:type="simple" xlink:href="#__RefHeading___Toc3432_1164564522" text:style-name="Index_20_Link" text:visited-style-name="Index_20_Link">MOF</text:a><text:alphabetical-index-mark-end text:id="IMark95840888"/><text:a xlink:type="simple" xlink:href="#__RefHeading___Toc3432_1164564522" text:style-name="Index_20_Link" text:visited-style-name="Index_20_Link">].<text:tab/>18</text:a></text:p>
          <text:p text:style-name="P83"><text:a xlink:type="simple" xlink:href="#__RefHeading___Toc3434_1164564522" text:style-name="Index_20_Link" text:visited-style-name="Index_20_Link">5.3.6. </text:a><text:alphabetical-index-mark-start text:id="IMark95865768"/><text:a xlink:type="simple" xlink:href="#__RefHeading___Toc3434_1164564522" text:style-name="Index_20_Link" text:visited-style-name="Index_20_Link">Load</text:a><text:alphabetical-index-mark-end text:id="IMark95865768"/><text:a xlink:type="simple" xlink:href="#__RefHeading___Toc3434_1164564522" text:style-name="Index_20_Link" text:visited-style-name="Index_20_Link"> an </text:a><text:alphabetical-index-mark-start text:id="IMark95937000"/><text:a xlink:type="simple" xlink:href="#__RefHeading___Toc3434_1164564522" text:style-name="Index_20_Link" text:visited-style-name="Index_20_Link">AI</text:a><text:alphabetical-index-mark-end text:id="IMark95937000"/><text:a xlink:type="simple" xlink:href="#__RefHeading___Toc3434_1164564522" text:style-name="Index_20_Link" text:visited-style-name="Index_20_Link"> </text:a><text:alphabetical-index-mark-start text:id="IMark95943336"/><text:a xlink:type="simple" xlink:href="#__RefHeading___Toc3434_1164564522" text:style-name="Index_20_Link" text:visited-style-name="Index_20_Link">program</text:a><text:alphabetical-index-mark-end text:id="IMark95943336"/><text:a xlink:type="simple" xlink:href="#__RefHeading___Toc3434_1164564522" text:style-name="Index_20_Link" text:visited-style-name="Index_20_Link"> to </text:a><text:alphabetical-index-mark-start text:id="IMark95940616"/><text:a xlink:type="simple" xlink:href="#__RefHeading___Toc3434_1164564522" text:style-name="Index_20_Link" text:visited-style-name="Index_20_Link"><text:span text:style-name="T44">sde_rules</text:span></text:a><text:alphabetical-index-mark-end text:id="IMark95940616"/><text:a xlink:type="simple" xlink:href="#__RefHeading___Toc3434_1164564522" text:style-name="Index_20_Link" text:visited-style-name="Index_20_Link"> using [</text:a><text:alphabetical-index-mark-start text:id="IMark95858536"/><text:a xlink:type="simple" xlink:href="#__RefHeading___Toc3434_1164564522" text:style-name="Index_20_Link" text:visited-style-name="Index_20_Link">PON</text:a><text:alphabetical-index-mark-end text:id="IMark95858536"/><text:a xlink:type="simple" xlink:href="#__RefHeading___Toc3434_1164564522" text:style-name="Index_20_Link" text:visited-style-name="Index_20_Link">].<text:tab/>18</text:a></text:p>
          <text:p text:style-name="P83"><text:a xlink:type="simple" xlink:href="#__RefHeading___Toc3436_1164564522" text:style-name="Index_20_Link" text:visited-style-name="Index_20_Link">5.3.7. </text:a><text:alphabetical-index-mark-start text:id="IMark95854312"/><text:a xlink:type="simple" xlink:href="#__RefHeading___Toc3436_1164564522" text:style-name="Index_20_Link" text:visited-style-name="Index_20_Link">Un</text:a><text:alphabetical-index-mark-start text:id="IMark95798136"/><text:a xlink:type="simple" xlink:href="#__RefHeading___Toc3436_1164564522" text:style-name="Index_20_Link" text:visited-style-name="Index_20_Link">load</text:a><text:alphabetical-index-mark-end text:id="IMark95798136"/><text:alphabetical-index-mark-end text:id="IMark95854312"/><text:a xlink:type="simple" xlink:href="#__RefHeading___Toc3436_1164564522" text:style-name="Index_20_Link" text:visited-style-name="Index_20_Link"> an </text:a><text:alphabetical-index-mark-start text:id="IMark95855816"/><text:a xlink:type="simple" xlink:href="#__RefHeading___Toc3436_1164564522" text:style-name="Index_20_Link" text:visited-style-name="Index_20_Link">AI</text:a><text:alphabetical-index-mark-end text:id="IMark95855816"/><text:a xlink:type="simple" xlink:href="#__RefHeading___Toc3436_1164564522" text:style-name="Index_20_Link" text:visited-style-name="Index_20_Link"> </text:a><text:alphabetical-index-mark-start text:id="IMark95976872"/><text:a xlink:type="simple" xlink:href="#__RefHeading___Toc3436_1164564522" text:style-name="Index_20_Link" text:visited-style-name="Index_20_Link">program</text:a><text:alphabetical-index-mark-end text:id="IMark95976872"/><text:a xlink:type="simple" xlink:href="#__RefHeading___Toc3436_1164564522" text:style-name="Index_20_Link" text:visited-style-name="Index_20_Link"> from </text:a><text:alphabetical-index-mark-start text:id="IMark95981992"/><text:a xlink:type="simple" xlink:href="#__RefHeading___Toc3436_1164564522" text:style-name="Index_20_Link" text:visited-style-name="Index_20_Link"><text:span text:style-name="T44">sde_rules</text:span></text:a><text:alphabetical-index-mark-end text:id="IMark95981992"/><text:a xlink:type="simple" xlink:href="#__RefHeading___Toc3436_1164564522" text:style-name="Index_20_Link" text:visited-style-name="Index_20_Link"> using [</text:a><text:alphabetical-index-mark-start text:id="IMark95838760"/><text:a xlink:type="simple" xlink:href="#__RefHeading___Toc3436_1164564522" text:style-name="Index_20_Link" text:visited-style-name="Index_20_Link">POF</text:a><text:alphabetical-index-mark-end text:id="IMark95838760"/><text:a xlink:type="simple" xlink:href="#__RefHeading___Toc3436_1164564522" text:style-name="Index_20_Link" text:visited-style-name="Index_20_Link">].<text:tab/>19</text:a></text:p>
          <text:p text:style-name="P83"><text:a xlink:type="simple" xlink:href="#__RefHeading___Toc3438_1164564522" text:style-name="Index_20_Link" text:visited-style-name="Index_20_Link">5.3.8. Alter a fact </text:a><text:alphabetical-index-mark-start text:id="IMark95968424"/><text:a xlink:type="simple" xlink:href="#__RefHeading___Toc3438_1164564522" text:style-name="Index_20_Link" text:visited-style-name="Index_20_Link">record</text:a><text:alphabetical-index-mark-end text:id="IMark95968424"/><text:a xlink:type="simple" xlink:href="#__RefHeading___Toc3438_1164564522" text:style-name="Index_20_Link" text:visited-style-name="Index_20_Link">’s </text:a><text:alphabetical-index-mark-start text:id="IMark95865768"/><text:a xlink:type="simple" xlink:href="#__RefHeading___Toc3438_1164564522" text:style-name="Index_20_Link" text:visited-style-name="Index_20_Link">Value</text:a><text:alphabetical-index-mark-end text:id="IMark95865768"/><text:a xlink:type="simple" xlink:href="#__RefHeading___Toc3438_1164564522" text:style-name="Index_20_Link" text:visited-style-name="Index_20_Link"> </text:a><text:alphabetical-index-mark-start text:id="IMark95975512"/><text:a xlink:type="simple" xlink:href="#__RefHeading___Toc3438_1164564522" text:style-name="Index_20_Link" text:visited-style-name="Index_20_Link">field</text:a><text:alphabetical-index-mark-end text:id="IMark95975512"/><text:a xlink:type="simple" xlink:href="#__RefHeading___Toc3438_1164564522" text:style-name="Index_20_Link" text:visited-style-name="Index_20_Link"> in </text:a><text:alphabetical-index-mark-start text:id="IMark95816680"/><text:a xlink:type="simple" xlink:href="#__RefHeading___Toc3438_1164564522" text:style-name="Index_20_Link" text:visited-style-name="Index_20_Link"><text:span text:style-name="T44">sde_facts</text:span></text:a><text:alphabetical-index-mark-end text:id="IMark95816680"/><text:a xlink:type="simple" xlink:href="#__RefHeading___Toc3438_1164564522" text:style-name="Index_20_Link" text:visited-style-name="Index_20_Link"><text:span text:style-name="T44">.</text:span></text:a><text:a xlink:type="simple" xlink:href="#__RefHeading___Toc3438_1164564522" text:style-name="Index_20_Link" text:visited-style-name="Index_20_Link"><text:tab/>19</text:a></text:p>
          <text:p text:style-name="P83"><text:a xlink:type="simple" xlink:href="#__RefHeading___Toc72872_673741182" text:style-name="Index_20_Link" text:visited-style-name="Index_20_Link">6. Sources<text:tab/>21</text:a></text:p>
          <text:p text:style-name="P83"><text:a xlink:type="simple" xlink:href="#__RefHeading___Toc7458_1514622164" text:style-name="Index_20_Link" text:visited-style-name="Index_20_Link">7. Alphabetical Index<text:tab/>22</text:a></text:p>
        </text:index-body>
      </text:table-of-content>
      <text:p text:style-name="P8"/>
      <text:p text:style-name="P8"/>
      <text:h text:style-name="P86" text:outline-level="1"><text:bookmark-start text:name="__RefHeading___Toc72862_673741182"/>1. Introduction<text:bookmark-end text:name="__RefHeading___Toc72862_673741182"/></text:h>
      <text:p text:style-name="P9"/>
      <text:p text:style-name="P35"><text:alphabetical-index-mark-start text:id="IMark95969784"/><text:alphabetical-index-mark-start text:id="IMark95959080"/><text:alphabetical-index-mark-start text:id="IMark95810632"/><text:alphabetical-index-mark-start text:id="IMark95976872"/><text:alphabetical-index-mark-start text:id="IMark95865768"/><text:alphabetical-index-mark-start text:id="IMark95943336"/>SQLC<text:alphabetical-index-mark-end text:id="IMark95943336"/><text:alphabetical-index-mark-end text:id="IMark95865768"/><text:alphabetical-index-mark-end text:id="IMark95976872"/><text:alphabetical-index-mark-end text:id="IMark95810632"/><text:alphabetical-index-mark-end text:id="IMark95959080"/><text:alphabetical-index-mark-end text:id="IMark95969784"/> is an <text:alphabetical-index-mark-start text:id="IMark95989688"/><text:alphabetical-index-mark-start text:id="IMark95937000"/><text:alphabetical-index-mark-start text:id="IMark95838760"/>MFD<text:alphabetical-index-mark-end text:id="IMark95838760"/><text:alphabetical-index-mark-end text:id="IMark95937000"/><text:alphabetical-index-mark-end text:id="IMark95989688"/> <text:alphabetical-index-mark-start text:id="IMark95840888"/><text:alphabetical-index-mark-start text:id="IMark95855816"/>module<text:alphabetical-index-mark-end text:id="IMark95855816"/><text:alphabetical-index-mark-end text:id="IMark95840888"/> made specifi<text:alphabetical-index-mark-start text:id="IMark95798136"/>call<text:alphabetical-index-mark-end text:id="IMark95798136"/>y to serve as an <text:alphabetical-index-mark-start text:id="IMark95982152"/><text:alphabetical-index-mark-start text:id="IMark96454232"/>interface<text:alphabetical-index-mark-end text:id="IMark96454232"/><text:alphabetical-index-mark-end text:id="IMark95982152"/> between the <text:alphabetical-index-mark-start text:id="IMark95952824"/><text:alphabetical-index-mark-start text:id="IMark95858536"/>OSFS<text:alphabetical-index-mark-end text:id="IMark95858536"/><text:alphabetical-index-mark-end text:id="IMark95952824"/> <text:alphabetical-index-mark-start text:id="IMark96370552"/>user<text:alphabetical-index-mark-end text:id="IMark96370552"/> and the <text:alphabetical-index-mark-start text:id="IMark95975512"/>onboard<text:alphabetical-index-mark-end text:id="IMark95975512"/> <text:alphabetical-index-mark-start text:id="IMark95857176"/><text:alphabetical-index-mark-start text:id="IMark95937752"/><text:alphabetical-index-mark-start text:id="IMark95846872"/>expert<text:alphabetical-index-mark-end text:id="IMark95846872"/><text:alphabetical-index-mark-end text:id="IMark95937752"/><text:alphabetical-index-mark-end text:id="IMark95857176"/> <text:alphabetical-index-mark-start text:id="IMark95816680"/><text:alphabetical-index-mark-start text:id="IMark95964056"/><text:alphabetical-index-mark-start text:id="IMark95878760"/>system<text:alphabetical-index-mark-end text:id="IMark95878760"/><text:alphabetical-index-mark-end text:id="IMark95964056"/><text:alphabetical-index-mark-end text:id="IMark95816680"/> and <text:alphabetical-index-mark-start text:id="IMark95842200"/><text:alphabetical-index-mark-start text:id="IMark95968424"/>artificial<text:alphabetical-index-mark-end text:id="IMark95968424"/><text:alphabetical-index-mark-end text:id="IMark95842200"/> <text:alphabetical-index-mark-start text:id="IMark95962696"/><text:alphabetical-index-mark-start text:id="IMark95981992"/>intelligence<text:alphabetical-index-mark-end text:id="IMark95981992"/><text:alphabetical-index-mark-end text:id="IMark95962696"/> <text:alphabetical-index-mark-start text:id="IMark95940616"/><text:alphabetical-index-mark-start text:id="IMark95971144"/>engine<text:alphabetical-index-mark-end text:id="IMark95971144"/><text:alphabetical-index-mark-end text:id="IMark95940616"/> of the <text:alphabetical-index-mark-start text:id="IMark95854312"/><text:alphabetical-index-mark-start text:id="IMark95979800"/><text:alphabetical-index-mark-start text:id="IMark95850616"/>DGIIIAI<text:alphabetical-index-mark-end text:id="IMark95850616"/><text:alphabetical-index-mark-end text:id="IMark95979800"/><text:alphabetical-index-mark-end text:id="IMark95854312"/> <text:alphabetical-index-mark-start text:id="IMark96170744"/><text:alphabetical-index-mark-start text:id="IMark96169240"/>ship<text:alphabetical-index-mark-end text:id="IMark96169240"/><text:alphabetical-index-mark-end text:id="IMark96170744"/>.</text:p>
      <text:p text:style-name="P35"/>
      <text:p text:style-name="P36">It us<text:alphabetical-index-mark-start text:id="IMark95976872"/>es<text:alphabetical-index-mark-end text:id="IMark95976872"/> a limited <text:alphabetical-index-mark-start text:id="IMark95865768"/><text:alphabetical-index-mark-start text:id="IMark95943336"/>number<text:alphabetical-index-mark-end text:id="IMark95943336"/><text:alphabetical-index-mark-end text:id="IMark95865768"/> of <text:alphabetical-index-mark-start text:id="IMark95989688"/><text:alphabetical-index-mark-start text:id="IMark95937000"/>button<text:alphabetical-index-mark-end text:id="IMark95937000"/><text:alphabetical-index-mark-end text:id="IMark95989688"/>s that allow to <text:alphabetical-index-mark-start text:id="IMark95838760"/><text:alphabetical-index-mark-start text:id="IMark95840888"/><text:alphabetical-index-mark-start text:id="IMark95855816"/>connect<text:alphabetical-index-mark-end text:id="IMark95855816"/><text:alphabetical-index-mark-end text:id="IMark95840888"/><text:alphabetical-index-mark-end text:id="IMark95838760"/> and <text:alphabetical-index-mark-start text:id="IMark95798136"/><text:alphabetical-index-mark-start text:id="IMark95969784"/><text:alphabetical-index-mark-start text:id="IMark95982152"/>dis<text:alphabetical-index-mark-start text:id="IMark96454232"/><text:alphabetical-index-mark-start text:id="IMark95952824"/><text:alphabetical-index-mark-start text:id="IMark95858536"/>connect<text:alphabetical-index-mark-end text:id="IMark95858536"/><text:alphabetical-index-mark-end text:id="IMark95952824"/><text:alphabetical-index-mark-end text:id="IMark96454232"/><text:alphabetical-index-mark-end text:id="IMark95982152"/><text:alphabetical-index-mark-end text:id="IMark95969784"/><text:alphabetical-index-mark-end text:id="IMark95798136"/> to a <text:alphabetical-index-mark-start text:id="IMark96370552"/><text:alphabetical-index-mark-start text:id="IMark95975512"/><text:alphabetical-index-mark-start text:id="IMark95857176"/><text:alphabetical-index-mark-start text:id="IMark95937752"/>data<text:alphabetical-index-mark-end text:id="IMark95937752"/><text:alphabetical-index-mark-end text:id="IMark95857176"/>base<text:alphabetical-index-mark-end text:id="IMark95975512"/><text:alphabetical-index-mark-end text:id="IMark96370552"/>, and operate with the <text:alphabetical-index-mark-start text:id="IMark95846872"/><text:alphabetical-index-mark-start text:id="IMark95816680"/><text:alphabetical-index-mark-start text:id="IMark95964056"/>expert<text:alphabetical-index-mark-end text:id="IMark95964056"/><text:alphabetical-index-mark-end text:id="IMark95816680"/><text:alphabetical-index-mark-end text:id="IMark95846872"/> <text:alphabetical-index-mark-start text:id="IMark95878760"/><text:alphabetical-index-mark-start text:id="IMark95842200"/><text:alphabetical-index-mark-start text:id="IMark95968424"/>system<text:alphabetical-index-mark-end text:id="IMark95968424"/><text:alphabetical-index-mark-end text:id="IMark95842200"/><text:alphabetical-index-mark-end text:id="IMark95878760"/> <text:alphabetical-index-mark-start text:id="IMark95940616"/><text:alphabetical-index-mark-start text:id="IMark95854312"/>embedded<text:alphabetical-index-mark-end text:id="IMark95854312"/><text:alphabetical-index-mark-end text:id="IMark95940616"/> into the <text:alphabetical-index-mark-start text:id="IMark95971144"/><text:alphabetical-index-mark-start text:id="IMark95962696"/>code<text:alphabetical-index-mark-end text:id="IMark95962696"/><text:alphabetical-index-mark-end text:id="IMark95971144"/> of <text:alphabetical-index-mark-start text:id="IMark95981992"/><text:alphabetical-index-mark-start text:id="IMark95810632"/><text:alphabetical-index-mark-start text:id="IMark95959080"/>DGIIIAI<text:alphabetical-index-mark-end text:id="IMark95959080"/><text:alphabetical-index-mark-end text:id="IMark95810632"/><text:alphabetical-index-mark-end text:id="IMark95981992"/>.</text:p>
      <text:p text:style-name="P36"/>
      <text:p text:style-name="P36">This <text:alphabetical-index-mark-start text:id="IMark95989688"/><text:alphabetical-index-mark-start text:id="IMark95937000"/><text:alphabetical-index-mark-start text:id="IMark95976872"/>expert<text:alphabetical-index-mark-end text:id="IMark95976872"/><text:alphabetical-index-mark-end text:id="IMark95937000"/><text:alphabetical-index-mark-end text:id="IMark95989688"/> <text:alphabetical-index-mark-start text:id="IMark95838760"/><text:alphabetical-index-mark-start text:id="IMark95840888"/><text:alphabetical-index-mark-start text:id="IMark95855816"/>system<text:alphabetical-index-mark-end text:id="IMark95855816"/><text:alphabetical-index-mark-end text:id="IMark95840888"/><text:alphabetical-index-mark-end text:id="IMark95838760"/> operat<text:alphabetical-index-mark-start text:id="IMark95798136"/>es<text:alphabetical-index-mark-end text:id="IMark95798136"/> <text:alphabetical-index-mark-start text:id="IMark95969784"/>es<text:alphabetical-index-mark-end text:id="IMark95969784"/>sentially based on facts characterized by a fact name <text:span text:style-name="T43">o</text:span>r <text:alphabetical-index-mark-start text:id="IMark95982152"/><text:alphabetical-index-mark-start text:id="IMark96454232"/><text:alphabetical-index-mark-start text:id="IMark95952824"/><text:span text:style-name="T44">Item</text:span><text:alphabetical-index-mark-end text:id="IMark95952824"/><text:alphabetical-index-mark-end text:id="IMark96454232"/><text:alphabetical-index-mark-end text:id="IMark95982152"/> <text:alphabetical-index-mark-start text:id="IMark95858536"/><text:alphabetical-index-mark-start text:id="IMark95857176"/>field<text:alphabetical-index-mark-end text:id="IMark95857176"/><text:alphabetical-index-mark-end text:id="IMark95858536"/>, and a <text:alphabetical-index-mark-start text:id="IMark95937752"/><text:alphabetical-index-mark-start text:id="IMark95810632"/><text:alphabetical-index-mark-start text:id="IMark95981992"/><text:span text:style-name="T44">Value</text:span><text:alphabetical-index-mark-end text:id="IMark95981992"/><text:alphabetical-index-mark-end text:id="IMark95810632"/><text:alphabetical-index-mark-end text:id="IMark95937752"/>. Each fact is contained in a <text:alphabetical-index-mark-start text:id="IMark95959080"/><text:alphabetical-index-mark-start text:id="IMark95971144"/>record<text:alphabetical-index-mark-end text:id="IMark95971144"/><text:alphabetical-index-mark-end text:id="IMark95959080"/> of a <text:alphabetical-index-mark-start text:id="IMark95962696"/><text:alphabetical-index-mark-start text:id="IMark95940616"/><text:alphabetical-index-mark-start text:id="IMark95854312"/><text:alphabetical-index-mark-start text:id="IMark95878760"/>data<text:alphabetical-index-mark-end text:id="IMark95878760"/><text:alphabetical-index-mark-end text:id="IMark95854312"/>base<text:alphabetical-index-mark-end text:id="IMark95940616"/><text:alphabetical-index-mark-end text:id="IMark95962696"/> <text:alphabetical-index-mark-start text:id="IMark95842200"/><text:alphabetical-index-mark-start text:id="IMark95968424"/>table<text:alphabetical-index-mark-end text:id="IMark95968424"/><text:alphabetical-index-mark-end text:id="IMark95842200"/> <text:alphabetical-index-mark-start text:id="IMark95846872"/>call<text:alphabetical-index-mark-end text:id="IMark95846872"/>ed <text:alphabetical-index-mark-start text:id="IMark95816680"/><text:alphabetical-index-mark-start text:id="IMark95964056"/><text:span text:style-name="T44">sde_facts</text:span><text:alphabetical-index-mark-end text:id="IMark95964056"/><text:alphabetical-index-mark-end text:id="IMark95816680"/>.</text:p>
      <text:p text:style-name="P36"/>
      <text:p text:style-name="P36"><text:alphabetical-index-mark-start text:id="IMark95937000"/><text:alphabetical-index-mark-start text:id="IMark95976872"/>Operation<text:alphabetical-index-mark-end text:id="IMark95976872"/><text:alphabetical-index-mark-end text:id="IMark95937000"/>s take place of the <text:alphabetical-index-mark-start text:id="IMark95838760"/><text:alphabetical-index-mark-start text:id="IMark95840888"/><text:alphabetical-index-mark-start text:id="IMark95855816"/><text:span text:style-name="T44">Value</text:span><text:alphabetical-index-mark-end text:id="IMark95855816"/><text:alphabetical-index-mark-end text:id="IMark95840888"/><text:alphabetical-index-mark-end text:id="IMark95838760"/> <text:alphabetical-index-mark-start text:id="IMark95798136"/><text:alphabetical-index-mark-start text:id="IMark95969784"/>field<text:alphabetical-index-mark-end text:id="IMark95969784"/><text:alphabetical-index-mark-end text:id="IMark95798136"/> of each <text:alphabetical-index-mark-start text:id="IMark95975512"/><text:alphabetical-index-mark-start text:id="IMark95982152"/>record<text:alphabetical-index-mark-end text:id="IMark95982152"/><text:alphabetical-index-mark-end text:id="IMark95975512"/> based on <text:alphabetical-index-mark-start text:id="IMark96454232"/><text:alphabetical-index-mark-start text:id="IMark95952824"/>data<text:alphabetical-index-mark-end text:id="IMark95952824"/><text:alphabetical-index-mark-end text:id="IMark96454232"/> that the <text:alphabetical-index-mark-start text:id="IMark95858536"/><text:alphabetical-index-mark-start text:id="IMark95857176"/><text:alphabetical-index-mark-start text:id="IMark95943336"/>Orb<text:span text:style-name="T41">i</text:span>ter<text:alphabetical-index-mark-end text:id="IMark95943336"/><text:alphabetical-index-mark-end text:id="IMark95857176"/><text:alphabetical-index-mark-end text:id="IMark95858536"/> API <text:alphabetical-index-mark-start text:id="IMark95846872"/><text:alphabetical-index-mark-start text:id="IMark95842200"/><text:alphabetical-index-mark-start text:id="IMark95968424"/>send<text:alphabetical-index-mark-end text:id="IMark95968424"/><text:alphabetical-index-mark-end text:id="IMark95842200"/><text:alphabetical-index-mark-end text:id="IMark95846872"/>s to the <text:alphabetical-index-mark-start text:id="IMark95962696"/><text:alphabetical-index-mark-start text:id="IMark95940616"/><text:alphabetical-index-mark-start text:id="IMark95854312"/>system<text:alphabetical-index-mark-end text:id="IMark95854312"/><text:alphabetical-index-mark-end text:id="IMark95940616"/><text:alphabetical-index-mark-end text:id="IMark95962696"/>, <text:alphabetical-index-mark-start text:id="IMark95878760"/><text:alphabetical-index-mark-start text:id="IMark95959080"/><text:alphabetical-index-mark-start text:id="IMark95971144"/>MFD<text:alphabetical-index-mark-end text:id="IMark95971144"/><text:alphabetical-index-mark-end text:id="IMark95959080"/><text:alphabetical-index-mark-end text:id="IMark95878760"/> or <text:alphabetical-index-mark-start text:id="IMark95937752"/><text:alphabetical-index-mark-start text:id="IMark95810632"/>module<text:alphabetical-index-mark-end text:id="IMark95810632"/><text:alphabetical-index-mark-end text:id="IMark95937752"/> <text:alphabetical-index-mark-start text:id="IMark95981992"/><text:alphabetical-index-mark-start text:id="IMark95865768"/><text:alphabetical-index-mark-start text:id="IMark95964056"/>input<text:alphabetical-index-mark-end text:id="IMark95964056"/><text:alphabetical-index-mark-end text:id="IMark95865768"/><text:alphabetical-index-mark-end text:id="IMark95981992"/>, and the set of rul<text:alphabetical-index-mark-start text:id="IMark95816680"/>es<text:alphabetical-index-mark-end text:id="IMark95816680"/> that the <text:alphabetical-index-mark-start text:id="IMark95989688"/><text:alphabetical-index-mark-start text:id="IMark96370552"/><text:alphabetical-index-mark-start text:id="IMark96170744"/>expert<text:alphabetical-index-mark-end text:id="IMark96170744"/><text:alphabetical-index-mark-end text:id="IMark96370552"/><text:alphabetical-index-mark-end text:id="IMark95989688"/> <text:alphabetical-index-mark-start text:id="IMark95878072"/><text:alphabetical-index-mark-start text:id="IMark95951384"/><text:alphabetical-index-mark-start text:id="IMark95861320"/>system<text:alphabetical-index-mark-end text:id="IMark95861320"/><text:alphabetical-index-mark-end text:id="IMark95951384"/><text:alphabetical-index-mark-end text:id="IMark95878072"/> has. Those rul<text:alphabetical-index-mark-start text:id="IMark95966232"/>es<text:alphabetical-index-mark-end text:id="IMark95966232"/> are contained per <text:alphabetical-index-mark-start text:id="IMark96166552"/><text:alphabetical-index-mark-start text:id="IMark95956888"/>operation<text:alphabetical-index-mark-end text:id="IMark95956888"/><text:alphabetical-index-mark-end text:id="IMark96166552"/> in a <text:alphabetical-index-mark-start text:id="IMark95867800"/><text:alphabetical-index-mark-start text:id="IMark95868488"/>table<text:alphabetical-index-mark-end text:id="IMark95868488"/><text:alphabetical-index-mark-end text:id="IMark95867800"/> <text:alphabetical-index-mark-start text:id="IMark96171496"/>call<text:alphabetical-index-mark-end text:id="IMark96171496"/>ed <text:alphabetical-index-mark-start text:id="IMark95960472"/><text:alphabetical-index-mark-start text:id="IMark95973464"/><text:span text:style-name="T44">sde_rul</text:span><text:alphabetical-index-mark-start text:id="IMark96157400"/><text:span text:style-name="T44">es</text:span><text:alphabetical-index-mark-end text:id="IMark96157400"/><text:alphabetical-index-mark-end text:id="IMark95973464"/><text:alphabetical-index-mark-end text:id="IMark95960472"/>.</text:p>
      <text:p text:style-name="P36"/>
      <text:p text:style-name="P37">The <text:alphabetical-index-mark-start text:id="IMark95969784"/><text:alphabetical-index-mark-start text:id="IMark95975512"/>artificial<text:alphabetical-index-mark-end text:id="IMark95975512"/><text:alphabetical-index-mark-end text:id="IMark95969784"/> <text:alphabetical-index-mark-start text:id="IMark95982152"/><text:alphabetical-index-mark-start text:id="IMark96454232"/>intelligence<text:alphabetical-index-mark-end text:id="IMark96454232"/><text:alphabetical-index-mark-end text:id="IMark95982152"/> <text:alphabetical-index-mark-start text:id="IMark95952824"/><text:alphabetical-index-mark-start text:id="IMark95858536"/>engine<text:alphabetical-index-mark-end text:id="IMark95858536"/><text:alphabetical-index-mark-end text:id="IMark95952824"/> or <text:alphabetical-index-mark-start text:id="IMark95857176"/><text:alphabetical-index-mark-start text:id="IMark95943336"/><text:alphabetical-index-mark-start text:id="IMark95846872"/>AIE<text:alphabetical-index-mark-end text:id="IMark95846872"/><text:alphabetical-index-mark-end text:id="IMark95943336"/><text:alphabetical-index-mark-end text:id="IMark95857176"/> cycli<text:alphabetical-index-mark-start text:id="IMark95842200"/>call<text:alphabetical-index-mark-end text:id="IMark95842200"/>y reads the <text:alphabetical-index-mark-start text:id="IMark95968424"/><text:alphabetical-index-mark-start text:id="IMark95962696"/>contents<text:alphabetical-index-mark-end text:id="IMark95962696"/><text:alphabetical-index-mark-end text:id="IMark95968424"/> of each <text:alphabetical-index-mark-start text:id="IMark95940616"/><text:alphabetical-index-mark-start text:id="IMark95854312"/>table<text:alphabetical-index-mark-end text:id="IMark95854312"/><text:alphabetical-index-mark-end text:id="IMark95940616"/> of the <text:alphabetical-index-mark-start text:id="IMark95878760"/><text:alphabetical-index-mark-start text:id="IMark95959080"/>knowledge<text:alphabetical-index-mark-end text:id="IMark95959080"/><text:alphabetical-index-mark-end text:id="IMark95878760"/> base (a name given to a <text:alphabetical-index-mark-start text:id="IMark95971144"/><text:alphabetical-index-mark-start text:id="IMark95937752"/><text:alphabetical-index-mark-start text:id="IMark95810632"/><text:alphabetical-index-mark-start text:id="IMark95989688"/>data<text:alphabetical-index-mark-end text:id="IMark95989688"/><text:alphabetical-index-mark-end text:id="IMark95810632"/>base<text:alphabetical-index-mark-end text:id="IMark95937752"/><text:alphabetical-index-mark-end text:id="IMark95971144"/> that contains <text:alphabetical-index-mark-start text:id="IMark96370552"/><text:alphabetical-index-mark-start text:id="IMark95816680"/><text:alphabetical-index-mark-start text:id="IMark95981992"/>expert<text:alphabetical-index-mark-end text:id="IMark95981992"/><text:alphabetical-index-mark-end text:id="IMark95816680"/><text:alphabetical-index-mark-end text:id="IMark96370552"/> <text:alphabetical-index-mark-start text:id="IMark95865768"/><text:alphabetical-index-mark-start text:id="IMark95964056"/>knowledge<text:alphabetical-index-mark-end text:id="IMark95964056"/><text:alphabetical-index-mark-end text:id="IMark95865768"/> of some type, in this case, how to fly a <text:alphabetical-index-mark-start text:id="IMark95937000"/><text:alphabetical-index-mark-start text:id="IMark95976872"/><text:alphabetical-index-mark-start text:id="IMark95840888"/>spac<text:alphabetical-index-mark-start text:id="IMark95838760"/>e<text:alphabetical-index-mark-end text:id="IMark95840888"/><text:alphabetical-index-mark-end text:id="IMark95976872"/><text:alphabetical-index-mark-end text:id="IMark95937000"/><text:alphabetical-index-mark-start text:id="IMark95798136"/><text:alphabetical-index-mark-start text:id="IMark95855816"/>s<text:alphabetical-index-mark-end text:id="IMark95838760"/>hip<text:alphabetical-index-mark-end text:id="IMark95855816"/><text:alphabetical-index-mark-end text:id="IMark95798136"/>), the <text:alphabetical-index-mark-start text:id="IMark95979800"/>external<text:alphabetical-index-mark-end text:id="IMark95979800"/> <text:alphabetical-index-mark-start text:id="IMark95850616"/><text:alphabetical-index-mark-start text:id="IMark95810488"/>modul<text:alphabetical-index-mark-start text:id="IMark96190328"/>e<text:alphabetical-index-mark-end text:id="IMark95810488"/><text:alphabetical-index-mark-end text:id="IMark95850616"/>s<text:alphabetical-index-mark-end text:id="IMark96190328"/> such as this <text:alphabetical-index-mark-start text:id="IMark96165192"/><text:alphabetical-index-mark-start text:id="IMark96171496"/><text:alphabetical-index-mark-start text:id="IMark95867800"/>MFD<text:alphabetical-index-mark-end text:id="IMark95867800"/><text:alphabetical-index-mark-end text:id="IMark96171496"/><text:alphabetical-index-mark-end text:id="IMark96165192"/>, and appli<text:alphabetical-index-mark-start text:id="IMark95868488"/>es<text:alphabetical-index-mark-end text:id="IMark95868488"/> the appropriate rul<text:alphabetical-index-mark-start text:id="IMark96166552"/>es<text:alphabetical-index-mark-end text:id="IMark96166552"/>, according to the <text:alphabetical-index-mark-start text:id="IMark95956888"/><text:alphabetical-index-mark-start text:id="IMark95966232"/>data<text:alphabetical-index-mark-end text:id="IMark95966232"/><text:alphabetical-index-mark-end text:id="IMark95956888"/> it has at a given moment.</text:p>
      <text:p text:style-name="P37"/>
      <text:p text:style-name="P37">Then, once the rul<text:alphabetical-index-mark-start text:id="IMark96454232"/>es<text:alphabetical-index-mark-end text:id="IMark96454232"/> are applied and the <text:alphabetical-index-mark-start text:id="IMark95952824"/><text:alphabetical-index-mark-start text:id="IMark95858536"/>contents<text:alphabetical-index-mark-end text:id="IMark95858536"/><text:alphabetical-index-mark-end text:id="IMark95952824"/> of the <text:alphabetical-index-mark-start text:id="IMark95857176"/><text:alphabetical-index-mark-start text:id="IMark95943336"/><text:alphabetical-index-mark-start text:id="IMark95846872"/>Value<text:alphabetical-index-mark-end text:id="IMark95846872"/><text:alphabetical-index-mark-end text:id="IMark95943336"/><text:alphabetical-index-mark-end text:id="IMark95857176"/> <text:alphabetical-index-mark-start text:id="IMark95842200"/><text:alphabetical-index-mark-start text:id="IMark95968424"/>field<text:alphabetical-index-mark-end text:id="IMark95968424"/><text:alphabetical-index-mark-end text:id="IMark95842200"/> of each fact <text:alphabetical-index-mark-start text:id="IMark95962696"/><text:alphabetical-index-mark-start text:id="IMark95940616"/>record<text:alphabetical-index-mark-end text:id="IMark95940616"/><text:alphabetical-index-mark-end text:id="IMark95962696"/> have been transacted, those <text:alphabetical-index-mark-start text:id="IMark95854312"/><text:alphabetical-index-mark-start text:id="IMark95878760"/><text:alphabetical-index-mark-start text:id="IMark95959080"/>valu<text:alphabetical-index-mark-start text:id="IMark95810632"/>e<text:alphabetical-index-mark-end text:id="IMark95959080"/><text:alphabetical-index-mark-end text:id="IMark95878760"/><text:alphabetical-index-mark-end text:id="IMark95854312"/>s<text:alphabetical-index-mark-end text:id="IMark95810632"/> are returned to the <text:alphabetical-index-mark-start text:id="IMark95989688"/>OAPI<text:alphabetical-index-mark-end text:id="IMark95989688"/> and the <text:alphabetical-index-mark-start text:id="IMark95971144"/><text:alphabetical-index-mark-start text:id="IMark95937752"/>ship<text:alphabetical-index-mark-end text:id="IMark95937752"/><text:alphabetical-index-mark-end text:id="IMark95971144"/> do<text:alphabetical-index-mark-start text:id="IMark95969784"/>es<text:alphabetical-index-mark-end text:id="IMark95969784"/> <text:span text:style-name="T70">w</text:span>hat is being told to do like increase <text:alphabetical-index-mark-start text:id="IMark96370552"/>thrust<text:alphabetical-index-mark-end text:id="IMark96370552"/>, or <text:alphabetical-index-mark-start text:id="IMark95816680"/>angle<text:alphabetical-index-mark-end text:id="IMark95816680"/> off attack, change its <text:alphabetical-index-mark-start text:id="IMark95981992"/>heading<text:alphabetical-index-mark-end text:id="IMark95981992"/>, etc.</text:p>
      <text:p text:style-name="P37"/>
      <text:p text:style-name="P37"><text:span text:style-name="T43">This, in </text:span><text:alphabetical-index-mark-start text:id="IMark95840888"/><text:span text:style-name="T43">es</text:span><text:alphabetical-index-mark-end text:id="IMark95840888"/><text:span text:style-name="T43">sence, is the context in which </text:span><text:alphabetical-index-mark-start text:id="IMark95982152"/><text:alphabetical-index-mark-start text:id="IMark95975512"/><text:alphabetical-index-mark-start text:id="IMark95865768"/><text:alphabetical-index-mark-start text:id="IMark95964056"/><text:alphabetical-index-mark-start text:id="IMark96454232"/><text:alphabetical-index-mark-start text:id="IMark95855816"/><text:span text:style-name="T43">SQLC</text:span><text:alphabetical-index-mark-end text:id="IMark95855816"/><text:alphabetical-index-mark-end text:id="IMark96454232"/><text:alphabetical-index-mark-end text:id="IMark95964056"/><text:alphabetical-index-mark-end text:id="IMark95865768"/><text:alphabetical-index-mark-end text:id="IMark95975512"/><text:alphabetical-index-mark-end text:id="IMark95982152"/><text:span text:style-name="T43"> operat</text:span><text:alphabetical-index-mark-start text:id="IMark95952824"/><text:span text:style-name="T43">es</text:span><text:alphabetical-index-mark-end text:id="IMark95952824"/><text:span text:style-name="T43">. </text:span>For more <text:alphabetical-index-mark-start text:id="IMark95858536"/>information<text:alphabetical-index-mark-end text:id="IMark95858536"/> on how the <text:alphabetical-index-mark-start text:id="IMark95857176"/><text:alphabetical-index-mark-start text:id="IMark95943336"/><text:alphabetical-index-mark-start text:id="IMark95846872"/>AIE<text:alphabetical-index-mark-end text:id="IMark95846872"/><text:alphabetical-index-mark-end text:id="IMark95943336"/><text:alphabetical-index-mark-end text:id="IMark95857176"/> operat<text:alphabetical-index-mark-start text:id="IMark95842200"/>es<text:alphabetical-index-mark-end text:id="IMark95842200"/> and the characteristics of the <text:alphabetical-index-mark-start text:id="IMark95968424"/><text:alphabetical-index-mark-start text:id="IMark95962696"/><text:alphabetical-index-mark-start text:id="IMark95940616"/><text:alphabetical-index-mark-start text:id="IMark95854312"/><text:alphabetical-index-mark-start text:id="IMark95878760"/><text:alphabetical-index-mark-start text:id="IMark95959080"/>KB<text:alphabetical-index-mark-end text:id="IMark95959080"/><text:alphabetical-index-mark-end text:id="IMark95878760"/><text:alphabetical-index-mark-end text:id="IMark95854312"/><text:alphabetical-index-mark-end text:id="IMark95940616"/><text:alphabetical-index-mark-end text:id="IMark95962696"/><text:alphabetical-index-mark-end text:id="IMark95968424"/> of <text:alphabetical-index-mark-start text:id="IMark95810632"/><text:alphabetical-index-mark-start text:id="IMark95798136"/><text:alphabetical-index-mark-start text:id="IMark95989688"/>DGIIIAI<text:alphabetical-index-mark-end text:id="IMark95989688"/><text:alphabetical-index-mark-end text:id="IMark95798136"/><text:alphabetical-index-mark-end text:id="IMark95810632"/>, please <text:span text:style-name="T43">read </text:span><text:span text:style-name="T16">[4.]</text:span><text:span text:style-name="T43"> and </text:span><text:span text:style-name="T16">[5.]</text:span><text:span text:style-name="T43"> in this </text:span><text:alphabetical-index-mark-start text:id="IMark95971144"/><text:alphabetical-index-mark-start text:id="IMark95937752"/><text:span text:style-name="T43">document</text:span><text:alphabetical-index-mark-end text:id="IMark95937752"/><text:alphabetical-index-mark-end text:id="IMark95971144"/><text:span text:style-name="T43"> and </text:span>review the <text:alphabetical-index-mark-start text:id="IMark95969784"/><text:alphabetical-index-mark-start text:id="IMark95816680"/><text:alphabetical-index-mark-start text:id="IMark95981992"/>DGIIIAI<text:alphabetical-index-mark-end text:id="IMark95981992"/><text:alphabetical-index-mark-end text:id="IMark95816680"/><text:alphabetical-index-mark-end text:id="IMark95969784"/>.pdf <text:alphabetical-index-mark-start text:id="IMark96370552"/><text:alphabetical-index-mark-start text:id="IMark95838760"/>document<text:alphabetical-index-mark-end text:id="IMark95838760"/><text:alphabetical-index-mark-end text:id="IMark96370552"/> that accompani<text:alphabetical-index-mark-start text:id="IMark95976872"/>es<text:alphabetical-index-mark-end text:id="IMark95976872"/> the <text:alphabetical-index-mark-start text:id="IMark95937000"/><text:alphabetical-index-mark-start text:id="IMark95868488"/><text:alphabetical-index-mark-start text:id="IMark96166552"/><text:alphabetical-index-mark-start text:id="IMark95966232"/>install<text:alphabetical-index-mark-end text:id="IMark95966232"/><text:alphabetical-index-mark-end text:id="IMark96166552"/>ation<text:alphabetical-index-mark-end text:id="IMark95868488"/><text:alphabetical-index-mark-end text:id="IMark95937000"/> <text:alphabetical-index-mark-start text:id="IMark95956888"/><text:alphabetical-index-mark-start text:id="IMark96165192"/>fil<text:alphabetical-index-mark-start text:id="IMark96171496"/>e<text:alphabetical-index-mark-end text:id="IMark96165192"/><text:alphabetical-index-mark-end text:id="IMark95956888"/>s<text:alphabetical-index-mark-end text:id="IMark96171496"/> for the <text:alphabetical-index-mark-start text:id="IMark95867800"/><text:alphabetical-index-mark-start text:id="IMark96190328"/><text:alphabetical-index-mark-start text:id="IMark95850616"/>DGIIIAI<text:alphabetical-index-mark-end text:id="IMark95850616"/><text:alphabetical-index-mark-end text:id="IMark96190328"/><text:alphabetical-index-mark-end text:id="IMark95867800"/> <text:alphabetical-index-mark-start text:id="IMark95810488"/><text:alphabetical-index-mark-start text:id="IMark95979800"/>project<text:alphabetical-index-mark-end text:id="IMark95979800"/><text:alphabetical-index-mark-end text:id="IMark95810488"/>.</text:p>
      <text:p text:style-name="P9"/>
      <text:p text:style-name="P9"/>
      <text:p text:style-name="P9"/>
      <text:h text:style-name="P86" text:outline-level="1"><text:bookmark-start text:name="__RefHeading___Toc72864_673741182"/>2. Conventions, caveats and base <text:alphabetical-index-mark-start text:id="IMark95857176"/><text:alphabetical-index-mark-start text:id="IMark95846872"/>condition<text:alphabetical-index-mark-end text:id="IMark95846872"/><text:alphabetical-index-mark-end text:id="IMark95857176"/>s of <text:alphabetical-index-mark-start text:id="IMark95842200"/><text:alphabetical-index-mark-start text:id="IMark95840888"/>develop<text:alphabetical-index-mark-end text:id="IMark95840888"/><text:alphabetical-index-mark-end text:id="IMark95842200"/>ment<text:bookmark-end text:name="__RefHeading___Toc72864_673741182"/></text:h>
      <text:p text:style-name="P9"/>
      <text:p text:style-name="P29">For the <text:alphabetical-index-mark-start text:id="IMark95940616"/><text:alphabetical-index-mark-start text:id="IMark95854312"/><text:alphabetical-index-mark-start text:id="IMark95878760"/><text:alphabetical-index-mark-start text:id="IMark95959080"/><text:alphabetical-index-mark-start text:id="IMark95810632"/><text:alphabetical-index-mark-start text:id="IMark95798136"/>SQLC<text:alphabetical-index-mark-end text:id="IMark95798136"/><text:alphabetical-index-mark-end text:id="IMark95810632"/><text:alphabetical-index-mark-end text:id="IMark95959080"/><text:alphabetical-index-mark-end text:id="IMark95878760"/><text:alphabetical-index-mark-end text:id="IMark95854312"/><text:alphabetical-index-mark-end text:id="IMark95940616"/> <text:alphabetical-index-mark-start text:id="IMark95989688"/><text:alphabetical-index-mark-start text:id="IMark95982152"/>project<text:alphabetical-index-mark-end text:id="IMark95982152"/><text:alphabetical-index-mark-end text:id="IMark95989688"/>, all considerations regarding th<text:alphabetical-index-mark-start text:id="IMark95975512"/>es<text:alphabetical-index-mark-end text:id="IMark95975512"/>e points are the same that are applicable for the <text:alphabetical-index-mark-start text:id="IMark95971144"/><text:alphabetical-index-mark-start text:id="IMark95937752"/><text:alphabetical-index-mark-start text:id="IMark96482136"/>DGIIIAI<text:alphabetical-index-mark-end text:id="IMark96482136"/><text:alphabetical-index-mark-end text:id="IMark95937752"/><text:alphabetical-index-mark-end text:id="IMark95971144"/> <text:alphabetical-index-mark-start text:id="IMark95969784"/><text:alphabetical-index-mark-start text:id="IMark95816680"/>project<text:alphabetical-index-mark-end text:id="IMark95816680"/><text:alphabetical-index-mark-end text:id="IMark95969784"/>. </text:p>
      <text:p text:style-name="P29"/>
      <text:p text:style-name="P38">Terms and <text:alphabetical-index-mark-start text:id="IMark96370552"/><text:alphabetical-index-mark-start text:id="IMark95838760"/>abbreviation<text:alphabetical-index-mark-end text:id="IMark95838760"/><text:alphabetical-index-mark-end text:id="IMark96370552"/>s used in this <text:alphabetical-index-mark-start text:id="IMark95964056"/><text:alphabetical-index-mark-start text:id="IMark95865768"/>document<text:alphabetical-index-mark-end text:id="IMark95865768"/><text:alphabetical-index-mark-end text:id="IMark95964056"/> are also defined in <text:alphabetical-index-mark-start text:id="IMark95855816"/><text:alphabetical-index-mark-start text:id="IMark96454232"/>section<text:alphabetical-index-mark-end text:id="IMark96454232"/><text:alphabetical-index-mark-end text:id="IMark95855816"/> [2.] of <text:alphabetical-index-mark-start text:id="IMark95858536"/><text:alphabetical-index-mark-start text:id="IMark95952824"/><text:alphabetical-index-mark-start text:id="IMark95840888"/>DGIIIAI<text:alphabetical-index-mark-end text:id="IMark95840888"/><text:alphabetical-index-mark-end text:id="IMark95952824"/><text:alphabetical-index-mark-end text:id="IMark95858536"/>.pdf. This <text:alphabetical-index-mark-start text:id="IMark95842200"/><text:alphabetical-index-mark-start text:id="IMark95857176"/>document<text:alphabetical-index-mark-end text:id="IMark95857176"/><text:alphabetical-index-mark-end text:id="IMark95842200"/> is available amongst the <text:alphabetical-index-mark-start text:id="IMark95846872"/><text:alphabetical-index-mark-start text:id="IMark95943336"/><text:alphabetical-index-mark-start text:id="IMark95962696"/><text:alphabetical-index-mark-start text:id="IMark95968424"/>install<text:alphabetical-index-mark-end text:id="IMark95968424"/><text:alphabetical-index-mark-end text:id="IMark95962696"/>ation<text:alphabetical-index-mark-end text:id="IMark95943336"/><text:alphabetical-index-mark-end text:id="IMark95846872"/> <text:alphabetical-index-mark-start text:id="IMark96767384"/><text:alphabetical-index-mark-start text:id="IMark95816680"/>fil<text:alphabetical-index-mark-start text:id="IMark95969784"/>e<text:alphabetical-index-mark-end text:id="IMark95816680"/><text:alphabetical-index-mark-end text:id="IMark96767384"/>s<text:alphabetical-index-mark-end text:id="IMark95969784"/> for <text:alphabetical-index-mark-start text:id="IMark95971144"/><text:alphabetical-index-mark-start text:id="IMark95937752"/>project<text:alphabetical-index-mark-end text:id="IMark95937752"/><text:alphabetical-index-mark-end text:id="IMark95971144"/> <text:alphabetical-index-mark-start text:id="IMark96482136"/><text:alphabetical-index-mark-start text:id="IMark95975512"/><text:alphabetical-index-mark-start text:id="IMark95989688"/>DGIIIAI<text:alphabetical-index-mark-end text:id="IMark95989688"/><text:alphabetical-index-mark-end text:id="IMark95975512"/><text:alphabetical-index-mark-end text:id="IMark96482136"/>.</text:p>
      <text:p text:style-name="P9"/>
      <text:p text:style-name="P9"/>
      <text:p text:style-name="P9"/>
      <text:h text:style-name="P86" text:outline-level="1"><text:bookmark-start text:name="__RefHeading___Toc72866_673741182"/>3. <text:alphabetical-index-mark-start text:id="IMark95976872"/><text:alphabetical-index-mark-start text:id="IMark95982152"/>Develop<text:alphabetical-index-mark-end text:id="IMark95982152"/><text:alphabetical-index-mark-end text:id="IMark95976872"/>ment<text:bookmark-end text:name="__RefHeading___Toc72866_673741182"/></text:h>
      <text:p text:style-name="P9"/>
      <text:p text:style-name="P30"><text:alphabetical-index-mark-start text:id="IMark95940616"/><text:alphabetical-index-mark-start text:id="IMark95964056"/><text:alphabetical-index-mark-start text:id="IMark95865768"/><text:alphabetical-index-mark-start text:id="IMark95854312"/><text:alphabetical-index-mark-start text:id="IMark95855816"/><text:alphabetical-index-mark-start text:id="IMark96454232"/><text:span text:style-name="T42">SQLC</text:span><text:alphabetical-index-mark-end text:id="IMark96454232"/><text:alphabetical-index-mark-end text:id="IMark95855816"/><text:alphabetical-index-mark-end text:id="IMark95854312"/><text:alphabetical-index-mark-end text:id="IMark95865768"/><text:alphabetical-index-mark-end text:id="IMark95964056"/><text:alphabetical-index-mark-end text:id="IMark95940616"/><text:span text:style-name="T42"> provid</text:span><text:alphabetical-index-mark-start text:id="IMark95975512"/><text:span text:style-name="T42">es</text:span><text:alphabetical-index-mark-end text:id="IMark95975512"/><text:span text:style-name="T42"> a basic </text:span><text:alphabetical-index-mark-start text:id="IMark96482136"/><text:alphabetical-index-mark-start text:id="IMark95989688"/><text:span text:style-name="T42">interface</text:span><text:alphabetical-index-mark-end text:id="IMark95989688"/><text:alphabetical-index-mark-end text:id="IMark96482136"/><text:span text:style-name="T42"> to </text:span><text:alphabetical-index-mark-start text:id="IMark95971144"/><text:span text:style-name="T42">DGIIIAI</text:span><text:alphabetical-index-mark-end text:id="IMark95971144"/><text:span text:style-name="T42">’s </text:span><text:alphabetical-index-mark-start text:id="IMark95937752"/><text:alphabetical-index-mark-start text:id="IMark95969784"/><text:alphabetical-index-mark-start text:id="IMark95816680"/><text:span text:style-name="T42">AIE</text:span><text:alphabetical-index-mark-end text:id="IMark95816680"/><text:alphabetical-index-mark-end text:id="IMark95969784"/><text:alphabetical-index-mark-end text:id="IMark95937752"/><text:span text:style-name="T42"> and there is still plenty of room for </text:span><text:alphabetical-index-mark-start text:id="IMark95846872"/><text:alphabetical-index-mark-start text:id="IMark95943336"/><text:span text:style-name="T42">improve</text:span><text:alphabetical-index-mark-end text:id="IMark95943336"/><text:alphabetical-index-mark-end text:id="IMark95846872"/><text:span text:style-name="T42">ment. At the </text:span><text:alphabetical-index-mark-start text:id="IMark95962696"/><text:span text:style-name="T42">time</text:span><text:alphabetical-index-mark-end text:id="IMark95962696"/><text:span text:style-name="T42"> of this writing s</text:span>ome aspects of this <text:alphabetical-index-mark-start text:id="IMark95968424"/><text:alphabetical-index-mark-start text:id="IMark95842200"/>project<text:alphabetical-index-mark-end text:id="IMark95842200"/><text:alphabetical-index-mark-end text:id="IMark95968424"/> can still be <text:alphabetical-index-mark-start text:id="IMark95857176"/><text:alphabetical-index-mark-start text:id="IMark95858536"/>develop<text:alphabetical-index-mark-end text:id="IMark95858536"/><text:alphabetical-index-mark-end text:id="IMark95857176"/>ed, like:</text:p>
      <text:p text:style-name="P30"/>
      <text:h text:style-name="Heading_20_2" text:outline-level="2"><text:bookmark-start text:name="__RefHeading___Toc1655_964193841"/>3.1. Use of <text:alphabetical-index-mark-start text:id="IMark95798136"/><text:alphabetical-index-mark-start text:id="IMark95937000"/><text:alphabetical-index-mark-start text:id="IMark95981992"/><text:alphabetical-index-mark-start text:id="IMark95982152"/><text:alphabetical-index-mark-start text:id="IMark95976872"/><text:alphabetical-index-mark-start text:id="IMark95539896"/>SQLC<text:alphabetical-index-mark-end text:id="IMark95539896"/><text:alphabetical-index-mark-end text:id="IMark95976872"/><text:alphabetical-index-mark-end text:id="IMark95982152"/><text:alphabetical-index-mark-end text:id="IMark95981992"/><text:alphabetical-index-mark-end text:id="IMark95937000"/><text:alphabetical-index-mark-end text:id="IMark95798136"/> with any <text:alphabetical-index-mark-start text:id="IMark95838760"/><text:alphabetical-index-mark-start text:id="IMark96370552"/>R<text:alphabetical-index-mark-start text:id="IMark95952824"/><text:alphabetical-index-mark-start text:id="IMark95940616"/>DBMS<text:alphabetical-index-mark-end text:id="IMark95940616"/><text:alphabetical-index-mark-end text:id="IMark95952824"/><text:alphabetical-index-mark-end text:id="IMark96370552"/><text:alphabetical-index-mark-end text:id="IMark95838760"/>.<text:bookmark-end text:name="__RefHeading___Toc1655_964193841"/></text:h>
      <text:p text:style-name="P30"/>
      <text:p text:style-name="P30"><text:alphabetical-index-mark-start text:id="IMark96454232"/><text:alphabetical-index-mark-start text:id="IMark95975512"/><text:alphabetical-index-mark-start text:id="IMark96482136"/>Orbiter<text:alphabetical-index-mark-end text:id="IMark96482136"/><text:alphabetical-index-mark-end text:id="IMark95975512"/><text:alphabetical-index-mark-end text:id="IMark96454232"/> <text:alphabetical-index-mark-start text:id="IMark95989688"/><text:alphabetical-index-mark-start text:id="IMark95971144"/>ship<text:alphabetical-index-mark-end text:id="IMark95971144"/><text:alphabetical-index-mark-end text:id="IMark95989688"/>s never made use of <text:alphabetical-index-mark-start text:id="IMark95937752"/><text:alphabetical-index-mark-start text:id="IMark95969784"/><text:alphabetical-index-mark-start text:id="IMark95816680"/><text:alphabetical-index-mark-start text:id="IMark95846872"/>data<text:alphabetical-index-mark-end text:id="IMark95846872"/><text:alphabetical-index-mark-end text:id="IMark95816680"/>base<text:alphabetical-index-mark-end text:id="IMark95969784"/><text:alphabetical-index-mark-end text:id="IMark95937752"/> <text:alphabetical-index-mark-start text:id="IMark95943336"/><text:alphabetical-index-mark-start text:id="IMark95962696"/><text:alphabetical-index-mark-start text:id="IMark95858536"/>system<text:alphabetical-index-mark-end text:id="IMark95858536"/><text:alphabetical-index-mark-end text:id="IMark95962696"/><text:alphabetical-index-mark-end text:id="IMark95943336"/>s. In fact, <text:alphabetical-index-mark-start text:id="IMark95857176"/><text:alphabetical-index-mark-start text:id="IMark95968424"/>storage<text:alphabetical-index-mark-end text:id="IMark95968424"/><text:alphabetical-index-mark-end text:id="IMark95857176"/> faciliti<text:alphabetical-index-mark-start text:id="IMark95842200"/>es<text:alphabetical-index-mark-end text:id="IMark95842200"/> and <text:alphabetical-index-mark-start text:id="IMark95840888"/><text:alphabetical-index-mark-start text:id="IMark95878760"/><text:alphabetical-index-mark-start text:id="IMark95959080"/>procedur<text:alphabetical-index-mark-start text:id="IMark95810632"/>e<text:alphabetical-index-mark-end text:id="IMark95959080"/><text:alphabetical-index-mark-end text:id="IMark95878760"/><text:alphabetical-index-mark-end text:id="IMark95840888"/>s<text:alphabetical-index-mark-end text:id="IMark95810632"/> have always been limited to <text:alphabetical-index-mark-start text:id="IMark95798136"/><text:alphabetical-index-mark-start text:id="IMark95937000"/>flat<text:alphabetical-index-mark-end text:id="IMark95937000"/><text:alphabetical-index-mark-end text:id="IMark95798136"/> <text:alphabetical-index-mark-start text:id="IMark95981992"/><text:alphabetical-index-mark-start text:id="IMark95982152"/>fil<text:alphabetical-index-mark-start text:id="IMark95976872"/>e<text:alphabetical-index-mark-end text:id="IMark95982152"/><text:alphabetical-index-mark-end text:id="IMark95981992"/>s<text:alphabetical-index-mark-end text:id="IMark95976872"/>, which is fine for low - <text:s/><text:alphabetical-index-mark-start text:id="IMark95539896"/><text:alphabetical-index-mark-start text:id="IMark95838760"/>volume<text:alphabetical-index-mark-end text:id="IMark95838760"/><text:alphabetical-index-mark-end text:id="IMark95539896"/> reads and writ<text:alphabetical-index-mark-start text:id="IMark96370552"/>es<text:alphabetical-index-mark-end text:id="IMark96370552"/>. But <text:alphabetical-index-mark-start text:id="IMark95952824"/>AI<text:alphabetical-index-mark-end text:id="IMark95952824"/> and other <text:alphabetical-index-mark-start text:id="IMark95940616"/><text:alphabetical-index-mark-start text:id="IMark95865768"/>complex<text:alphabetical-index-mark-end text:id="IMark95865768"/><text:alphabetical-index-mark-end text:id="IMark95940616"/> <text:alphabetical-index-mark-start text:id="IMark95964056"/><text:alphabetical-index-mark-start text:id="IMark96774760"/><text:alphabetical-index-mark-start text:id="IMark95855816"/>system<text:alphabetical-index-mark-end text:id="IMark95855816"/><text:alphabetical-index-mark-end text:id="IMark96774760"/><text:alphabetical-index-mark-end text:id="IMark95964056"/>s might require more advanced <text:alphabetical-index-mark-start text:id="IMark95854312"/><text:alphabetical-index-mark-start text:id="IMark95868488"/>data<text:alphabetical-index-mark-end text:id="IMark95868488"/><text:alphabetical-index-mark-end text:id="IMark95854312"/> <text:alphabetical-index-mark-start text:id="IMark96166552"/><text:alphabetical-index-mark-start text:id="IMark95979800"/><text:alphabetical-index-mark-start text:id="IMark95810488"/><text:alphabetical-index-mark-start text:id="IMark96170744"/>manage<text:alphabetical-index-mark-end text:id="IMark96170744"/><text:alphabetical-index-mark-end text:id="IMark95810488"/>ment<text:alphabetical-index-mark-end text:id="IMark95979800"/><text:alphabetical-index-mark-end text:id="IMark96166552"/>.</text:p>
      <text:p text:style-name="P30"/>
      <text:p text:style-name="P30">Considering the <text:alphabetical-index-mark-start text:id="IMark95971144"/><text:alphabetical-index-mark-start text:id="IMark96454232"/>volume<text:alphabetical-index-mark-end text:id="IMark96454232"/><text:alphabetical-index-mark-end text:id="IMark95971144"/> of <text:alphabetical-index-mark-start text:id="IMark95816680"/><text:alphabetical-index-mark-start text:id="IMark95846872"/>data<text:alphabetical-index-mark-end text:id="IMark95846872"/><text:alphabetical-index-mark-end text:id="IMark95816680"/> that an <text:alphabetical-index-mark-start text:id="IMark95937752"/><text:alphabetical-index-mark-start text:id="IMark95969784"/>OSFS<text:alphabetical-index-mark-end text:id="IMark95969784"/><text:alphabetical-index-mark-end text:id="IMark95937752"/> <text:alphabetical-index-mark-start text:id="IMark95943336"/><text:alphabetical-index-mark-start text:id="IMark95962696"/>s<text:alphabetical-index-mark-start text:id="IMark95858536"/>es<text:alphabetical-index-mark-end text:id="IMark95858536"/>sion<text:alphabetical-index-mark-end text:id="IMark95962696"/><text:alphabetical-index-mark-end text:id="IMark95943336"/> might handle, <text:alphabetical-index-mark-start text:id="IMark95857176"/><text:alphabetical-index-mark-start text:id="IMark95968424"/>relational<text:alphabetical-index-mark-end text:id="IMark95968424"/><text:alphabetical-index-mark-end text:id="IMark95857176"/> <text:alphabetical-index-mark-start text:id="IMark95842200"/><text:alphabetical-index-mark-start text:id="IMark95840888"/><text:alphabetical-index-mark-start text:id="IMark95878760"/><text:alphabetical-index-mark-start text:id="IMark95959080"/>data<text:alphabetical-index-mark-end text:id="IMark95959080"/><text:alphabetical-index-mark-end text:id="IMark95878760"/>bas<text:alphabetical-index-mark-start text:id="IMark95810632"/>e<text:alphabetical-index-mark-end text:id="IMark95840888"/><text:alphabetical-index-mark-end text:id="IMark95842200"/>s<text:alphabetical-index-mark-end text:id="IMark95810632"/> could be well - suited for almost any need while providing safe <text:alphabetical-index-mark-start text:id="IMark95798136"/><text:alphabetical-index-mark-start text:id="IMark95937000"/>storage<text:alphabetical-index-mark-end text:id="IMark95937000"/><text:alphabetical-index-mark-end text:id="IMark95798136"/> and <text:alphabetical-index-mark-start text:id="IMark95981992"/><text:alphabetical-index-mark-start text:id="IMark95982152"/>data<text:alphabetical-index-mark-end text:id="IMark95982152"/><text:alphabetical-index-mark-end text:id="IMark95981992"/> <text:alphabetical-index-mark-start text:id="IMark95976872"/><text:alphabetical-index-mark-start text:id="IMark95539896"/><text:alphabetical-index-mark-start text:id="IMark95838760"/><text:alphabetical-index-mark-start text:id="IMark95975512"/>manage<text:alphabetical-index-mark-end text:id="IMark95975512"/><text:alphabetical-index-mark-end text:id="IMark95838760"/>ment<text:alphabetical-index-mark-end text:id="IMark95539896"/><text:alphabetical-index-mark-end text:id="IMark95976872"/>.</text:p>
      <text:p text:style-name="P30"/>
      <text:p text:style-name="P30">There are many <text:alphabetical-index-mark-start text:id="IMark95865768"/><text:alphabetical-index-mark-start text:id="IMark95952824"/>R<text:alphabetical-index-mark-start text:id="IMark95989688"/><text:alphabetical-index-mark-start text:id="IMark96482136"/>DBMS<text:alphabetical-index-mark-end text:id="IMark96482136"/><text:alphabetical-index-mark-end text:id="IMark95989688"/><text:alphabetical-index-mark-end text:id="IMark95952824"/><text:alphabetical-index-mark-end text:id="IMark95865768"/> <text:alphabetical-index-mark-start text:id="IMark95524120"/><text:alphabetical-index-mark-start text:id="IMark96370552"/><text:alphabetical-index-mark-start text:id="IMark95964056"/>system<text:alphabetical-index-mark-end text:id="IMark95964056"/><text:alphabetical-index-mark-end text:id="IMark96370552"/><text:alphabetical-index-mark-end text:id="IMark95524120"/>s, and some of those are free, including <text:alphabetical-index-mark-start text:id="IMark95971144"/><text:alphabetical-index-mark-start text:id="IMark96454232"/>Sqlite3<text:alphabetical-index-mark-end text:id="IMark96454232"/><text:alphabetical-index-mark-end text:id="IMark95971144"/>, <text:alphabetical-index-mark-start text:id="IMark95816680"/><text:alphabetical-index-mark-start text:id="IMark95846872"/><text:alphabetical-index-mark-start text:id="IMark95937752"/><text:alphabetical-index-mark-start text:id="IMark95969784"/>Postgr<text:span text:style-name="T69">e</text:span>S<text:alphabetical-index-mark-end text:id="IMark95969784"/><text:alphabetical-index-mark-end text:id="IMark95937752"/>QL<text:alphabetical-index-mark-end text:id="IMark95846872"/><text:alphabetical-index-mark-end text:id="IMark95816680"/>, <text:alphabetical-index-mark-start text:id="IMark95858536"/><text:alphabetical-index-mark-start text:id="IMark95943336"/>MySQL<text:alphabetical-index-mark-end text:id="IMark95943336"/><text:alphabetical-index-mark-end text:id="IMark95858536"/> and <text:alphabetical-index-mark-start text:id="IMark95962696"/><text:alphabetical-index-mark-start text:id="IMark95854312"/>MariaDB<text:alphabetical-index-mark-end text:id="IMark95854312"/><text:alphabetical-index-mark-end text:id="IMark95962696"/>. Th<text:alphabetical-index-mark-start text:id="IMark95857176"/>es<text:alphabetical-index-mark-end text:id="IMark95857176"/>e all use <text:alphabetical-index-mark-start text:id="IMark95968424"/><text:alphabetical-index-mark-start text:id="IMark95878760"/><text:alphabetical-index-mark-start text:id="IMark95959080"/>SQL<text:alphabetical-index-mark-end text:id="IMark95959080"/><text:alphabetical-index-mark-end text:id="IMark95878760"/><text:alphabetical-index-mark-end text:id="IMark95968424"/> with varying degre<text:alphabetical-index-mark-start text:id="IMark95842200"/>es<text:alphabetical-index-mark-end text:id="IMark95842200"/> of compliance with standards, and each one of them has advantag<text:alphabetical-index-mark-start text:id="IMark95840888"/>es<text:alphabetical-index-mark-end text:id="IMark95840888"/> and disadvantag<text:alphabetical-index-mark-start text:id="IMark95810632"/>es<text:alphabetical-index-mark-end text:id="IMark95810632"/>. This topic is fully discussed in <text:alphabetical-index-mark-start text:id="IMark95539896"/><text:alphabetical-index-mark-start text:id="IMark95976872"/><text:alphabetical-index-mark-start text:id="IMark95838760"/>DGIIIAI<text:alphabetical-index-mark-end text:id="IMark95838760"/><text:alphabetical-index-mark-end text:id="IMark95976872"/><text:alphabetical-index-mark-end text:id="IMark95539896"/>.pd<text:span text:style-name="T69">f</text:span> but suffice to say for now that <text:alphabetical-index-mark-start text:id="IMark95975512"/><text:alphabetical-index-mark-start text:id="IMark95981992"/>Sqlite3<text:alphabetical-index-mark-end text:id="IMark95981992"/><text:alphabetical-index-mark-end text:id="IMark95975512"/> was the choice for this <text:alphabetical-index-mark-start text:id="IMark95982152"/><text:alphabetical-index-mark-start text:id="IMark95798136"/>project<text:alphabetical-index-mark-end text:id="IMark95798136"/><text:alphabetical-index-mark-end text:id="IMark95982152"/> after evaluating the <text:alphabetical-index-mark-start text:id="IMark95937000"/><text:alphabetical-index-mark-start text:id="IMark95940616"/><text:alphabetical-index-mark-start text:id="IMark95855816"/>system<text:alphabetical-index-mark-end text:id="IMark95855816"/><text:alphabetical-index-mark-end text:id="IMark95940616"/><text:alphabetical-index-mark-end text:id="IMark95937000"/>s mentioned in this paragraph.</text:p>
      <text:p text:style-name="P30"/>
      <text:p text:style-name="P31">This do<text:alphabetical-index-mark-start text:id="IMark95964056"/>es<text:alphabetical-index-mark-end text:id="IMark95964056"/> note mean that those other <text:alphabetical-index-mark-start text:id="IMark95971144"/><text:alphabetical-index-mark-start text:id="IMark96454232"/>R<text:alphabetical-index-mark-start text:id="IMark95937752"/><text:alphabetical-index-mark-start text:id="IMark95969784"/>DBMS<text:alphabetical-index-mark-end text:id="IMark95969784"/><text:alphabetical-index-mark-end text:id="IMark95937752"/><text:alphabetical-index-mark-end text:id="IMark96454232"/><text:alphabetical-index-mark-end text:id="IMark95971144"/> are usel<text:alphabetical-index-mark-start text:id="IMark95816680"/>es<text:alphabetical-index-mark-end text:id="IMark95816680"/>s for <text:alphabetical-index-mark-start text:id="IMark95846872"/><text:alphabetical-index-mark-start text:id="IMark95858536"/><text:alphabetical-index-mark-start text:id="IMark95943336"/>Orbiter<text:alphabetical-index-mark-end text:id="IMark95943336"/><text:alphabetical-index-mark-end text:id="IMark95858536"/><text:alphabetical-index-mark-end text:id="IMark95846872"/> or the <text:alphabetical-index-mark-start text:id="IMark95962696"/><text:alphabetical-index-mark-start text:id="IMark95854312"/><text:alphabetical-index-mark-start text:id="IMark95857176"/>DGIIIAI<text:alphabetical-index-mark-end text:id="IMark95857176"/><text:alphabetical-index-mark-end text:id="IMark95854312"/><text:alphabetical-index-mark-end text:id="IMark95962696"/> <text:alphabetical-index-mark-start text:id="IMark95968424"/><text:alphabetical-index-mark-start text:id="IMark95878760"/>project<text:alphabetical-index-mark-end text:id="IMark95878760"/><text:alphabetical-index-mark-end text:id="IMark95968424"/>; quite on the contrary, it would be inter<text:alphabetical-index-mark-start text:id="IMark95959080"/>es<text:alphabetical-index-mark-end text:id="IMark95959080"/>ting to <text:alphabetical-index-mark-start text:id="IMark95865768"/><text:alphabetical-index-mark-start text:id="IMark95842200"/>develop<text:alphabetical-index-mark-end text:id="IMark95842200"/><text:alphabetical-index-mark-end text:id="IMark95865768"/> a <text:alphabetical-index-mark-start text:id="IMark95840888"/><text:alphabetical-index-mark-start text:id="IMark95952824"/>layer<text:alphabetical-index-mark-end text:id="IMark95952824"/><text:alphabetical-index-mark-end text:id="IMark95840888"/> of <text:alphabetical-index-mark-start text:id="IMark95810632"/><text:alphabetical-index-mark-start text:id="IMark95989688"/>compatibility<text:alphabetical-index-mark-end text:id="IMark95989688"/><text:alphabetical-index-mark-end text:id="IMark95810632"/> with those <text:alphabetical-index-mark-start text:id="IMark95539896"/><text:alphabetical-index-mark-start text:id="IMark95976872"/><text:alphabetical-index-mark-start text:id="IMark95838760"/>system<text:alphabetical-index-mark-end text:id="IMark95838760"/><text:alphabetical-index-mark-end text:id="IMark95976872"/><text:alphabetical-index-mark-end text:id="IMark95539896"/>s and <text:alphabetical-index-mark-start text:id="IMark96482136"/><text:alphabetical-index-mark-start text:id="IMark95940616"/><text:alphabetical-index-mark-start text:id="IMark95937000"/>DGIIIAI<text:alphabetical-index-mark-end text:id="IMark95937000"/><text:alphabetical-index-mark-end text:id="IMark95940616"/><text:alphabetical-index-mark-end text:id="IMark96482136"/> + <text:alphabetical-index-mark-start text:id="IMark95855816"/><text:alphabetical-index-mark-start text:id="IMark95982152"/><text:alphabetical-index-mark-start text:id="IMark95798136"/><text:alphabetical-index-mark-start text:id="IMark95975512"/><text:alphabetical-index-mark-start text:id="IMark95981992"/><text:alphabetical-index-mark-start text:id="IMark96370552"/>SQLC<text:alphabetical-index-mark-end text:id="IMark96370552"/><text:alphabetical-index-mark-end text:id="IMark95981992"/><text:alphabetical-index-mark-end text:id="IMark95975512"/><text:alphabetical-index-mark-end text:id="IMark95798136"/><text:alphabetical-index-mark-end text:id="IMark95982152"/><text:alphabetical-index-mark-end text:id="IMark95855816"/>.</text:p>
      <text:p text:style-name="P31"/>
      <text:p text:style-name="P32">But if you are now thinking about <text:alphabetical-index-mark-start text:id="IMark95971144"/><text:alphabetical-index-mark-start text:id="IMark96454232"/>ODBC<text:alphabetical-index-mark-end text:id="IMark96454232"/><text:alphabetical-index-mark-end text:id="IMark95971144"/> to achieve such goals, I would recommend against following that route due to the need for <text:alphabetical-index-mark-start text:id="IMark95937752"/><text:alphabetical-index-mark-start text:id="IMark95969784"/>speed<text:alphabetical-index-mark-end text:id="IMark95969784"/><text:alphabetical-index-mark-end text:id="IMark95937752"/>. It would be much better to <text:alphabetical-index-mark-start text:id="IMark95816680"/><text:alphabetical-index-mark-start text:id="IMark95846872"/>develop<text:alphabetical-index-mark-end text:id="IMark95846872"/><text:alphabetical-index-mark-end text:id="IMark95816680"/> C or <text:alphabetical-index-mark-start text:id="IMark95858536"/><text:alphabetical-index-mark-start text:id="IMark95943336"/>C++<text:alphabetical-index-mark-end text:id="IMark95943336"/><text:alphabetical-index-mark-end text:id="IMark95858536"/> based <text:alphabetical-index-mark-start text:id="IMark95962696"/><text:alphabetical-index-mark-start text:id="IMark95854312"/>interfac<text:alphabetical-index-mark-start text:id="IMark95857176"/>e<text:alphabetical-index-mark-end text:id="IMark95854312"/><text:alphabetical-index-mark-end text:id="IMark95962696"/>s<text:alphabetical-index-mark-end text:id="IMark95857176"/>.</text:p>
      <text:p text:style-name="P32"/>
      <text:p text:style-name="P32"/>
      <text:h text:style-name="Heading_20_2" text:outline-level="2"><text:bookmark-start text:name="__RefHeading___Toc1657_964193841"/>3.2. Use of <text:alphabetical-index-mark-start text:id="IMark95840888"/><text:alphabetical-index-mark-start text:id="IMark95810632"/><text:alphabetical-index-mark-start text:id="IMark95989688"/><text:alphabetical-index-mark-start text:id="IMark95539896"/><text:alphabetical-index-mark-start text:id="IMark95976872"/><text:alphabetical-index-mark-start text:id="IMark95838760"/>SQLC<text:alphabetical-index-mark-end text:id="IMark95838760"/><text:alphabetical-index-mark-end text:id="IMark95976872"/><text:alphabetical-index-mark-end text:id="IMark95539896"/><text:alphabetical-index-mark-end text:id="IMark95989688"/><text:alphabetical-index-mark-end text:id="IMark95810632"/><text:alphabetical-index-mark-end text:id="IMark95840888"/> with other <text:alphabetical-index-mark-start text:id="IMark96482136"/><text:alphabetical-index-mark-start text:id="IMark95940616"/><text:alphabetical-index-mark-start text:id="IMark95937000"/>SQL<text:alphabetical-index-mark-end text:id="IMark95937000"/><text:alphabetical-index-mark-end text:id="IMark95940616"/><text:alphabetical-index-mark-end text:id="IMark96482136"/> <text:alphabetical-index-mark-start text:id="IMark95982152"/><text:alphabetical-index-mark-start text:id="IMark95855816"/>compatible<text:alphabetical-index-mark-end text:id="IMark95855816"/><text:alphabetical-index-mark-end text:id="IMark95982152"/> <text:alphabetical-index-mark-start text:id="IMark95798136"/><text:alphabetical-index-mark-start text:id="IMark95975512"/><text:alphabetical-index-mark-start text:id="IMark95981992"/>MFD<text:alphabetical-index-mark-end text:id="IMark95981992"/><text:alphabetical-index-mark-end text:id="IMark95975512"/><text:alphabetical-index-mark-end text:id="IMark95798136"/> <text:alphabetical-index-mark-start text:id="IMark96370552"/><text:alphabetical-index-mark-start text:id="IMark95964056"/>modul<text:alphabetical-index-mark-start text:id="IMark95524120"/>e<text:alphabetical-index-mark-end text:id="IMark95964056"/><text:alphabetical-index-mark-end text:id="IMark96370552"/>s<text:alphabetical-index-mark-end text:id="IMark95524120"/>.<text:bookmark-end text:name="__RefHeading___Toc1657_964193841"/></text:h>
      <text:p text:style-name="P9"/>
      <text:p text:style-name="P32">It is perfectly possible to <text:alphabetical-index-mark-start text:id="IMark95846872"/><text:alphabetical-index-mark-start text:id="IMark95937752"/>develop<text:alphabetical-index-mark-end text:id="IMark95937752"/><text:alphabetical-index-mark-end text:id="IMark95846872"/> new <text:alphabetical-index-mark-start text:id="IMark95969784"/><text:alphabetical-index-mark-start text:id="IMark95971144"/><text:alphabetical-index-mark-start text:id="IMark96454232"/>MFD<text:alphabetical-index-mark-end text:id="IMark96454232"/><text:alphabetical-index-mark-end text:id="IMark95971144"/><text:alphabetical-index-mark-end text:id="IMark95969784"/> <text:alphabetical-index-mark-start text:id="IMark95968424"/><text:alphabetical-index-mark-start text:id="IMark95959080"/>modul<text:alphabetical-index-mark-start text:id="IMark95878760"/>e<text:alphabetical-index-mark-end text:id="IMark95959080"/><text:alphabetical-index-mark-end text:id="IMark95968424"/>s<text:alphabetical-index-mark-end text:id="IMark95878760"/> to deal with things like <text:alphabetical-index-mark-start text:id="IMark95842200"/>cargo<text:alphabetical-index-mark-end text:id="IMark95842200"/>, environmental <text:soft-page-break/><text:alphabetical-index-mark-start text:id="IMark95865768"/><text:alphabetical-index-mark-start text:id="IMark95952824"/><text:alphabetical-index-mark-start text:id="IMark95840888"/>system<text:alphabetical-index-mark-end text:id="IMark95840888"/><text:alphabetical-index-mark-end text:id="IMark95952824"/><text:alphabetical-index-mark-end text:id="IMark95865768"/>s, etc. outside of the <text:alphabetical-index-mark-start text:id="IMark95810632"/><text:alphabetical-index-mark-start text:id="IMark95989688"/><text:alphabetical-index-mark-start text:id="IMark95539896"/>DGIIIAI<text:alphabetical-index-mark-end text:id="IMark95539896"/><text:alphabetical-index-mark-end text:id="IMark95989688"/><text:alphabetical-index-mark-end text:id="IMark95810632"/> <text:alphabetical-index-mark-start text:id="IMark95976872"/><text:alphabetical-index-mark-start text:id="IMark95838760"/><text:alphabetical-index-mark-start text:id="IMark96482136"/>AIE<text:alphabetical-index-mark-end text:id="IMark96482136"/><text:alphabetical-index-mark-end text:id="IMark95838760"/><text:alphabetical-index-mark-end text:id="IMark95976872"/> <text:alphabetical-index-mark-start text:id="IMark95940616"/><text:alphabetical-index-mark-start text:id="IMark95937000"/>real<text:alphabetical-index-mark-end text:id="IMark95937000"/><text:alphabetical-index-mark-end text:id="IMark95940616"/>m, and share <text:alphabetical-index-mark-start text:id="IMark95982152"/><text:alphabetical-index-mark-start text:id="IMark95855816"/>data<text:alphabetical-index-mark-end text:id="IMark95855816"/><text:alphabetical-index-mark-end text:id="IMark95982152"/> thorough the same <text:alphabetical-index-mark-start text:id="IMark95798136"/><text:alphabetical-index-mark-start text:id="IMark95975512"/>R<text:alphabetical-index-mark-start text:id="IMark95981992"/><text:alphabetical-index-mark-start text:id="IMark96370552"/>DBMS<text:alphabetical-index-mark-end text:id="IMark96370552"/><text:alphabetical-index-mark-end text:id="IMark95981992"/><text:alphabetical-index-mark-end text:id="IMark95975512"/><text:alphabetical-index-mark-end text:id="IMark95798136"/> used by <text:alphabetical-index-mark-start text:id="IMark95964056"/><text:alphabetical-index-mark-start text:id="IMark95524120"/><text:alphabetical-index-mark-start text:id="IMark95857176"/><text:alphabetical-index-mark-start text:id="IMark95962696"/><text:alphabetical-index-mark-start text:id="IMark95854312"/><text:alphabetical-index-mark-start text:id="IMark95943336"/>SQLC<text:alphabetical-index-mark-end text:id="IMark95943336"/><text:alphabetical-index-mark-end text:id="IMark95854312"/><text:alphabetical-index-mark-end text:id="IMark95962696"/><text:alphabetical-index-mark-end text:id="IMark95857176"/><text:alphabetical-index-mark-end text:id="IMark95524120"/><text:alphabetical-index-mark-end text:id="IMark95964056"/>.</text:p>
      <text:p text:style-name="P32"/>
      <text:p text:style-name="P33">This <text:alphabetical-index-mark-start text:id="IMark95969784"/><text:alphabetical-index-mark-start text:id="IMark95971144"/><text:alphabetical-index-mark-start text:id="IMark96454232"/>system<text:alphabetical-index-mark-end text:id="IMark96454232"/><text:alphabetical-index-mark-end text:id="IMark95971144"/><text:alphabetical-index-mark-end text:id="IMark95969784"/> prov<text:alphabetical-index-mark-start text:id="IMark95968424"/>es<text:alphabetical-index-mark-end text:id="IMark95968424"/> that it is possible to use a <text:alphabetical-index-mark-start text:id="IMark95959080"/><text:alphabetical-index-mark-start text:id="IMark95878760"/>relational<text:alphabetical-index-mark-end text:id="IMark95878760"/><text:alphabetical-index-mark-end text:id="IMark95959080"/> <text:alphabetical-index-mark-start text:id="IMark95842200"/><text:alphabetical-index-mark-start text:id="IMark95816680"/><text:alphabetical-index-mark-start text:id="IMark95865768"/><text:alphabetical-index-mark-start text:id="IMark95952824"/>data<text:alphabetical-index-mark-end text:id="IMark95952824"/><text:alphabetical-index-mark-end text:id="IMark95865768"/>base<text:alphabetical-index-mark-end text:id="IMark95816680"/><text:alphabetical-index-mark-end text:id="IMark95842200"/> in conjunction with <text:alphabetical-index-mark-start text:id="IMark95840888"/><text:alphabetical-index-mark-start text:id="IMark95810632"/>OSFS<text:alphabetical-index-mark-end text:id="IMark95810632"/><text:alphabetical-index-mark-end text:id="IMark95840888"/> <text:alphabetical-index-mark-start text:id="IMark95989688"/><text:alphabetical-index-mark-start text:id="IMark95539896"/>modul<text:alphabetical-index-mark-start text:id="IMark95976872"/>e<text:alphabetical-index-mark-end text:id="IMark95539896"/><text:alphabetical-index-mark-end text:id="IMark95989688"/>s<text:alphabetical-index-mark-end text:id="IMark95976872"/>; now the sky is the limit as to what can be achieved, and the b<text:alphabetical-index-mark-start text:id="IMark95838760"/>es<text:alphabetical-index-mark-end text:id="IMark95838760"/>t part is that using <text:alphabetical-index-mark-start text:id="IMark96482136"/><text:alphabetical-index-mark-start text:id="IMark95940616"/><text:alphabetical-index-mark-start text:id="IMark95937000"/>SQL<text:alphabetical-index-mark-end text:id="IMark95937000"/><text:alphabetical-index-mark-end text:id="IMark95940616"/><text:alphabetical-index-mark-end text:id="IMark96482136"/> any <text:alphabetical-index-mark-start text:id="IMark95982152"/><text:alphabetical-index-mark-start text:id="IMark95855816"/>table<text:alphabetical-index-mark-end text:id="IMark95855816"/><text:alphabetical-index-mark-end text:id="IMark95982152"/> of any <text:alphabetical-index-mark-start text:id="IMark95858536"/><text:alphabetical-index-mark-start text:id="IMark95798136"/><text:alphabetical-index-mark-start text:id="IMark95975512"/><text:alphabetical-index-mark-start text:id="IMark95981992"/>data<text:alphabetical-index-mark-end text:id="IMark95981992"/><text:alphabetical-index-mark-end text:id="IMark95975512"/>base<text:alphabetical-index-mark-end text:id="IMark95798136"/><text:alphabetical-index-mark-end text:id="IMark95858536"/> used in su<text:span text:style-name="T69">c</text:span>h a fashion can be lined to any other using just <text:alphabetical-index-mark-start text:id="IMark96370552"/><text:alphabetical-index-mark-start text:id="IMark95524120"/><text:alphabetical-index-mark-start text:id="IMark95964056"/>SQL<text:alphabetical-index-mark-end text:id="IMark95964056"/><text:alphabetical-index-mark-end text:id="IMark95524120"/><text:alphabetical-index-mark-end text:id="IMark96370552"/> <text:alphabetical-index-mark-start text:id="IMark95857176"/>queri<text:alphabetical-index-mark-start text:id="IMark95962696"/>es<text:alphabetical-index-mark-end text:id="IMark95962696"/><text:alphabetical-index-mark-end text:id="IMark95857176"/>, with no need for other <text:alphabetical-index-mark-start text:id="IMark95854312"/><text:alphabetical-index-mark-start text:id="IMark95943336"/>interface<text:alphabetical-index-mark-end text:id="IMark95943336"/><text:alphabetical-index-mark-end text:id="IMark95854312"/> <text:alphabetical-index-mark-start text:id="IMark95937752"/>method<text:alphabetical-index-mark-end text:id="IMark95937752"/>s.</text:p>
      <text:p text:style-name="P33"/>
      <text:p text:style-name="P33"/>
      <text:h text:style-name="Heading_20_2" text:outline-level="2"><text:bookmark-start text:name="__RefHeading___Toc1659_964193841"/>3.3. Additional <text:alphabetical-index-mark-start text:id="IMark95959080"/><text:alphabetical-index-mark-start text:id="IMark95865768"/><text:alphabetical-index-mark-start text:id="IMark95952824"/>AIE<text:alphabetical-index-mark-end text:id="IMark95952824"/><text:alphabetical-index-mark-end text:id="IMark95865768"/><text:alphabetical-index-mark-end text:id="IMark95959080"/> <text:alphabetical-index-mark-start text:id="IMark95842200"/><text:alphabetical-index-mark-start text:id="IMark95816680"/><text:alphabetical-index-mark-start text:id="IMark95840888"/>function<text:alphabetical-index-mark-end text:id="IMark95840888"/><text:alphabetical-index-mark-end text:id="IMark95816680"/><text:alphabetical-index-mark-end text:id="IMark95842200"/>s for <text:alphabetical-index-mark-start text:id="IMark95810632"/><text:alphabetical-index-mark-start text:id="IMark95989688"/><text:alphabetical-index-mark-start text:id="IMark95539896"/><text:alphabetical-index-mark-start text:id="IMark95976872"/><text:alphabetical-index-mark-start text:id="IMark95838760"/><text:alphabetical-index-mark-start text:id="IMark95846872"/>SQLC<text:alphabetical-index-mark-end text:id="IMark95846872"/><text:alphabetical-index-mark-end text:id="IMark95838760"/><text:alphabetical-index-mark-end text:id="IMark95976872"/><text:alphabetical-index-mark-end text:id="IMark95539896"/><text:alphabetical-index-mark-end text:id="IMark95989688"/><text:alphabetical-index-mark-end text:id="IMark95810632"/>.<text:bookmark-end text:name="__RefHeading___Toc1659_964193841"/></text:h>
      <text:p text:style-name="P34"/>
      <text:p text:style-name="P34">So far <text:alphabetical-index-mark-start text:id="IMark95937000"/><text:alphabetical-index-mark-start text:id="IMark95982152"/><text:alphabetical-index-mark-start text:id="IMark95855816"/><text:alphabetical-index-mark-start text:id="IMark95975512"/><text:alphabetical-index-mark-start text:id="IMark95981992"/><text:alphabetical-index-mark-start text:id="IMark95858536"/>SQLC<text:alphabetical-index-mark-end text:id="IMark95858536"/><text:alphabetical-index-mark-end text:id="IMark95981992"/><text:alphabetical-index-mark-end text:id="IMark95975512"/><text:alphabetical-index-mark-end text:id="IMark95855816"/><text:alphabetical-index-mark-end text:id="IMark95982152"/><text:alphabetical-index-mark-end text:id="IMark95937000"/> provid<text:alphabetical-index-mark-start text:id="IMark95798136"/>es<text:alphabetical-index-mark-end text:id="IMark95798136"/> basic acc<text:alphabetical-index-mark-start text:id="IMark96370552"/>es<text:alphabetical-index-mark-end text:id="IMark96370552"/>s and <text:alphabetical-index-mark-start text:id="IMark95524120"/><text:alphabetical-index-mark-start text:id="IMark95964056"/><text:alphabetical-index-mark-start text:id="IMark95854312"/>function<text:alphabetical-index-mark-end text:id="IMark95854312"/><text:alphabetical-index-mark-end text:id="IMark95964056"/><text:alphabetical-index-mark-end text:id="IMark95524120"/>ality <text:s/>to <text:alphabetical-index-mark-start text:id="IMark95937752"/><text:alphabetical-index-mark-start text:id="IMark95943336"/>interact<text:alphabetical-index-mark-end text:id="IMark95943336"/><text:alphabetical-index-mark-end text:id="IMark95937752"/> with <text:alphabetical-index-mark-start text:id="IMark95857176"/><text:alphabetical-index-mark-start text:id="IMark95962696"/><text:alphabetical-index-mark-start text:id="IMark95971144"/>DGIIIAI<text:alphabetical-index-mark-end text:id="IMark95971144"/><text:alphabetical-index-mark-end text:id="IMark95962696"/><text:alphabetical-index-mark-end text:id="IMark95857176"/>. There is nothing that forbids putting more specialized <text:alphabetical-index-mark-start text:id="IMark95969784"/><text:alphabetical-index-mark-start text:id="IMark95968424"/><text:alphabetical-index-mark-start text:id="IMark96454232"/>function<text:alphabetical-index-mark-end text:id="IMark96454232"/><text:alphabetical-index-mark-end text:id="IMark95968424"/><text:alphabetical-index-mark-end text:id="IMark95969784"/> on the <text:alphabetical-index-mark-start text:id="IMark95989688"/>current<text:alphabetical-index-mark-end text:id="IMark95989688"/> <text:alphabetical-index-mark-start text:id="IMark95810632"/><text:alphabetical-index-mark-start text:id="IMark95539896"/><text:alphabetical-index-mark-start text:id="IMark95976872"/>MFD<text:alphabetical-index-mark-end text:id="IMark95976872"/><text:alphabetical-index-mark-end text:id="IMark95539896"/><text:alphabetical-index-mark-end text:id="IMark95810632"/>.</text:p>
      <text:p text:style-name="P32"/>
      <text:p text:style-name="P32"/>
      <text:p text:style-name="P9"/>
      <text:p text:style-name="P9"/>
      <text:h text:style-name="P86" text:outline-level="1"><text:bookmark-start text:name="__RefHeading___Toc72868_673741182"/>4. <text:alphabetical-index-mark-start text:id="IMark95940616"/><text:alphabetical-index-mark-start text:id="IMark95539896"/><text:alphabetical-index-mark-start text:id="IMark95810632"/><text:alphabetical-index-mark-start text:id="IMark95976872"/>Expert<text:alphabetical-index-mark-end text:id="IMark95976872"/><text:alphabetical-index-mark-end text:id="IMark95810632"/><text:alphabetical-index-mark-end text:id="IMark95539896"/><text:alphabetical-index-mark-end text:id="IMark95940616"/> <text:alphabetical-index-mark-start text:id="IMark95989688"/><text:alphabetical-index-mark-start text:id="IMark95969784"/><text:alphabetical-index-mark-start text:id="IMark95968424"/><text:alphabetical-index-mark-start text:id="IMark96454232"/>system<text:bookmark-end text:name="__RefHeading___Toc72868_673741182"/><text:alphabetical-index-mark-end text:id="IMark96454232"/><text:alphabetical-index-mark-end text:id="IMark95968424"/><text:alphabetical-index-mark-end text:id="IMark95969784"/><text:alphabetical-index-mark-end text:id="IMark95989688"/></text:h>
      <text:p text:style-name="P9"/>
      <text:p text:style-name="P14"><text:alphabetical-index-mark-start text:id="IMark95971144"/><text:alphabetical-index-mark-start text:id="IMark95937752"/><text:alphabetical-index-mark-start text:id="IMark95943336"/><text:alphabetical-index-mark-start text:id="IMark95524120"/><text:alphabetical-index-mark-start text:id="IMark95964056"/><text:alphabetical-index-mark-start text:id="IMark95854312"/>SQLC<text:alphabetical-index-mark-end text:id="IMark95854312"/><text:alphabetical-index-mark-end text:id="IMark95964056"/><text:alphabetical-index-mark-end text:id="IMark95524120"/><text:alphabetical-index-mark-end text:id="IMark95943336"/><text:alphabetical-index-mark-end text:id="IMark95937752"/><text:alphabetical-index-mark-end text:id="IMark95971144"/> was d<text:alphabetical-index-mark-start text:id="IMark96370552"/>es<text:alphabetical-index-mark-end text:id="IMark96370552"/>igned to work as an <text:alphabetical-index-mark-start text:id="IMark95798136"/>onboard<text:alphabetical-index-mark-end text:id="IMark95798136"/> <text:alphabetical-index-mark-start text:id="IMark95937000"/><text:alphabetical-index-mark-start text:id="IMark95982152"/>interface<text:alphabetical-index-mark-end text:id="IMark95982152"/><text:alphabetical-index-mark-end text:id="IMark95937000"/> to <text:alphabetical-index-mark-start text:id="IMark95855816"/>DGI<text:span text:style-name="T78">I</text:span>IAI<text:alphabetical-index-mark-end text:id="IMark95855816"/>’s <text:alphabetical-index-mark-start text:id="IMark95975512"/><text:alphabetical-index-mark-start text:id="IMark95981992"/><text:alphabetical-index-mark-start text:id="IMark95858536"/>expert<text:alphabetical-index-mark-end text:id="IMark95858536"/><text:alphabetical-index-mark-end text:id="IMark95981992"/><text:alphabetical-index-mark-end text:id="IMark95975512"/> <text:alphabetical-index-mark-start text:id="IMark95838760"/><text:alphabetical-index-mark-start text:id="IMark95842200"/><text:alphabetical-index-mark-start text:id="IMark95846872"/>system<text:alphabetical-index-mark-end text:id="IMark95846872"/><text:alphabetical-index-mark-end text:id="IMark95842200"/><text:alphabetical-index-mark-end text:id="IMark95838760"/>; <text:span text:style-name="T8">it do</text:span><text:alphabetical-index-mark-start text:id="IMark95840888"/><text:span text:style-name="T8">es</text:span><text:alphabetical-index-mark-end text:id="IMark95840888"/><text:span text:style-name="T8"> not work as an </text:span><text:alphabetical-index-mark-start text:id="IMark95816680"/><text:span text:style-name="T8">independent</text:span><text:alphabetical-index-mark-end text:id="IMark95816680"/><text:span text:style-name="T8"> </text:span><text:alphabetical-index-mark-start text:id="IMark95865768"/><text:alphabetical-index-mark-start text:id="IMark95959080"/><text:alphabetical-index-mark-start text:id="IMark95878760"/><text:span text:style-name="T8">MFD</text:span><text:alphabetical-index-mark-end text:id="IMark95878760"/><text:alphabetical-index-mark-end text:id="IMark95959080"/><text:alphabetical-index-mark-end text:id="IMark95865768"/>. </text:p>
      <text:p text:style-name="P14"/>
      <text:p text:style-name="P14">It is not the scope of this <text:alphabetical-index-mark-start text:id="IMark96454232"/><text:alphabetical-index-mark-start text:id="IMark95940616"/>document<text:alphabetical-index-mark-end text:id="IMark95940616"/><text:alphabetical-index-mark-end text:id="IMark96454232"/> to d<text:alphabetical-index-mark-start text:id="IMark95539896"/>es<text:alphabetical-index-mark-end text:id="IMark95539896"/>cribe the characteristics of the <text:alphabetical-index-mark-start text:id="IMark95810632"/><text:alphabetical-index-mark-start text:id="IMark95976872"/><text:alphabetical-index-mark-start text:id="IMark96482136"/>AIE<text:alphabetical-index-mark-end text:id="IMark96482136"/><text:alphabetical-index-mark-end text:id="IMark95976872"/><text:alphabetical-index-mark-end text:id="IMark95810632"/> of the intelligent <text:alphabetical-index-mark-start text:id="IMark95962696"/><text:alphabetical-index-mark-start text:id="IMark95857176"/>Delta<text:alphabetical-index-mark-end text:id="IMark95857176"/><text:alphabetical-index-mark-end text:id="IMark95962696"/> <text:alphabetical-index-mark-start text:id="IMark95937000"/><text:alphabetical-index-mark-start text:id="IMark95982152"/>Glider<text:alphabetical-index-mark-end text:id="IMark95982152"/><text:alphabetical-index-mark-end text:id="IMark95937000"/>, so for details on that matter you should read the <text:alphabetical-index-mark-start text:id="IMark95798136"/><text:alphabetical-index-mark-start text:id="IMark96370552"/>file<text:alphabetical-index-mark-end text:id="IMark96370552"/><text:alphabetical-index-mark-end text:id="IMark95798136"/> ~/docs/<text:alphabetical-index-mark-start text:id="IMark95971144"/><text:alphabetical-index-mark-start text:id="IMark95937752"/><text:alphabetical-index-mark-start text:id="IMark95943336"/>DGIIIAI<text:alphabetical-index-mark-end text:id="IMark95943336"/><text:alphabetical-index-mark-end text:id="IMark95937752"/><text:alphabetical-index-mark-end text:id="IMark95971144"/>/<text:alphabetical-index-mark-start text:id="IMark95524120"/><text:alphabetical-index-mark-start text:id="IMark95964056"/><text:alphabetical-index-mark-start text:id="IMark95854312"/>DGIIIAI<text:alphabetical-index-mark-end text:id="IMark95854312"/><text:alphabetical-index-mark-end text:id="IMark95964056"/><text:alphabetical-index-mark-end text:id="IMark95524120"/>.pdf <text:span text:style-name="T39">and it is recommendable that you become at least acquainted with that </text:span><text:alphabetical-index-mark-start text:id="IMark95952824"/><text:alphabetical-index-mark-start text:id="IMark95838760"/><text:span text:style-name="T39">document</text:span><text:alphabetical-index-mark-end text:id="IMark95838760"/><text:alphabetical-index-mark-end text:id="IMark95952824"/><text:span text:style-name="T39"> before attempting to use this </text:span><text:alphabetical-index-mark-start text:id="IMark95842200"/><text:alphabetical-index-mark-start text:id="IMark95846872"/><text:span text:style-name="T39">module</text:span><text:alphabetical-index-mark-end text:id="IMark95846872"/><text:alphabetical-index-mark-end text:id="IMark95842200"/><text:span text:style-name="T39">.</text:span></text:p>
      <text:p text:style-name="P13"/>
      <text:p text:style-name="P15">What <text:alphabetical-index-mark-start text:id="IMark95865768"/><text:alphabetical-index-mark-start text:id="IMark95878760"/><text:alphabetical-index-mark-start text:id="IMark95968424"/><text:alphabetical-index-mark-start text:id="IMark95989688"/><text:alphabetical-index-mark-start text:id="IMark95975512"/><text:alphabetical-index-mark-start text:id="IMark96454232"/>SQLC<text:alphabetical-index-mark-end text:id="IMark96454232"/><text:alphabetical-index-mark-end text:id="IMark95975512"/><text:alphabetical-index-mark-end text:id="IMark95989688"/><text:alphabetical-index-mark-end text:id="IMark95968424"/><text:alphabetical-index-mark-end text:id="IMark95878760"/><text:alphabetical-index-mark-end text:id="IMark95865768"/> allows the <text:alphabetical-index-mark-start text:id="IMark95940616"/>user<text:alphabetical-index-mark-end text:id="IMark95940616"/> to do is to <text:alphabetical-index-mark-start text:id="IMark95539896"/><text:alphabetical-index-mark-start text:id="IMark95981992"/><text:alphabetical-index-mark-start text:id="IMark95810632"/>send<text:alphabetical-index-mark-end text:id="IMark95810632"/><text:alphabetical-index-mark-end text:id="IMark95981992"/><text:alphabetical-index-mark-end text:id="IMark95539896"/> commands to the <text:alphabetical-index-mark-start text:id="IMark95976872"/><text:alphabetical-index-mark-start text:id="IMark96482136"/><text:alphabetical-index-mark-start text:id="IMark95858536"/>AIE<text:alphabetical-index-mark-end text:id="IMark95858536"/><text:alphabetical-index-mark-end text:id="IMark96482136"/><text:alphabetical-index-mark-end text:id="IMark95976872"/> in different ways like raw <text:alphabetical-index-mark-start text:id="IMark95962696"/><text:alphabetical-index-mark-start text:id="IMark95857176"/><text:alphabetical-index-mark-start text:id="IMark95937000"/>SQL<text:alphabetical-index-mark-end text:id="IMark95937000"/><text:alphabetical-index-mark-end text:id="IMark95857176"/><text:alphabetical-index-mark-end text:id="IMark95962696"/> instructions, specialized <text:alphabetical-index-mark-start text:id="IMark95982152"/>call<text:alphabetical-index-mark-end text:id="IMark95982152"/>s to %<text:alphabetical-index-mark-start text:id="IMark95798136"/><text:alphabetical-index-mark-start text:id="IMark96370552"/>mode%<text:alphabetical-index-mark-end text:id="IMark96370552"/><text:alphabetical-index-mark-end text:id="IMark95798136"/> facts, <text:alphabetical-index-mark-start text:id="IMark95971144"/><text:alphabetical-index-mark-start text:id="IMark95937752"/><text:alphabetical-index-mark-start text:id="IMark95943336"/><text:span text:style-name="T39">program</text:span><text:alphabetical-index-mark-end text:id="IMark95943336"/><text:alphabetical-index-mark-end text:id="IMark95937752"/><text:alphabetical-index-mark-end text:id="IMark95971144"/><text:span text:style-name="T39"> </text:span><text:alphabetical-index-mark-start text:id="IMark95524120"/><text:alphabetical-index-mark-start text:id="IMark95964056"/><text:span text:style-name="T39">load</text:span><text:alphabetical-index-mark-end text:id="IMark95964056"/><text:alphabetical-index-mark-end text:id="IMark95524120"/><text:span text:style-name="T39">ing and </text:span><text:alphabetical-index-mark-start text:id="IMark95854312"/><text:alphabetical-index-mark-start text:id="IMark95952824"/><text:span text:style-name="T39">un</text:span><text:alphabetical-index-mark-start text:id="IMark95838760"/><text:alphabetical-index-mark-start text:id="IMark95855816"/><text:span text:style-name="T39">load</text:span><text:alphabetical-index-mark-end text:id="IMark95855816"/><text:alphabetical-index-mark-end text:id="IMark95838760"/><text:alphabetical-index-mark-end text:id="IMark95952824"/><text:alphabetical-index-mark-end text:id="IMark95854312"/><text:span text:style-name="T39">ing</text:span> and <text:alphabetical-index-mark-start text:id="IMark95842200"/>call<text:alphabetical-index-mark-end text:id="IMark95842200"/>s to facts using the fact <text:alphabetical-index-mark-start text:id="IMark95846872"/><text:alphabetical-index-mark-start text:id="IMark95969784"/><text:alphabetical-index-mark-start text:id="IMark95840888"/>Item<text:alphabetical-index-mark-end text:id="IMark95840888"/><text:alphabetical-index-mark-end text:id="IMark95969784"/><text:alphabetical-index-mark-end text:id="IMark95846872"/> and <text:alphabetical-index-mark-start text:id="IMark95959080"/><text:alphabetical-index-mark-start text:id="IMark95816680"/><text:alphabetical-index-mark-start text:id="IMark96407720"/>Value<text:alphabetical-index-mark-end text:id="IMark96407720"/><text:alphabetical-index-mark-end text:id="IMark95816680"/><text:alphabetical-index-mark-end text:id="IMark95959080"/> <text:alphabetical-index-mark-start text:id="IMark96430776"/><text:alphabetical-index-mark-start text:id="IMark96440216"/>field<text:alphabetical-index-mark-end text:id="IMark96440216"/><text:alphabetical-index-mark-end text:id="IMark96430776"/>s.</text:p>
      <text:p text:style-name="P15"/>
      <text:p text:style-name="P28">In this way, it should be regarded as the <text:alphabetical-index-mark-start text:id="IMark95968424"/>user<text:alphabetical-index-mark-end text:id="IMark95968424"/> <text:alphabetical-index-mark-start text:id="IMark95989688"/><text:alphabetical-index-mark-start text:id="IMark95975512"/>interface<text:alphabetical-index-mark-end text:id="IMark95975512"/><text:alphabetical-index-mark-end text:id="IMark95989688"/> for the <text:alphabetical-index-mark-start text:id="IMark96454232"/><text:alphabetical-index-mark-start text:id="IMark95940616"/><text:alphabetical-index-mark-start text:id="IMark95539896"/>AIE<text:alphabetical-index-mark-end text:id="IMark95539896"/><text:alphabetical-index-mark-end text:id="IMark95940616"/><text:alphabetical-index-mark-end text:id="IMark96454232"/> of the <text:alphabetical-index-mark-start text:id="IMark95981992"/><text:alphabetical-index-mark-start text:id="IMark95810632"/><text:alphabetical-index-mark-start text:id="IMark95976872"/>DGIIIAI<text:alphabetical-index-mark-end text:id="IMark95976872"/><text:alphabetical-index-mark-end text:id="IMark95810632"/><text:alphabetical-index-mark-end text:id="IMark95981992"/> <text:alphabetical-index-mark-start text:id="IMark96482136"/><text:alphabetical-index-mark-start text:id="IMark95858536"/>project<text:alphabetical-index-mark-end text:id="IMark95858536"/><text:alphabetical-index-mark-end text:id="IMark96482136"/>, being <text:alphabetical-index-mark-start text:id="IMark95962696"/>es<text:alphabetical-index-mark-end text:id="IMark95962696"/>sentially an <text:alphabetical-index-mark-start text:id="IMark95857176"/><text:alphabetical-index-mark-start text:id="IMark95937000"/>interface<text:alphabetical-index-mark-end text:id="IMark95937000"/><text:alphabetical-index-mark-end text:id="IMark95857176"/> to <text:alphabetical-index-mark-start text:id="IMark95982152"/><text:alphabetical-index-mark-start text:id="IMark95798136"/>Sqlite3<text:alphabetical-index-mark-end text:id="IMark95798136"/><text:alphabetical-index-mark-end text:id="IMark95982152"/> <text:alphabetical-index-mark-start text:id="IMark96370552"/><text:alphabetical-index-mark-start text:id="IMark95971144"/><text:alphabetical-index-mark-start text:id="IMark95937752"/><text:alphabetical-index-mark-start text:id="IMark95943336"/>data<text:alphabetical-index-mark-end text:id="IMark95943336"/><text:alphabetical-index-mark-end text:id="IMark95937752"/>bas<text:alphabetical-index-mark-start text:id="IMark95524120"/>e<text:alphabetical-index-mark-end text:id="IMark95971144"/><text:alphabetical-index-mark-end text:id="IMark96370552"/>s<text:alphabetical-index-mark-end text:id="IMark95524120"/> and specifi<text:alphabetical-index-mark-start text:id="IMark95964056"/>call<text:alphabetical-index-mark-end text:id="IMark95964056"/>y, those used on <text:alphabetical-index-mark-start text:id="IMark95854312"/><text:alphabetical-index-mark-start text:id="IMark95952824"/><text:alphabetical-index-mark-start text:id="IMark95838760"/>DGIIIAI<text:alphabetical-index-mark-end text:id="IMark95838760"/><text:alphabetical-index-mark-end text:id="IMark95952824"/><text:alphabetical-index-mark-end text:id="IMark95854312"/>.</text:p>
      <text:p text:style-name="P28"/>
      <text:p text:style-name="P28">You can also acc<text:alphabetical-index-mark-start text:id="IMark95846872"/>es<text:alphabetical-index-mark-end text:id="IMark95846872"/>s the <text:alphabetical-index-mark-start text:id="IMark95969784"/><text:alphabetical-index-mark-start text:id="IMark95840888"/><text:alphabetical-index-mark-start text:id="IMark95842200"/><text:alphabetical-index-mark-start text:id="IMark95878760"/>data<text:alphabetical-index-mark-end text:id="IMark95878760"/><text:alphabetical-index-mark-end text:id="IMark95842200"/>bas<text:alphabetical-index-mark-start text:id="IMark95865768"/>e<text:alphabetical-index-mark-end text:id="IMark95840888"/><text:alphabetical-index-mark-end text:id="IMark95969784"/>s<text:alphabetical-index-mark-end text:id="IMark95865768"/> used by <text:alphabetical-index-mark-start text:id="IMark95952824"/><text:alphabetical-index-mark-start text:id="IMark95854312"/><text:alphabetical-index-mark-start text:id="IMark95838760"/>DGIIIAI<text:alphabetical-index-mark-end text:id="IMark95838760"/><text:alphabetical-index-mark-end text:id="IMark95854312"/><text:alphabetical-index-mark-end text:id="IMark95952824"/> and <text:alphabetical-index-mark-start text:id="IMark95964056"/><text:alphabetical-index-mark-start text:id="IMark95524120"/><text:alphabetical-index-mark-start text:id="IMark96370552"/><text:alphabetical-index-mark-start text:id="IMark95971144"/><text:alphabetical-index-mark-start text:id="IMark95937752"/><text:alphabetical-index-mark-start text:id="IMark95943336"/>SQLC<text:alphabetical-index-mark-end text:id="IMark95943336"/><text:alphabetical-index-mark-end text:id="IMark95937752"/><text:alphabetical-index-mark-end text:id="IMark95971144"/><text:alphabetical-index-mark-end text:id="IMark96370552"/><text:alphabetical-index-mark-end text:id="IMark95524120"/><text:alphabetical-index-mark-end text:id="IMark95964056"/> by means of any <text:alphabetical-index-mark-start text:id="IMark95982152"/><text:alphabetical-index-mark-start text:id="IMark95798136"/>Sqlite3<text:alphabetical-index-mark-end text:id="IMark95798136"/><text:alphabetical-index-mark-end text:id="IMark95982152"/> <text:alphabetical-index-mark-start text:id="IMark95857176"/><text:alphabetical-index-mark-start text:id="IMark95937000"/>compatible<text:alphabetical-index-mark-end text:id="IMark95937000"/><text:alphabetical-index-mark-end text:id="IMark95857176"/> <text:alphabetical-index-mark-start text:id="IMark95962696"/><text:alphabetical-index-mark-start text:id="IMark96482136"/><text:alphabetical-index-mark-start text:id="IMark95858536"/><text:alphabetical-index-mark-start text:id="IMark95981992"/>data<text:alphabetical-index-mark-end text:id="IMark95981992"/><text:alphabetical-index-mark-end text:id="IMark95858536"/>base<text:alphabetical-index-mark-end text:id="IMark96482136"/><text:alphabetical-index-mark-end text:id="IMark95962696"/> <text:alphabetical-index-mark-start text:id="IMark95810632"/><text:alphabetical-index-mark-start text:id="IMark95976872"/>manage<text:alphabetical-index-mark-end text:id="IMark95976872"/><text:alphabetical-index-mark-end text:id="IMark95810632"/>r or editor, but <text:alphabetical-index-mark-start text:id="IMark96454232"/><text:alphabetical-index-mark-start text:id="IMark95940616"/><text:alphabetical-index-mark-start text:id="IMark95539896"/><text:alphabetical-index-mark-start text:id="IMark95989688"/><text:alphabetical-index-mark-start text:id="IMark95975512"/><text:alphabetical-index-mark-start text:id="IMark95968424"/>SQLC<text:alphabetical-index-mark-end text:id="IMark95968424"/><text:alphabetical-index-mark-end text:id="IMark95975512"/><text:alphabetical-index-mark-end text:id="IMark95989688"/><text:alphabetical-index-mark-end text:id="IMark95539896"/><text:alphabetical-index-mark-end text:id="IMark95940616"/><text:alphabetical-index-mark-end text:id="IMark96454232"/> provid<text:alphabetical-index-mark-start text:id="IMark95855816"/>es<text:alphabetical-index-mark-end text:id="IMark95855816"/> some <text:alphabetical-index-mark-start text:id="IMark95816680"/><text:alphabetical-index-mark-start text:id="IMark95959080"/>conv<text:span text:style-name="T55">en</text:span>ience<text:alphabetical-index-mark-end text:id="IMark95959080"/><text:alphabetical-index-mark-end text:id="IMark95816680"/> <text:alphabetical-index-mark-start text:id="IMark97074696"/><text:alphabetical-index-mark-start text:id="IMark96440216"/><text:alphabetical-index-mark-start text:id="IMark96445064"/>function<text:alphabetical-index-mark-end text:id="IMark96445064"/><text:alphabetical-index-mark-end text:id="IMark96440216"/><text:alphabetical-index-mark-end text:id="IMark97074696"/>s to do so from within an <text:alphabetical-index-mark-start text:id="IMark96169240"/><text:alphabetical-index-mark-start text:id="IMark97094520"/>OSFS<text:alphabetical-index-mark-end text:id="IMark97094520"/><text:alphabetical-index-mark-end text:id="IMark96169240"/> <text:alphabetical-index-mark-start text:id="IMark95960472"/><text:alphabetical-index-mark-start text:id="IMark96905832"/>s<text:alphabetical-index-mark-start text:id="IMark95861320"/>es<text:alphabetical-index-mark-end text:id="IMark95861320"/>sion<text:alphabetical-index-mark-end text:id="IMark96905832"/><text:alphabetical-index-mark-end text:id="IMark95960472"/>.</text:p>
      <text:p text:style-name="P44"/>
      <text:h text:style-name="Heading_20_2" text:outline-level="2"><text:bookmark-start text:name="__RefHeading___Toc4357_1164564522"/>4.1. <text:alphabetical-index-mark-start text:id="IMark95840888"/><text:alphabetical-index-mark-start text:id="IMark95952824"/>AIE<text:alphabetical-index-mark-end text:id="IMark95952824"/><text:alphabetical-index-mark-end text:id="IMark95840888"/> <text:alphabetical-index-mark-start text:id="IMark95854312"/>loop<text:alphabetical-index-mark-end text:id="IMark95854312"/>.<text:bookmark-end text:name="__RefHeading___Toc4357_1164564522"/></text:h>
      <text:p text:style-name="P56"/>
      <text:p text:style-name="P59">The <text:alphabetical-index-mark-start text:id="IMark95524120"/><text:alphabetical-index-mark-start text:id="IMark96370552"/>AIE<text:alphabetical-index-mark-end text:id="IMark96370552"/><text:alphabetical-index-mark-end text:id="IMark95524120"/> works on a <text:alphabetical-index-mark-start text:id="IMark95971144"/>loop<text:alphabetical-index-mark-end text:id="IMark95971144"/> composed by various <text:alphabetical-index-mark-start text:id="IMark95937752"/>step<text:alphabetical-index-mark-end text:id="IMark95937752"/>s identified by the <text:alphabetical-index-mark-start text:id="IMark95943336"/><text:span text:style-name="T44">Status</text:span><text:alphabetical-index-mark-end text:id="IMark95943336"/> <text:alphabetical-index-mark-start text:id="IMark95846872"/><text:alphabetical-index-mark-start text:id="IMark95982152"/>string<text:alphabetical-index-mark-end text:id="IMark95982152"/><text:alphabetical-index-mark-end text:id="IMark95846872"/> that each fact <text:alphabetical-index-mark-start text:id="IMark95798136"/><text:alphabetical-index-mark-start text:id="IMark95857176"/>record<text:alphabetical-index-mark-end text:id="IMark95857176"/><text:alphabetical-index-mark-end text:id="IMark95798136"/> is given. <text:alphabetical-index-mark-start text:id="IMark95937000"/><text:alphabetical-index-mark-start text:id="IMark95858536"/><text:alphabetical-index-mark-start text:id="IMark95981992"/><text:alphabetical-index-mark-start text:id="IMark95962696"/><text:span text:style-name="T71">SQLC</text:span><text:alphabetical-index-mark-end text:id="IMark95962696"/><text:alphabetical-index-mark-end text:id="IMark95981992"/><text:alphabetical-index-mark-end text:id="IMark95858536"/><text:alphabetical-index-mark-end text:id="IMark95937000"/><text:span text:style-name="T71"> exchanges </text:span><text:alphabetical-index-mark-start text:id="IMark96482136"/><text:alphabetical-index-mark-start text:id="IMark95810632"/><text:span text:style-name="T71">data</text:span><text:alphabetical-index-mark-end text:id="IMark95810632"/><text:alphabetical-index-mark-end text:id="IMark96482136"/><text:span text:style-name="T71"> only during one of these </text:span><text:alphabetical-index-mark-start text:id="IMark95976872"/><text:span text:style-name="T71">step</text:span><text:alphabetical-index-mark-end text:id="IMark95976872"/><text:span text:style-name="T71">s in order to maintain </text:span><text:alphabetical-index-mark-start text:id="IMark95842200"/><text:alphabetical-index-mark-start text:id="IMark95855816"/><text:span text:style-name="T71">sync</text:span><text:alphabetical-index-mark-end text:id="IMark95855816"/><text:span text:style-name="T71">hronization</text:span><text:alphabetical-index-mark-end text:id="IMark95842200"/><text:span text:style-name="T71"> and avoid race </text:span><text:alphabetical-index-mark-start text:id="IMark96454232"/><text:alphabetical-index-mark-start text:id="IMark95940616"/><text:span text:style-name="T71">condition</text:span><text:alphabetical-index-mark-end text:id="IMark95940616"/><text:alphabetical-index-mark-end text:id="IMark96454232"/><text:span text:style-name="T71">s within the </text:span><text:alphabetical-index-mark-start text:id="IMark95539896"/><text:alphabetical-index-mark-start text:id="IMark95989688"/><text:span text:style-name="T71">expert</text:span><text:alphabetical-index-mark-end text:id="IMark95989688"/><text:alphabetical-index-mark-end text:id="IMark95539896"/><text:span text:style-name="T71"> </text:span><text:alphabetical-index-mark-start text:id="IMark95975512"/><text:alphabetical-index-mark-start text:id="IMark95968424"/><text:span text:style-name="T71">system</text:span><text:alphabetical-index-mark-end text:id="IMark95968424"/><text:alphabetical-index-mark-end text:id="IMark95975512"/><text:span text:style-name="T71">.</text:span></text:p>
      <text:p text:style-name="P56"/>
      <text:p text:style-name="P60">The <text:alphabetical-index-mark-start text:id="IMark95964056"/>Status<text:alphabetical-index-mark-end text:id="IMark95964056"/> <text:alphabetical-index-mark-start text:id="IMark95838760"/><text:alphabetical-index-mark-start text:id="IMark97251976"/>field<text:alphabetical-index-mark-end text:id="IMark97251976"/><text:alphabetical-index-mark-end text:id="IMark95838760"/> is changed for all facts in <text:alphabetical-index-mark-start text:id="IMark95524120"/><text:alphabetical-index-mark-start text:id="IMark96370552"/><text:span text:style-name="T44">sde_facts</text:span><text:alphabetical-index-mark-end text:id="IMark96370552"/><text:alphabetical-index-mark-end text:id="IMark95524120"/> each <text:alphabetical-index-mark-start text:id="IMark95971144"/>time<text:alphabetical-index-mark-end text:id="IMark95971144"/> a <text:alphabetical-index-mark-start text:id="IMark95816680"/><text:alphabetical-index-mark-start text:id="IMark95937752"/>number<text:alphabetical-index-mark-end text:id="IMark95937752"/><text:alphabetical-index-mark-end text:id="IMark95816680"/> of <text:alphabetical-index-mark-start text:id="IMark95959080"/>task<text:alphabetical-index-mark-end text:id="IMark95959080"/>s are finished.</text:p>
      <text:p text:style-name="P56"/>
      <text:h text:style-name="Heading_20_3" text:outline-level="3"><text:bookmark-start text:name="__RefHeading___Toc4359_1164564522"/>4.1.1. <text:alphabetical-index-mark-start text:id="IMark95878760"/><text:span text:style-name="T44">St</text:span><text:span text:style-name="T50">atus</text:span><text:alphabetical-index-mark-end text:id="IMark95878760"/><text:span text:style-name="T50"> =</text:span><text:span text:style-name="T44"> ‘</text:span><text:alphabetical-index-mark-start text:id="IMark95857176"/><text:span text:style-name="T44">sentodb</text:span><text:alphabetical-index-mark-end text:id="IMark95857176"/><text:span text:style-name="T44">’</text:span><text:bookmark-end text:name="__RefHeading___Toc4359_1164564522"/></text:h>
      <text:p text:style-name="P56"/>
      <text:p text:style-name="P56"><text:alphabetical-index-mark-start text:id="IMark96454232"/><text:alphabetical-index-mark-start text:id="IMark95940616"/>Data<text:alphabetical-index-mark-end text:id="IMark95940616"/><text:alphabetical-index-mark-end text:id="IMark96454232"/> is gathered from the <text:alphabetical-index-mark-start text:id="IMark95539896"/>OAPI<text:alphabetical-index-mark-end text:id="IMark95539896"/> and facts in <text:alphabetical-index-mark-start text:id="IMark95989688"/><text:alphabetical-index-mark-start text:id="IMark95975512"/><text:span text:style-name="T44">sde_facts</text:span><text:alphabetical-index-mark-end text:id="IMark95975512"/><text:alphabetical-index-mark-end text:id="IMark95989688"/> are <text:alphabetical-index-mark-start text:id="IMark95968424"/><text:alphabetical-index-mark-start text:id="IMark95952824"/><text:alphabetical-index-mark-start text:id="IMark95854312"/><text:alphabetical-index-mark-start text:id="IMark95865768"/>update<text:alphabetical-index-mark-end text:id="IMark95865768"/><text:alphabetical-index-mark-end text:id="IMark95854312"/><text:alphabetical-index-mark-end text:id="IMark95952824"/><text:alphabetical-index-mark-end text:id="IMark95968424"/>d <text:span text:style-name="T77">using the </text:span><text:alphabetical-index-mark-start text:id="IMark97366728"/><text:span text:style-name="T77">parameter</text:span><text:alphabetical-index-mark-end text:id="IMark97366728"/><text:span text:style-name="T77">s coming </text:span><text:soft-page-break/><text:span text:style-name="T77">from the </text:span><text:alphabetical-index-mark-start text:id="IMark95838760"/><text:span text:style-name="T77">OAPI</text:span><text:alphabetical-index-mark-end text:id="IMark95838760"/><text:span text:style-name="T77">. </text:span><text:alphabetical-index-mark-start text:id="IMark97251976"/><text:alphabetical-index-mark-start text:id="IMark95964056"/><text:span text:style-name="T77">SQLC</text:span><text:alphabetical-index-mark-end text:id="IMark95964056"/><text:alphabetical-index-mark-end text:id="IMark97251976"/><text:span text:style-name="T77"> does not </text:span><text:alphabetical-index-mark-start text:id="IMark95969784"/><text:span text:style-name="T77">interact</text:span><text:alphabetical-index-mark-end text:id="IMark95969784"/><text:span text:style-name="T77"> with the </text:span><text:alphabetical-index-mark-start text:id="IMark95943336"/><text:span text:style-name="T77">AIE</text:span><text:alphabetical-index-mark-end text:id="IMark95943336"/><text:span text:style-name="T77"> during this </text:span><text:alphabetical-index-mark-start text:id="IMark95816680"/><text:span text:style-name="T77">step</text:span><text:alphabetical-index-mark-end text:id="IMark95816680"/>.</text:p>
      <text:p text:style-name="P56"/>
      <text:p text:style-name="P56"/>
      <text:h text:style-name="Heading_20_3" text:outline-level="3"><text:bookmark-start text:name="__RefHeading___Toc4361_1164564522"/>4.1.2. <text:alphabetical-index-mark-start text:id="IMark95937000"/><text:span text:style-name="T44">St</text:span><text:span text:style-name="T50">atus</text:span><text:alphabetical-index-mark-end text:id="IMark95937000"/><text:span text:style-name="T50"> =</text:span><text:span text:style-name="T44"> ‘</text:span><text:alphabetical-index-mark-start text:id="IMark95878760"/><text:span text:style-name="T44">getfrom</text:span><text:alphabetical-index-mark-start text:id="IMark95981992"/><text:alphabetical-index-mark-start text:id="IMark95962696"/><text:span text:style-name="T44">network</text:span><text:alphabetical-index-mark-end text:id="IMark95962696"/><text:alphabetical-index-mark-end text:id="IMark95981992"/><text:alphabetical-index-mark-end text:id="IMark95878760"/><text:span text:style-name="T44">’</text:span><text:bookmark-end text:name="__RefHeading___Toc4361_1164564522"/></text:h>
      <text:p text:style-name="P56"/>
      <text:p text:style-name="P57"><text:alphabetical-index-mark-start text:id="IMark95539896"/><text:alphabetical-index-mark-start text:id="IMark95971144"/>Data<text:alphabetical-index-mark-end text:id="IMark95971144"/><text:alphabetical-index-mark-end text:id="IMark95539896"/> is exchanged with <text:alphabetical-index-mark-start text:id="IMark95968424"/><text:alphabetical-index-mark-start text:id="IMark95952824"/><text:alphabetical-index-mark-start text:id="IMark95854312"/><text:alphabetical-index-mark-start text:id="IMark95865768"/><text:span text:style-name="T71">SQLC</text:span><text:alphabetical-index-mark-end text:id="IMark95865768"/><text:alphabetical-index-mark-end text:id="IMark95854312"/><text:alphabetical-index-mark-end text:id="IMark95952824"/><text:alphabetical-index-mark-end text:id="IMark95968424"/><text:span text:style-name="T71"> and any other </text:span><text:alphabetical-index-mark-start text:id="IMark95989688"/><text:span text:style-name="T71">external</text:span><text:alphabetical-index-mark-end text:id="IMark95989688"/><text:span text:style-name="T71"> </text:span><text:alphabetical-index-mark-start text:id="IMark95975512"/><text:alphabetical-index-mark-start text:id="IMark97366728"/><text:span text:style-name="T71">module</text:span><text:alphabetical-index-mark-end text:id="IMark97366728"/><text:alphabetical-index-mark-end text:id="IMark95975512"/>. <text:alphabetical-index-mark-start text:id="IMark95838760"/><text:alphabetical-index-mark-start text:id="IMark97251976"/><text:span text:style-name="T71">SQL</text:span><text:alphabetical-index-mark-end text:id="IMark97251976"/><text:alphabetical-index-mark-end text:id="IMark95838760"/><text:span text:style-name="T71"> </text:span><text:alphabetical-index-mark-start text:id="IMark95964056"/><text:span text:style-name="T71">queries</text:span><text:alphabetical-index-mark-end text:id="IMark95964056"/><text:span text:style-name="T71"> should be written so that <text:s/></text:span><text:alphabetical-index-mark-start text:id="IMark95969784"/><text:span text:style-name="T71">Status</text:span><text:alphabetical-index-mark-end text:id="IMark95969784"/><text:span text:style-name="T71"> = ‘</text:span><text:alphabetical-index-mark-start text:id="IMark95943336"/><text:span text:style-name="T49">getfrom</text:span><text:alphabetical-index-mark-start text:id="IMark95524120"/><text:alphabetical-index-mark-start text:id="IMark95816680"/><text:span text:style-name="T49">network</text:span><text:alphabetical-index-mark-end text:id="IMark95816680"/><text:alphabetical-index-mark-end text:id="IMark95524120"/><text:alphabetical-index-mark-end text:id="IMark95943336"/><text:span text:style-name="T71">’ is a necessary </text:span><text:alphabetical-index-mark-start text:id="IMark97360664"/><text:alphabetical-index-mark-start text:id="IMark95982152"/><text:span text:style-name="T71">condition</text:span><text:alphabetical-index-mark-end text:id="IMark95982152"/><text:alphabetical-index-mark-end text:id="IMark97360664"/><text:span text:style-name="T71"> within the </text:span><text:alphabetical-index-mark-start text:id="IMark96370552"/><text:span text:style-name="T71">statement</text:span><text:alphabetical-index-mark-end text:id="IMark96370552"/><text:span text:style-name="T71">. This is the only </text:span><text:alphabetical-index-mark-start text:id="IMark97294360"/><text:span text:style-name="T71">step</text:span><text:alphabetical-index-mark-end text:id="IMark97294360"/><text:span text:style-name="T71"> of the inference </text:span><text:alphabetical-index-mark-start text:id="IMark95798136"/><text:span text:style-name="T71">loop</text:span><text:alphabetical-index-mark-end text:id="IMark95798136"/><text:span text:style-name="T71"> in which </text:span><text:alphabetical-index-mark-start text:id="IMark95846872"/><text:alphabetical-index-mark-start text:id="IMark97371208"/><text:span text:style-name="T71">SQLC</text:span><text:alphabetical-index-mark-end text:id="IMark97371208"/><text:alphabetical-index-mark-end text:id="IMark95846872"/><text:span text:style-name="T71"> can </text:span><text:alphabetical-index-mark-start text:id="IMark95858536"/><text:span text:style-name="T71">send</text:span><text:alphabetical-index-mark-end text:id="IMark95858536"/><text:span text:style-name="T71"> and </text:span><text:alphabetical-index-mark-start text:id="IMark96482136"/><text:span text:style-name="T71">receive</text:span><text:alphabetical-index-mark-end text:id="IMark96482136"/><text:span text:style-name="T71"> </text:span><text:alphabetical-index-mark-start text:id="IMark95857176"/><text:span text:style-name="T71">data</text:span><text:alphabetical-index-mark-end text:id="IMark95857176"/><text:span text:style-name="T71"> from the </text:span><text:alphabetical-index-mark-start text:id="IMark95937000"/><text:span text:style-name="T71">AIE</text:span><text:alphabetical-index-mark-end text:id="IMark95937000"/><text:span text:style-name="T71">.</text:span></text:p>
      <text:p text:style-name="P56"/>
      <text:p text:style-name="P56"/>
      <text:h text:style-name="Heading_20_3" text:outline-level="3"><text:bookmark-start text:name="__RefHeading___Toc4363_1164564522"/>4.1.3. <text:s/><text:alphabetical-index-mark-start text:id="IMark95971144"/><text:span text:style-name="T44">St</text:span><text:span text:style-name="T50">atus</text:span><text:alphabetical-index-mark-end text:id="IMark95971144"/><text:span text:style-name="T50"> = </text:span><text:span text:style-name="T44">‘</text:span><text:alphabetical-index-mark-start text:id="IMark95968424"/><text:span text:style-name="T44">applykbrules</text:span><text:alphabetical-index-mark-end text:id="IMark95968424"/><text:span text:style-name="T44">’</text:span><text:bookmark-end text:name="__RefHeading___Toc4363_1164564522"/></text:h>
      <text:p text:style-name="P56"/>
      <text:p text:style-name="P58">Rules are applied and facts are <text:alphabetical-index-mark-start text:id="IMark95964056"/><text:alphabetical-index-mark-start text:id="IMark95969784"/><text:alphabetical-index-mark-start text:id="IMark95976872"/><text:alphabetical-index-mark-start text:id="IMark95943336"/>update<text:alphabetical-index-mark-end text:id="IMark95943336"/><text:alphabetical-index-mark-end text:id="IMark95976872"/><text:alphabetical-index-mark-end text:id="IMark95969784"/><text:alphabetical-index-mark-end text:id="IMark95964056"/>d based on those rules. <text:span text:style-name="T71">At this point the </text:span><text:alphabetical-index-mark-start text:id="IMark95524120"/><text:alphabetical-index-mark-start text:id="IMark95816680"/><text:span text:style-name="T71">ES</text:span><text:alphabetical-index-mark-end text:id="IMark95816680"/><text:alphabetical-index-mark-end text:id="IMark95524120"/><text:span text:style-name="T71"> evaluates each rule in </text:span><text:alphabetical-index-mark-start text:id="IMark95840888"/><text:alphabetical-index-mark-start text:id="IMark95878760"/><text:span text:style-name="T49">sde_rules</text:span><text:alphabetical-index-mark-end text:id="IMark95878760"/><text:alphabetical-index-mark-end text:id="IMark95840888"/><text:span text:style-name="T71"> against the </text:span><text:alphabetical-index-mark-start text:id="IMark97360664"/><text:alphabetical-index-mark-start text:id="IMark95982152"/><text:span text:style-name="T71">data</text:span><text:alphabetical-index-mark-end text:id="IMark95982152"/><text:alphabetical-index-mark-end text:id="IMark97360664"/><text:span text:style-name="T71"> in </text:span><text:alphabetical-index-mark-start text:id="IMark96370552"/><text:alphabetical-index-mark-start text:id="IMark95981992"/><text:span text:style-name="T49">sde_facts</text:span><text:alphabetical-index-mark-end text:id="IMark95981992"/><text:alphabetical-index-mark-end text:id="IMark96370552"/><text:span text:style-name="T71">. </text:span><text:alphabetical-index-mark-start text:id="IMark97294360"/><text:alphabetical-index-mark-start text:id="IMark95962696"/><text:span text:style-name="T71">SQLC</text:span><text:alphabetical-index-mark-end text:id="IMark95962696"/><text:alphabetical-index-mark-end text:id="IMark97294360"/><text:span text:style-name="T71"> does not </text:span><text:alphabetical-index-mark-start text:id="IMark95798136"/><text:span text:style-name="T71">interact</text:span><text:alphabetical-index-mark-end text:id="IMark95798136"/><text:span text:style-name="T71"> with the </text:span><text:alphabetical-index-mark-start text:id="IMark95846872"/><text:span text:style-name="T71">AIE</text:span><text:alphabetical-index-mark-end text:id="IMark95846872"/><text:span text:style-name="T71"> during this </text:span><text:alphabetical-index-mark-start text:id="IMark95858536"/><text:span text:style-name="T71">step</text:span><text:alphabetical-index-mark-end text:id="IMark95858536"/>.</text:p>
      <text:p text:style-name="P56"/>
      <text:p text:style-name="P56"/>
      <text:h text:style-name="Heading_20_3" text:outline-level="3"><text:bookmark-start text:name="__RefHeading___Toc4365_1164564522"/>4.1.4. <text:alphabetical-index-mark-start text:id="IMark95810632"/><text:span text:style-name="T44">St</text:span><text:span text:style-name="T50">atus</text:span><text:alphabetical-index-mark-end text:id="IMark95810632"/><text:span text:style-name="T50"> =</text:span><text:span text:style-name="T44"> ‘</text:span><text:alphabetical-index-mark-start text:id="IMark95971144"/><text:span text:style-name="T44">dbtoact</text:span><text:alphabetical-index-mark-end text:id="IMark95971144"/><text:span text:style-name="T44">’</text:span><text:bookmark-end text:name="__RefHeading___Toc4365_1164564522"/></text:h>
      <text:p text:style-name="P56"/>
      <text:p text:style-name="P58"><text:alphabetical-index-mark-start text:id="IMark95964056"/><text:alphabetical-index-mark-start text:id="IMark95969784"/>Data<text:alphabetical-index-mark-end text:id="IMark95969784"/><text:alphabetical-index-mark-end text:id="IMark95964056"/> from <text:alphabetical-index-mark-start text:id="IMark95976872"/><text:alphabetical-index-mark-start text:id="IMark95943336"/><text:span text:style-name="T44">sde_facts</text:span><text:alphabetical-index-mark-end text:id="IMark95943336"/><text:alphabetical-index-mark-end text:id="IMark95976872"/> is sent <text:span text:style-name="T73">back </text:span>to the <text:alphabetical-index-mark-start text:id="IMark96482136"/><text:alphabetical-index-mark-start text:id="IMark95857176"/><text:span text:style-name="T73">ship</text:span><text:alphabetical-index-mark-end text:id="IMark95857176"/><text:alphabetical-index-mark-end text:id="IMark96482136"/><text:span text:style-name="T73"> via the </text:span><text:alphabetical-index-mark-start text:id="IMark95524120"/>OAPI<text:alphabetical-index-mark-end text:id="IMark95524120"/> <text:span text:style-name="T73">and to the actuator </text:span><text:alphabetical-index-mark-start text:id="IMark95816680"/><text:alphabetical-index-mark-start text:id="IMark95840888"/><text:span text:style-name="T73">function</text:span><text:alphabetical-index-mark-end text:id="IMark95840888"/><text:alphabetical-index-mark-end text:id="IMark95816680"/><text:span text:style-name="T73">s that will, for </text:span><text:alphabetical-index-mark-start text:id="IMark95878760"/><text:alphabetical-index-mark-start text:id="IMark95937000"/><text:span text:style-name="T73">example</text:span><text:alphabetical-index-mark-end text:id="IMark95937000"/><text:alphabetical-index-mark-end text:id="IMark95878760"/><text:span text:style-name="T73">, make the </text:span><text:alphabetical-index-mark-start text:id="IMark97360664"/><text:alphabetical-index-mark-start text:id="IMark95982152"/><text:span text:style-name="T73">ship</text:span><text:alphabetical-index-mark-end text:id="IMark95982152"/><text:alphabetical-index-mark-end text:id="IMark97360664"/><text:span text:style-name="T73"> turn, ascend, descend, retract or extend its landing gear, cooling panels, etc</text:span>. <text:span text:style-name="T77"><text:s/></text:span><text:alphabetical-index-mark-start text:id="IMark96370552"/><text:alphabetical-index-mark-start text:id="IMark95981992"/><text:span text:style-name="T77">SQLC</text:span><text:alphabetical-index-mark-end text:id="IMark95981992"/><text:alphabetical-index-mark-end text:id="IMark96370552"/><text:span text:style-name="T77"> does not </text:span><text:alphabetical-index-mark-start text:id="IMark96454232"/><text:span text:style-name="T77">interact</text:span><text:alphabetical-index-mark-end text:id="IMark96454232"/><text:span text:style-name="T77"> with the </text:span><text:alphabetical-index-mark-start text:id="IMark97294360"/><text:span text:style-name="T77">AIE</text:span><text:alphabetical-index-mark-end text:id="IMark97294360"/><text:span text:style-name="T77"> during this </text:span><text:alphabetical-index-mark-start text:id="IMark95962696"/><text:span text:style-name="T77">step</text:span><text:alphabetical-index-mark-end text:id="IMark95962696"/>.</text:p>
      <text:p text:style-name="P56"/>
      <text:p text:style-name="P56"/>
      <text:h text:style-name="Heading_20_2" text:outline-level="2"><text:bookmark-start text:name="__RefHeading___Toc4367_1164564522"/>4.2. <text:alphabetical-index-mark-start text:id="IMark95975512"/><text:alphabetical-index-mark-start text:id="IMark95838760"/>Latency<text:bookmark-end text:name="__RefHeading___Toc4367_1164564522"/><text:alphabetical-index-mark-end text:id="IMark95838760"/><text:alphabetical-index-mark-end text:id="IMark95975512"/></text:h>
      <text:p text:style-name="P60"/>
      <text:p text:style-name="P60">The <text:alphabetical-index-mark-start text:id="IMark96482136"/>step<text:alphabetical-index-mark-end text:id="IMark96482136"/>s described in <text:span text:style-name="T11">[4.1.]</text:span> are performed very fast. Thousands of <text:alphabetical-index-mark-start text:id="IMark95857176"/>queries<text:alphabetical-index-mark-end text:id="IMark95857176"/> are made each second as rules are applied, <text:alphabetical-index-mark-start text:id="IMark95524120"/><text:alphabetical-index-mark-start text:id="IMark95842200"/>program<text:alphabetical-index-mark-end text:id="IMark95842200"/><text:alphabetical-index-mark-end text:id="IMark95524120"/>s are <text:alphabetical-index-mark-start text:id="IMark95816680"/><text:alphabetical-index-mark-start text:id="IMark95840888"/>load<text:alphabetical-index-mark-end text:id="IMark95840888"/><text:alphabetical-index-mark-end text:id="IMark95816680"/>ed and <text:alphabetical-index-mark-start text:id="IMark95858536"/><text:alphabetical-index-mark-start text:id="IMark95878760"/>un<text:alphabetical-index-mark-start text:id="IMark95937000"/><text:alphabetical-index-mark-start text:id="IMark97360664"/>load<text:alphabetical-index-mark-end text:id="IMark97360664"/><text:alphabetical-index-mark-end text:id="IMark95937000"/><text:alphabetical-index-mark-end text:id="IMark95878760"/><text:alphabetical-index-mark-end text:id="IMark95858536"/>ed, and <text:alphabetical-index-mark-start text:id="IMark95982152"/><text:alphabetical-index-mark-start text:id="IMark96370552"/>data<text:alphabetical-index-mark-end text:id="IMark96370552"/><text:alphabetical-index-mark-end text:id="IMark95982152"/> is sent between <text:alphabetical-index-mark-start text:id="IMark95981992"/><text:alphabetical-index-mark-start text:id="IMark96454232"/>module<text:alphabetical-index-mark-end text:id="IMark96454232"/><text:alphabetical-index-mark-end text:id="IMark95981992"/>s and the <text:alphabetical-index-mark-start text:id="IMark97294360"/><text:alphabetical-index-mark-start text:id="IMark95962696"/>AIE<text:alphabetical-index-mark-end text:id="IMark95962696"/><text:alphabetical-index-mark-end text:id="IMark97294360"/>.</text:p>
      <text:p text:style-name="P60"/>
      <text:p text:style-name="P60">Indeed, the faster the computer running the <text:alphabetical-index-mark-start text:id="IMark97366728"/><text:alphabetical-index-mark-start text:id="IMark97251976"/>OSFS<text:alphabetical-index-mark-end text:id="IMark97251976"/><text:alphabetical-index-mark-end text:id="IMark97366728"/> <text:alphabetical-index-mark-start text:id="IMark95838760"/><text:alphabetical-index-mark-start text:id="IMark95975512"/>session<text:alphabetical-index-mark-end text:id="IMark95975512"/><text:alphabetical-index-mark-end text:id="IMark95838760"/>, the better. Plus, <text:alphabetical-index-mark-start text:id="IMark95798136"/><text:alphabetical-index-mark-start text:id="IMark95964056"/>DGIIIAI<text:alphabetical-index-mark-end text:id="IMark95964056"/><text:alphabetical-index-mark-end text:id="IMark95798136"/> has <text:alphabetical-index-mark-start text:id="IMark95969784"/><text:alphabetical-index-mark-start text:id="IMark95976872"/>multi<text:alphabetical-index-mark-end text:id="IMark95976872"/><text:alphabetical-index-mark-end text:id="IMark95969784"/> threaded <text:alphabetical-index-mark-start text:id="IMark95846872"/><text:alphabetical-index-mark-start text:id="IMark95943336"/>code<text:alphabetical-index-mark-end text:id="IMark95943336"/><text:alphabetical-index-mark-end text:id="IMark95846872"/>, so that in in computers that have more than one singe <text:alphabetical-index-mark-start text:id="IMark95937752"/>CPU<text:alphabetical-index-mark-end text:id="IMark95937752"/> core <text:alphabetical-index-mark-start text:id="IMark96482136"/><text:alphabetical-index-mark-start text:id="IMark95959080"/>operation<text:alphabetical-index-mark-end text:id="IMark95959080"/><text:alphabetical-index-mark-end text:id="IMark96482136"/>s become even faster.</text:p>
      <text:p text:style-name="P60"><text:soft-page-break/></text:p>
      <text:p text:style-name="P60">Despite all this, the fact that <text:alphabetical-index-mark-start text:id="IMark95982152"/><text:alphabetical-index-mark-start text:id="IMark96370552"/><text:alphabetical-index-mark-start text:id="IMark95539896"/><text:alphabetical-index-mark-start text:id="IMark95981992"/>KB<text:alphabetical-index-mark-end text:id="IMark95981992"/><text:alphabetical-index-mark-end text:id="IMark95539896"/><text:alphabetical-index-mark-end text:id="IMark96370552"/><text:alphabetical-index-mark-end text:id="IMark95982152"/> <text:alphabetical-index-mark-start text:id="IMark96454232"/><text:alphabetical-index-mark-start text:id="IMark97294360"/>operation<text:alphabetical-index-mark-end text:id="IMark97294360"/><text:alphabetical-index-mark-end text:id="IMark96454232"/>s are intensive and in order to keep things coordinated and avoid race <text:alphabetical-index-mark-start text:id="IMark95962696"/><text:alphabetical-index-mark-start text:id="IMark95810632"/>condition<text:alphabetical-index-mark-end text:id="IMark95810632"/><text:alphabetical-index-mark-end text:id="IMark95962696"/>s in relation to the application of rules, <text:alphabetical-index-mark-start text:id="IMark95952824"/><text:alphabetical-index-mark-start text:id="IMark95854312"/><text:alphabetical-index-mark-start text:id="IMark95865768"/><text:alphabetical-index-mark-start text:id="IMark95855816"/>SQLC<text:alphabetical-index-mark-end text:id="IMark95855816"/><text:alphabetical-index-mark-end text:id="IMark95865768"/><text:alphabetical-index-mark-end text:id="IMark95854312"/><text:alphabetical-index-mark-end text:id="IMark95952824"/> and <text:alphabetical-index-mark-start text:id="IMark95989688"/>external<text:alphabetical-index-mark-end text:id="IMark95989688"/> <text:alphabetical-index-mark-start text:id="IMark95968424"/><text:alphabetical-index-mark-start text:id="IMark95971144"/>module<text:alphabetical-index-mark-end text:id="IMark95971144"/><text:alphabetical-index-mark-end text:id="IMark95968424"/>s should only exchange <text:alphabetical-index-mark-start text:id="IMark95940616"/><text:alphabetical-index-mark-start text:id="IMark97366728"/>data<text:alphabetical-index-mark-end text:id="IMark97366728"/><text:alphabetical-index-mark-end text:id="IMark95940616"/> with the <text:alphabetical-index-mark-start text:id="IMark97251976"/><text:alphabetical-index-mark-start text:id="IMark95838760"/>AIE<text:alphabetical-index-mark-end text:id="IMark95838760"/><text:alphabetical-index-mark-end text:id="IMark97251976"/> during <text:alphabetical-index-mark-start text:id="IMark95975512"/>step<text:alphabetical-index-mark-end text:id="IMark95975512"/> [4.1.2.], while <text:alphabetical-index-mark-start text:id="IMark95857176"/><text:span text:style-name="T44">Status</text:span><text:alphabetical-index-mark-end text:id="IMark95857176"/><text:span text:style-name="T44"> = ‘</text:span><text:alphabetical-index-mark-start text:id="IMark95798136"/><text:span text:style-name="T44">getfrom</text:span><text:alphabetical-index-mark-start text:id="IMark95964056"/><text:alphabetical-index-mark-start text:id="IMark95969784"/><text:span text:style-name="T44">network</text:span><text:alphabetical-index-mark-end text:id="IMark95969784"/><text:alphabetical-index-mark-end text:id="IMark95964056"/><text:alphabetical-index-mark-end text:id="IMark95798136"/><text:span text:style-name="T44">’</text:span>. This means that there is a certain <text:alphabetical-index-mark-start text:id="IMark95976872"/><text:alphabetical-index-mark-start text:id="IMark95846872"/>latency<text:alphabetical-index-mark-end text:id="IMark95846872"/><text:alphabetical-index-mark-end text:id="IMark95976872"/>, meaning that a fraction of <text:alphabetical-index-mark-start text:id="IMark95943336"/>time<text:alphabetical-index-mark-end text:id="IMark95943336"/> passes between the moment you <text:alphabetical-index-mark-start text:id="IMark95937752"/><text:alphabetical-index-mark-start text:id="IMark96482136"/>send<text:alphabetical-index-mark-end text:id="IMark96482136"/><text:alphabetical-index-mark-end text:id="IMark95937752"/> a command via <text:alphabetical-index-mark-start text:id="IMark95959080"/><text:alphabetical-index-mark-start text:id="IMark95842200"/><text:alphabetical-index-mark-start text:id="IMark95524120"/><text:alphabetical-index-mark-start text:id="IMark95816680"/>SQLC<text:alphabetical-index-mark-end text:id="IMark95816680"/><text:alphabetical-index-mark-end text:id="IMark95524120"/><text:alphabetical-index-mark-end text:id="IMark95842200"/><text:alphabetical-index-mark-end text:id="IMark95959080"/> and the processing of that command by the <text:alphabetical-index-mark-start text:id="IMark95840888"/><text:alphabetical-index-mark-start text:id="IMark95858536"/>AIE<text:alphabetical-index-mark-end text:id="IMark95858536"/><text:alphabetical-index-mark-end text:id="IMark95840888"/>.</text:p>
      <text:p text:style-name="P60"/>
      <text:p text:style-name="P61">You should not confuse this <text:alphabetical-index-mark-start text:id="IMark95968424"/>AI<text:alphabetical-index-mark-end text:id="IMark95968424"/> processing <text:alphabetical-index-mark-start text:id="IMark95971144"/><text:alphabetical-index-mark-start text:id="IMark95989688"/>latency<text:alphabetical-index-mark-end text:id="IMark95989688"/><text:alphabetical-index-mark-end text:id="IMark95971144"/> with the <text:alphabetical-index-mark-start text:id="IMark95952824"/><text:alphabetical-index-mark-start text:id="IMark95854312"/>flight<text:alphabetical-index-mark-end text:id="IMark95854312"/><text:alphabetical-index-mark-end text:id="IMark95952824"/> response of the <text:alphabetical-index-mark-start text:id="IMark95865768"/><text:alphabetical-index-mark-start text:id="IMark95855816"/>ship<text:alphabetical-index-mark-end text:id="IMark95855816"/><text:alphabetical-index-mark-end text:id="IMark95865768"/>. Factors like inertia, acceleration, etc. may also cause <text:alphabetical-index-mark-start text:id="IMark95962696"/><text:alphabetical-index-mark-start text:id="IMark95810632"/>delay<text:alphabetical-index-mark-end text:id="IMark95810632"/><text:alphabetical-index-mark-end text:id="IMark95962696"/>s in the response of <text:alphabetical-index-mark-start text:id="IMark96454232"/><text:alphabetical-index-mark-start text:id="IMark97294360"/>DGIIIAI<text:alphabetical-index-mark-end text:id="IMark97294360"/><text:alphabetical-index-mark-end text:id="IMark96454232"/>. Like in the case of any aircraft. </text:p>
      <text:p text:style-name="P61"/>
      <text:p text:style-name="P61">It is no coincidence that one thing that you learn when you are after a <text:alphabetical-index-mark-start text:id="IMark95981992"/><text:alphabetical-index-mark-start text:id="IMark95937000"/>flight<text:alphabetical-index-mark-end text:id="IMark95937000"/><text:alphabetical-index-mark-end text:id="IMark95981992"/> <text:alphabetical-index-mark-start text:id="IMark95857176"/><text:alphabetical-index-mark-start text:id="IMark95878760"/>license<text:alphabetical-index-mark-end text:id="IMark95878760"/><text:alphabetical-index-mark-end text:id="IMark95857176"/> in the <text:alphabetical-index-mark-start text:id="IMark97360664"/><text:alphabetical-index-mark-start text:id="IMark95975512"/>real<text:alphabetical-index-mark-end text:id="IMark95975512"/><text:alphabetical-index-mark-end text:id="IMark97360664"/> world is that you should think always in anticipation because aircraft almost never react immediately to the pilot’s <text:alphabetical-index-mark-start text:id="IMark95798136"/><text:alphabetical-index-mark-start text:id="IMark95964056"/>input<text:alphabetical-index-mark-end text:id="IMark95964056"/><text:alphabetical-index-mark-end text:id="IMark95798136"/>s. Take for <text:alphabetical-index-mark-start text:id="IMark95969784"/><text:alphabetical-index-mark-start text:id="IMark97251976"/>example<text:alphabetical-index-mark-end text:id="IMark97251976"/><text:alphabetical-index-mark-end text:id="IMark95969784"/>, the <text:alphabetical-index-mark-start text:id="IMark95858536"/><text:alphabetical-index-mark-start text:id="IMark95840888"/>latency<text:alphabetical-index-mark-end text:id="IMark95840888"/><text:alphabetical-index-mark-end text:id="IMark95858536"/> or <text:alphabetical-index-mark-start text:id="IMark95959080"/><text:alphabetical-index-mark-start text:id="IMark95842200"/>delay<text:alphabetical-index-mark-end text:id="IMark95842200"/><text:alphabetical-index-mark-end text:id="IMark95959080"/> between the moment in which a pilot throttles up the <text:alphabetical-index-mark-start text:id="IMark95524120"/><text:alphabetical-index-mark-start text:id="IMark95816680"/>engine<text:alphabetical-index-mark-end text:id="IMark95816680"/><text:alphabetical-index-mark-end text:id="IMark95524120"/>s of a plane, and the actual acceleration of the aircraft as a <text:alphabetical-index-mark-start text:id="IMark95937752"/><text:alphabetical-index-mark-start text:id="IMark96482136"/>result<text:alphabetical-index-mark-end text:id="IMark96482136"/><text:alphabetical-index-mark-end text:id="IMark95937752"/>.</text:p>
      <text:p text:style-name="P61"/>
      <text:p text:style-name="P61">So, pay attention to the <text:alphabetical-index-mark-start text:id="IMark95838760"/><text:alphabetical-index-mark-start text:id="IMark97366728"/>latency<text:alphabetical-index-mark-end text:id="IMark97366728"/><text:alphabetical-index-mark-end text:id="IMark95838760"/> of the <text:alphabetical-index-mark-start text:id="IMark95940616"/>AI<text:alphabetical-index-mark-end text:id="IMark95940616"/> <text:alphabetical-index-mark-start text:id="IMark97294360"/><text:alphabetical-index-mark-start text:id="IMark96454232"/>system<text:alphabetical-index-mark-end text:id="IMark96454232"/><text:alphabetical-index-mark-end text:id="IMark97294360"/> in addition to the <text:alphabetical-index-mark-start text:id="IMark95962696"/>time<text:alphabetical-index-mark-end text:id="IMark95962696"/> it takes for the <text:alphabetical-index-mark-start text:id="IMark95810632"/><text:alphabetical-index-mark-start text:id="IMark95865768"/>ship<text:alphabetical-index-mark-end text:id="IMark95865768"/><text:alphabetical-index-mark-end text:id="IMark95810632"/> to react. <text:span text:style-name="T72">It is not a lot of </text:span><text:alphabetical-index-mark-start text:id="IMark95855816"/><text:span text:style-name="T72">time</text:span><text:alphabetical-index-mark-end text:id="IMark95855816"/><text:span text:style-name="T72">, plus the </text:span><text:alphabetical-index-mark-start text:id="IMark95952824"/><text:alphabetical-index-mark-start text:id="IMark95854312"/><text:span text:style-name="T72">Delta</text:span><text:alphabetical-index-mark-end text:id="IMark95854312"/><text:alphabetical-index-mark-end text:id="IMark95952824"/><text:span text:style-name="T72"> </text:span><text:alphabetical-index-mark-start text:id="IMark95971144"/><text:alphabetical-index-mark-start text:id="IMark95989688"/><text:span text:style-name="T72">Glider</text:span><text:alphabetical-index-mark-end text:id="IMark95989688"/><text:alphabetical-index-mark-end text:id="IMark95971144"/><text:span text:style-name="T72"> is a pretty nimble </text:span><text:alphabetical-index-mark-start text:id="IMark95968424"/><text:alphabetical-index-mark-start text:id="IMark95982152"/><text:span text:style-name="T72">ship</text:span><text:alphabetical-index-mark-end text:id="IMark95982152"/><text:alphabetical-index-mark-end text:id="IMark95968424"/><text:span text:style-name="T72">, but precise and safe </text:span><text:alphabetical-index-mark-start text:id="IMark95539896"/><text:alphabetical-index-mark-start text:id="IMark96370552"/><text:span text:style-name="T72">flight</text:span><text:alphabetical-index-mark-end text:id="IMark96370552"/><text:alphabetical-index-mark-end text:id="IMark95539896"/><text:span text:style-name="T72"> requires taking into account what happens in every second in the air or in orbit.</text:span></text:p>
      <text:p text:style-name="P61"/>
      <text:h text:style-name="P86" text:outline-level="1"><text:bookmark-start text:name="__RefHeading___Toc72870_673741182"/>5. Use<text:bookmark-end text:name="__RefHeading___Toc72870_673741182"/></text:h>
      <text:p text:style-name="P9"/>
      <text:h text:style-name="Heading_20_2" text:outline-level="2"><text:bookmark-start text:name="__RefHeading___Toc1073_964193841"/>5.1. <text:alphabetical-index-mark-start text:id="IMark95943336"/><text:alphabetical-index-mark-start text:id="IMark95976872"/><text:alphabetical-index-mark-start text:id="IMark96482136"/><text:alphabetical-index-mark-start text:id="IMark95838760"/>Install<text:alphabetical-index-mark-end text:id="IMark95838760"/><text:alphabetical-index-mark-end text:id="IMark96482136"/>ation<text:bookmark-end text:name="__RefHeading___Toc1073_964193841"/><text:alphabetical-index-mark-end text:id="IMark95976872"/><text:alphabetical-index-mark-end text:id="IMark95943336"/></text:h>
      <text:p text:style-name="P18"/>
      <text:p text:style-name="P12"><text:alphabetical-index-mark-start text:id="IMark95962696"/><text:alphabetical-index-mark-start text:id="IMark95524120"/><text:alphabetical-index-mark-start text:id="IMark95810632"/><text:alphabetical-index-mark-start text:id="IMark95865768"/><text:alphabetical-index-mark-start text:id="IMark95816680"/><text:alphabetical-index-mark-start text:id="IMark95855816"/>SQLC<text:alphabetical-index-mark-end text:id="IMark95855816"/><text:alphabetical-index-mark-end text:id="IMark95816680"/><text:alphabetical-index-mark-end text:id="IMark95865768"/><text:alphabetical-index-mark-end text:id="IMark95810632"/><text:alphabetical-index-mark-end text:id="IMark95524120"/><text:alphabetical-index-mark-end text:id="IMark95962696"/> <text:alphabetical-index-mark-start text:id="IMark95952824"/><text:alphabetical-index-mark-start text:id="IMark95854312"/>install<text:alphabetical-index-mark-end text:id="IMark95854312"/><text:alphabetical-index-mark-end text:id="IMark95952824"/>s in a similar way that other similar <text:alphabetical-index-mark-start text:id="IMark95971144"/><text:alphabetical-index-mark-start text:id="IMark95989688"/>modul<text:alphabetical-index-mark-start text:id="IMark95959080"/>e<text:alphabetical-index-mark-end text:id="IMark95989688"/><text:alphabetical-index-mark-end text:id="IMark95971144"/>s<text:alphabetical-index-mark-end text:id="IMark95959080"/> <text:span text:style-name="T9">to ~/</text:span><text:alphabetical-index-mark-start text:id="IMark95968424"/><text:alphabetical-index-mark-start text:id="IMark95982152"/><text:span text:style-name="T9">modul</text:span><text:alphabetical-index-mark-start text:id="IMark95539896"/><text:span text:style-name="T9">e</text:span><text:alphabetical-index-mark-end text:id="IMark95982152"/><text:alphabetical-index-mark-end text:id="IMark95968424"/><text:span text:style-name="T9">s</text:span><text:alphabetical-index-mark-end text:id="IMark95539896"/><text:span text:style-name="T9">/</text:span><text:alphabetical-index-mark-start text:id="IMark96370552"/><text:alphabetical-index-mark-start text:id="IMark95858536"/><text:alphabetical-index-mark-start text:id="IMark95842200"/><text:span text:style-name="T9">plug</text:span><text:alphabetical-index-mark-end text:id="IMark95842200"/><text:alphabetical-index-mark-end text:id="IMark95858536"/><text:alphabetical-index-mark-end text:id="IMark96370552"/><text:span text:style-name="T9">in</text:span>, but in addition to the <text:alphabetical-index-mark-start text:id="IMark95969784"/><text:alphabetical-index-mark-start text:id="IMark95840888"/>file<text:alphabetical-index-mark-end text:id="IMark95840888"/><text:alphabetical-index-mark-end text:id="IMark95969784"/> <text:alphabetical-index-mark-start text:id="IMark95798136"/><text:alphabetical-index-mark-start text:id="IMark97251976"/><text:alphabetical-index-mark-start text:id="IMark95964056"/><text:alphabetical-index-mark-start text:id="IMark95975512"/><text:alphabetical-index-mark-start text:id="IMark97360664"/><text:alphabetical-index-mark-start text:id="IMark95857176"/>SQLC<text:alphabetical-index-mark-end text:id="IMark95857176"/><text:alphabetical-index-mark-end text:id="IMark97360664"/><text:alphabetical-index-mark-end text:id="IMark95975512"/><text:alphabetical-index-mark-end text:id="IMark95964056"/><text:alphabetical-index-mark-end text:id="IMark97251976"/><text:alphabetical-index-mark-end text:id="IMark95798136"/>.dll and its corr<text:alphabetical-index-mark-start text:id="IMark95878760"/>es<text:alphabetical-index-mark-end text:id="IMark95878760"/>ponding docs, it also <text:alphabetical-index-mark-start text:id="IMark95937000"/><text:alphabetical-index-mark-start text:id="IMark95981992"/>install<text:alphabetical-index-mark-end text:id="IMark95981992"/><text:alphabetical-index-mark-end text:id="IMark95937000"/>s a <text:alphabetical-index-mark-start text:id="IMark97607560"/><text:alphabetical-index-mark-start text:id="IMark95846872"/><text:alphabetical-index-mark-start text:id="IMark96482136"/><text:alphabetical-index-mark-start text:id="IMark95838760"/>data<text:alphabetical-index-mark-end text:id="IMark95838760"/><text:alphabetical-index-mark-end text:id="IMark96482136"/>base<text:alphabetical-index-mark-end text:id="IMark95846872"/><text:alphabetical-index-mark-end text:id="IMark97607560"/> in ~/<text:alphabetical-index-mark-start text:id="IMark95976872"/><text:alphabetical-index-mark-start text:id="IMark95943336"/><text:alphabetical-index-mark-start text:id="IMark97366728"/><text:alphabetical-index-mark-start text:id="IMark95940616"/>data<text:alphabetical-index-mark-end text:id="IMark95940616"/><text:alphabetical-index-mark-end text:id="IMark97366728"/>bas<text:alphabetical-index-mark-start text:id="IMark96454232"/>e<text:alphabetical-index-mark-end text:id="IMark95943336"/><text:alphabetical-index-mark-end text:id="IMark95976872"/>s<text:alphabetical-index-mark-end text:id="IMark96454232"/>/<text:alphabetical-index-mark-start text:id="IMark97294360"/><text:alphabetical-index-mark-start text:id="IMark95937752"/><text:alphabetical-index-mark-start text:id="IMark96190328"/><text:alphabetical-index-mark-start text:id="IMark97054856"/><text:alphabetical-index-mark-start text:id="IMark96157400"/><text:alphabetical-index-mark-start text:id="IMark97094520"/>SQLC<text:alphabetical-index-mark-end text:id="IMark97094520"/><text:alphabetical-index-mark-end text:id="IMark96157400"/><text:alphabetical-index-mark-end text:id="IMark97054856"/><text:alphabetical-index-mark-end text:id="IMark96190328"/><text:alphabetical-index-mark-end text:id="IMark95937752"/><text:alphabetical-index-mark-end text:id="IMark97294360"/>. It also requir<text:alphabetical-index-mark-start text:id="IMark72724792"/>es<text:alphabetical-index-mark-end text:id="IMark72724792"/> that ~/<text:alphabetical-index-mark-start text:id="IMark95960472"/><text:alphabetical-index-mark-start text:id="IMark96169240"/><text:alphabetical-index-mark-start text:id="IMark95973464"/><text:alphabetical-index-mark-start text:id="IMark95951384"/>data<text:alphabetical-index-mark-end text:id="IMark95951384"/><text:alphabetical-index-mark-end text:id="IMark95973464"/>bas<text:alphabetical-index-mark-start text:id="IMark96782120"/>e<text:alphabetical-index-mark-end text:id="IMark96169240"/><text:alphabetical-index-mark-end text:id="IMark95960472"/>s<text:alphabetical-index-mark-end text:id="IMark96782120"/>/<text:alphabetical-index-mark-start text:id="IMark95861320"/><text:alphabetical-index-mark-start text:id="IMark95810488"/><text:alphabetical-index-mark-start text:id="IMark95848360"/>DGIIIAI<text:alphabetical-index-mark-end text:id="IMark95848360"/><text:alphabetical-index-mark-end text:id="IMark95810488"/><text:alphabetical-index-mark-end text:id="IMark95861320"/>/<text:alphabetical-index-mark-start text:id="IMark95850616"/><text:alphabetical-index-mark-start text:id="IMark96175064"/><text:alphabetical-index-mark-start text:id="IMark95966232"/>DGIIIAI<text:alphabetical-index-mark-end text:id="IMark95966232"/><text:alphabetical-index-mark-end text:id="IMark96175064"/><text:alphabetical-index-mark-end text:id="IMark95850616"/>.db is <text:alphabetical-index-mark-start text:id="IMark95868488"/><text:alphabetical-index-mark-start text:id="IMark95956888"/>install<text:alphabetical-index-mark-end text:id="IMark95956888"/><text:alphabetical-index-mark-end text:id="IMark95868488"/>ed.</text:p>
      <text:p text:style-name="P9"/>
      <text:p text:style-name="P9"/>
      <text:h text:style-name="Heading_20_2" text:outline-level="2"><text:bookmark-start text:name="__RefHeading___Toc1075_964193841"/>5.2. <text:alphabetical-index-mark-start text:id="IMark95854312"/><text:alphabetical-index-mark-start text:id="IMark95524120"/><text:alphabetical-index-mark-start text:id="IMark95810632"/>Function<text:alphabetical-index-mark-end text:id="IMark95810632"/><text:alphabetical-index-mark-end text:id="IMark95524120"/><text:alphabetical-index-mark-end text:id="IMark95854312"/>s<text:bookmark-end text:name="__RefHeading___Toc1075_964193841"/></text:h>
      <text:p text:style-name="P19"/>
      <text:h text:style-name="Heading_20_3" text:outline-level="3"><text:bookmark-start text:name="__RefHeading___Toc1077_964193841"/>5.2.1. [<text:alphabetical-index-mark-start text:id="IMark95855816"/><text:alphabetical-index-mark-start text:id="IMark95982152"/><text:alphabetical-index-mark-start text:id="IMark95539896"/>DB<text:alphabetical-index-mark-end text:id="IMark95539896"/><text:alphabetical-index-mark-end text:id="IMark95982152"/><text:alphabetical-index-mark-end text:id="IMark95855816"/>]<text:bookmark-end text:name="__RefHeading___Toc1077_964193841"/></text:h>
      <text:p text:style-name="P20"/>
      <text:p text:style-name="P20"><text:alphabetical-index-mark-start text:id="IMark95842200"/><text:alphabetical-index-mark-start text:id="IMark95937752"/><text:alphabetical-index-mark-start text:id="IMark97294360"/><text:alphabetical-index-mark-start text:id="IMark96454232"/>Data<text:alphabetical-index-mark-end text:id="IMark96454232"/><text:alphabetical-index-mark-end text:id="IMark97294360"/>base<text:alphabetical-index-mark-end text:id="IMark95937752"/><text:alphabetical-index-mark-end text:id="IMark95842200"/>. <text:span text:style-name="T10">Lets the </text:span><text:alphabetical-index-mark-start text:id="IMark95976872"/><text:span text:style-name="T10">user</text:span><text:alphabetical-index-mark-end text:id="IMark95976872"/><text:span text:style-name="T10"> </text:span><text:alphabetical-index-mark-start text:id="IMark95943336"/><text:alphabetical-index-mark-start text:id="IMark97366728"/><text:alphabetical-index-mark-start text:id="IMark95940616"/><text:span text:style-name="T10">connect</text:span><text:alphabetical-index-mark-end text:id="IMark95940616"/><text:alphabetical-index-mark-end text:id="IMark97366728"/><text:alphabetical-index-mark-end text:id="IMark95943336"/><text:span text:style-name="T10"> to a specific </text:span><text:alphabetical-index-mark-start text:id="IMark95846872"/><text:alphabetical-index-mark-start text:id="IMark96482136"/><text:alphabetical-index-mark-start text:id="IMark95838760"/><text:alphabetical-index-mark-start text:id="IMark95937000"/><text:span text:style-name="T10">data</text:span><text:alphabetical-index-mark-end text:id="IMark95937000"/><text:alphabetical-index-mark-end text:id="IMark95838760"/><text:span text:style-name="T10">base</text:span><text:alphabetical-index-mark-end text:id="IMark96482136"/><text:alphabetical-index-mark-end text:id="IMark95846872"/><text:span text:style-name="T10">. With the </text:span><text:span text:style-name="T12">[</text:span><text:alphabetical-index-mark-start text:id="IMark95981992"/><text:alphabetical-index-mark-start text:id="IMark95878760"/><text:alphabetical-index-mark-start text:id="IMark95798136"/><text:span text:style-name="T12">DB</text:span><text:alphabetical-index-mark-end text:id="IMark95798136"/><text:alphabetical-index-mark-end text:id="IMark95878760"/><text:alphabetical-index-mark-end text:id="IMark95981992"/><text:span text:style-name="T12">]</text:span><text:span text:style-name="T10"> </text:span><text:alphabetical-index-mark-start text:id="IMark97251976"/><text:alphabetical-index-mark-start text:id="IMark95964056"/><text:alphabetical-index-mark-start text:id="IMark95975512"/><text:span text:style-name="T10">function</text:span><text:alphabetical-index-mark-end text:id="IMark95975512"/><text:alphabetical-index-mark-end text:id="IMark95964056"/><text:alphabetical-index-mark-end text:id="IMark97251976"/><text:span text:style-name="T10"> the </text:span><text:alphabetical-index-mark-start text:id="IMark97360664"/><text:span text:style-name="T10">user</text:span><text:alphabetical-index-mark-end text:id="IMark97360664"/><text:span text:style-name="T10"> can </text:span><text:alphabetical-index-mark-start text:id="IMark95857176"/><text:alphabetical-index-mark-start text:id="IMark95969784"/><text:span text:style-name="T10">switch</text:span><text:alphabetical-index-mark-end text:id="IMark95969784"/><text:alphabetical-index-mark-end text:id="IMark95857176"/><text:span text:style-name="T10"> between </text:span><text:alphabetical-index-mark-start text:id="IMark95840888"/><text:alphabetical-index-mark-start text:id="IMark95971144"/><text:alphabetical-index-mark-start text:id="IMark95959080"/><text:span text:style-name="T10">DGIIIAI</text:span><text:alphabetical-index-mark-end text:id="IMark95959080"/><text:alphabetical-index-mark-end text:id="IMark95971144"/><text:alphabetical-index-mark-end text:id="IMark95840888"/><text:span text:style-name="T10"> and </text:span><text:alphabetical-index-mark-start text:id="IMark95952824"/><text:alphabetical-index-mark-start text:id="IMark95989688"/><text:alphabetical-index-mark-start text:id="IMark97726792"/><text:alphabetical-index-mark-start text:id="IMark95524120"/><text:alphabetical-index-mark-start text:id="IMark95854312"/><text:alphabetical-index-mark-start text:id="IMark95810632"/><text:span text:style-name="T10">SQLC</text:span><text:alphabetical-index-mark-end text:id="IMark95810632"/><text:alphabetical-index-mark-end text:id="IMark95854312"/><text:alphabetical-index-mark-end text:id="IMark95524120"/><text:alphabetical-index-mark-end text:id="IMark97726792"/><text:alphabetical-index-mark-end text:id="IMark95989688"/><text:alphabetical-index-mark-end text:id="IMark95952824"/><text:span text:style-name="T10"> </text:span><text:alphabetical-index-mark-start text:id="IMark95962696"/><text:alphabetical-index-mark-start text:id="IMark95816680"/><text:alphabetical-index-mark-start text:id="IMark95865768"/><text:alphabetical-index-mark-start text:id="IMark97691720"/><text:span text:style-name="T10">data</text:span><text:alphabetical-index-mark-end text:id="IMark97691720"/><text:alphabetical-index-mark-end text:id="IMark95865768"/><text:span text:style-name="T10">bas</text:span><text:alphabetical-index-mark-start text:id="IMark95982152"/><text:span text:style-name="T10">e</text:span><text:alphabetical-index-mark-end text:id="IMark95816680"/><text:alphabetical-index-mark-end text:id="IMark95962696"/><text:span text:style-name="T10">s</text:span><text:alphabetical-index-mark-end text:id="IMark95982152"/><text:span text:style-name="T10">.</text:span></text:p>
      <text:p text:style-name="P20"/>
      <text:h text:style-name="Heading_20_3" text:outline-level="3"/>
      <text:h text:style-name="Heading_20_3" text:outline-level="3"><text:bookmark-start text:name="__RefHeading___Toc1079_964193841"/>5.2.2. [<text:alphabetical-index-mark-start text:id="IMark95943336"/><text:alphabetical-index-mark-start text:id="IMark95940616"/><text:alphabetical-index-mark-start text:id="IMark95539896"/>CON<text:alphabetical-index-mark-end text:id="IMark95539896"/><text:alphabetical-index-mark-end text:id="IMark95940616"/><text:alphabetical-index-mark-end text:id="IMark95943336"/>]<text:bookmark-end text:name="__RefHeading___Toc1079_964193841"/></text:h>
      <text:p text:style-name="P20"/>
      <text:p text:style-name="P20"><text:alphabetical-index-mark-start text:id="IMark95846872"/><text:alphabetical-index-mark-start text:id="IMark96482136"/><text:alphabetical-index-mark-start text:id="IMark95968424"/>Connect<text:alphabetical-index-mark-end text:id="IMark95968424"/><text:alphabetical-index-mark-end text:id="IMark96482136"/><text:alphabetical-index-mark-end text:id="IMark95846872"/>. <text:alphabetical-index-mark-start text:id="IMark95981992"/><text:alphabetical-index-mark-start text:id="IMark95878760"/><text:span text:style-name="T34">Execute</text:span><text:alphabetical-index-mark-end text:id="IMark95878760"/><text:alphabetical-index-mark-end text:id="IMark95981992"/><text:span text:style-name="T34"> the </text:span><text:alphabetical-index-mark-start text:id="IMark95798136"/><text:alphabetical-index-mark-start text:id="IMark95858536"/><text:alphabetical-index-mark-start text:id="IMark96370552"/><text:span text:style-name="T34">connect</text:span><text:alphabetical-index-mark-end text:id="IMark96370552"/><text:alphabetical-index-mark-end text:id="IMark95858536"/><text:alphabetical-index-mark-end text:id="IMark95798136"/><text:span text:style-name="T34">ion to the </text:span><text:alphabetical-index-mark-start text:id="IMark97251976"/><text:alphabetical-index-mark-start text:id="IMark95964056"/><text:alphabetical-index-mark-start text:id="IMark95975512"/><text:alphabetical-index-mark-start text:id="IMark97360664"/><text:span text:style-name="T34">data</text:span><text:alphabetical-index-mark-end text:id="IMark97360664"/><text:alphabetical-index-mark-end text:id="IMark95975512"/><text:span text:style-name="T34">base</text:span><text:alphabetical-index-mark-end text:id="IMark95964056"/><text:alphabetical-index-mark-end text:id="IMark97251976"/><text:span text:style-name="T34"> whose name was entered with the </text:span><text:span text:style-name="T13">[</text:span><text:alphabetical-index-mark-start text:id="IMark95857176"/><text:alphabetical-index-mark-start text:id="IMark95969784"/><text:alphabetical-index-mark-start text:id="IMark95840888"/><text:span text:style-name="T13">DB</text:span><text:alphabetical-index-mark-end text:id="IMark95840888"/><text:alphabetical-index-mark-end text:id="IMark95969784"/><text:alphabetical-index-mark-end text:id="IMark95857176"/><text:span text:style-name="T13">]</text:span><text:span text:style-name="T34"> </text:span><text:alphabetical-index-mark-start text:id="IMark95971144"/><text:alphabetical-index-mark-start text:id="IMark95959080"/><text:alphabetical-index-mark-start text:id="IMark95952824"/><text:span text:style-name="T34">function</text:span><text:alphabetical-index-mark-end text:id="IMark95952824"/><text:alphabetical-index-mark-end text:id="IMark95959080"/><text:alphabetical-index-mark-end text:id="IMark95971144"/><text:span text:style-name="T34"> and </text:span><text:alphabetical-index-mark-start text:id="IMark95989688"/><text:alphabetical-index-mark-start text:id="IMark97726792"/><text:span text:style-name="T34">window</text:span><text:alphabetical-index-mark-end text:id="IMark97726792"/><text:alphabetical-index-mark-end text:id="IMark95989688"/><text:span text:style-name="T34"> </text:span><text:alphabetical-index-mark-start text:id="IMark95524120"/><text:alphabetical-index-mark-start text:id="IMark95854312"/><text:span text:style-name="T34">dialog</text:span><text:alphabetical-index-mark-end text:id="IMark95854312"/><text:alphabetical-index-mark-end text:id="IMark95524120"/><text:span text:style-name="T34">.</text:span></text:p>
      <text:p text:style-name="P20"/>
      <text:p text:style-name="P20"/>
      <text:h text:style-name="Heading_20_3" text:outline-level="3"><text:bookmark-start text:name="__RefHeading___Toc1081_964193841"/>5.2.3. [<text:alphabetical-index-mark-start text:id="IMark95940616"/><text:alphabetical-index-mark-start text:id="IMark95539896"/><text:alphabetical-index-mark-start text:id="IMark97366728"/>DIS<text:alphabetical-index-mark-end text:id="IMark97366728"/><text:alphabetical-index-mark-end text:id="IMark95539896"/><text:alphabetical-index-mark-end text:id="IMark95940616"/>]<text:bookmark-end text:name="__RefHeading___Toc1081_964193841"/></text:h>
      <text:p text:style-name="P20"/>
      <text:p text:style-name="P20"><text:alphabetical-index-mark-start text:id="IMark95810632"/><text:alphabetical-index-mark-start text:id="IMark95846872"/><text:alphabetical-index-mark-start text:id="IMark96482136"/>Dis<text:alphabetical-index-mark-start text:id="IMark95968424"/><text:alphabetical-index-mark-start text:id="IMark95981992"/><text:alphabetical-index-mark-start text:id="IMark95878760"/>connect<text:alphabetical-index-mark-end text:id="IMark95878760"/><text:alphabetical-index-mark-end text:id="IMark95981992"/><text:alphabetical-index-mark-end text:id="IMark95968424"/><text:alphabetical-index-mark-end text:id="IMark96482136"/><text:alphabetical-index-mark-end text:id="IMark95846872"/><text:alphabetical-index-mark-end text:id="IMark95810632"/>. <text:alphabetical-index-mark-start text:id="IMark95798136"/><text:alphabetical-index-mark-start text:id="IMark95858536"/><text:alphabetical-index-mark-start text:id="IMark96370552"/><text:span text:style-name="T35">Dis</text:span><text:alphabetical-index-mark-start text:id="IMark95975512"/><text:alphabetical-index-mark-start text:id="IMark97360664"/><text:alphabetical-index-mark-start text:id="IMark97251976"/><text:span text:style-name="T35">connect</text:span><text:alphabetical-index-mark-end text:id="IMark97251976"/><text:alphabetical-index-mark-end text:id="IMark97360664"/><text:alphabetical-index-mark-end text:id="IMark95975512"/><text:alphabetical-index-mark-end text:id="IMark96370552"/><text:alphabetical-index-mark-end text:id="IMark95858536"/><text:alphabetical-index-mark-end text:id="IMark95798136"/><text:span text:style-name="T35">s the </text:span><text:alphabetical-index-mark-start text:id="IMark95964056"/><text:alphabetical-index-mark-start text:id="IMark95865768"/><text:alphabetical-index-mark-start text:id="IMark95962696"/><text:span text:style-name="T35">MFD</text:span><text:alphabetical-index-mark-end text:id="IMark95962696"/><text:alphabetical-index-mark-end text:id="IMark95865768"/><text:alphabetical-index-mark-end text:id="IMark95964056"/><text:span text:style-name="T35"> from the </text:span><text:alphabetical-index-mark-start text:id="IMark95816680"/><text:span text:style-name="T35">current</text:span><text:alphabetical-index-mark-end text:id="IMark95816680"/><text:span text:style-name="T35">ly </text:span><text:alphabetical-index-mark-start text:id="IMark95857176"/><text:alphabetical-index-mark-start text:id="IMark95969784"/><text:alphabetical-index-mark-start text:id="IMark95840888"/><text:span text:style-name="T35">connect</text:span><text:alphabetical-index-mark-end text:id="IMark95840888"/><text:alphabetical-index-mark-end text:id="IMark95969784"/><text:alphabetical-index-mark-end text:id="IMark95857176"/><text:span text:style-name="T35">ed </text:span><text:alphabetical-index-mark-start text:id="IMark95982152"/><text:alphabetical-index-mark-start text:id="IMark95971144"/><text:alphabetical-index-mark-start text:id="IMark95959080"/><text:alphabetical-index-mark-start text:id="IMark95952824"/><text:span text:style-name="T35">data</text:span><text:alphabetical-index-mark-end text:id="IMark95952824"/><text:alphabetical-index-mark-end text:id="IMark95959080"/><text:span text:style-name="T35">base</text:span><text:alphabetical-index-mark-end text:id="IMark95971144"/><text:alphabetical-index-mark-end text:id="IMark95982152"/><text:span text:style-name="T35">. </text:span></text:p>
      <text:p text:style-name="P20"/>
      <text:p text:style-name="P20"/>
      <text:h text:style-name="Heading_20_3" text:outline-level="3"><text:bookmark-start text:name="__RefHeading___Toc1083_964193841"/><text:soft-page-break/>5.2.4. [<text:alphabetical-index-mark-start text:id="IMark96454232"/><text:alphabetical-index-mark-start text:id="IMark95976872"/><text:alphabetical-index-mark-start text:id="IMark95539896"/>SQL<text:alphabetical-index-mark-end text:id="IMark95539896"/><text:alphabetical-index-mark-end text:id="IMark95976872"/><text:alphabetical-index-mark-end text:id="IMark96454232"/>]<text:bookmark-end text:name="__RefHeading___Toc1083_964193841"/></text:h>
      <text:p text:style-name="P20"/>
      <text:p text:style-name="P20"><text:alphabetical-index-mark-start text:id="IMark95943336"/><text:alphabetical-index-mark-start text:id="IMark95838760"/><text:alphabetical-index-mark-start text:id="IMark95937000"/>SQL<text:alphabetical-index-mark-end text:id="IMark95937000"/><text:alphabetical-index-mark-end text:id="IMark95838760"/><text:alphabetical-index-mark-end text:id="IMark95943336"/> <text:alphabetical-index-mark-start text:id="IMark95989688"/><text:alphabetical-index-mark-start text:id="IMark95810632"/>query<text:alphabetical-index-mark-end text:id="IMark95810632"/><text:alphabetical-index-mark-end text:id="IMark95989688"/>. <text:span text:style-name="T35">Allows the </text:span><text:alphabetical-index-mark-start text:id="IMark95846872"/><text:span text:style-name="T35">user</text:span><text:alphabetical-index-mark-end text:id="IMark95846872"/><text:span text:style-name="T35"> to enter a full </text:span><text:alphabetical-index-mark-start text:id="IMark96482136"/><text:alphabetical-index-mark-start text:id="IMark95968424"/><text:alphabetical-index-mark-start text:id="IMark95981992"/><text:span text:style-name="T35">SQL</text:span><text:alphabetical-index-mark-end text:id="IMark95981992"/><text:alphabetical-index-mark-end text:id="IMark95968424"/><text:alphabetical-index-mark-end text:id="IMark96482136"/><text:span text:style-name="T35"> </text:span><text:alphabetical-index-mark-start text:id="IMark95878760"/><text:alphabetical-index-mark-start text:id="IMark95798136"/><text:span text:style-name="T35">query</text:span><text:alphabetical-index-mark-end text:id="IMark95798136"/><text:alphabetical-index-mark-end text:id="IMark95878760"/><text:span text:style-name="T35"> as a </text:span><text:alphabetical-index-mark-start text:id="IMark95858536"/><text:alphabetical-index-mark-start text:id="IMark96370552"/><text:span text:style-name="T35">string</text:span><text:alphabetical-index-mark-end text:id="IMark96370552"/><text:alphabetical-index-mark-end text:id="IMark95858536"/><text:span text:style-name="T35"> using a </text:span><text:alphabetical-index-mark-start text:id="IMark95975512"/><text:alphabetical-index-mark-start text:id="IMark97360664"/><text:span text:style-name="T35">dialog</text:span><text:alphabetical-index-mark-end text:id="IMark97360664"/><text:alphabetical-index-mark-end text:id="IMark95975512"/><text:span text:style-name="T35">. </text:span></text:p>
      <text:p text:style-name="P20"/>
      <text:p text:style-name="P20"/>
      <text:h text:style-name="Heading_20_3" text:outline-level="3"><text:bookmark-start text:name="__RefHeading___Toc1085_964193841"/>5.2.5. [<text:alphabetical-index-mark-start text:id="IMark95842200"/><text:alphabetical-index-mark-start text:id="IMark97294360"/><text:alphabetical-index-mark-start text:id="IMark95937752"/>MON<text:alphabetical-index-mark-end text:id="IMark95937752"/><text:alphabetical-index-mark-end text:id="IMark97294360"/><text:alphabetical-index-mark-end text:id="IMark95842200"/>]<text:bookmark-end text:name="__RefHeading___Toc1085_964193841"/></text:h>
      <text:p text:style-name="P20"/>
      <text:p text:style-name="P21">Mode on. <text:span text:style-name="T56">Sets a mode – say, for the sake of an </text:span><text:alphabetical-index-mark-start text:id="IMark95937000"/><text:alphabetical-index-mark-start text:id="IMark95989688"/><text:span text:style-name="T56">example</text:span><text:alphabetical-index-mark-end text:id="IMark95989688"/><text:alphabetical-index-mark-end text:id="IMark95937000"/><text:span text:style-name="T56">, </text:span><text:alphabetical-index-mark-start text:id="IMark95810632"/><text:alphabetical-index-mark-start text:id="IMark95846872"/><text:alphabetical-index-mark-start text:id="IMark95964056"/><text:alphabetical-index-mark-start text:id="IMark96482136"/><text:span text:style-name="T45">mode_</text:span><text:alphabetical-index-mark-end text:id="IMark96482136"/><text:alphabetical-index-mark-end text:id="IMark95964056"/><text:alphabetical-index-mark-start text:id="IMark95968424"/><text:alphabetical-index-mark-start text:id="IMark95981992"/><text:span text:style-name="T45">crs</text:span><text:alphabetical-index-mark-end text:id="IMark95981992"/><text:alphabetical-index-mark-end text:id="IMark95968424"/><text:alphabetical-index-mark-end text:id="IMark95846872"/><text:alphabetical-index-mark-end text:id="IMark95810632"/><text:span text:style-name="T56"> - specified by the </text:span><text:alphabetical-index-mark-start text:id="IMark95878760"/><text:span text:style-name="T56">user</text:span><text:alphabetical-index-mark-end text:id="IMark95878760"/><text:span text:style-name="T56"> on, which equat</text:span><text:alphabetical-index-mark-start text:id="IMark95798136"/><text:span text:style-name="T56">es</text:span><text:alphabetical-index-mark-end text:id="IMark95798136"/><text:span text:style-name="T56"> to </text:span><text:alphabetical-index-mark-start text:id="IMark95858536"/><text:alphabetical-index-mark-start text:id="IMark96370552"/><text:alphabetical-index-mark-start text:id="IMark95975512"/><text:span text:style-name="T56">send</text:span><text:alphabetical-index-mark-end text:id="IMark95975512"/><text:alphabetical-index-mark-end text:id="IMark96370552"/><text:alphabetical-index-mark-end text:id="IMark95858536"/><text:span text:style-name="T56">ing to the </text:span><text:alphabetical-index-mark-start text:id="IMark97360664"/><text:alphabetical-index-mark-start text:id="IMark95962696"/><text:alphabetical-index-mark-start text:id="IMark95865768"/><text:span text:style-name="T56">AIE</text:span><text:alphabetical-index-mark-end text:id="IMark95865768"/><text:alphabetical-index-mark-end text:id="IMark95962696"/><text:alphabetical-index-mark-end text:id="IMark97360664"/><text:span text:style-name="T56"> the </text:span><text:alphabetical-index-mark-start text:id="IMark95816680"/><text:alphabetical-index-mark-start text:id="IMark95857176"/><text:alphabetical-index-mark-start text:id="IMark95969784"/><text:span text:style-name="T56">SQL</text:span><text:alphabetical-index-mark-end text:id="IMark95969784"/><text:alphabetical-index-mark-end text:id="IMark95857176"/><text:alphabetical-index-mark-end text:id="IMark95816680"/><text:span text:style-name="T56"> </text:span><text:alphabetical-index-mark-start text:id="IMark95959080"/><text:alphabetical-index-mark-start text:id="IMark95840888"/><text:span text:style-name="T56">query</text:span><text:alphabetical-index-mark-end text:id="IMark95840888"/><text:alphabetical-index-mark-end text:id="IMark95959080"/><text:span text:style-name="T56"> </text:span><text:alphabetical-index-mark-start text:id="IMark95952824"/><text:alphabetical-index-mark-start text:id="IMark95982152"/><text:alphabetical-index-mark-start text:id="IMark95971144"/><text:alphabetical-index-mark-start text:id="IMark97726792"/><text:span text:style-name="T45">UPDATE</text:span><text:alphabetical-index-mark-end text:id="IMark97726792"/><text:alphabetical-index-mark-end text:id="IMark95971144"/><text:alphabetical-index-mark-end text:id="IMark95982152"/><text:alphabetical-index-mark-end text:id="IMark95952824"/><text:span text:style-name="T45"> </text:span><text:alphabetical-index-mark-start text:id="IMark95524120"/><text:alphabetical-index-mark-start text:id="IMark95854312"/><text:span text:style-name="T45">sde_facts</text:span><text:alphabetical-index-mark-end text:id="IMark95854312"/><text:alphabetical-index-mark-end text:id="IMark95524120"/><text:span text:style-name="T45"> SET </text:span><text:alphabetical-index-mark-start text:id="IMark95976872"/><text:alphabetical-index-mark-start text:id="IMark95842200"/><text:alphabetical-index-mark-start text:id="IMark97294360"/><text:span text:style-name="T45">Value</text:span><text:alphabetical-index-mark-end text:id="IMark97294360"/><text:alphabetical-index-mark-end text:id="IMark95842200"/><text:alphabetical-index-mark-end text:id="IMark95976872"/><text:span text:style-name="T45"> = 1 WHERE </text:span><text:alphabetical-index-mark-start text:id="IMark95937752"/><text:alphabetical-index-mark-start text:id="IMark95539896"/><text:alphabetical-index-mark-start text:id="IMark96454232"/><text:span text:style-name="T45">Item</text:span><text:alphabetical-index-mark-end text:id="IMark96454232"/><text:alphabetical-index-mark-end text:id="IMark95539896"/><text:alphabetical-index-mark-end text:id="IMark95937752"/><text:span text:style-name="T45"> = '</text:span><text:alphabetical-index-mark-start text:id="IMark95855816"/><text:alphabetical-index-mark-start text:id="IMark97366728"/><text:alphabetical-index-mark-start text:id="IMark95940616"/><text:alphabetical-index-mark-start text:id="IMark95943336"/><text:span text:style-name="T45">mode_</text:span><text:alphabetical-index-mark-end text:id="IMark95943336"/><text:alphabetical-index-mark-end text:id="IMark95940616"/><text:alphabetical-index-mark-start text:id="IMark97251976"/><text:alphabetical-index-mark-start text:id="IMark95838760"/><text:span text:style-name="T45">crs</text:span><text:alphabetical-index-mark-end text:id="IMark95838760"/><text:alphabetical-index-mark-end text:id="IMark97251976"/><text:alphabetical-index-mark-end text:id="IMark97366728"/><text:alphabetical-index-mark-end text:id="IMark95855816"/><text:span text:style-name="T45">'</text:span></text:p>
      <text:p text:style-name="P20"/>
      <text:p text:style-name="P22"><text:span text:style-name="T56">Once you pr</text:span><text:alphabetical-index-mark-start text:id="IMark95962696"/><text:span text:style-name="T56">es</text:span><text:alphabetical-index-mark-end text:id="IMark95962696"/><text:span text:style-name="T56">s [</text:span><text:alphabetical-index-mark-start text:id="IMark95865768"/><text:alphabetical-index-mark-start text:id="IMark95816680"/><text:alphabetical-index-mark-start text:id="IMark95857176"/><text:span text:style-name="T56">MON</text:span><text:alphabetical-index-mark-end text:id="IMark95857176"/><text:alphabetical-index-mark-end text:id="IMark95816680"/><text:alphabetical-index-mark-end text:id="IMark95865768"/><text:span text:style-name="T56">], a </text:span><text:alphabetical-index-mark-start text:id="IMark95969784"/><text:alphabetical-index-mark-start text:id="IMark95959080"/><text:span text:style-name="T56">dialog</text:span><text:alphabetical-index-mark-end text:id="IMark95959080"/><text:alphabetical-index-mark-end text:id="IMark95969784"/><text:span text:style-name="T56"> appears and you have to enter the mode name that you want to </text:span><text:alphabetical-index-mark-start text:id="IMark95840888"/><text:alphabetical-index-mark-start text:id="IMark95952824"/><text:span text:style-name="T56">activate</text:span><text:alphabetical-index-mark-end text:id="IMark95952824"/><text:alphabetical-index-mark-end text:id="IMark95840888"/><text:span text:style-name="T56">, just by entering its name without the first part comprised of the sub</text:span><text:alphabetical-index-mark-start text:id="IMark95982152"/><text:alphabetical-index-mark-start text:id="IMark95971144"/><text:span text:style-name="T56">string</text:span><text:alphabetical-index-mark-end text:id="IMark95971144"/><text:alphabetical-index-mark-end text:id="IMark95982152"/><text:span text:style-name="T56"> </text:span><text:span text:style-name="T45">‘</text:span><text:alphabetical-index-mark-start text:id="IMark97726792"/><text:alphabetical-index-mark-start text:id="IMark95937000"/><text:span text:style-name="T45">mode_</text:span><text:alphabetical-index-mark-end text:id="IMark95937000"/><text:alphabetical-index-mark-end text:id="IMark97726792"/><text:span text:style-name="T45">’</text:span><text:span text:style-name="T56">. For </text:span><text:alphabetical-index-mark-start text:id="IMark95810632"/><text:alphabetical-index-mark-start text:id="IMark95524120"/><text:span text:style-name="T56">example</text:span><text:alphabetical-index-mark-end text:id="IMark95524120"/><text:alphabetical-index-mark-end text:id="IMark95810632"/><text:span text:style-name="T56">, instead of entering </text:span><text:span text:style-name="T45">‘</text:span><text:alphabetical-index-mark-start text:id="IMark95854312"/><text:alphabetical-index-mark-start text:id="IMark95846872"/><text:alphabetical-index-mark-start text:id="IMark95968424"/><text:alphabetical-index-mark-start text:id="IMark95976872"/><text:span text:style-name="T45">mode_</text:span><text:alphabetical-index-mark-end text:id="IMark95976872"/><text:alphabetical-index-mark-end text:id="IMark95968424"/><text:alphabetical-index-mark-start text:id="IMark95842200"/><text:alphabetical-index-mark-start text:id="IMark97294360"/><text:span text:style-name="T45">crs</text:span><text:alphabetical-index-mark-end text:id="IMark97294360"/><text:alphabetical-index-mark-end text:id="IMark95842200"/><text:alphabetical-index-mark-end text:id="IMark95846872"/><text:alphabetical-index-mark-end text:id="IMark95854312"/><text:span text:style-name="T45">’</text:span><text:span text:style-name="T56"> you will have to </text:span><text:alphabetical-index-mark-start text:id="IMark95981992"/><text:alphabetical-index-mark-start text:id="IMark95989688"/><text:alphabetical-index-mark-start text:id="IMark95937752"/><text:span text:style-name="T56">input</text:span><text:alphabetical-index-mark-end text:id="IMark95937752"/><text:alphabetical-index-mark-end text:id="IMark95989688"/><text:alphabetical-index-mark-end text:id="IMark95981992"/><text:span text:style-name="T56"> </text:span><text:span text:style-name="T45">‘</text:span><text:alphabetical-index-mark-start text:id="IMark95539896"/><text:alphabetical-index-mark-start text:id="IMark96454232"/><text:span text:style-name="T45">crs</text:span><text:alphabetical-index-mark-end text:id="IMark96454232"/><text:alphabetical-index-mark-end text:id="IMark95539896"/><text:span text:style-name="T45">’</text:span><text:span text:style-name="T56">.</text:span></text:p>
      <text:p text:style-name="P22"/>
      <text:p text:style-name="P20"/>
      <text:h text:style-name="Heading_20_3" text:outline-level="3"><text:bookmark-start text:name="__RefHeading___Toc1087_964193841"/>5.2.6. [<text:alphabetical-index-mark-start text:id="IMark95969784"/><text:alphabetical-index-mark-start text:id="IMark95840888"/><text:alphabetical-index-mark-start text:id="IMark95952824"/>MOF<text:alphabetical-index-mark-end text:id="IMark95952824"/><text:alphabetical-index-mark-end text:id="IMark95840888"/><text:alphabetical-index-mark-end text:id="IMark95969784"/>]<text:bookmark-end text:name="__RefHeading___Toc1087_964193841"/></text:h>
      <text:p text:style-name="P20"/>
      <text:p text:style-name="P20">Mode off. <text:span text:style-name="T56">This performs the same </text:span><text:alphabetical-index-mark-start text:id="IMark95878760"/><text:alphabetical-index-mark-start text:id="IMark95940616"/><text:span text:style-name="T56">query</text:span><text:alphabetical-index-mark-end text:id="IMark95940616"/><text:alphabetical-index-mark-end text:id="IMark95878760"/><text:span text:style-name="T56"> as </text:span><text:span text:style-name="T17">[</text:span><text:alphabetical-index-mark-start text:id="IMark97726792"/><text:alphabetical-index-mark-start text:id="IMark95937000"/><text:alphabetical-index-mark-start text:id="IMark95943336"/><text:span text:style-name="T17">MON</text:span><text:alphabetical-index-mark-end text:id="IMark95943336"/><text:alphabetical-index-mark-end text:id="IMark95937000"/><text:alphabetical-index-mark-end text:id="IMark97726792"/><text:span text:style-name="T17">]</text:span><text:span text:style-name="T56"> except that it </text:span><text:alphabetical-index-mark-start text:id="IMark95810632"/><text:alphabetical-index-mark-start text:id="IMark95524120"/><text:alphabetical-index-mark-start text:id="IMark96482136"/><text:span text:style-name="T56">send</text:span><text:alphabetical-index-mark-end text:id="IMark96482136"/><text:alphabetical-index-mark-end text:id="IMark95524120"/><text:alphabetical-index-mark-end text:id="IMark95810632"/><text:span text:style-name="T56">s </text:span><text:alphabetical-index-mark-start text:id="IMark95855816"/><text:alphabetical-index-mark-start text:id="IMark97366728"/><text:alphabetical-index-mark-start text:id="IMark95968424"/><text:span text:style-name="T45">Value</text:span><text:alphabetical-index-mark-end text:id="IMark95968424"/><text:alphabetical-index-mark-end text:id="IMark97366728"/><text:alphabetical-index-mark-end text:id="IMark95855816"/><text:span text:style-name="T45"> = 0</text:span><text:span text:style-name="T56"> instead of </text:span><text:alphabetical-index-mark-start text:id="IMark95976872"/><text:alphabetical-index-mark-start text:id="IMark97251976"/><text:alphabetical-index-mark-start text:id="IMark95854312"/><text:span text:style-name="T45">Value</text:span><text:alphabetical-index-mark-end text:id="IMark95854312"/><text:alphabetical-index-mark-end text:id="IMark97251976"/><text:alphabetical-index-mark-end text:id="IMark95976872"/><text:span text:style-name="T45"> = 1</text:span><text:span text:style-name="T56">. <text:s/>Once you pr</text:span><text:alphabetical-index-mark-start text:id="IMark95846872"/><text:span text:style-name="T56">es</text:span><text:alphabetical-index-mark-end text:id="IMark95846872"/><text:span text:style-name="T56">s </text:span><text:span text:style-name="T17">[</text:span><text:alphabetical-index-mark-start text:id="IMark95842200"/><text:alphabetical-index-mark-start text:id="IMark97294360"/><text:alphabetical-index-mark-start text:id="IMark95838760"/><text:span text:style-name="T17">MOF</text:span><text:alphabetical-index-mark-end text:id="IMark95838760"/><text:alphabetical-index-mark-end text:id="IMark97294360"/><text:alphabetical-index-mark-end text:id="IMark95842200"/><text:span text:style-name="T17">]</text:span><text:span text:style-name="T56">, a </text:span><text:alphabetical-index-mark-start text:id="IMark95798136"/><text:alphabetical-index-mark-start text:id="IMark95981992"/><text:span text:style-name="T56">dialog</text:span><text:alphabetical-index-mark-end text:id="IMark95981992"/><text:alphabetical-index-mark-end text:id="IMark95798136"/><text:span text:style-name="T56"> appears and you have to enter the mode name that you want to </text:span><text:alphabetical-index-mark-start text:id="IMark95989688"/><text:alphabetical-index-mark-start text:id="IMark95937752"/><text:span text:style-name="T56">de</text:span><text:alphabetical-index-mark-start text:id="IMark96370552"/><text:alphabetical-index-mark-start text:id="IMark95858536"/><text:span text:style-name="T56">activate</text:span><text:alphabetical-index-mark-end text:id="IMark95858536"/><text:alphabetical-index-mark-end text:id="IMark96370552"/><text:alphabetical-index-mark-end text:id="IMark95937752"/><text:alphabetical-index-mark-end text:id="IMark95989688"/><text:span text:style-name="T56">, just by entering its name without the first part comprised of the sub</text:span><text:alphabetical-index-mark-start text:id="IMark95539896"/><text:alphabetical-index-mark-start text:id="IMark96454232"/><text:span text:style-name="T56">string</text:span><text:alphabetical-index-mark-end text:id="IMark96454232"/><text:alphabetical-index-mark-end text:id="IMark95539896"/><text:span text:style-name="T56"> </text:span><text:span text:style-name="T45">‘</text:span><text:alphabetical-index-mark-start text:id="IMark97360664"/><text:alphabetical-index-mark-start text:id="IMark95964056"/><text:span text:style-name="T45">mode_</text:span><text:alphabetical-index-mark-end text:id="IMark95964056"/><text:alphabetical-index-mark-end text:id="IMark97360664"/><text:span text:style-name="T45">’</text:span><text:span text:style-name="T56">. For </text:span><text:alphabetical-index-mark-start text:id="IMark95975512"/><text:alphabetical-index-mark-start text:id="IMark95865768"/><text:span text:style-name="T56">example</text:span><text:alphabetical-index-mark-end text:id="IMark95865768"/><text:alphabetical-index-mark-end text:id="IMark95975512"/><text:span text:style-name="T56">, instead of entering </text:span><text:span text:style-name="T45">‘</text:span><text:alphabetical-index-mark-start text:id="IMark95962696"/><text:alphabetical-index-mark-start text:id="IMark95857176"/><text:alphabetical-index-mark-start text:id="IMark95816680"/><text:alphabetical-index-mark-start text:id="IMark97887160"/><text:span text:style-name="T45">mode_</text:span><text:alphabetical-index-mark-end text:id="IMark97887160"/><text:alphabetical-index-mark-end text:id="IMark95816680"/><text:alphabetical-index-mark-start text:id="IMark95840888"/><text:alphabetical-index-mark-start text:id="IMark95969784"/><text:span text:style-name="T45">crs</text:span><text:alphabetical-index-mark-end text:id="IMark95969784"/><text:alphabetical-index-mark-end text:id="IMark95840888"/><text:alphabetical-index-mark-end text:id="IMark95857176"/><text:alphabetical-index-mark-end text:id="IMark95962696"/><text:span text:style-name="T45">’</text:span><text:span text:style-name="T56"> you will have to </text:span><text:alphabetical-index-mark-start text:id="IMark95952824"/><text:alphabetical-index-mark-start text:id="IMark95959080"/><text:alphabetical-index-mark-start text:id="IMark97881096"/><text:span text:style-name="T56">input</text:span><text:alphabetical-index-mark-end text:id="IMark97881096"/><text:alphabetical-index-mark-end text:id="IMark95959080"/><text:alphabetical-index-mark-end text:id="IMark95952824"/><text:span text:style-name="T56"> </text:span><text:span text:style-name="T57">‘</text:span><text:alphabetical-index-mark-start text:id="IMark95971144"/><text:alphabetical-index-mark-start text:id="IMark95982152"/><text:span text:style-name="T57">crs</text:span><text:alphabetical-index-mark-end text:id="IMark95982152"/><text:alphabetical-index-mark-end text:id="IMark95971144"/><text:span text:style-name="T57">’</text:span><text:span text:style-name="T56">.</text:span></text:p>
      <text:p text:style-name="P20"/>
      <text:p text:style-name="P39">Notice that <text:span text:style-name="T11">[</text:span><text:alphabetical-index-mark-start text:id="IMark95838760"/><text:alphabetical-index-mark-start text:id="IMark95524120"/><text:alphabetical-index-mark-start text:id="IMark95798136"/><text:span text:style-name="T11">MOF</text:span><text:alphabetical-index-mark-end text:id="IMark95798136"/><text:alphabetical-index-mark-end text:id="IMark95524120"/><text:alphabetical-index-mark-end text:id="IMark95838760"/><text:span text:style-name="T11">]</text:span> <text:span text:style-name="T59">and other similar </text:span><text:alphabetical-index-mark-start text:id="IMark95981992"/><text:alphabetical-index-mark-start text:id="IMark95989688"/><text:span text:style-name="T59">activation</text:span><text:alphabetical-index-mark-end text:id="IMark95989688"/><text:alphabetical-index-mark-end text:id="IMark95981992"/><text:span text:style-name="T59"> or </text:span><text:alphabetical-index-mark-start text:id="IMark95937752"/><text:alphabetical-index-mark-start text:id="IMark96370552"/><text:span text:style-name="T59">de</text:span><text:alphabetical-index-mark-start text:id="IMark95858536"/><text:alphabetical-index-mark-start text:id="IMark95539896"/><text:span text:style-name="T59">activation</text:span><text:alphabetical-index-mark-end text:id="IMark95539896"/><text:alphabetical-index-mark-end text:id="IMark95858536"/><text:alphabetical-index-mark-end text:id="IMark96370552"/><text:alphabetical-index-mark-end text:id="IMark95937752"/><text:span text:style-name="T59"> </text:span><text:alphabetical-index-mark-start text:id="IMark96454232"/><text:alphabetical-index-mark-start text:id="IMark96482136"/><text:alphabetical-index-mark-start text:id="IMark97726792"/><text:span text:style-name="T59">function</text:span><text:alphabetical-index-mark-end text:id="IMark97726792"/><text:alphabetical-index-mark-end text:id="IMark96482136"/><text:alphabetical-index-mark-end text:id="IMark96454232"/><text:span text:style-name="T59">s </text:span>allow you to <text:alphabetical-index-mark-start text:id="IMark97360664"/><text:alphabetical-index-mark-start text:id="IMark95964056"/><text:alphabetical-index-mark-start text:id="IMark95855816"/>send<text:alphabetical-index-mark-end text:id="IMark95855816"/><text:alphabetical-index-mark-end text:id="IMark95964056"/><text:alphabetical-index-mark-end text:id="IMark97360664"/> a full <text:alphabetical-index-mark-start text:id="IMark95975512"/><text:alphabetical-index-mark-start text:id="IMark95865768"/><text:alphabetical-index-mark-start text:id="IMark97366728"/>SQL<text:alphabetical-index-mark-end text:id="IMark97366728"/><text:alphabetical-index-mark-end text:id="IMark95865768"/><text:alphabetical-index-mark-end text:id="IMark95975512"/> <text:alphabetical-index-mark-start text:id="IMark95968424"/><text:alphabetical-index-mark-start text:id="IMark95937000"/>query<text:alphabetical-index-mark-end text:id="IMark95937000"/><text:alphabetical-index-mark-end text:id="IMark95968424"/> just by pr<text:alphabetical-index-mark-start text:id="IMark95816680"/>es<text:alphabetical-index-mark-end text:id="IMark95816680"/>sing the corr<text:alphabetical-index-mark-start text:id="IMark95943336"/>es<text:alphabetical-index-mark-end text:id="IMark95943336"/>ponding <text:alphabetical-index-mark-start text:id="IMark95962696"/><text:alphabetical-index-mark-start text:id="IMark95857176"/>button<text:alphabetical-index-mark-end text:id="IMark95857176"/><text:alphabetical-index-mark-end text:id="IMark95962696"/>, writing and abbreviated <text:alphabetical-index-mark-start text:id="IMark95840888"/>version<text:alphabetical-index-mark-end text:id="IMark95840888"/> of the mode name (with no<text:span text:style-name="T44"> ‘</text:span><text:alphabetical-index-mark-start text:id="IMark95969784"/><text:alphabetical-index-mark-start text:id="IMark95976872"/><text:span text:style-name="T44">mode_</text:span><text:alphabetical-index-mark-end text:id="IMark95976872"/><text:alphabetical-index-mark-end text:id="IMark95969784"/><text:span text:style-name="T44">’</text:span> part), saving <text:alphabetical-index-mark-start text:id="IMark97251976"/>time<text:alphabetical-index-mark-end text:id="IMark97251976"/> and trouble, but you can <text:alphabetical-index-mark-start text:id="IMark95952824"/><text:alphabetical-index-mark-start text:id="IMark95959080"/><text:alphabetical-index-mark-start text:id="IMark95854312"/>send<text:alphabetical-index-mark-end text:id="IMark95854312"/><text:alphabetical-index-mark-end text:id="IMark95959080"/><text:alphabetical-index-mark-end text:id="IMark95952824"/> the same <text:alphabetical-index-mark-start text:id="IMark95878760"/><text:alphabetical-index-mark-start text:id="IMark95971144"/>query<text:alphabetical-index-mark-end text:id="IMark95971144"/><text:alphabetical-index-mark-end text:id="IMark95878760"/> using <text:span text:style-name="T11">[</text:span><text:alphabetical-index-mark-start text:id="IMark95982152"/><text:alphabetical-index-mark-start text:id="IMark95846872"/><text:alphabetical-index-mark-start text:id="IMark95810632"/><text:span text:style-name="T11">SQL</text:span><text:alphabetical-index-mark-end text:id="IMark95810632"/><text:alphabetical-index-mark-end text:id="IMark95846872"/><text:alphabetical-index-mark-end text:id="IMark95982152"/><text:span text:style-name="T11">]</text:span> if you like.</text:p>
      <text:p text:style-name="P39"/>
      <text:p text:style-name="P39"/>
      <text:h text:style-name="Heading_20_3" text:outline-level="3"><text:bookmark-start text:name="__RefHeading___Toc1089_964193841"/>5.2.7. [<text:alphabetical-index-mark-start text:id="IMark95539896"/><text:alphabetical-index-mark-start text:id="IMark96482136"/><text:alphabetical-index-mark-start text:id="IMark97726792"/>PON<text:alphabetical-index-mark-end text:id="IMark97726792"/><text:alphabetical-index-mark-end text:id="IMark96482136"/><text:alphabetical-index-mark-end text:id="IMark95539896"/>]<text:bookmark-end text:name="__RefHeading___Toc1089_964193841"/></text:h>
      <text:p text:style-name="P20"/>
      <text:p text:style-name="P20"><text:alphabetical-index-mark-start text:id="IMark95857176"/><text:alphabetical-index-mark-start text:id="IMark95943336"/><text:alphabetical-index-mark-start text:id="IMark95816680"/>Program<text:alphabetical-index-mark-end text:id="IMark95816680"/><text:alphabetical-index-mark-end text:id="IMark95943336"/><text:alphabetical-index-mark-end text:id="IMark95857176"/> on. <text:span text:style-name="T18">[</text:span><text:alphabetical-index-mark-start text:id="IMark95968424"/><text:alphabetical-index-mark-start text:id="IMark95937000"/><text:alphabetical-index-mark-start text:id="IMark95975512"/><text:span text:style-name="T18">PON</text:span><text:alphabetical-index-mark-end text:id="IMark95975512"/><text:alphabetical-index-mark-end text:id="IMark95937000"/><text:alphabetical-index-mark-end text:id="IMark95968424"/><text:span text:style-name="T18">]</text:span><text:span text:style-name="T60"> and its companion </text:span><text:span text:style-name="T18">[</text:span><text:alphabetical-index-mark-start text:id="IMark95865768"/><text:alphabetical-index-mark-start text:id="IMark97366728"/><text:alphabetical-index-mark-start text:id="IMark97360664"/><text:span text:style-name="T18">POF</text:span><text:alphabetical-index-mark-end text:id="IMark97360664"/><text:alphabetical-index-mark-end text:id="IMark97366728"/><text:alphabetical-index-mark-end text:id="IMark95865768"/><text:span text:style-name="T18">]</text:span><text:span text:style-name="T60"> work in a similar fashion to </text:span><text:span text:style-name="T18">[</text:span><text:alphabetical-index-mark-start text:id="IMark95964056"/><text:alphabetical-index-mark-start text:id="IMark95855816"/><text:alphabetical-index-mark-start text:id="IMark95838760"/><text:span text:style-name="T18">MON</text:span><text:alphabetical-index-mark-end text:id="IMark95838760"/><text:alphabetical-index-mark-end text:id="IMark95855816"/><text:alphabetical-index-mark-end text:id="IMark95964056"/><text:span text:style-name="T18">]</text:span><text:span text:style-name="T60"> and </text:span><text:span text:style-name="T18">[</text:span><text:alphabetical-index-mark-start text:id="IMark95969784"/><text:alphabetical-index-mark-start text:id="IMark95976872"/><text:alphabetical-index-mark-start text:id="IMark95524120"/><text:span text:style-name="T18">MOF</text:span><text:alphabetical-index-mark-end text:id="IMark95524120"/><text:alphabetical-index-mark-end text:id="IMark95976872"/><text:alphabetical-index-mark-end text:id="IMark95969784"/><text:span text:style-name="T18">]</text:span><text:span text:style-name="T60"> but </text:span><text:soft-page-break/><text:span text:style-name="T60">instead of activating and deactivating mod</text:span><text:alphabetical-index-mark-start text:id="IMark95878760"/><text:span text:style-name="T60">es</text:span><text:alphabetical-index-mark-end text:id="IMark95878760"/><text:span text:style-name="T60">, they </text:span><text:alphabetical-index-mark-start text:id="IMark95971144"/><text:alphabetical-index-mark-start text:id="IMark95952824"/><text:span text:style-name="T60">load</text:span><text:alphabetical-index-mark-end text:id="IMark95952824"/><text:alphabetical-index-mark-end text:id="IMark95971144"/><text:span text:style-name="T60"> and </text:span><text:alphabetical-index-mark-start text:id="IMark95959080"/><text:alphabetical-index-mark-start text:id="IMark95854312"/><text:span text:style-name="T60">un</text:span><text:alphabetical-index-mark-start text:id="IMark97251976"/><text:alphabetical-index-mark-start text:id="IMark95798136"/><text:span text:style-name="T60">load</text:span><text:alphabetical-index-mark-end text:id="IMark95798136"/><text:alphabetical-index-mark-end text:id="IMark97251976"/><text:alphabetical-index-mark-end text:id="IMark95854312"/><text:alphabetical-index-mark-end text:id="IMark95959080"/><text:span text:style-name="T60"> </text:span><text:alphabetical-index-mark-start text:id="IMark95842200"/><text:alphabetical-index-mark-start text:id="IMark95982152"/><text:alphabetical-index-mark-start text:id="IMark95846872"/><text:span text:style-name="T60">program</text:span><text:alphabetical-index-mark-end text:id="IMark95846872"/><text:alphabetical-index-mark-end text:id="IMark95982152"/><text:alphabetical-index-mark-end text:id="IMark95842200"/><text:span text:style-name="T60">s from </text:span><text:alphabetical-index-mark-start text:id="IMark95810632"/><text:alphabetical-index-mark-start text:id="IMark95940616"/><text:span text:style-name="T60">table</text:span><text:alphabetical-index-mark-end text:id="IMark95940616"/><text:alphabetical-index-mark-end text:id="IMark95810632"/><text:span text:style-name="T60"> </text:span><text:alphabetical-index-mark-start text:id="IMark95981992"/><text:alphabetical-index-mark-start text:id="IMark97294360"/><text:span text:style-name="T46">sde_</text:span><text:alphabetical-index-mark-start text:id="IMark95937752"/><text:alphabetical-index-mark-start text:id="IMark95989688"/><text:span text:style-name="T46">prg</text:span><text:alphabetical-index-mark-end text:id="IMark95989688"/><text:alphabetical-index-mark-end text:id="IMark95937752"/><text:span text:style-name="T46">_rul</text:span><text:alphabetical-index-mark-start text:id="IMark95858536"/><text:span text:style-name="T46">es</text:span><text:alphabetical-index-mark-end text:id="IMark95858536"/><text:alphabetical-index-mark-end text:id="IMark97294360"/><text:alphabetical-index-mark-end text:id="IMark95981992"/><text:span text:style-name="T60"> to </text:span><text:alphabetical-index-mark-start text:id="IMark96370552"/><text:alphabetical-index-mark-start text:id="IMark96482136"/><text:span text:style-name="T46">sde_rul</text:span><text:alphabetical-index-mark-start text:id="IMark95539896"/><text:span text:style-name="T46">es</text:span><text:alphabetical-index-mark-end text:id="IMark95539896"/><text:alphabetical-index-mark-end text:id="IMark96482136"/><text:alphabetical-index-mark-end text:id="IMark96370552"/><text:span text:style-name="T60">.</text:span></text:p>
      <text:p text:style-name="P20"/>
      <text:p text:style-name="P40">Normally this proc<text:alphabetical-index-mark-start text:id="IMark95855816"/>es<text:alphabetical-index-mark-end text:id="IMark95855816"/>s is performed by the <text:alphabetical-index-mark-start text:id="IMark95838760"/><text:alphabetical-index-mark-start text:id="IMark95968424"/><text:alphabetical-index-mark-start text:id="IMark95937000"/>AIE<text:alphabetical-index-mark-end text:id="IMark95937000"/><text:alphabetical-index-mark-end text:id="IMark95968424"/><text:alphabetical-index-mark-end text:id="IMark95838760"/> itself, but in some circumstanc<text:alphabetical-index-mark-start text:id="IMark95975512"/>es<text:alphabetical-index-mark-end text:id="IMark95975512"/> you may want to <text:alphabetical-index-mark-start text:id="IMark95969784"/><text:alphabetical-index-mark-start text:id="IMark95976872"/>control<text:alphabetical-index-mark-end text:id="IMark95976872"/><text:alphabetical-index-mark-end text:id="IMark95969784"/> that proc<text:alphabetical-index-mark-start text:id="IMark95524120"/>es<text:alphabetical-index-mark-end text:id="IMark95524120"/>s yourself.</text:p>
      <text:p text:style-name="P40"/>
      <text:p text:style-name="P40">When you pr<text:alphabetical-index-mark-start text:id="IMark95952824"/>es<text:alphabetical-index-mark-end text:id="IMark95952824"/>s <text:span text:style-name="T11">[</text:span><text:alphabetical-index-mark-start text:id="IMark95959080"/><text:alphabetical-index-mark-start text:id="IMark95854312"/><text:alphabetical-index-mark-start text:id="IMark97251976"/><text:span text:style-name="T11">MON</text:span><text:alphabetical-index-mark-end text:id="IMark97251976"/><text:alphabetical-index-mark-end text:id="IMark95854312"/><text:alphabetical-index-mark-end text:id="IMark95959080"/><text:span text:style-name="T11">]</text:span> a <text:alphabetical-index-mark-start text:id="IMark95798136"/><text:alphabetical-index-mark-start text:id="IMark95842200"/>dialog<text:alphabetical-index-mark-end text:id="IMark95842200"/><text:alphabetical-index-mark-end text:id="IMark95798136"/> appears and you have to enter only the <text:alphabetical-index-mark-start text:id="IMark95982152"/><text:alphabetical-index-mark-start text:id="IMark95846872"/>number<text:alphabetical-index-mark-end text:id="IMark95846872"/><text:alphabetical-index-mark-end text:id="IMark95982152"/>s that corr<text:alphabetical-index-mark-start text:id="IMark95810632"/>es<text:alphabetical-index-mark-end text:id="IMark95810632"/>pond to the <text:alphabetical-index-mark-start text:id="IMark95940616"/><text:alphabetical-index-mark-start text:id="IMark97726792"/><text:alphabetical-index-mark-start text:id="IMark95857176"/>program<text:alphabetical-index-mark-end text:id="IMark95857176"/><text:alphabetical-index-mark-end text:id="IMark97726792"/><text:alphabetical-index-mark-end text:id="IMark95940616"/> <text:alphabetical-index-mark-start text:id="IMark95937752"/><text:alphabetical-index-mark-start text:id="IMark95989688"/>number<text:alphabetical-index-mark-end text:id="IMark95989688"/><text:alphabetical-index-mark-end text:id="IMark95937752"/> and <text:alphabetical-index-mark-start text:id="IMark95943336"/>version<text:alphabetical-index-mark-end text:id="IMark95943336"/> that you want to <text:alphabetical-index-mark-start text:id="IMark95865768"/><text:alphabetical-index-mark-start text:id="IMark95981992"/>load<text:alphabetical-index-mark-end text:id="IMark95981992"/><text:alphabetical-index-mark-end text:id="IMark95865768"/>, without the <text:alphabetical-index-mark-start text:id="IMark97294360"/><text:alphabetical-index-mark-start text:id="IMark95858536"/>string<text:alphabetical-index-mark-end text:id="IMark95858536"/><text:alphabetical-index-mark-end text:id="IMark97294360"/> <text:span text:style-name="T44">‘</text:span><text:alphabetical-index-mark-start text:id="IMark97366728"/><text:alphabetical-index-mark-start text:id="IMark97360664"/><text:span text:style-name="T44">prg</text:span><text:alphabetical-index-mark-end text:id="IMark97360664"/><text:alphabetical-index-mark-end text:id="IMark97366728"/><text:span text:style-name="T44">’</text:span>. For <text:alphabetical-index-mark-start text:id="IMark96370552"/><text:alphabetical-index-mark-start text:id="IMark96482136"/>example<text:alphabetical-index-mark-end text:id="IMark96482136"/><text:alphabetical-index-mark-end text:id="IMark96370552"/>, if you want to <text:alphabetical-index-mark-start text:id="IMark95539896"/><text:alphabetical-index-mark-start text:id="IMark96454232"/>load<text:alphabetical-index-mark-end text:id="IMark96454232"/><text:alphabetical-index-mark-end text:id="IMark95539896"/> <text:alphabetical-index-mark-start text:id="IMark95816680"/><text:alphabetical-index-mark-start text:id="IMark95964056"/><text:alphabetical-index-mark-start text:id="IMark95962696"/>program<text:alphabetical-index-mark-end text:id="IMark95962696"/><text:alphabetical-index-mark-end text:id="IMark95964056"/><text:alphabetical-index-mark-end text:id="IMark95816680"/> <text:span text:style-name="T44">‘</text:span><text:alphabetical-index-mark-start text:id="IMark95969784"/><text:alphabetical-index-mark-start text:id="IMark95524120"/><text:span text:style-name="T44">prg</text:span><text:alphabetical-index-mark-end text:id="IMark95524120"/><text:alphabetical-index-mark-end text:id="IMark95969784"/><text:span text:style-name="T44">43.2’</text:span> you only have to <text:alphabetical-index-mark-start text:id="IMark95976872"/><text:alphabetical-index-mark-start text:id="IMark95975512"/><text:alphabetical-index-mark-start text:id="IMark95838760"/>input<text:alphabetical-index-mark-end text:id="IMark95838760"/><text:alphabetical-index-mark-end text:id="IMark95975512"/><text:alphabetical-index-mark-end text:id="IMark95976872"/> <text:span text:style-name="T44">‘43.2’</text:span>.</text:p>
      <text:p text:style-name="P20"/>
      <text:p text:style-name="P20"/>
      <text:p text:style-name="P20"/>
      <text:h text:style-name="Heading_20_3" text:outline-level="3"><text:bookmark-start text:name="__RefHeading___Toc1091_964193841"/>5.2.8. [<text:alphabetical-index-mark-start text:id="IMark95937752"/><text:alphabetical-index-mark-start text:id="IMark95943336"/><text:alphabetical-index-mark-start text:id="IMark95971144"/>POF<text:alphabetical-index-mark-end text:id="IMark95971144"/><text:alphabetical-index-mark-end text:id="IMark95943336"/><text:alphabetical-index-mark-end text:id="IMark95937752"/>]<text:bookmark-end text:name="__RefHeading___Toc1091_964193841"/></text:h>
      <text:p text:style-name="P20"/>
      <text:p text:style-name="P20"><text:alphabetical-index-mark-start text:id="IMark97294360"/><text:alphabetical-index-mark-start text:id="IMark95858536"/><text:alphabetical-index-mark-start text:id="IMark95878760"/>Program<text:alphabetical-index-mark-end text:id="IMark95878760"/><text:alphabetical-index-mark-end text:id="IMark95858536"/><text:alphabetical-index-mark-end text:id="IMark97294360"/> off. <text:span text:style-name="T61">Performs the opposite </text:span><text:alphabetical-index-mark-start text:id="IMark95968424"/><text:alphabetical-index-mark-start text:id="IMark97366728"/><text:span text:style-name="T61">operation</text:span><text:alphabetical-index-mark-end text:id="IMark97366728"/><text:alphabetical-index-mark-end text:id="IMark95968424"/><text:span text:style-name="T61"> to that of </text:span><text:span text:style-name="T19">[</text:span><text:alphabetical-index-mark-start text:id="IMark97360664"/><text:alphabetical-index-mark-start text:id="IMark95952824"/><text:alphabetical-index-mark-start text:id="IMark96370552"/><text:span text:style-name="T19">PON</text:span><text:alphabetical-index-mark-end text:id="IMark96370552"/><text:alphabetical-index-mark-end text:id="IMark95952824"/><text:alphabetical-index-mark-end text:id="IMark97360664"/><text:span text:style-name="T19">]</text:span><text:span text:style-name="T61">. </text:span></text:p>
      <text:p text:style-name="P20"/>
      <text:p text:style-name="P20"/>
      <text:h text:style-name="Heading_20_3" text:outline-level="3"><text:bookmark-start text:name="__RefHeading___Toc1093_964193841"/>5.2.9. [<text:alphabetical-index-mark-start text:id="IMark95854312"/><text:alphabetical-index-mark-start text:id="IMark95975512"/><text:alphabetical-index-mark-start text:id="IMark95838760"/>ITM<text:alphabetical-index-mark-end text:id="IMark95838760"/><text:alphabetical-index-mark-end text:id="IMark95975512"/><text:alphabetical-index-mark-end text:id="IMark95854312"/>]<text:bookmark-end text:name="__RefHeading___Toc1093_964193841"/></text:h>
      <text:p text:style-name="P20"/>
      <text:p text:style-name="P20"><text:alphabetical-index-mark-start text:id="IMark95842200"/><text:alphabetical-index-mark-start text:id="IMark95798136"/><text:alphabetical-index-mark-start text:id="IMark95846872"/>Item<text:alphabetical-index-mark-end text:id="IMark95846872"/><text:alphabetical-index-mark-end text:id="IMark95798136"/><text:alphabetical-index-mark-end text:id="IMark95842200"/>. <text:span text:style-name="T62">This </text:span><text:alphabetical-index-mark-start text:id="IMark95982152"/><text:alphabetical-index-mark-start text:id="IMark95940616"/><text:alphabetical-index-mark-start text:id="IMark95810632"/><text:span text:style-name="T62">function</text:span><text:alphabetical-index-mark-end text:id="IMark95810632"/><text:alphabetical-index-mark-end text:id="IMark95940616"/><text:alphabetical-index-mark-end text:id="IMark95982152"/><text:span text:style-name="T62"> opens a </text:span><text:alphabetical-index-mark-start text:id="IMark95857176"/><text:alphabetical-index-mark-start text:id="IMark97726792"/><text:span text:style-name="T62">dialog</text:span><text:alphabetical-index-mark-end text:id="IMark97726792"/><text:alphabetical-index-mark-end text:id="IMark95857176"/><text:span text:style-name="T62"> that lets you enter the </text:span><text:alphabetical-index-mark-start text:id="IMark95943336"/><text:alphabetical-index-mark-start text:id="IMark95937752"/><text:alphabetical-index-mark-start text:id="IMark95971144"/><text:span text:style-name="T47">Item</text:span><text:alphabetical-index-mark-end text:id="IMark95971144"/><text:alphabetical-index-mark-end text:id="IMark95937752"/><text:alphabetical-index-mark-end text:id="IMark95943336"/><text:span text:style-name="T62"> </text:span><text:alphabetical-index-mark-start text:id="IMark95989688"/><text:alphabetical-index-mark-start text:id="IMark95981992"/><text:span text:style-name="T62">string</text:span><text:alphabetical-index-mark-end text:id="IMark95981992"/><text:alphabetical-index-mark-end text:id="IMark95989688"/><text:span text:style-name="T62"> that identifi</text:span><text:alphabetical-index-mark-start text:id="IMark95865768"/><text:span text:style-name="T62">es</text:span><text:alphabetical-index-mark-end text:id="IMark95865768"/><text:span text:style-name="T62"> a fact you want to operate with. For </text:span><text:alphabetical-index-mark-start text:id="IMark97294360"/><text:alphabetical-index-mark-start text:id="IMark95858536"/><text:span text:style-name="T62">example</text:span><text:alphabetical-index-mark-end text:id="IMark95858536"/><text:alphabetical-index-mark-end text:id="IMark97294360"/><text:span text:style-name="T62">, if you want to set </text:span><text:alphabetical-index-mark-start text:id="IMark95878760"/><text:alphabetical-index-mark-start text:id="IMark96482136"/><text:span text:style-name="T62">manual</text:span><text:alphabetical-index-mark-end text:id="IMark96482136"/><text:alphabetical-index-mark-end text:id="IMark95878760"/><text:span text:style-name="T62">ly a specific </text:span><text:alphabetical-index-mark-start text:id="IMark95937000"/><text:alphabetical-index-mark-start text:id="IMark95968424"/><text:span text:style-name="T62">target</text:span><text:alphabetical-index-mark-end text:id="IMark95968424"/><text:alphabetical-index-mark-end text:id="IMark95937000"/><text:span text:style-name="T62"> </text:span><text:alphabetical-index-mark-start text:id="IMark97366728"/><text:span text:style-name="T62">heading</text:span><text:alphabetical-index-mark-end text:id="IMark97366728"/><text:span text:style-name="T62"> for your </text:span><text:alphabetical-index-mark-start text:id="IMark95539896"/><text:alphabetical-index-mark-start text:id="IMark96454232"/><text:span text:style-name="T62">ship</text:span><text:alphabetical-index-mark-end text:id="IMark96454232"/><text:alphabetical-index-mark-end text:id="IMark95539896"/><text:span text:style-name="T62"> during atmospheric </text:span><text:alphabetical-index-mark-start text:id="IMark97360664"/><text:alphabetical-index-mark-start text:id="IMark95952824"/><text:alphabetical-index-mark-start text:id="IMark96370552"/><text:span text:style-name="T62">flight</text:span><text:alphabetical-index-mark-end text:id="IMark96370552"/><text:alphabetical-index-mark-end text:id="IMark95952824"/><text:alphabetical-index-mark-end text:id="IMark97360664"/><text:span text:style-name="T62">, you will pr</text:span><text:alphabetical-index-mark-start text:id="IMark95816680"/><text:span text:style-name="T62">es</text:span><text:alphabetical-index-mark-end text:id="IMark95816680"/><text:span text:style-name="T62">s </text:span><text:span text:style-name="T20">[</text:span><text:alphabetical-index-mark-start text:id="IMark95962696"/><text:alphabetical-index-mark-start text:id="IMark95964056"/><text:alphabetical-index-mark-start text:id="IMark95959080"/><text:span text:style-name="T20">ITM</text:span><text:alphabetical-index-mark-end text:id="IMark95959080"/><text:alphabetical-index-mark-end text:id="IMark95964056"/><text:alphabetical-index-mark-end text:id="IMark95962696"/><text:span text:style-name="T20">]</text:span><text:span text:style-name="T62">, enter the </text:span><text:alphabetical-index-mark-start text:id="IMark95855816"/><text:alphabetical-index-mark-start text:id="IMark95524120"/><text:span text:style-name="T62">string</text:span><text:alphabetical-index-mark-end text:id="IMark95524120"/><text:alphabetical-index-mark-end text:id="IMark95855816"/><text:span text:style-name="T62"> </text:span><text:span text:style-name="T47">‘</text:span><text:alphabetical-index-mark-start text:id="IMark95969784"/><text:alphabetical-index-mark-start text:id="IMark97881096"/><text:span text:style-name="T47">tgt_</text:span><text:alphabetical-index-mark-start text:id="IMark95975512"/><text:alphabetical-index-mark-start text:id="IMark95854312"/><text:span text:style-name="T47">hdg</text:span><text:alphabetical-index-mark-end text:id="IMark95854312"/><text:alphabetical-index-mark-end text:id="IMark95975512"/><text:alphabetical-index-mark-end text:id="IMark97881096"/><text:alphabetical-index-mark-end text:id="IMark95969784"/><text:span text:style-name="T47">’</text:span><text:span text:style-name="T62"> and later use </text:span><text:span text:style-name="T20">[</text:span><text:alphabetical-index-mark-start text:id="IMark95838760"/><text:alphabetical-index-mark-start text:id="IMark95976872"/><text:alphabetical-index-mark-start text:id="IMark98051336"/><text:span text:style-name="T20">VAL</text:span><text:alphabetical-index-mark-end text:id="IMark98051336"/><text:alphabetical-index-mark-end text:id="IMark95976872"/><text:alphabetical-index-mark-end text:id="IMark95838760"/><text:span text:style-name="T20">]</text:span><text:span text:style-name="T62"> (see below) to enter the actual </text:span><text:alphabetical-index-mark-start text:id="IMark95840888"/><text:span text:style-name="T62">heading</text:span><text:alphabetical-index-mark-end text:id="IMark95840888"/><text:span text:style-name="T62"> you want.</text:span></text:p>
      <text:p text:style-name="P20"/>
      <text:p text:style-name="P41">Always remember that <text:span text:style-name="T11">[</text:span><text:alphabetical-index-mark-start text:id="IMark95878760"/><text:alphabetical-index-mark-start text:id="IMark96482136"/><text:alphabetical-index-mark-start text:id="IMark95937000"/><text:span text:style-name="T11">ITM</text:span><text:alphabetical-index-mark-end text:id="IMark95937000"/><text:alphabetical-index-mark-end text:id="IMark96482136"/><text:alphabetical-index-mark-end text:id="IMark95878760"/><text:span text:style-name="T11">]</text:span> and <text:span text:style-name="T11">[</text:span><text:alphabetical-index-mark-start text:id="IMark95968424"/><text:alphabetical-index-mark-start text:id="IMark97366728"/><text:alphabetical-index-mark-start text:id="IMark95539896"/><text:span text:style-name="T11">VAL</text:span><text:alphabetical-index-mark-end text:id="IMark95539896"/><text:alphabetical-index-mark-end text:id="IMark97366728"/><text:alphabetical-index-mark-end text:id="IMark95968424"/><text:span text:style-name="T11">]</text:span> work together. You need to enter <text:alphabetical-index-mark-start text:id="IMark96454232"/><text:alphabetical-index-mark-start text:id="IMark97251976"/><text:alphabetical-index-mark-start text:id="IMark97360664"/>valu<text:alphabetical-index-mark-start text:id="IMark95952824"/>e<text:alphabetical-index-mark-end text:id="IMark97360664"/><text:alphabetical-index-mark-end text:id="IMark97251976"/><text:alphabetical-index-mark-end text:id="IMark96454232"/>s<text:alphabetical-index-mark-end text:id="IMark95952824"/> using both <text:alphabetical-index-mark-start text:id="IMark96370552"/><text:alphabetical-index-mark-start text:id="IMark95816680"/><text:alphabetical-index-mark-start text:id="IMark95982152"/>function<text:alphabetical-index-mark-end text:id="IMark95982152"/><text:alphabetical-index-mark-end text:id="IMark95816680"/><text:alphabetical-index-mark-end text:id="IMark96370552"/>s in order to alter a fact.</text:p>
      <text:p text:style-name="P20"/>
      <text:p text:style-name="P20"/>
      <text:h text:style-name="Heading_20_3" text:outline-level="3"><text:bookmark-start text:name="__RefHeading___Toc1095_964193841"/>5.2.10. [<text:alphabetical-index-mark-start text:id="IMark95854312"/><text:alphabetical-index-mark-start text:id="IMark95937752"/><text:alphabetical-index-mark-start text:id="IMark95971144"/>VAL<text:alphabetical-index-mark-end text:id="IMark95971144"/><text:alphabetical-index-mark-end text:id="IMark95937752"/><text:alphabetical-index-mark-end text:id="IMark95854312"/>]<text:bookmark-end text:name="__RefHeading___Toc1095_964193841"/></text:h>
      <text:p text:style-name="P20"/>
      <text:p text:style-name="P20"><text:alphabetical-index-mark-start text:id="IMark95976872"/><text:alphabetical-index-mark-start text:id="IMark95989688"/><text:alphabetical-index-mark-start text:id="IMark95981992"/>Value<text:alphabetical-index-mark-end text:id="IMark95981992"/><text:alphabetical-index-mark-end text:id="IMark95989688"/><text:alphabetical-index-mark-end text:id="IMark95976872"/>. <text:span text:style-name="T63">After entering the name of a fact that you want to operate with directly using [</text:span><text:alphabetical-index-mark-start text:id="IMark95865768"/><text:alphabetical-index-mark-start text:id="IMark95840888"/><text:alphabetical-index-mark-start text:id="IMark97294360"/><text:span text:style-name="T63">ITM</text:span><text:alphabetical-index-mark-end text:id="IMark97294360"/><text:alphabetical-index-mark-end text:id="IMark95840888"/><text:alphabetical-index-mark-end text:id="IMark95865768"/><text:span text:style-name="T63">], you need to give that fact a </text:span><text:alphabetical-index-mark-start text:id="IMark95798136"/><text:alphabetical-index-mark-start text:id="IMark95846872"/><text:alphabetical-index-mark-start text:id="IMark95858536"/><text:span text:style-name="T63">Value</text:span><text:alphabetical-index-mark-end text:id="IMark95858536"/><text:alphabetical-index-mark-end text:id="IMark95846872"/><text:alphabetical-index-mark-end text:id="IMark95798136"/><text:span text:style-name="T63">. This is what [</text:span><text:alphabetical-index-mark-start text:id="IMark95962696"/><text:alphabetical-index-mark-start text:id="IMark95964056"/><text:alphabetical-index-mark-start text:id="IMark95878760"/><text:span text:style-name="T63">VAL</text:span><text:alphabetical-index-mark-end text:id="IMark95878760"/><text:alphabetical-index-mark-end text:id="IMark95964056"/><text:alphabetical-index-mark-end text:id="IMark95962696"/><text:span text:style-name="T63">] is for. </text:span></text:p>
      <text:p text:style-name="P20"><text:soft-page-break/></text:p>
      <text:p text:style-name="P42">Once the <text:alphabetical-index-mark-start text:id="IMark95539896"/><text:alphabetical-index-mark-start text:id="IMark95855816"/>dialog<text:alphabetical-index-mark-end text:id="IMark95855816"/><text:alphabetical-index-mark-end text:id="IMark95539896"/> opens, you need to enter a <text:alphabetical-index-mark-start text:id="IMark95816680"/><text:alphabetical-index-mark-start text:id="IMark96370552"/>number<text:alphabetical-index-mark-end text:id="IMark96370552"/><text:alphabetical-index-mark-end text:id="IMark95816680"/>. Following with the <text:alphabetical-index-mark-start text:id="IMark95982152"/><text:alphabetical-index-mark-start text:id="IMark95952824"/>example<text:alphabetical-index-mark-end text:id="IMark95952824"/><text:alphabetical-index-mark-end text:id="IMark95982152"/> pr<text:alphabetical-index-mark-start text:id="IMark96454232"/>es<text:alphabetical-index-mark-end text:id="IMark96454232"/>ented in <text:span text:style-name="T11">[5.2.9.]</text:span>, once you entered <text:span text:style-name="T44">‘</text:span><text:alphabetical-index-mark-start text:id="IMark97251976"/><text:alphabetical-index-mark-start text:id="IMark97360664"/><text:span text:style-name="T44">tgt_</text:span><text:alphabetical-index-mark-start text:id="IMark95524120"/><text:alphabetical-index-mark-start text:id="IMark97726792"/><text:span text:style-name="T44">hdg</text:span><text:alphabetical-index-mark-end text:id="IMark97726792"/><text:alphabetical-index-mark-end text:id="IMark95524120"/><text:alphabetical-index-mark-end text:id="IMark97360664"/><text:alphabetical-index-mark-end text:id="IMark97251976"/><text:span text:style-name="T44">’</text:span>, if you want your <text:alphabetical-index-mark-start text:id="IMark95857176"/><text:alphabetical-index-mark-start text:id="IMark95975512"/>ship<text:alphabetical-index-mark-end text:id="IMark95975512"/><text:alphabetical-index-mark-end text:id="IMark95857176"/> to turn to a 90 deg <text:alphabetical-index-mark-start text:id="IMark95969784"/>heading<text:alphabetical-index-mark-end text:id="IMark95969784"/>, you should pr<text:alphabetical-index-mark-start text:id="IMark95937752"/>es<text:alphabetical-index-mark-end text:id="IMark95937752"/>s <text:span text:style-name="T11">[</text:span><text:alphabetical-index-mark-start text:id="IMark95854312"/><text:alphabetical-index-mark-start text:id="IMark95971144"/><text:alphabetical-index-mark-start text:id="IMark95943336"/><text:span text:style-name="T11">VAL</text:span><text:alphabetical-index-mark-end text:id="IMark95943336"/><text:alphabetical-index-mark-end text:id="IMark95971144"/><text:alphabetical-index-mark-end text:id="IMark95854312"/><text:span text:style-name="T11">]</text:span> and enter <text:span text:style-name="T44">‘90’</text:span>.</text:p>
      <text:p text:style-name="P20"/>
      <text:p text:style-name="P20"/>
      <text:h text:style-name="Heading_20_3" text:outline-level="3"><text:bookmark-start text:name="__RefHeading___Toc1097_964193841"/>5.2.11. [<text:alphabetical-index-mark-start text:id="IMark97366728"/><text:alphabetical-index-mark-start text:id="IMark95838760"/><text:alphabetical-index-mark-start text:id="IMark95539896"/>EXE<text:alphabetical-index-mark-end text:id="IMark95539896"/><text:alphabetical-index-mark-end text:id="IMark95838760"/><text:alphabetical-index-mark-end text:id="IMark97366728"/>]<text:bookmark-end text:name="__RefHeading___Toc1097_964193841"/></text:h>
      <text:p text:style-name="P20"/>
      <text:p text:style-name="P20"><text:alphabetical-index-mark-start text:id="IMark96454232"/><text:alphabetical-index-mark-start text:id="IMark96482136"/>Execute<text:alphabetical-index-mark-end text:id="IMark96482136"/><text:alphabetical-index-mark-end text:id="IMark96454232"/>. <text:span text:style-name="T64">This is used to actually </text:span><text:alphabetical-index-mark-start text:id="IMark95976872"/><text:alphabetical-index-mark-start text:id="IMark95989688"/><text:alphabetical-index-mark-start text:id="IMark95981992"/><text:span text:style-name="T64">send</text:span><text:alphabetical-index-mark-end text:id="IMark95981992"/><text:alphabetical-index-mark-end text:id="IMark95989688"/><text:alphabetical-index-mark-end text:id="IMark95976872"/><text:span text:style-name="T64"> </text:span><text:alphabetical-index-mark-start text:id="IMark95865768"/><text:alphabetical-index-mark-start text:id="IMark97251976"/><text:span text:style-name="T64">data</text:span><text:alphabetical-index-mark-end text:id="IMark97251976"/><text:alphabetical-index-mark-end text:id="IMark95865768"/><text:span text:style-name="T64"> to the </text:span><text:alphabetical-index-mark-start text:id="IMark97360664"/><text:alphabetical-index-mark-start text:id="IMark95524120"/><text:alphabetical-index-mark-start text:id="IMark97726792"/><text:span text:style-name="T64">AIE</text:span><text:alphabetical-index-mark-end text:id="IMark97726792"/><text:alphabetical-index-mark-end text:id="IMark95524120"/><text:alphabetical-index-mark-end text:id="IMark97360664"/><text:span text:style-name="T64">. Whenever yo use, for </text:span><text:alphabetical-index-mark-start text:id="IMark95840888"/><text:alphabetical-index-mark-start text:id="IMark95937752"/><text:span text:style-name="T64">example</text:span><text:alphabetical-index-mark-end text:id="IMark95937752"/><text:alphabetical-index-mark-end text:id="IMark95840888"/><text:span text:style-name="T64">, </text:span><text:span text:style-name="T21">[</text:span><text:alphabetical-index-mark-start text:id="IMark95969784"/><text:alphabetical-index-mark-start text:id="IMark95857176"/><text:alphabetical-index-mark-start text:id="IMark95975512"/><text:span text:style-name="T21">ITM</text:span><text:alphabetical-index-mark-end text:id="IMark95975512"/><text:alphabetical-index-mark-end text:id="IMark95857176"/><text:alphabetical-index-mark-end text:id="IMark95969784"/><text:span text:style-name="T21">]</text:span><text:span text:style-name="T64"> and </text:span><text:span text:style-name="T21">[</text:span><text:alphabetical-index-mark-start text:id="IMark97294360"/><text:alphabetical-index-mark-start text:id="IMark95937000"/><text:alphabetical-index-mark-start text:id="IMark95798136"/><text:span text:style-name="T21">VAL</text:span><text:alphabetical-index-mark-end text:id="IMark95798136"/><text:alphabetical-index-mark-end text:id="IMark95937000"/><text:alphabetical-index-mark-end text:id="IMark97294360"/><text:span text:style-name="T21">]</text:span><text:span text:style-name="T64">, that fact – changing </text:span><text:alphabetical-index-mark-start text:id="IMark95854312"/><text:alphabetical-index-mark-start text:id="IMark95971144"/><text:span text:style-name="T64">data</text:span><text:alphabetical-index-mark-end text:id="IMark95971144"/><text:alphabetical-index-mark-end text:id="IMark95854312"/><text:span text:style-name="T64"> is not sent away to the </text:span><text:alphabetical-index-mark-start text:id="IMark95943336"/><text:alphabetical-index-mark-start text:id="IMark95846872"/><text:alphabetical-index-mark-start text:id="IMark95858536"/><text:span text:style-name="T64">AIE</text:span><text:alphabetical-index-mark-end text:id="IMark95858536"/><text:alphabetical-index-mark-end text:id="IMark95846872"/><text:alphabetical-index-mark-end text:id="IMark95943336"/><text:span text:style-name="T64"> right away but is kept in a </text:span><text:alphabetical-index-mark-start text:id="IMark95962696"/><text:alphabetical-index-mark-start text:id="IMark95959080"/><text:span text:style-name="T64">buffer</text:span><text:alphabetical-index-mark-end text:id="IMark95959080"/><text:alphabetical-index-mark-end text:id="IMark95962696"/><text:span text:style-name="T64">.</text:span></text:p>
      <text:p text:style-name="P20"/>
      <text:p text:style-name="P43">This giv<text:alphabetical-index-mark-start text:id="IMark95982152"/>es<text:alphabetical-index-mark-end text:id="IMark95982152"/> you <text:alphabetical-index-mark-start text:id="IMark95878760"/>time<text:alphabetical-index-mark-end text:id="IMark95878760"/> to enter <text:alphabetical-index-mark-start text:id="IMark96454232"/><text:alphabetical-index-mark-start text:id="IMark96482136"/>data<text:alphabetical-index-mark-end text:id="IMark96482136"/><text:alphabetical-index-mark-end text:id="IMark96454232"/> correctly without doing things in a hurry and confirming your intentions by pr<text:alphabetical-index-mark-start text:id="IMark95976872"/>es<text:alphabetical-index-mark-end text:id="IMark95976872"/>sing <text:span text:style-name="T11">[</text:span><text:alphabetical-index-mark-start text:id="IMark95989688"/><text:alphabetical-index-mark-start text:id="IMark95981992"/><text:alphabetical-index-mark-start text:id="IMark95865768"/><text:span text:style-name="T11">EXE</text:span><text:alphabetical-index-mark-end text:id="IMark95865768"/><text:alphabetical-index-mark-end text:id="IMark95981992"/><text:alphabetical-index-mark-end text:id="IMark95989688"/><text:span text:style-name="T11">]</text:span>. This <text:alphabetical-index-mark-start text:id="IMark97251976"/><text:alphabetical-index-mark-start text:id="IMark97360664"/><text:alphabetical-index-mark-start text:id="IMark95524120"/>send<text:alphabetical-index-mark-end text:id="IMark95524120"/><text:alphabetical-index-mark-end text:id="IMark97360664"/><text:alphabetical-index-mark-end text:id="IMark97251976"/>s the <text:alphabetical-index-mark-start text:id="IMark97726792"/><text:alphabetical-index-mark-start text:id="IMark95840888"/>data<text:alphabetical-index-mark-end text:id="IMark95840888"/><text:alphabetical-index-mark-end text:id="IMark97726792"/> and effectively clears the <text:alphabetical-index-mark-start text:id="IMark95937752"/><text:alphabetical-index-mark-start text:id="IMark95964056"/>buffer<text:alphabetical-index-mark-end text:id="IMark95964056"/><text:alphabetical-index-mark-end text:id="IMark95937752"/>.</text:p>
      <text:p text:style-name="P43"/>
      <text:p text:style-name="P43">Bear in mind that whenever you pr<text:alphabetical-index-mark-start text:id="IMark97294360"/>es<text:alphabetical-index-mark-end text:id="IMark97294360"/>s <text:span text:style-name="T11">[</text:span><text:alphabetical-index-mark-start text:id="IMark95937000"/><text:alphabetical-index-mark-start text:id="IMark95798136"/><text:alphabetical-index-mark-start text:id="IMark97366728"/><text:span text:style-name="T11">EXE</text:span><text:alphabetical-index-mark-end text:id="IMark97366728"/><text:alphabetical-index-mark-end text:id="IMark95798136"/><text:alphabetical-index-mark-end text:id="IMark95937000"/><text:span text:style-name="T11">]</text:span> you are <text:alphabetical-index-mark-start text:id="IMark95854312"/><text:alphabetical-index-mark-start text:id="IMark95971144"/><text:alphabetical-index-mark-start text:id="IMark95943336"/>send<text:alphabetical-index-mark-end text:id="IMark95943336"/><text:alphabetical-index-mark-end text:id="IMark95971144"/><text:alphabetical-index-mark-end text:id="IMark95854312"/>ing something to the <text:alphabetical-index-mark-start text:id="IMark95846872"/><text:alphabetical-index-mark-start text:id="IMark95858536"/><text:alphabetical-index-mark-start text:id="IMark95962696"/>AIE<text:alphabetical-index-mark-end text:id="IMark95962696"/><text:alphabetical-index-mark-end text:id="IMark95858536"/><text:alphabetical-index-mark-end text:id="IMark95846872"/>. What that something is depends on what is in the <text:alphabetical-index-mark-start text:id="IMark95959080"/><text:alphabetical-index-mark-start text:id="IMark95539896"/>buffer<text:alphabetical-index-mark-end text:id="IMark95539896"/><text:alphabetical-index-mark-end text:id="IMark95959080"/> at the <text:alphabetical-index-mark-start text:id="IMark95838760"/>time<text:alphabetical-index-mark-end text:id="IMark95838760"/>. So don’t pr<text:alphabetical-index-mark-start text:id="IMark95816680"/>es<text:alphabetical-index-mark-end text:id="IMark95816680"/>s <text:span text:style-name="T11">[</text:span><text:alphabetical-index-mark-start text:id="IMark95855816"/><text:alphabetical-index-mark-start text:id="IMark95842200"/><text:alphabetical-index-mark-start text:id="IMark96370552"/><text:span text:style-name="T11">EXE</text:span><text:alphabetical-index-mark-end text:id="IMark96370552"/><text:alphabetical-index-mark-end text:id="IMark95842200"/><text:alphabetical-index-mark-end text:id="IMark95855816"/><text:span text:style-name="T11">]</text:span> unl<text:alphabetical-index-mark-start text:id="IMark95952824"/>es<text:alphabetical-index-mark-end text:id="IMark95952824"/>s you mean it.</text:p>
      <text:p text:style-name="P43"/>
      <text:p text:style-name="P55">Also take into account that there might be some <text:alphabetical-index-mark-start text:id="IMark95865768"/><text:alphabetical-index-mark-start text:id="IMark95857176"/>latency<text:alphabetical-index-mark-end text:id="IMark95857176"/><text:alphabetical-index-mark-end text:id="IMark95865768"/> experienced whenever <text:alphabetical-index-mark-start text:id="IMark95964056"/><text:alphabetical-index-mark-start text:id="IMark95937752"/>data<text:alphabetical-index-mark-end text:id="IMark95937752"/><text:alphabetical-index-mark-end text:id="IMark95964056"/> is sent between <text:alphabetical-index-mark-start text:id="IMark97726792"/><text:alphabetical-index-mark-start text:id="IMark95840888"/>module<text:alphabetical-index-mark-end text:id="IMark95840888"/><text:alphabetical-index-mark-end text:id="IMark97726792"/>s. This might happen for several reasons like the <text:alphabetical-index-mark-start text:id="IMark97251976"/>hardware<text:alphabetical-index-mark-end text:id="IMark97251976"/> <text:alphabetical-index-mark-start text:id="IMark97360664"/>resource<text:alphabetical-index-mark-end text:id="IMark97360664"/>s of your <text:alphabetical-index-mark-start text:id="IMark95524120"/><text:alphabetical-index-mark-start text:id="IMark95975512"/>system<text:alphabetical-index-mark-end text:id="IMark95975512"/><text:alphabetical-index-mark-end text:id="IMark95524120"/>, the size of the <text:alphabetical-index-mark-start text:id="IMark95968424"/><text:alphabetical-index-mark-start text:id="IMark95810632"/><text:alphabetical-index-mark-start text:id="IMark97294360"/><text:alphabetical-index-mark-start text:id="IMark95976872"/>KB<text:alphabetical-index-mark-end text:id="IMark95976872"/><text:alphabetical-index-mark-end text:id="IMark97294360"/><text:alphabetical-index-mark-end text:id="IMark95810632"/><text:alphabetical-index-mark-end text:id="IMark95968424"/>, the kind of <text:alphabetical-index-mark-start text:id="IMark96454232"/>task<text:alphabetical-index-mark-end text:id="IMark96454232"/>s that are being performed by the <text:alphabetical-index-mark-start text:id="IMark95937000"/>CPU<text:alphabetical-index-mark-end text:id="IMark95937000"/> at the <text:alphabetical-index-mark-start text:id="IMark95798136"/>time<text:alphabetical-index-mark-end text:id="IMark95798136"/>, etc.</text:p>
      <text:p text:style-name="P55"/>
      <text:p text:style-name="P11"/>
      <text:h text:style-name="Heading_20_2" text:outline-level="2"><text:bookmark-start text:name="__RefHeading___Toc1099_964193841"/>5.3. <text:alphabetical-index-mark-start text:id="IMark95539896"/><text:alphabetical-index-mark-start text:id="IMark95858536"/><text:alphabetical-index-mark-start text:id="IMark95962696"/>Procedur<text:alphabetical-index-mark-start text:id="IMark95854312"/>e<text:alphabetical-index-mark-end text:id="IMark95962696"/><text:alphabetical-index-mark-end text:id="IMark95858536"/><text:alphabetical-index-mark-end text:id="IMark95539896"/>s<text:bookmark-end text:name="__RefHeading___Toc1099_964193841"/><text:alphabetical-index-mark-end text:id="IMark95854312"/></text:h>
      <text:p text:style-name="P24"/>
      <text:p text:style-name="P24">Th<text:alphabetical-index-mark-start text:id="IMark95878760"/>es<text:alphabetical-index-mark-end text:id="IMark95878760"/>e are some <text:alphabetical-index-mark-start text:id="IMark95982152"/><text:alphabetical-index-mark-start text:id="IMark95855816"/><text:alphabetical-index-mark-start text:id="IMark95842200"/>procedur<text:alphabetical-index-mark-start text:id="IMark96370552"/>e<text:alphabetical-index-mark-end text:id="IMark95842200"/><text:alphabetical-index-mark-end text:id="IMark95855816"/><text:alphabetical-index-mark-end text:id="IMark95982152"/>s<text:alphabetical-index-mark-end text:id="IMark96370552"/> that should be performed using the <text:alphabetical-index-mark-start text:id="IMark95940616"/><text:alphabetical-index-mark-start text:id="IMark95969784"/><text:alphabetical-index-mark-start text:id="IMark95952824"/>function<text:alphabetical-index-mark-end text:id="IMark95952824"/><text:alphabetical-index-mark-end text:id="IMark95969784"/><text:alphabetical-index-mark-end text:id="IMark95940616"/>s d<text:alphabetical-index-mark-start text:id="IMark95981992"/>es<text:alphabetical-index-mark-end text:id="IMark95981992"/>cribed in <text:span text:style-name="T11">[5.2.]</text:span><text:span text:style-name="T26">. </text:span><text:span text:style-name="T33">In all these cases it is important to consider that depending on the kind of computer </text:span><text:alphabetical-index-mark-start text:id="IMark95989688"/><text:alphabetical-index-mark-start text:id="IMark95937000"/><text:span text:style-name="T33">system</text:span><text:alphabetical-index-mark-end text:id="IMark95937000"/><text:alphabetical-index-mark-end text:id="IMark95989688"/><text:span text:style-name="T33"> in which you are running your </text:span><text:alphabetical-index-mark-start text:id="IMark95798136"/><text:alphabetical-index-mark-start text:id="IMark96454232"/><text:span text:style-name="T33">OSFS</text:span><text:alphabetical-index-mark-end text:id="IMark96454232"/><text:alphabetical-index-mark-end text:id="IMark95798136"/><text:span text:style-name="T33"> </text:span><text:alphabetical-index-mark-start text:id="IMark95968424"/><text:alphabetical-index-mark-start text:id="IMark95810632"/><text:span text:style-name="T33">session</text:span><text:alphabetical-index-mark-end text:id="IMark95810632"/><text:alphabetical-index-mark-end text:id="IMark95968424"/><text:span text:style-name="T33">, you might experience some </text:span><text:alphabetical-index-mark-start text:id="IMark97294360"/><text:alphabetical-index-mark-start text:id="IMark95976872"/><text:span text:style-name="T33">latency</text:span><text:alphabetical-index-mark-end text:id="IMark95976872"/><text:alphabetical-index-mark-end text:id="IMark97294360"/><text:span text:style-name="T33"> whenever </text:span><text:alphabetical-index-mark-start text:id="IMark95524120"/><text:alphabetical-index-mark-start text:id="IMark95975512"/><text:span text:style-name="T33">data</text:span><text:alphabetical-index-mark-end text:id="IMark95975512"/><text:alphabetical-index-mark-end text:id="IMark95524120"/><text:span text:style-name="T33"> is sent between the </text:span><text:alphabetical-index-mark-start text:id="IMark97360664"/><text:alphabetical-index-mark-start text:id="IMark97251976"/><text:span text:style-name="T33">MFD</text:span><text:alphabetical-index-mark-end text:id="IMark97251976"/><text:alphabetical-index-mark-end text:id="IMark97360664"/><text:span text:style-name="T33"> and the </text:span><text:alphabetical-index-mark-start text:id="IMark97726792"/><text:alphabetical-index-mark-start text:id="IMark95840888"/><text:span text:style-name="T33">AIE</text:span><text:alphabetical-index-mark-end text:id="IMark95840888"/><text:alphabetical-index-mark-end text:id="IMark97726792"/><text:span text:style-name="T33">.</text:span></text:p>
      <text:p text:style-name="P62"/>
      <text:h text:style-name="P87" text:outline-level="3"><text:bookmark-start text:name="__RefHeading___Toc1101_964193841"/>5.<text:span text:style-name="T37">3</text:span>.1. <text:alphabetical-index-mark-start text:id="IMark95865768"/><text:alphabetical-index-mark-start text:id="IMark97366728"/><text:alphabetical-index-mark-start text:id="IMark95816680"/><text:span text:style-name="T36">C</text:span>onnect<text:alphabetical-index-mark-end text:id="IMark95816680"/><text:alphabetical-index-mark-end text:id="IMark97366728"/><text:alphabetical-index-mark-end text:id="IMark95865768"/> to a <text:alphabetical-index-mark-start text:id="IMark95989688"/><text:alphabetical-index-mark-start text:id="IMark95937000"/><text:alphabetical-index-mark-start text:id="IMark96482136"/><text:alphabetical-index-mark-start text:id="IMark95959080"/>data<text:alphabetical-index-mark-end text:id="IMark95959080"/><text:alphabetical-index-mark-end text:id="IMark96482136"/>base<text:alphabetical-index-mark-end text:id="IMark95937000"/><text:alphabetical-index-mark-end text:id="IMark95989688"/>.<text:bookmark-end text:name="__RefHeading___Toc1101_964193841"/></text:h>
      <text:p text:style-name="P24"/>
      <text:p text:style-name="P45">The <text:alphabetical-index-mark-start text:id="IMark95858536"/><text:alphabetical-index-mark-start text:id="IMark95962696"/>AIE<text:alphabetical-index-mark-end text:id="IMark95962696"/><text:alphabetical-index-mark-end text:id="IMark95858536"/> <text:alphabetical-index-mark-start text:id="IMark97294360"/>onboard<text:alphabetical-index-mark-end text:id="IMark97294360"/> <text:alphabetical-index-mark-start text:id="IMark95976872"/><text:alphabetical-index-mark-start text:id="IMark95846872"/>DGIIIAI<text:alphabetical-index-mark-end text:id="IMark95846872"/><text:alphabetical-index-mark-end text:id="IMark95976872"/> starts working the moment the <text:alphabetical-index-mark-start text:id="IMark95943336"/><text:alphabetical-index-mark-start text:id="IMark95524120"/>ship<text:alphabetical-index-mark-end text:id="IMark95524120"/><text:alphabetical-index-mark-end text:id="IMark95943336"/> is <text:alphabetical-index-mark-start text:id="IMark95975512"/><text:alphabetical-index-mark-start text:id="IMark95971144"/>load<text:alphabetical-index-mark-end text:id="IMark95971144"/><text:alphabetical-index-mark-end text:id="IMark95975512"/>ed into <text:alphabetical-index-mark-start text:id="IMark95964056"/><text:alphabetical-index-mark-start text:id="IMark95878760"/>OSFS<text:alphabetical-index-mark-end text:id="IMark95878760"/><text:alphabetical-index-mark-end text:id="IMark95964056"/>’ <text:alphabetical-index-mark-start text:id="IMark97360664"/><text:alphabetical-index-mark-start text:id="IMark97251976"/>session<text:alphabetical-index-mark-end text:id="IMark97251976"/><text:alphabetical-index-mark-end text:id="IMark97360664"/>. <text:soft-page-break/>However, if you <text:alphabetical-index-mark-start text:id="IMark95982152"/>call<text:alphabetical-index-mark-end text:id="IMark95982152"/> <text:alphabetical-index-mark-start text:id="IMark95855816"/><text:alphabetical-index-mark-start text:id="IMark97726792"/><text:alphabetical-index-mark-start text:id="IMark95840888"/><text:alphabetical-index-mark-start text:id="IMark95842200"/>SQLC<text:alphabetical-index-mark-end text:id="IMark95842200"/><text:alphabetical-index-mark-end text:id="IMark95840888"/><text:alphabetical-index-mark-end text:id="IMark97726792"/><text:alphabetical-index-mark-end text:id="IMark95855816"/>, in order to <text:alphabetical-index-mark-start text:id="IMark95937752"/><text:alphabetical-index-mark-start text:id="IMark96370552"/>interact<text:alphabetical-index-mark-end text:id="IMark96370552"/><text:alphabetical-index-mark-end text:id="IMark95937752"/> with the <text:alphabetical-index-mark-start text:id="IMark95940616"/><text:alphabetical-index-mark-start text:id="IMark95969784"/><text:alphabetical-index-mark-start text:id="IMark95981992"/><text:alphabetical-index-mark-start text:id="IMark95952824"/>KB<text:alphabetical-index-mark-end text:id="IMark95952824"/><text:alphabetical-index-mark-end text:id="IMark95981992"/><text:alphabetical-index-mark-end text:id="IMark95969784"/><text:alphabetical-index-mark-end text:id="IMark95940616"/> you need to <text:alphabetical-index-mark-start text:id="IMark95857176"/><text:alphabetical-index-mark-start text:id="IMark95865768"/>connect<text:alphabetical-index-mark-end text:id="IMark95865768"/><text:alphabetical-index-mark-end text:id="IMark95857176"/> to the <text:alphabetical-index-mark-start text:id="IMark97366728"/><text:alphabetical-index-mark-start text:id="IMark95816680"/><text:alphabetical-index-mark-start text:id="IMark96482136"/><text:alphabetical-index-mark-start text:id="IMark95959080"/>data<text:alphabetical-index-mark-end text:id="IMark95959080"/><text:alphabetical-index-mark-end text:id="IMark96482136"/>base<text:alphabetical-index-mark-end text:id="IMark95816680"/><text:alphabetical-index-mark-end text:id="IMark97366728"/>. Thus, you should perform <text:alphabetical-index-mark-start text:id="IMark95989688"/><text:alphabetical-index-mark-start text:id="IMark95937000"/>procedure<text:alphabetical-index-mark-end text:id="IMark95937000"/><text:alphabetical-index-mark-end text:id="IMark95989688"/> <text:span text:style-name="T11">[5.3.1.]</text:span> when you <text:alphabetical-index-mark-start text:id="IMark95798136"/><text:alphabetical-index-mark-start text:id="IMark95838760"/>load<text:alphabetical-index-mark-end text:id="IMark95838760"/><text:alphabetical-index-mark-end text:id="IMark95798136"/> the <text:alphabetical-index-mark-start text:id="IMark96454232"/><text:alphabetical-index-mark-start text:id="IMark95539896"/>MFD<text:alphabetical-index-mark-end text:id="IMark95539896"/><text:alphabetical-index-mark-end text:id="IMark96454232"/> for the first <text:alphabetical-index-mark-start text:id="IMark95968424"/>time<text:alphabetical-index-mark-end text:id="IMark95968424"/> and after you want to re<text:alphabetical-index-mark-start text:id="IMark95854312"/><text:alphabetical-index-mark-start text:id="IMark95810632"/>connect<text:alphabetical-index-mark-end text:id="IMark95810632"/><text:alphabetical-index-mark-end text:id="IMark95854312"/> to the <text:alphabetical-index-mark-start text:id="IMark73139176"/><text:alphabetical-index-mark-start text:id="IMark96905832"/><text:alphabetical-index-mark-start text:id="IMark96675592"/><text:alphabetical-index-mark-start text:id="IMark95979800"/>KB<text:alphabetical-index-mark-end text:id="IMark95979800"/><text:alphabetical-index-mark-end text:id="IMark96675592"/><text:alphabetical-index-mark-end text:id="IMark96905832"/><text:alphabetical-index-mark-end text:id="IMark73139176"/> if you have performed <text:span text:style-name="T11">[5.3.2.]</text:span>.</text:p>
      <text:p text:style-name="P24"/>
      <text:p text:style-name="P24"/>
      <text:p text:style-name="P24"><text:span text:style-name="T11">5.</text:span><text:span text:style-name="T15">3</text:span><text:span text:style-name="T11">.</text:span><text:span text:style-name="T15">1.</text:span><text:span text:style-name="T11">1.</text:span> Pr<text:alphabetical-index-mark-start text:id="IMark95865768"/>es<text:alphabetical-index-mark-end text:id="IMark95865768"/>s <text:span text:style-name="T11">[</text:span><text:alphabetical-index-mark-start text:id="IMark95940616"/><text:alphabetical-index-mark-start text:id="IMark95969784"/><text:alphabetical-index-mark-start text:id="IMark95981992"/><text:span text:style-name="T11">DB</text:span><text:alphabetical-index-mark-end text:id="IMark95981992"/><text:alphabetical-index-mark-end text:id="IMark95969784"/><text:alphabetical-index-mark-end text:id="IMark95940616"/><text:span text:style-name="T11">]</text:span> and wait for the <text:alphabetical-index-mark-start text:id="IMark95952824"/><text:alphabetical-index-mark-start text:id="IMark95937752"/>dialog<text:alphabetical-index-mark-end text:id="IMark95937752"/><text:alphabetical-index-mark-end text:id="IMark95952824"/> <text:alphabetical-index-mark-start text:id="IMark96370552"/><text:alphabetical-index-mark-start text:id="IMark95855816"/>box<text:alphabetical-index-mark-end text:id="IMark95855816"/><text:alphabetical-index-mark-end text:id="IMark96370552"/> to open.</text:p>
      <text:p text:style-name="P24"/>
      <text:p text:style-name="P24"/>
      <text:p text:style-name="P24"><text:span text:style-name="T11">5.</text:span><text:span text:style-name="T15">3.1.2.</text:span> On the <text:alphabetical-index-mark-start text:id="IMark95846872"/><text:alphabetical-index-mark-start text:id="IMark97294360"/>dialog<text:alphabetical-index-mark-end text:id="IMark97294360"/><text:alphabetical-index-mark-end text:id="IMark95846872"/> <text:alphabetical-index-mark-start text:id="IMark95858536"/><text:alphabetical-index-mark-start text:id="IMark95962696"/>box<text:alphabetical-index-mark-end text:id="IMark95962696"/><text:alphabetical-index-mark-end text:id="IMark95858536"/> write ‘<text:alphabetical-index-mark-start text:id="IMark95854312"/><text:alphabetical-index-mark-start text:id="IMark95810632"/><text:alphabetical-index-mark-start text:id="IMark95968424"/>DGIIIAI<text:alphabetical-index-mark-end text:id="IMark95968424"/><text:alphabetical-index-mark-end text:id="IMark95810632"/><text:alphabetical-index-mark-end text:id="IMark95854312"/>’ to <text:alphabetical-index-mark-start text:id="IMark96454232"/><text:alphabetical-index-mark-start text:id="IMark95539896"/><text:alphabetical-index-mark-start text:id="IMark95798136"/>connect<text:alphabetical-index-mark-end text:id="IMark95798136"/><text:alphabetical-index-mark-end text:id="IMark95539896"/><text:alphabetical-index-mark-end text:id="IMark96454232"/> to the <text:alphabetical-index-mark-start text:id="IMark95838760"/><text:alphabetical-index-mark-start text:id="IMark95989688"/><text:alphabetical-index-mark-start text:id="IMark97366728"/>DGIIIAI<text:alphabetical-index-mark-end text:id="IMark97366728"/><text:alphabetical-index-mark-end text:id="IMark95989688"/><text:alphabetical-index-mark-end text:id="IMark95838760"/>.db <text:alphabetical-index-mark-start text:id="IMark95937000"/><text:alphabetical-index-mark-start text:id="IMark96482136"/><text:alphabetical-index-mark-start text:id="IMark95816680"/><text:alphabetical-index-mark-start text:id="IMark95857176"/>data<text:alphabetical-index-mark-end text:id="IMark95857176"/><text:alphabetical-index-mark-end text:id="IMark95816680"/>base<text:alphabetical-index-mark-end text:id="IMark96482136"/><text:alphabetical-index-mark-end text:id="IMark95937000"/> or ‘<text:alphabetical-index-mark-start text:id="IMark95959080"/><text:alphabetical-index-mark-start text:id="IMark98397128"/><text:alphabetical-index-mark-start text:id="IMark97726792"/><text:alphabetical-index-mark-start text:id="IMark95840888"/><text:alphabetical-index-mark-start text:id="IMark95842200"/><text:alphabetical-index-mark-start text:id="IMark95982152"/>SQLC<text:alphabetical-index-mark-end text:id="IMark95982152"/><text:alphabetical-index-mark-end text:id="IMark95842200"/><text:alphabetical-index-mark-end text:id="IMark95840888"/><text:alphabetical-index-mark-end text:id="IMark97726792"/><text:alphabetical-index-mark-end text:id="IMark98397128"/><text:alphabetical-index-mark-end text:id="IMark95959080"/>’ to <text:alphabetical-index-mark-start text:id="IMark97360664"/><text:alphabetical-index-mark-start text:id="IMark95865768"/><text:alphabetical-index-mark-start text:id="IMark97251976"/>connect<text:alphabetical-index-mark-end text:id="IMark97251976"/><text:alphabetical-index-mark-end text:id="IMark95865768"/><text:alphabetical-index-mark-end text:id="IMark97360664"/> to <text:alphabetical-index-mark-start text:id="IMark95964056"/><text:alphabetical-index-mark-start text:id="IMark95940616"/><text:alphabetical-index-mark-start text:id="IMark95969784"/><text:alphabetical-index-mark-start text:id="IMark95981992"/><text:alphabetical-index-mark-start text:id="IMark95878760"/><text:alphabetical-index-mark-start text:id="IMark95855816"/>SQLC<text:alphabetical-index-mark-end text:id="IMark95855816"/><text:alphabetical-index-mark-end text:id="IMark95878760"/><text:alphabetical-index-mark-end text:id="IMark95981992"/><text:alphabetical-index-mark-end text:id="IMark95969784"/><text:alphabetical-index-mark-end text:id="IMark95940616"/><text:alphabetical-index-mark-end text:id="IMark95964056"/> <text:alphabetical-index-mark-start text:id="IMark96370552"/><text:alphabetical-index-mark-start text:id="IMark95952824"/><text:alphabetical-index-mark-start text:id="IMark95937752"/><text:alphabetical-index-mark-start text:id="IMark95975512"/>data<text:alphabetical-index-mark-end text:id="IMark95975512"/><text:alphabetical-index-mark-end text:id="IMark95937752"/>base<text:alphabetical-index-mark-end text:id="IMark95952824"/><text:alphabetical-index-mark-end text:id="IMark96370552"/>.</text:p>
      <text:p text:style-name="P23"/>
      <text:p text:style-name="P23"/>
      <text:p text:style-name="P23"><text:span text:style-name="T14">5.3.1.3.</text:span><text:span text:style-name="T36"> P</text:span>r<text:alphabetical-index-mark-start text:id="IMark95846872"/>es<text:alphabetical-index-mark-end text:id="IMark95846872"/>s <text:span text:style-name="T11">[</text:span><text:alphabetical-index-mark-start text:id="IMark97294360"/><text:alphabetical-index-mark-start text:id="IMark95858536"/><text:alphabetical-index-mark-start text:id="IMark95962696"/><text:span text:style-name="T11">CON</text:span><text:alphabetical-index-mark-end text:id="IMark95962696"/><text:alphabetical-index-mark-end text:id="IMark95858536"/><text:alphabetical-index-mark-end text:id="IMark97294360"/><text:span text:style-name="T11">] </text:span><text:span text:style-name="T27">to </text:span><text:alphabetical-index-mark-start text:id="IMark95854312"/><text:alphabetical-index-mark-start text:id="IMark95810632"/><text:alphabetical-index-mark-start text:id="IMark95968424"/><text:span text:style-name="T27">connect</text:span><text:alphabetical-index-mark-end text:id="IMark95968424"/><text:alphabetical-index-mark-end text:id="IMark95810632"/><text:alphabetical-index-mark-end text:id="IMark95854312"/><text:span text:style-name="T27">.</text:span></text:p>
      <text:p text:style-name="P24"/>
      <text:p text:style-name="P24"/>
      <text:p text:style-name="P24">After <text:alphabetical-index-mark-start text:id="IMark95842200"/>call<text:alphabetical-index-mark-end text:id="IMark95842200"/>ing this <text:alphabetical-index-mark-start text:id="IMark95982152"/><text:alphabetical-index-mark-start text:id="IMark97360664"/><text:alphabetical-index-mark-start text:id="IMark95865768"/>MFD<text:alphabetical-index-mark-end text:id="IMark95865768"/><text:alphabetical-index-mark-end text:id="IMark97360664"/><text:alphabetical-index-mark-end text:id="IMark95982152"/> for the first <text:alphabetical-index-mark-start text:id="IMark97251976"/>time<text:alphabetical-index-mark-end text:id="IMark97251976"/> in your <text:alphabetical-index-mark-start text:id="IMark95952824"/><text:alphabetical-index-mark-start text:id="IMark96370552"/><text:alphabetical-index-mark-start text:id="IMark95937752"/>Orbiter<text:alphabetical-index-mark-end text:id="IMark95937752"/><text:alphabetical-index-mark-end text:id="IMark96370552"/><text:alphabetical-index-mark-end text:id="IMark95952824"/> <text:alphabetical-index-mark-start text:id="IMark95975512"/><text:alphabetical-index-mark-start text:id="IMark95964056"/>s<text:alphabetical-index-mark-start text:id="IMark95940616"/>es<text:alphabetical-index-mark-end text:id="IMark95940616"/>sion<text:alphabetical-index-mark-end text:id="IMark95964056"/><text:alphabetical-index-mark-end text:id="IMark95975512"/>, you should <text:alphabetical-index-mark-start text:id="IMark95969784"/><text:alphabetical-index-mark-start text:id="IMark95981992"/><text:alphabetical-index-mark-start text:id="IMark95878760"/>connect<text:alphabetical-index-mark-end text:id="IMark95878760"/><text:alphabetical-index-mark-end text:id="IMark95981992"/><text:alphabetical-index-mark-end text:id="IMark95969784"/> to <text:alphabetical-index-mark-start text:id="IMark95855816"/><text:alphabetical-index-mark-start text:id="IMark95524120"/><text:alphabetical-index-mark-start text:id="IMark95976872"/>DGIIIAI<text:alphabetical-index-mark-end text:id="IMark95976872"/><text:alphabetical-index-mark-end text:id="IMark95524120"/><text:alphabetical-index-mark-end text:id="IMark95855816"/>.db with this <text:alphabetical-index-mark-start text:id="IMark95971144"/><text:alphabetical-index-mark-start text:id="IMark95943336"/><text:alphabetical-index-mark-start text:id="IMark96454232"/>procedure<text:alphabetical-index-mark-end text:id="IMark96454232"/><text:alphabetical-index-mark-end text:id="IMark95943336"/><text:alphabetical-index-mark-end text:id="IMark95971144"/>.</text:p>
      <text:p text:style-name="P24"/>
      <text:p text:style-name="P24">If you want to <text:alphabetical-index-mark-start text:id="IMark97294360"/><text:alphabetical-index-mark-start text:id="IMark95858536"/>switch<text:alphabetical-index-mark-end text:id="IMark95858536"/><text:alphabetical-index-mark-end text:id="IMark97294360"/> <text:alphabetical-index-mark-start text:id="IMark95962696"/><text:alphabetical-index-mark-start text:id="IMark95989688"/><text:alphabetical-index-mark-start text:id="IMark97366728"/><text:alphabetical-index-mark-start text:id="IMark95816680"/>data<text:alphabetical-index-mark-end text:id="IMark95816680"/><text:alphabetical-index-mark-end text:id="IMark97366728"/>bas<text:alphabetical-index-mark-start text:id="IMark95854312"/>e<text:alphabetical-index-mark-end text:id="IMark95989688"/><text:alphabetical-index-mark-end text:id="IMark95962696"/>s<text:alphabetical-index-mark-end text:id="IMark95854312"/>, first <text:alphabetical-index-mark-start text:id="IMark95810632"/><text:alphabetical-index-mark-start text:id="IMark95968424"/><text:alphabetical-index-mark-start text:id="IMark95857176"/>dis<text:alphabetical-index-mark-start text:id="IMark96482136"/><text:alphabetical-index-mark-start text:id="IMark95937000"/><text:alphabetical-index-mark-start text:id="IMark98397128"/>connect<text:alphabetical-index-mark-end text:id="IMark98397128"/><text:alphabetical-index-mark-end text:id="IMark95937000"/><text:alphabetical-index-mark-end text:id="IMark96482136"/><text:alphabetical-index-mark-end text:id="IMark95857176"/><text:alphabetical-index-mark-end text:id="IMark95968424"/><text:alphabetical-index-mark-end text:id="IMark95810632"/> from the <text:alphabetical-index-mark-start text:id="IMark95959080"/>current<text:alphabetical-index-mark-end text:id="IMark95959080"/> <text:alphabetical-index-mark-start text:id="IMark95840888"/><text:alphabetical-index-mark-start text:id="IMark97726792"/><text:alphabetical-index-mark-start text:id="IMark95539896"/><text:alphabetical-index-mark-start text:id="IMark95842200"/>data<text:alphabetical-index-mark-end text:id="IMark95842200"/><text:alphabetical-index-mark-end text:id="IMark95539896"/>base<text:alphabetical-index-mark-end text:id="IMark97726792"/><text:alphabetical-index-mark-end text:id="IMark95840888"/> you are <text:alphabetical-index-mark-start text:id="IMark95982152"/><text:alphabetical-index-mark-start text:id="IMark97360664"/><text:alphabetical-index-mark-start text:id="IMark95865768"/>connect<text:alphabetical-index-mark-end text:id="IMark95865768"/><text:alphabetical-index-mark-end text:id="IMark97360664"/><text:alphabetical-index-mark-end text:id="IMark95982152"/>ed to following <text:span text:style-name="T11">[</text:span><text:span text:style-name="T15">5.3.2.</text:span><text:span text:style-name="T11">]</text:span> and then perform <text:span text:style-name="T11">[5.</text:span><text:span text:style-name="T15">3</text:span><text:span text:style-name="T11">.1.]</text:span><text:span text:style-name="T26">.</text:span></text:p>
      <text:p text:style-name="P63"/>
      <text:p text:style-name="P63"/>
      <text:h text:style-name="Heading_20_3" text:outline-level="3"><text:bookmark-start text:name="__RefHeading___Toc1103_964193841"/><text:span text:style-name="T11">5.3.2.</text:span><text:span text:style-name="T26"> </text:span><text:alphabetical-index-mark-start text:id="IMark95838760"/><text:alphabetical-index-mark-start text:id="IMark95846872"/><text:alphabetical-index-mark-start text:id="IMark97251976"/><text:span text:style-name="T11">Dis</text:span><text:alphabetical-index-mark-start text:id="IMark97294360"/><text:alphabetical-index-mark-start text:id="IMark95858536"/><text:alphabetical-index-mark-start text:id="IMark97366728"/><text:span text:style-name="T11">connect</text:span><text:bookmark-end text:name="__RefHeading___Toc1103_964193841"/><text:alphabetical-index-mark-end text:id="IMark97366728"/><text:alphabetical-index-mark-end text:id="IMark95858536"/><text:alphabetical-index-mark-end text:id="IMark97294360"/><text:alphabetical-index-mark-end text:id="IMark97251976"/><text:alphabetical-index-mark-end text:id="IMark95846872"/><text:alphabetical-index-mark-end text:id="IMark95838760"/></text:h>
      <text:p text:style-name="P64"/>
      <text:p text:style-name="P64"/>
      <text:p text:style-name="P25"><text:span text:style-name="T11">5.3.2.1.</text:span><text:span text:style-name="T26"> Pr</text:span><text:alphabetical-index-mark-start text:id="IMark95937000"/><text:span text:style-name="T26">es</text:span><text:alphabetical-index-mark-end text:id="IMark95937000"/><text:span text:style-name="T26">s </text:span><text:span text:style-name="T11">[</text:span><text:alphabetical-index-mark-start text:id="IMark98397128"/><text:alphabetical-index-mark-start text:id="IMark95959080"/><text:alphabetical-index-mark-start text:id="IMark95539896"/><text:span text:style-name="T11">DIS</text:span><text:alphabetical-index-mark-end text:id="IMark95539896"/><text:alphabetical-index-mark-end text:id="IMark95959080"/><text:alphabetical-index-mark-end text:id="IMark98397128"/><text:span text:style-name="T11">]</text:span><text:span text:style-name="T26">.</text:span></text:p>
      <text:p text:style-name="P64"/>
      <text:p text:style-name="P64"/>
      <text:p text:style-name="P25"><text:span text:style-name="T11">5.3.2.2.</text:span><text:span text:style-name="T26"> Wait until all pending </text:span><text:alphabetical-index-mark-start text:id="IMark95969784"/><text:alphabetical-index-mark-start text:id="IMark95975512"/><text:alphabetical-index-mark-start text:id="IMark95878760"/><text:span text:style-name="T26">DB</text:span><text:alphabetical-index-mark-end text:id="IMark95878760"/><text:alphabetical-index-mark-end text:id="IMark95975512"/><text:alphabetical-index-mark-end text:id="IMark95969784"/><text:span text:style-name="T26"> </text:span><text:alphabetical-index-mark-start text:id="IMark95940616"/><text:alphabetical-index-mark-start text:id="IMark95964056"/><text:span text:style-name="T26">operation</text:span><text:alphabetical-index-mark-end text:id="IMark95964056"/><text:alphabetical-index-mark-end text:id="IMark95940616"/><text:span text:style-name="T26">s are finished. This might take a second or so. </text:span><text:span text:style-name="T33"><text:s/></text:span></text:p>
      <text:p text:style-name="P64"/>
      <text:p text:style-name="P64"/>
      <text:p text:style-name="P25"><text:soft-page-break/><text:span text:style-name="T26">Before leaving a </text:span><text:alphabetical-index-mark-start text:id="IMark95937000"/><text:alphabetical-index-mark-start text:id="IMark97360664"/><text:alphabetical-index-mark-start text:id="IMark95865768"/><text:alphabetical-index-mark-start text:id="IMark95952824"/><text:span text:style-name="T26">data</text:span><text:alphabetical-index-mark-end text:id="IMark95952824"/><text:alphabetical-index-mark-end text:id="IMark95865768"/><text:span text:style-name="T26">base</text:span><text:alphabetical-index-mark-end text:id="IMark97360664"/><text:alphabetical-index-mark-end text:id="IMark95937000"/><text:span text:style-name="T26"> it is recommendable to </text:span><text:alphabetical-index-mark-start text:id="IMark98397128"/><text:alphabetical-index-mark-start text:id="IMark95959080"/><text:alphabetical-index-mark-start text:id="IMark95539896"/><text:span text:style-name="T26">dis</text:span><text:alphabetical-index-mark-start text:id="IMark96370552"/><text:alphabetical-index-mark-start text:id="IMark95937752"/><text:alphabetical-index-mark-start text:id="IMark95971144"/><text:span text:style-name="T26">connect</text:span><text:alphabetical-index-mark-end text:id="IMark95971144"/><text:alphabetical-index-mark-end text:id="IMark95937752"/><text:alphabetical-index-mark-end text:id="IMark96370552"/><text:alphabetical-index-mark-end text:id="IMark95539896"/><text:alphabetical-index-mark-end text:id="IMark95959080"/><text:alphabetical-index-mark-end text:id="IMark98397128"/><text:span text:style-name="T26"> or close it. Otherwise </text:span><text:alphabetical-index-mark-start text:id="IMark95943336"/><text:alphabetical-index-mark-start text:id="IMark96454232"/><text:span text:style-name="T26">Sqlite3</text:span><text:alphabetical-index-mark-end text:id="IMark96454232"/><text:alphabetical-index-mark-end text:id="IMark95943336"/><text:span text:style-name="T26"> might leave some </text:span><text:alphabetical-index-mark-start text:id="IMark95524120"/><text:alphabetical-index-mark-start text:id="IMark95855816"/><text:alphabetical-index-mark-start text:id="IMark95981992"/><text:span text:style-name="T26">connect</text:span><text:alphabetical-index-mark-end text:id="IMark95981992"/><text:alphabetical-index-mark-end text:id="IMark95855816"/><text:alphabetical-index-mark-end text:id="IMark95524120"/><text:span text:style-name="T26">ions open and when you finish your </text:span><text:alphabetical-index-mark-start text:id="IMark95976872"/><text:alphabetical-index-mark-start text:id="IMark98398056"/><text:span text:style-name="T26">OSFS</text:span><text:alphabetical-index-mark-end text:id="IMark98398056"/><text:alphabetical-index-mark-end text:id="IMark95976872"/><text:span text:style-name="T26"> </text:span><text:alphabetical-index-mark-start text:id="IMark95798136"/><text:alphabetical-index-mark-start text:id="IMark95816680"/><text:span text:style-name="T26">s</text:span><text:alphabetical-index-mark-start text:id="IMark95962696"/><text:span text:style-name="T26">es</text:span><text:alphabetical-index-mark-end text:id="IMark95962696"/><text:span text:style-name="T26">sion</text:span><text:alphabetical-index-mark-end text:id="IMark95816680"/><text:alphabetical-index-mark-end text:id="IMark95798136"/><text:span text:style-name="T26"> things might </text:span><text:alphabetical-index-mark-start text:id="IMark95969784"/><text:alphabetical-index-mark-start text:id="IMark95975512"/><text:span text:style-name="T26">crash</text:span><text:alphabetical-index-mark-end text:id="IMark95975512"/><text:alphabetical-index-mark-end text:id="IMark95969784"/><text:span text:style-name="T26"> or even </text:span><text:alphabetical-index-mark-start text:id="IMark95878760"/><text:alphabetical-index-mark-start text:id="IMark95989688"/><text:span text:style-name="T26">data</text:span><text:alphabetical-index-mark-end text:id="IMark95989688"/><text:alphabetical-index-mark-end text:id="IMark95878760"/><text:span text:style-name="T26"> might get </text:span><text:alphabetical-index-mark-start text:id="IMark95854312"/><text:alphabetical-index-mark-start text:id="IMark95940616"/><text:span text:style-name="T26">corrupted</text:span><text:alphabetical-index-mark-end text:id="IMark95940616"/><text:alphabetical-index-mark-end text:id="IMark95854312"/><text:span text:style-name="T26">.</text:span></text:p>
      <text:p text:style-name="P64"/>
      <text:p text:style-name="P26"><text:span text:style-name="T26">After </text:span><text:alphabetical-index-mark-start text:id="IMark95539896"/><text:alphabetical-index-mark-start text:id="IMark96370552"/><text:alphabetical-index-mark-start text:id="IMark95937752"/><text:alphabetical-index-mark-start text:id="IMark95971144"/><text:alphabetical-index-mark-start text:id="IMark95968424"/><text:span text:style-name="T26">dis</text:span><text:alphabetical-index-mark-start text:id="IMark96482136"/><text:alphabetical-index-mark-start text:id="IMark95943336"/><text:alphabetical-index-mark-start text:id="IMark96454232"/><text:span text:style-name="T26">connect</text:span><text:alphabetical-index-mark-end text:id="IMark96454232"/><text:alphabetical-index-mark-end text:id="IMark95943336"/><text:alphabetical-index-mark-end text:id="IMark96482136"/><text:alphabetical-index-mark-end text:id="IMark95968424"/><text:alphabetical-index-mark-end text:id="IMark95971144"/><text:alphabetical-index-mark-end text:id="IMark95937752"/><text:span text:style-name="T26">ion</text:span><text:alphabetical-index-mark-end text:id="IMark96370552"/><text:alphabetical-index-mark-end text:id="IMark95539896"/><text:span text:style-name="T26">, you will have to perform </text:span><text:span text:style-name="T11">[5.3.1.]</text:span><text:span text:style-name="T26"> to </text:span><text:alphabetical-index-mark-start text:id="IMark95810632"/><text:alphabetical-index-mark-start text:id="IMark95857176"/><text:alphabetical-index-mark-start text:id="IMark95524120"/><text:span text:style-name="T26">connect</text:span><text:alphabetical-index-mark-end text:id="IMark95524120"/><text:alphabetical-index-mark-end text:id="IMark95857176"/><text:alphabetical-index-mark-end text:id="IMark95810632"/><text:span text:style-name="T26"> to a </text:span><text:alphabetical-index-mark-start text:id="IMark95855816"/><text:alphabetical-index-mark-start text:id="IMark95981992"/><text:alphabetical-index-mark-start text:id="IMark98387784"/><text:alphabetical-index-mark-start text:id="IMark95842200"/><text:span text:style-name="T26">data</text:span><text:alphabetical-index-mark-end text:id="IMark95842200"/><text:alphabetical-index-mark-end text:id="IMark98387784"/><text:span text:style-name="T26">base</text:span><text:alphabetical-index-mark-end text:id="IMark95981992"/><text:alphabetical-index-mark-end text:id="IMark95855816"/><text:span text:style-name="T26"> again.</text:span></text:p>
      <text:p text:style-name="P65"/>
      <text:p text:style-name="P65"/>
      <text:h text:style-name="Heading_20_3" text:outline-level="3"><text:bookmark-start text:name="__RefHeading___Toc1105_964193841"/>5.3.3. <text:alphabetical-index-mark-start text:id="IMark95858536"/><text:alphabetical-index-mark-start text:id="IMark98397128"/><text:alphabetical-index-mark-start text:id="IMark97366728"/>Send<text:alphabetical-index-mark-end text:id="IMark97366728"/><text:alphabetical-index-mark-end text:id="IMark98397128"/><text:alphabetical-index-mark-end text:id="IMark95858536"/> a raw <text:alphabetical-index-mark-start text:id="IMark95959080"/><text:alphabetical-index-mark-start text:id="IMark95976872"/><text:alphabetical-index-mark-start text:id="IMark98398056"/>SQL<text:alphabetical-index-mark-end text:id="IMark98398056"/><text:alphabetical-index-mark-end text:id="IMark95976872"/><text:alphabetical-index-mark-end text:id="IMark95959080"/> <text:alphabetical-index-mark-start text:id="IMark97726792"/><text:alphabetical-index-mark-start text:id="IMark95840888"/>query<text:bookmark-end text:name="__RefHeading___Toc1105_964193841"/><text:alphabetical-index-mark-end text:id="IMark95840888"/><text:alphabetical-index-mark-end text:id="IMark97726792"/></text:h>
      <text:p text:style-name="P66"/>
      <text:p text:style-name="P66"/>
      <text:p text:style-name="P27"><text:span text:style-name="T11">5.3.3.1.</text:span><text:span text:style-name="T26"> Pr</text:span><text:alphabetical-index-mark-start text:id="IMark95982152"/><text:span text:style-name="T26">es</text:span><text:alphabetical-index-mark-end text:id="IMark95982152"/><text:span text:style-name="T26">s </text:span><text:span text:style-name="T11">[</text:span><text:alphabetical-index-mark-start text:id="IMark95539896"/><text:alphabetical-index-mark-start text:id="IMark96370552"/><text:alphabetical-index-mark-start text:id="IMark95962696"/><text:span text:style-name="T11">SQL</text:span><text:alphabetical-index-mark-end text:id="IMark95962696"/><text:alphabetical-index-mark-end text:id="IMark96370552"/><text:alphabetical-index-mark-end text:id="IMark95539896"/><text:span text:style-name="T11">]</text:span><text:span text:style-name="T26"> and wait for the </text:span><text:alphabetical-index-mark-start text:id="IMark95964056"/><text:alphabetical-index-mark-start text:id="IMark95798136"/><text:span text:style-name="T26">dialog</text:span><text:alphabetical-index-mark-end text:id="IMark95798136"/><text:alphabetical-index-mark-end text:id="IMark95964056"/><text:span text:style-name="T26"> </text:span><text:alphabetical-index-mark-start text:id="IMark95816680"/><text:alphabetical-index-mark-start text:id="IMark95810632"/><text:span text:style-name="T26">box</text:span><text:alphabetical-index-mark-end text:id="IMark95810632"/><text:alphabetical-index-mark-end text:id="IMark95816680"/><text:span text:style-name="T26"> to open.</text:span></text:p>
      <text:p text:style-name="P66"/>
      <text:p text:style-name="P66"/>
      <text:p text:style-name="P27"><text:span text:style-name="T11">5.3.3.2.</text:span><text:span text:style-name="T26"> Write a full </text:span><text:alphabetical-index-mark-start text:id="IMark95976872"/><text:alphabetical-index-mark-start text:id="IMark98398056"/><text:alphabetical-index-mark-start text:id="IMark95858536"/><text:span text:style-name="T26">SQL</text:span><text:alphabetical-index-mark-end text:id="IMark95858536"/><text:alphabetical-index-mark-end text:id="IMark98398056"/><text:alphabetical-index-mark-end text:id="IMark95976872"/><text:span text:style-name="T26"> </text:span><text:alphabetical-index-mark-start text:id="IMark98397128"/><text:alphabetical-index-mark-start text:id="IMark97366728"/><text:span text:style-name="T26">query</text:span><text:alphabetical-index-mark-end text:id="IMark97366728"/><text:alphabetical-index-mark-end text:id="IMark98397128"/><text:span text:style-name="T26"> on the </text:span><text:alphabetical-index-mark-start text:id="IMark97251976"/><text:alphabetical-index-mark-start text:id="IMark95937752"/><text:span text:style-name="T26">dialog</text:span><text:alphabetical-index-mark-end text:id="IMark95937752"/><text:alphabetical-index-mark-end text:id="IMark97251976"/><text:span text:style-name="T26">.</text:span></text:p>
      <text:p text:style-name="P66"/>
      <text:p text:style-name="P66"/>
      <text:p text:style-name="P27"><text:span text:style-name="T11">5.3.3.3.</text:span><text:span text:style-name="T26"> Pr</text:span><text:alphabetical-index-mark-start text:id="IMark95975512"/><text:span text:style-name="T26">es</text:span><text:alphabetical-index-mark-end text:id="IMark95975512"/><text:span text:style-name="T26">s </text:span><text:span text:style-name="T11">[</text:span><text:alphabetical-index-mark-start text:id="IMark95865768"/><text:alphabetical-index-mark-start text:id="IMark95964056"/><text:alphabetical-index-mark-start text:id="IMark95798136"/><text:span text:style-name="T11">EXE</text:span><text:alphabetical-index-mark-end text:id="IMark95798136"/><text:alphabetical-index-mark-end text:id="IMark95964056"/><text:alphabetical-index-mark-end text:id="IMark95865768"/><text:span text:style-name="T11">]</text:span><text:span text:style-name="T26">.</text:span></text:p>
      <text:p text:style-name="P66"/>
      <text:p text:style-name="P66"/>
      <text:h text:style-name="Heading_20_3" text:outline-level="3"><text:bookmark-start text:name="__RefHeading___Toc3402_1164564522"/>5.3.4. <text:alphabetical-index-mark-start text:id="IMark96482136"/><text:alphabetical-index-mark-start text:id="IMark95976872"/>Activate<text:alphabetical-index-mark-end text:id="IMark95976872"/><text:alphabetical-index-mark-end text:id="IMark96482136"/> a mode using [<text:alphabetical-index-mark-start text:id="IMark98398056"/><text:alphabetical-index-mark-start text:id="IMark95858536"/>MON<text:alphabetical-index-mark-end text:id="IMark95858536"/><text:alphabetical-index-mark-end text:id="IMark98398056"/>].<text:bookmark-end text:name="__RefHeading___Toc3402_1164564522"/></text:h>
      <text:p text:style-name="P67"/>
      <text:p text:style-name="P46"><text:span text:style-name="T26">There are various ways to </text:span><text:alphabetical-index-mark-start text:id="IMark98397128"/><text:alphabetical-index-mark-start text:id="IMark97366728"/><text:span text:style-name="T26">activate</text:span><text:alphabetical-index-mark-end text:id="IMark97366728"/><text:alphabetical-index-mark-end text:id="IMark98397128"/><text:span text:style-name="T26"> a mode, but for </text:span><text:alphabetical-index-mark-start text:id="IMark95524120"/><text:alphabetical-index-mark-start text:id="IMark95846872"/><text:span text:style-name="T26">convenience</text:span><text:alphabetical-index-mark-end text:id="IMark95846872"/><text:alphabetical-index-mark-end text:id="IMark95524120"/><text:span text:style-name="T26"> and </text:span><text:alphabetical-index-mark-start text:id="IMark97251976"/><text:alphabetical-index-mark-start text:id="IMark95937752"/><text:span text:style-name="T26">efficiency</text:span><text:alphabetical-index-mark-end text:id="IMark95937752"/><text:alphabetical-index-mark-end text:id="IMark97251976"/><text:span text:style-name="T26">, you have the </text:span><text:span text:style-name="T11">[</text:span><text:alphabetical-index-mark-start text:id="IMark95838760"/><text:alphabetical-index-mark-start text:id="IMark98387784"/><text:span text:style-name="T11">MON</text:span><text:alphabetical-index-mark-end text:id="IMark98387784"/><text:alphabetical-index-mark-end text:id="IMark95838760"/><text:span text:style-name="T11">]</text:span><text:span text:style-name="T26"> </text:span><text:alphabetical-index-mark-start text:id="IMark95982152"/><text:alphabetical-index-mark-start text:id="IMark95842200"/><text:span text:style-name="T26">function</text:span><text:alphabetical-index-mark-end text:id="IMark95842200"/><text:alphabetical-index-mark-end text:id="IMark95982152"/><text:span text:style-name="T26">.</text:span></text:p>
      <text:p text:style-name="P67"/>
      <text:p text:style-name="P67"/>
      <text:p text:style-name="P50"><text:span text:style-name="T11">5.3.4.1.</text:span><text:span text:style-name="T26"> Press </text:span><text:span text:style-name="T11">[</text:span><text:alphabetical-index-mark-start text:id="IMark95940616"/><text:alphabetical-index-mark-start text:id="IMark98379480"/><text:span text:style-name="T11">MON</text:span><text:alphabetical-index-mark-end text:id="IMark98379480"/><text:alphabetical-index-mark-end text:id="IMark95940616"/><text:span text:style-name="T11">]</text:span><text:span text:style-name="T26">.</text:span></text:p>
      <text:p text:style-name="P71"/>
      <text:p text:style-name="P71"/>
      <text:p text:style-name="P50"><text:span text:style-name="T11">5.3.4.2.</text:span><text:span text:style-name="T26"> Once the </text:span><text:alphabetical-index-mark-start text:id="IMark95539896"/><text:alphabetical-index-mark-start text:id="IMark95969784"/><text:span text:style-name="T26">dialog</text:span><text:alphabetical-index-mark-end text:id="IMark95969784"/><text:alphabetical-index-mark-end text:id="IMark95539896"/><text:span text:style-name="T26"> appears, enter the name of the mode without the </text:span><text:span text:style-name="T51">‘</text:span><text:alphabetical-index-mark-start text:id="IMark98397128"/><text:alphabetical-index-mark-start text:id="IMark97366728"/><text:span text:style-name="T51">mode_</text:span><text:alphabetical-index-mark-end text:id="IMark97366728"/><text:alphabetical-index-mark-end text:id="IMark98397128"/><text:span text:style-name="T51">’</text:span><text:span text:style-name="T26"> sub</text:span><text:alphabetical-index-mark-start text:id="IMark96370552"/><text:alphabetical-index-mark-start text:id="IMark95855816"/><text:span text:style-name="T26">string</text:span><text:alphabetical-index-mark-end text:id="IMark95855816"/><text:alphabetical-index-mark-end text:id="IMark96370552"/><text:span text:style-name="T26">. For </text:span><text:alphabetical-index-mark-start text:id="IMark95524120"/><text:alphabetical-index-mark-start text:id="IMark95846872"/><text:span text:style-name="T26">example</text:span><text:alphabetical-index-mark-end text:id="IMark95846872"/><text:alphabetical-index-mark-end text:id="IMark95524120"/><text:span text:style-name="T26">, if you want to </text:span><text:alphabetical-index-mark-start text:id="IMark95962696"/><text:alphabetical-index-mark-start text:id="IMark95981992"/><text:span text:style-name="T26">activate</text:span><text:alphabetical-index-mark-end text:id="IMark95981992"/><text:alphabetical-index-mark-end text:id="IMark95962696"/><text:span text:style-name="T26"> </text:span><text:span text:style-name="T51">‘</text:span><text:alphabetical-index-mark-start text:id="IMark97251976"/><text:alphabetical-index-mark-start text:id="IMark95937752"/><text:span text:style-name="T51">mode_</text:span><text:alphabetical-index-mark-end text:id="IMark95937752"/><text:alphabetical-index-mark-end text:id="IMark97251976"/><text:alphabetical-index-mark-start text:id="IMark97294360"/><text:alphabetical-index-mark-start text:id="IMark95878760"/><text:span text:style-name="T51">wpt</text:span><text:alphabetical-index-mark-end text:id="IMark95878760"/><text:alphabetical-index-mark-end text:id="IMark97294360"/><text:span text:style-name="T51">’</text:span><text:span text:style-name="T26"> you would just </text:span><text:alphabetical-index-mark-start text:id="IMark95816680"/><text:alphabetical-index-mark-start text:id="IMark95838760"/><text:span text:style-name="T26">input</text:span><text:alphabetical-index-mark-end text:id="IMark95838760"/><text:alphabetical-index-mark-end text:id="IMark95816680"/><text:span text:style-name="T26"> </text:span><text:span text:style-name="T51">‘</text:span><text:alphabetical-index-mark-start text:id="IMark98387784"/><text:alphabetical-index-mark-start text:id="IMark95810632"/><text:span text:style-name="T51">wpt</text:span><text:alphabetical-index-mark-end text:id="IMark95810632"/><text:alphabetical-index-mark-end text:id="IMark98387784"/><text:span text:style-name="T51">’</text:span><text:span text:style-name="T26">.</text:span></text:p>
      <text:p text:style-name="P71"><text:soft-page-break/></text:p>
      <text:p text:style-name="P71"/>
      <text:p text:style-name="P50"><text:span text:style-name="T11">5.3.4.3.</text:span><text:span text:style-name="T26"> Press </text:span><text:span text:style-name="T11">[</text:span><text:alphabetical-index-mark-start text:id="IMark95964056"/><text:alphabetical-index-mark-start text:id="IMark96370552"/><text:span text:style-name="T11">EXE</text:span><text:alphabetical-index-mark-end text:id="IMark96370552"/><text:alphabetical-index-mark-end text:id="IMark95964056"/><text:span text:style-name="T11">]</text:span><text:span text:style-name="T26">.</text:span></text:p>
      <text:p text:style-name="P71"/>
      <text:p text:style-name="P71"/>
      <text:h text:style-name="P88" text:outline-level="3"><text:bookmark-start text:name="__RefHeading___Toc3432_1164564522"/>5.3.<text:span text:style-name="T65">5</text:span>. <text:alphabetical-index-mark-start text:id="IMark95878760"/><text:alphabetical-index-mark-start text:id="IMark96482136"/><text:span text:style-name="T65">De</text:span><text:alphabetical-index-mark-start text:id="IMark98398056"/><text:alphabetical-index-mark-start text:id="IMark96454232"/><text:span text:style-name="T65">a</text:span>ctivate<text:alphabetical-index-mark-end text:id="IMark96454232"/><text:alphabetical-index-mark-end text:id="IMark98398056"/><text:alphabetical-index-mark-end text:id="IMark96482136"/><text:alphabetical-index-mark-end text:id="IMark95878760"/> a mode using [<text:alphabetical-index-mark-start text:id="IMark95816680"/><text:alphabetical-index-mark-start text:id="IMark95838760"/>MO<text:span text:style-name="T65">F</text:span><text:alphabetical-index-mark-end text:id="IMark95838760"/><text:alphabetical-index-mark-end text:id="IMark95816680"/>].<text:bookmark-end text:name="__RefHeading___Toc3432_1164564522"/></text:h>
      <text:p text:style-name="P68"/>
      <text:p text:style-name="P47"><text:span text:style-name="T26">There are various ways to </text:span><text:alphabetical-index-mark-start text:id="IMark95539896"/><text:alphabetical-index-mark-start text:id="IMark95969784"/><text:span text:style-name="T28">de</text:span><text:alphabetical-index-mark-start text:id="IMark97180808"/><text:alphabetical-index-mark-start text:id="IMark95952824"/><text:span text:style-name="T26">activate</text:span><text:alphabetical-index-mark-end text:id="IMark95952824"/><text:alphabetical-index-mark-end text:id="IMark97180808"/><text:alphabetical-index-mark-end text:id="IMark95969784"/><text:alphabetical-index-mark-end text:id="IMark95539896"/><text:span text:style-name="T26"> a mode, but for </text:span><text:alphabetical-index-mark-start text:id="IMark95865768"/><text:alphabetical-index-mark-start text:id="IMark98397128"/><text:span text:style-name="T26">convenience</text:span><text:alphabetical-index-mark-end text:id="IMark98397128"/><text:alphabetical-index-mark-end text:id="IMark95865768"/><text:span text:style-name="T26"> and </text:span><text:alphabetical-index-mark-start text:id="IMark95937000"/><text:alphabetical-index-mark-start text:id="IMark97366728"/><text:span text:style-name="T26">efficiency</text:span><text:alphabetical-index-mark-end text:id="IMark97366728"/><text:alphabetical-index-mark-end text:id="IMark95937000"/><text:span text:style-name="T26">, you have the </text:span><text:span text:style-name="T11">[</text:span><text:alphabetical-index-mark-start text:id="IMark95798136"/><text:alphabetical-index-mark-start text:id="IMark95855816"/><text:span text:style-name="T11">MO</text:span><text:span text:style-name="T22">F</text:span><text:alphabetical-index-mark-end text:id="IMark95855816"/><text:alphabetical-index-mark-end text:id="IMark95798136"/><text:span text:style-name="T11">]</text:span><text:span text:style-name="T26"> </text:span><text:alphabetical-index-mark-start text:id="IMark97360664"/><text:alphabetical-index-mark-start text:id="IMark95854312"/><text:span text:style-name="T26">function</text:span><text:alphabetical-index-mark-end text:id="IMark95854312"/><text:alphabetical-index-mark-end text:id="IMark97360664"/><text:span text:style-name="T26">.</text:span></text:p>
      <text:p text:style-name="P68"/>
      <text:p text:style-name="P68"/>
      <text:p text:style-name="P51"><text:span text:style-name="T11">5.3.</text:span><text:span text:style-name="T22">5</text:span><text:span text:style-name="T11">.1.</text:span><text:span text:style-name="T26"> Press </text:span><text:span text:style-name="T11">[</text:span><text:alphabetical-index-mark-start text:id="IMark95842200"/><text:alphabetical-index-mark-start text:id="IMark95989688"/><text:span text:style-name="T11">MO</text:span><text:span text:style-name="T22">F</text:span><text:alphabetical-index-mark-end text:id="IMark95989688"/><text:alphabetical-index-mark-end text:id="IMark95842200"/><text:span text:style-name="T11">]</text:span><text:span text:style-name="T26">.</text:span></text:p>
      <text:p text:style-name="P72"/>
      <text:p text:style-name="P72"/>
      <text:p text:style-name="P51"><text:span text:style-name="T11">5.3.</text:span><text:span text:style-name="T22">5</text:span><text:span text:style-name="T11">.2.</text:span><text:span text:style-name="T26"> Once the </text:span><text:alphabetical-index-mark-start text:id="IMark97251976"/><text:alphabetical-index-mark-start text:id="IMark95937752"/><text:span text:style-name="T26">dialog</text:span><text:alphabetical-index-mark-end text:id="IMark95937752"/><text:alphabetical-index-mark-end text:id="IMark97251976"/><text:span text:style-name="T26"> appears, enter the name of the mode without the </text:span><text:span text:style-name="T51">‘</text:span><text:alphabetical-index-mark-start text:id="IMark97294360"/><text:alphabetical-index-mark-start text:id="IMark97360664"/><text:span text:style-name="T51">mode_</text:span><text:alphabetical-index-mark-end text:id="IMark97360664"/><text:alphabetical-index-mark-end text:id="IMark97294360"/><text:span text:style-name="T51">’</text:span><text:span text:style-name="T26"> sub</text:span><text:alphabetical-index-mark-start text:id="IMark95854312"/><text:alphabetical-index-mark-start text:id="IMark95968424"/><text:span text:style-name="T26">string</text:span><text:alphabetical-index-mark-end text:id="IMark95968424"/><text:alphabetical-index-mark-end text:id="IMark95854312"/><text:span text:style-name="T26">. For </text:span><text:alphabetical-index-mark-start text:id="IMark95878760"/><text:alphabetical-index-mark-start text:id="IMark95858536"/><text:span text:style-name="T26">example</text:span><text:alphabetical-index-mark-end text:id="IMark95858536"/><text:alphabetical-index-mark-end text:id="IMark95878760"/><text:span text:style-name="T26">, if you want to </text:span><text:alphabetical-index-mark-start text:id="IMark96482136"/><text:alphabetical-index-mark-start text:id="IMark98398056"/><text:span text:style-name="T28">de</text:span><text:alphabetical-index-mark-start text:id="IMark96454232"/><text:alphabetical-index-mark-start text:id="IMark95816680"/><text:span text:style-name="T26">activate</text:span><text:alphabetical-index-mark-end text:id="IMark95816680"/><text:alphabetical-index-mark-end text:id="IMark96454232"/><text:alphabetical-index-mark-end text:id="IMark98398056"/><text:alphabetical-index-mark-end text:id="IMark96482136"/><text:span text:style-name="T26"> </text:span><text:span text:style-name="T51">‘</text:span><text:alphabetical-index-mark-start text:id="IMark95976872"/><text:alphabetical-index-mark-start text:id="IMark95838760"/><text:span text:style-name="T51">mode_</text:span><text:alphabetical-index-mark-end text:id="IMark95838760"/><text:alphabetical-index-mark-end text:id="IMark95976872"/><text:alphabetical-index-mark-start text:id="IMark95857176"/><text:alphabetical-index-mark-start text:id="IMark95943336"/><text:span text:style-name="T51">wpt</text:span><text:alphabetical-index-mark-end text:id="IMark95943336"/><text:alphabetical-index-mark-end text:id="IMark95857176"/><text:span text:style-name="T51">’</text:span><text:span text:style-name="T26"> you would just </text:span><text:alphabetical-index-mark-start text:id="IMark95810632"/><text:alphabetical-index-mark-start text:id="IMark98387784"/><text:span text:style-name="T26">input</text:span><text:alphabetical-index-mark-end text:id="IMark98387784"/><text:alphabetical-index-mark-end text:id="IMark95810632"/><text:span text:style-name="T26"> </text:span><text:span text:style-name="T51">‘</text:span><text:alphabetical-index-mark-start text:id="IMark95975512"/><text:alphabetical-index-mark-start text:id="IMark95982152"/><text:span text:style-name="T51">wpt</text:span><text:alphabetical-index-mark-end text:id="IMark95982152"/><text:alphabetical-index-mark-end text:id="IMark95975512"/><text:span text:style-name="T51">’</text:span><text:span text:style-name="T26">.</text:span></text:p>
      <text:p text:style-name="P72"/>
      <text:p text:style-name="P72"/>
      <text:p text:style-name="P72"><text:span text:style-name="T11">5.3.</text:span><text:span text:style-name="T22">5</text:span><text:span text:style-name="T11">.3.</text:span> Press <text:span text:style-name="T11">[</text:span><text:alphabetical-index-mark-start text:id="IMark95968424"/><text:alphabetical-index-mark-start text:id="IMark95959080"/><text:span text:style-name="T11">EXE</text:span><text:alphabetical-index-mark-end text:id="IMark95959080"/><text:alphabetical-index-mark-end text:id="IMark95968424"/><text:span text:style-name="T11">]</text:span>.</text:p>
      <text:p text:style-name="P64"/>
      <text:p text:style-name="P9"/>
      <text:h text:style-name="P89" text:outline-level="3"><text:bookmark-start text:name="__RefHeading___Toc3434_1164564522"/>5.3.<text:span text:style-name="T66">6</text:span>. <text:alphabetical-index-mark-start text:id="IMark95857176"/><text:alphabetical-index-mark-start text:id="IMark95940616"/><text:span text:style-name="T66">Load</text:span><text:alphabetical-index-mark-end text:id="IMark95940616"/><text:alphabetical-index-mark-end text:id="IMark95857176"/><text:span text:style-name="T66"> an </text:span><text:alphabetical-index-mark-start text:id="IMark95855816"/><text:span text:style-name="T66">AI</text:span><text:alphabetical-index-mark-end text:id="IMark95855816"/><text:span text:style-name="T66"> </text:span><text:alphabetical-index-mark-start text:id="IMark95524120"/><text:alphabetical-index-mark-start text:id="IMark95846872"/><text:span text:style-name="T66">program</text:span><text:alphabetical-index-mark-end text:id="IMark95846872"/><text:alphabetical-index-mark-end text:id="IMark95524120"/> <text:span text:style-name="T67">to </text:span><text:alphabetical-index-mark-start text:id="IMark95810632"/><text:alphabetical-index-mark-start text:id="IMark98387784"/><text:span text:style-name="T48">sde_rules</text:span><text:alphabetical-index-mark-end text:id="IMark98387784"/><text:alphabetical-index-mark-end text:id="IMark95810632"/><text:span text:style-name="T67"> </text:span>using [<text:alphabetical-index-mark-start text:id="IMark95964056"/><text:alphabetical-index-mark-start text:id="IMark96370552"/><text:span text:style-name="T66">PON</text:span><text:alphabetical-index-mark-end text:id="IMark96370552"/><text:alphabetical-index-mark-end text:id="IMark95964056"/>].<text:bookmark-end text:name="__RefHeading___Toc3434_1164564522"/></text:h>
      <text:p text:style-name="P69"/>
      <text:p text:style-name="P48"><text:span text:style-name="T26">There are various ways to </text:span><text:alphabetical-index-mark-start text:id="IMark95969784"/><text:alphabetical-index-mark-start text:id="IMark97251976"/><text:span text:style-name="T29">load</text:span><text:alphabetical-index-mark-end text:id="IMark97251976"/><text:alphabetical-index-mark-end text:id="IMark95969784"/><text:span text:style-name="T29"> a </text:span><text:alphabetical-index-mark-start text:id="IMark97180808"/><text:alphabetical-index-mark-start text:id="IMark95937752"/><text:span text:style-name="T29">program</text:span><text:alphabetical-index-mark-end text:id="IMark95937752"/><text:alphabetical-index-mark-end text:id="IMark97180808"/><text:span text:style-name="T26">, but for </text:span><text:alphabetical-index-mark-start text:id="IMark95842200"/><text:alphabetical-index-mark-start text:id="IMark95989688"/><text:span text:style-name="T26">convenience</text:span><text:alphabetical-index-mark-end text:id="IMark95989688"/><text:alphabetical-index-mark-end text:id="IMark95842200"/><text:span text:style-name="T26"> and </text:span><text:alphabetical-index-mark-start text:id="IMark97360664"/><text:alphabetical-index-mark-start text:id="IMark97294360"/><text:span text:style-name="T26">efficiency</text:span><text:alphabetical-index-mark-end text:id="IMark97294360"/><text:alphabetical-index-mark-end text:id="IMark97360664"/><text:span text:style-name="T26">, you have the </text:span><text:span text:style-name="T11">[</text:span><text:alphabetical-index-mark-start text:id="IMark95952824"/><text:alphabetical-index-mark-start text:id="IMark97726792"/><text:span text:style-name="T23">P</text:span><text:span text:style-name="T11">ON</text:span><text:alphabetical-index-mark-end text:id="IMark97726792"/><text:alphabetical-index-mark-end text:id="IMark95952824"/><text:span text:style-name="T11">]</text:span><text:span text:style-name="T26"> </text:span><text:alphabetical-index-mark-start text:id="IMark95854312"/><text:alphabetical-index-mark-start text:id="IMark95865768"/><text:span text:style-name="T26">function</text:span><text:alphabetical-index-mark-end text:id="IMark95865768"/><text:alphabetical-index-mark-end text:id="IMark95854312"/><text:span text:style-name="T26">.</text:span></text:p>
      <text:p text:style-name="P69"/>
      <text:p text:style-name="P52"><text:span text:style-name="T11">5.3.</text:span><text:span text:style-name="T23">6</text:span><text:span text:style-name="T11">.1.</text:span><text:span text:style-name="T26"> Press </text:span><text:span text:style-name="T11">[</text:span><text:alphabetical-index-mark-start text:id="IMark95857176"/><text:alphabetical-index-mark-start text:id="IMark95940616"/><text:span text:style-name="T23">P</text:span><text:span text:style-name="T11">ON</text:span><text:alphabetical-index-mark-end text:id="IMark95940616"/><text:alphabetical-index-mark-end text:id="IMark95857176"/><text:span text:style-name="T11">]</text:span><text:span text:style-name="T26">.</text:span></text:p>
      <text:p text:style-name="P73"/>
      <text:p text:style-name="P73"/>
      <text:p text:style-name="P52"><text:span text:style-name="T11">5.3.</text:span><text:span text:style-name="T23">6</text:span><text:span text:style-name="T11">.2.</text:span><text:span text:style-name="T26"> Once the </text:span><text:alphabetical-index-mark-start text:id="IMark95962696"/><text:alphabetical-index-mark-start text:id="IMark97180808"/><text:span text:style-name="T26">dialog</text:span><text:alphabetical-index-mark-end text:id="IMark97180808"/><text:alphabetical-index-mark-end text:id="IMark95962696"/><text:span text:style-name="T26"> appears, enter the name of the </text:span><text:alphabetical-index-mark-start text:id="IMark95937752"/><text:alphabetical-index-mark-start text:id="IMark95840888"/><text:span text:style-name="T29">program</text:span><text:alphabetical-index-mark-end text:id="IMark95840888"/><text:alphabetical-index-mark-end text:id="IMark95937752"/><text:span text:style-name="T26"> without the </text:span><text:span text:style-name="T51">‘</text:span><text:alphabetical-index-mark-start text:id="IMark97366728"/><text:alphabetical-index-mark-start text:id="IMark95842200"/><text:span text:style-name="T52">prg</text:span><text:alphabetical-index-mark-end text:id="IMark95842200"/><text:alphabetical-index-mark-end text:id="IMark97366728"/><text:span text:style-name="T51">’</text:span><text:span text:style-name="T26"> sub</text:span><text:alphabetical-index-mark-start text:id="IMark95989688"/><text:alphabetical-index-mark-start text:id="IMark95968424"/><text:span text:style-name="T26">string</text:span><text:alphabetical-index-mark-end text:id="IMark95968424"/><text:alphabetical-index-mark-end text:id="IMark95989688"/><text:span text:style-name="T26">. For </text:span><text:soft-page-break/><text:alphabetical-index-mark-start text:id="IMark95959080"/><text:alphabetical-index-mark-start text:id="IMark97360664"/><text:span text:style-name="T26">example</text:span><text:alphabetical-index-mark-end text:id="IMark97360664"/><text:alphabetical-index-mark-end text:id="IMark95959080"/><text:span text:style-name="T26">, if you want to </text:span><text:alphabetical-index-mark-start text:id="IMark97294360"/><text:alphabetical-index-mark-start text:id="IMark95937000"/><text:span text:style-name="T30">load</text:span><text:alphabetical-index-mark-end text:id="IMark95937000"/><text:alphabetical-index-mark-end text:id="IMark97294360"/><text:span text:style-name="T26"> </text:span><text:span text:style-name="T51">‘</text:span><text:alphabetical-index-mark-start text:id="IMark98398056"/><text:alphabetical-index-mark-start text:id="IMark96482136"/><text:span text:style-name="T52">prg</text:span><text:alphabetical-index-mark-end text:id="IMark96482136"/><text:alphabetical-index-mark-end text:id="IMark98398056"/><text:span text:style-name="T52">43.2</text:span><text:span text:style-name="T51">’</text:span><text:span text:style-name="T26"> </text:span><text:span text:style-name="T30">from </text:span><text:alphabetical-index-mark-start text:id="IMark96454232"/><text:alphabetical-index-mark-start text:id="IMark95952824"/><text:span text:style-name="T53">sde_</text:span><text:alphabetical-index-mark-start text:id="IMark97726792"/><text:alphabetical-index-mark-start text:id="IMark95816680"/><text:span text:style-name="T53">prg</text:span><text:alphabetical-index-mark-end text:id="IMark95816680"/><text:alphabetical-index-mark-end text:id="IMark97726792"/><text:span text:style-name="T53">_rules</text:span><text:alphabetical-index-mark-end text:id="IMark95952824"/><text:alphabetical-index-mark-end text:id="IMark96454232"/><text:span text:style-name="T30"> to </text:span><text:alphabetical-index-mark-start text:id="IMark95971144"/><text:alphabetical-index-mark-start text:id="IMark95981992"/><text:span text:style-name="T53">sde_rules</text:span><text:alphabetical-index-mark-end text:id="IMark95981992"/><text:alphabetical-index-mark-end text:id="IMark95971144"/><text:span text:style-name="T30"> </text:span><text:span text:style-name="T26">you would just </text:span><text:alphabetical-index-mark-start text:id="IMark95854312"/><text:alphabetical-index-mark-start text:id="IMark95865768"/><text:span text:style-name="T26">input</text:span><text:alphabetical-index-mark-end text:id="IMark95865768"/><text:alphabetical-index-mark-end text:id="IMark95854312"/><text:span text:style-name="T26"> </text:span><text:span text:style-name="T51">‘</text:span><text:span text:style-name="T52">43.2</text:span><text:span text:style-name="T51">’</text:span><text:span text:style-name="T26">.</text:span></text:p>
      <text:p text:style-name="P73"/>
      <text:p text:style-name="P73"/>
      <text:p text:style-name="P52"><text:span text:style-name="T11">5.3.</text:span><text:span text:style-name="T23">6</text:span><text:span text:style-name="T11">.3.</text:span><text:span text:style-name="T26"> Press </text:span><text:span text:style-name="T11">[</text:span><text:alphabetical-index-mark-start text:id="IMark97294360"/><text:alphabetical-index-mark-start text:id="IMark95937000"/><text:span text:style-name="T11">EXE</text:span><text:alphabetical-index-mark-end text:id="IMark95937000"/><text:alphabetical-index-mark-end text:id="IMark97294360"/><text:span text:style-name="T11">]</text:span><text:span text:style-name="T26">.</text:span></text:p>
      <text:p text:style-name="P73"/>
      <text:p text:style-name="P73"/>
      <text:h text:style-name="P90" text:outline-level="3"><text:bookmark-start text:name="__RefHeading___Toc3436_1164564522"/>5.3.<text:span text:style-name="T68">7</text:span>. <text:alphabetical-index-mark-start text:id="IMark95981992"/><text:alphabetical-index-mark-start text:id="IMark95937752"/><text:span text:style-name="T68">Un</text:span><text:alphabetical-index-mark-start text:id="IMark95840888"/><text:alphabetical-index-mark-start text:id="IMark98387784"/><text:span text:style-name="T68">load</text:span><text:alphabetical-index-mark-end text:id="IMark98387784"/><text:alphabetical-index-mark-end text:id="IMark95840888"/><text:alphabetical-index-mark-end text:id="IMark95937752"/><text:alphabetical-index-mark-end text:id="IMark95981992"/><text:span text:style-name="T68"> an </text:span><text:alphabetical-index-mark-start text:id="IMark95854312"/><text:span text:style-name="T68">AI</text:span><text:alphabetical-index-mark-end text:id="IMark95854312"/><text:span text:style-name="T68"> </text:span><text:alphabetical-index-mark-start text:id="IMark95865768"/><text:alphabetical-index-mark-start text:id="IMark95539896"/><text:span text:style-name="T68">program</text:span><text:alphabetical-index-mark-end text:id="IMark95539896"/><text:alphabetical-index-mark-end text:id="IMark95865768"/> <text:span text:style-name="T68">from </text:span><text:alphabetical-index-mark-start text:id="IMark96370552"/><text:alphabetical-index-mark-start text:id="IMark97366728"/><text:span text:style-name="T48">sde_rules</text:span><text:alphabetical-index-mark-end text:id="IMark97366728"/><text:alphabetical-index-mark-end text:id="IMark96370552"/><text:span text:style-name="T67"> </text:span>using [<text:alphabetical-index-mark-start text:id="IMark95842200"/><text:alphabetical-index-mark-start text:id="IMark95857176"/><text:span text:style-name="T66">POF</text:span><text:alphabetical-index-mark-end text:id="IMark95857176"/><text:alphabetical-index-mark-end text:id="IMark95842200"/>].<text:bookmark-end text:name="__RefHeading___Toc3436_1164564522"/></text:h>
      <text:p text:style-name="P70"/>
      <text:p text:style-name="P49"><text:span text:style-name="T26">There are various ways to </text:span><text:alphabetical-index-mark-start text:id="IMark95975512"/><text:alphabetical-index-mark-start text:id="IMark95878760"/><text:span text:style-name="T29">load</text:span><text:alphabetical-index-mark-end text:id="IMark95878760"/><text:alphabetical-index-mark-end text:id="IMark95975512"/><text:span text:style-name="T29"> a </text:span><text:alphabetical-index-mark-start text:id="IMark95858536"/><text:alphabetical-index-mark-start text:id="IMark97251976"/><text:span text:style-name="T29">program</text:span><text:alphabetical-index-mark-end text:id="IMark97251976"/><text:alphabetical-index-mark-end text:id="IMark95858536"/><text:span text:style-name="T26">, but for </text:span><text:alphabetical-index-mark-start text:id="IMark98379480"/><text:alphabetical-index-mark-start text:id="IMark98398056"/><text:span text:style-name="T26">convenience</text:span><text:alphabetical-index-mark-end text:id="IMark98398056"/><text:alphabetical-index-mark-end text:id="IMark98379480"/><text:span text:style-name="T26"> and </text:span><text:alphabetical-index-mark-start text:id="IMark96482136"/><text:alphabetical-index-mark-start text:id="IMark95798136"/><text:span text:style-name="T26">efficiency</text:span><text:alphabetical-index-mark-end text:id="IMark95798136"/><text:alphabetical-index-mark-end text:id="IMark96482136"/><text:span text:style-name="T26">, you have the </text:span><text:span text:style-name="T11">[</text:span><text:alphabetical-index-mark-start text:id="IMark95976872"/><text:alphabetical-index-mark-start text:id="IMark97294360"/><text:span text:style-name="T23">P</text:span><text:span text:style-name="T11">O</text:span><text:span text:style-name="T24">F</text:span><text:alphabetical-index-mark-end text:id="IMark97294360"/><text:alphabetical-index-mark-end text:id="IMark95976872"/><text:span text:style-name="T11">]</text:span><text:span text:style-name="T26"> </text:span><text:alphabetical-index-mark-start text:id="IMark95937000"/><text:alphabetical-index-mark-start text:id="IMark95943336"/><text:span text:style-name="T26">function</text:span><text:alphabetical-index-mark-end text:id="IMark95943336"/><text:alphabetical-index-mark-end text:id="IMark95937000"/><text:span text:style-name="T26">.</text:span></text:p>
      <text:p text:style-name="P70"/>
      <text:p text:style-name="P53"><text:span text:style-name="T11">5.3.</text:span><text:span text:style-name="T24">7</text:span><text:span text:style-name="T11">.1.</text:span><text:span text:style-name="T26"> Press </text:span><text:span text:style-name="T11">[</text:span><text:alphabetical-index-mark-start text:id="IMark95940616"/><text:alphabetical-index-mark-start text:id="IMark95968424"/><text:span text:style-name="T23">P</text:span><text:span text:style-name="T11">O</text:span><text:span text:style-name="T24">F</text:span><text:alphabetical-index-mark-end text:id="IMark95968424"/><text:alphabetical-index-mark-end text:id="IMark95940616"/><text:span text:style-name="T11">]</text:span><text:span text:style-name="T26">.</text:span></text:p>
      <text:p text:style-name="P74"/>
      <text:p text:style-name="P74"/>
      <text:p text:style-name="P53"><text:span text:style-name="T11">5.3.</text:span><text:span text:style-name="T24">7</text:span><text:span text:style-name="T11">.2.</text:span><text:span text:style-name="T26"> Once the </text:span><text:alphabetical-index-mark-start text:id="IMark95810632"/><text:alphabetical-index-mark-start text:id="IMark95981992"/><text:span text:style-name="T26">dialog</text:span><text:alphabetical-index-mark-end text:id="IMark95981992"/><text:alphabetical-index-mark-end text:id="IMark95810632"/><text:span text:style-name="T26"> appears, enter the name of the </text:span><text:alphabetical-index-mark-start text:id="IMark95976872"/><text:alphabetical-index-mark-start text:id="IMark97294360"/><text:span text:style-name="T29">program</text:span><text:alphabetical-index-mark-end text:id="IMark97294360"/><text:alphabetical-index-mark-end text:id="IMark95976872"/><text:span text:style-name="T26"> without the </text:span><text:span text:style-name="T51">‘</text:span><text:alphabetical-index-mark-start text:id="IMark95937752"/><text:alphabetical-index-mark-start text:id="IMark95840888"/><text:span text:style-name="T52">prg</text:span><text:alphabetical-index-mark-end text:id="IMark95840888"/><text:alphabetical-index-mark-end text:id="IMark95937752"/><text:span text:style-name="T51">’</text:span><text:span text:style-name="T26"> sub</text:span><text:alphabetical-index-mark-start text:id="IMark98387784"/><text:alphabetical-index-mark-start text:id="IMark95937000"/><text:span text:style-name="T26">string</text:span><text:alphabetical-index-mark-end text:id="IMark95937000"/><text:alphabetical-index-mark-end text:id="IMark98387784"/><text:span text:style-name="T26">. For </text:span><text:alphabetical-index-mark-start text:id="IMark95943336"/><text:alphabetical-index-mark-start text:id="IMark95854312"/><text:span text:style-name="T26">example</text:span><text:alphabetical-index-mark-end text:id="IMark95854312"/><text:alphabetical-index-mark-end text:id="IMark95943336"/><text:span text:style-name="T26">, if you want to </text:span><text:alphabetical-index-mark-start text:id="IMark95539896"/><text:alphabetical-index-mark-start text:id="IMark95865768"/><text:span text:style-name="T30">un</text:span><text:alphabetical-index-mark-start text:id="IMark95964056"/><text:alphabetical-index-mark-start text:id="IMark96370552"/><text:span text:style-name="T30">load</text:span><text:alphabetical-index-mark-end text:id="IMark96370552"/><text:alphabetical-index-mark-end text:id="IMark95964056"/><text:alphabetical-index-mark-end text:id="IMark95865768"/><text:alphabetical-index-mark-end text:id="IMark95539896"/><text:span text:style-name="T26"> </text:span><text:span text:style-name="T51">‘</text:span><text:alphabetical-index-mark-start text:id="IMark97366728"/><text:alphabetical-index-mark-start text:id="IMark95857176"/><text:span text:style-name="T52">prg</text:span><text:alphabetical-index-mark-end text:id="IMark95857176"/><text:alphabetical-index-mark-end text:id="IMark97366728"/><text:span text:style-name="T52">43.2</text:span><text:span text:style-name="T51">’</text:span><text:span text:style-name="T26"> </text:span><text:span text:style-name="T30">from </text:span><text:alphabetical-index-mark-start text:id="IMark95842200"/><text:alphabetical-index-mark-start text:id="IMark95989688"/><text:span text:style-name="T53">sde_rules</text:span><text:alphabetical-index-mark-end text:id="IMark95989688"/><text:alphabetical-index-mark-end text:id="IMark95842200"/><text:span text:style-name="T30"> </text:span><text:span text:style-name="T26">you would just </text:span><text:alphabetical-index-mark-start text:id="IMark98397128"/><text:alphabetical-index-mark-start text:id="IMark95982152"/><text:span text:style-name="T26">input</text:span><text:alphabetical-index-mark-end text:id="IMark95982152"/><text:alphabetical-index-mark-end text:id="IMark98397128"/><text:span text:style-name="T26"> </text:span><text:span text:style-name="T51">‘</text:span><text:span text:style-name="T52">43.2</text:span><text:span text:style-name="T51">’</text:span><text:span text:style-name="T26">. </text:span><text:span text:style-name="T30">Note that the </text:span><text:alphabetical-index-mark-start text:id="IMark97360664"/><text:alphabetical-index-mark-start text:id="IMark95959080"/><text:span text:style-name="T30">record</text:span><text:alphabetical-index-mark-end text:id="IMark95959080"/><text:alphabetical-index-mark-end text:id="IMark97360664"/><text:span text:style-name="T30">s of the </text:span><text:alphabetical-index-mark-start text:id="IMark95969784"/><text:alphabetical-index-mark-start text:id="IMark95838760"/><text:span text:style-name="T30">program</text:span><text:alphabetical-index-mark-end text:id="IMark95838760"/><text:alphabetical-index-mark-end text:id="IMark95969784"/><text:span text:style-name="T30"> are not </text:span><text:alphabetical-index-mark-start text:id="IMark95962696"/><text:alphabetical-index-mark-start text:id="IMark95855816"/><text:span text:style-name="T30">delete</text:span><text:alphabetical-index-mark-end text:id="IMark95855816"/><text:alphabetical-index-mark-end text:id="IMark95962696"/><text:span text:style-name="T30">d from </text:span><text:alphabetical-index-mark-start text:id="IMark95975512"/><text:alphabetical-index-mark-start text:id="IMark95940616"/><text:span text:style-name="T53">sde_</text:span><text:alphabetical-index-mark-start text:id="IMark95968424"/><text:alphabetical-index-mark-start text:id="IMark95878760"/><text:span text:style-name="T53">prg</text:span><text:alphabetical-index-mark-end text:id="IMark95878760"/><text:alphabetical-index-mark-end text:id="IMark95968424"/><text:span text:style-name="T53">_rules</text:span><text:alphabetical-index-mark-end text:id="IMark95940616"/><text:alphabetical-index-mark-end text:id="IMark95975512"/><text:span text:style-name="T30"> when you </text:span><text:alphabetical-index-mark-start text:id="IMark97726792"/><text:alphabetical-index-mark-start text:id="IMark95858536"/><text:span text:style-name="T30">execute</text:span><text:alphabetical-index-mark-end text:id="IMark95858536"/><text:alphabetical-index-mark-end text:id="IMark97726792"/><text:span text:style-name="T30"> this </text:span><text:alphabetical-index-mark-start text:id="IMark95816680"/><text:alphabetical-index-mark-start text:id="IMark97251976"/><text:span text:style-name="T30">procedure</text:span><text:alphabetical-index-mark-end text:id="IMark97251976"/><text:alphabetical-index-mark-end text:id="IMark95816680"/><text:span text:style-name="T30">.</text:span></text:p>
      <text:p text:style-name="P74"/>
      <text:p text:style-name="P74"/>
      <text:p text:style-name="P53"><text:span text:style-name="T11">5.3.</text:span><text:span text:style-name="T24">7</text:span><text:span text:style-name="T11">.3.</text:span><text:span text:style-name="T26"> Press </text:span><text:span text:style-name="T11">[</text:span><text:alphabetical-index-mark-start text:id="IMark97180808"/><text:alphabetical-index-mark-start text:id="IMark98398056"/><text:span text:style-name="T11">EXE</text:span><text:alphabetical-index-mark-end text:id="IMark98398056"/><text:alphabetical-index-mark-end text:id="IMark97180808"/><text:span text:style-name="T11">]</text:span><text:span text:style-name="T26">.</text:span></text:p>
      <text:p text:style-name="P74"/>
      <text:p text:style-name="P74"/>
      <text:h text:style-name="Heading_20_3" text:outline-level="3"><text:bookmark-start text:name="__RefHeading___Toc3438_1164564522"/>5.3.8. Alter a fact <text:alphabetical-index-mark-start text:id="IMark95838760"/><text:alphabetical-index-mark-start text:id="IMark95865768"/>record<text:alphabetical-index-mark-end text:id="IMark95865768"/><text:alphabetical-index-mark-end text:id="IMark95838760"/>’s <text:alphabetical-index-mark-start text:id="IMark95962696"/><text:alphabetical-index-mark-start text:id="IMark95855816"/>Value<text:alphabetical-index-mark-end text:id="IMark95855816"/><text:alphabetical-index-mark-end text:id="IMark95962696"/> <text:alphabetical-index-mark-start text:id="IMark95964056"/><text:alphabetical-index-mark-start text:id="IMark96370552"/>field<text:alphabetical-index-mark-end text:id="IMark96370552"/><text:alphabetical-index-mark-end text:id="IMark95964056"/> in <text:alphabetical-index-mark-start text:id="IMark95798136"/><text:alphabetical-index-mark-start text:id="IMark95968424"/><text:span text:style-name="T44">sde_facts</text:span><text:alphabetical-index-mark-end text:id="IMark95968424"/><text:alphabetical-index-mark-end text:id="IMark95798136"/><text:span text:style-name="T44">.</text:span><text:bookmark-end text:name="__RefHeading___Toc3438_1164564522"/></text:h>
      <text:p text:style-name="P75"/>
      <text:p text:style-name="P54"><text:span text:style-name="T26">This </text:span><text:alphabetical-index-mark-start text:id="IMark97366728"/><text:span text:style-name="T26">method</text:span><text:alphabetical-index-mark-end text:id="IMark97366728"/><text:span text:style-name="T26"> allows to change the </text:span><text:alphabetical-index-mark-start text:id="IMark97726792"/><text:alphabetical-index-mark-start text:id="IMark95858536"/><text:span text:style-name="T26">contents</text:span><text:alphabetical-index-mark-end text:id="IMark95858536"/><text:alphabetical-index-mark-end text:id="IMark97726792"/><text:span text:style-name="T26"> of the </text:span><text:alphabetical-index-mark-start text:id="IMark95857176"/><text:alphabetical-index-mark-start text:id="IMark95971144"/><text:span text:style-name="T26">Value</text:span><text:alphabetical-index-mark-end text:id="IMark95971144"/><text:alphabetical-index-mark-end text:id="IMark95857176"/><text:span text:style-name="T26"> </text:span><text:alphabetical-index-mark-start text:id="IMark95816680"/><text:alphabetical-index-mark-start text:id="IMark97251976"/><text:span text:style-name="T26">field</text:span><text:alphabetical-index-mark-end text:id="IMark97251976"/><text:alphabetical-index-mark-end text:id="IMark95816680"/><text:span text:style-name="T26"> of any existing </text:span><text:alphabetical-index-mark-start text:id="IMark95524120"/><text:alphabetical-index-mark-start text:id="IMark95937752"/><text:span text:style-name="T26">record</text:span><text:alphabetical-index-mark-end text:id="IMark95937752"/><text:alphabetical-index-mark-end text:id="IMark95524120"/><text:span text:style-name="T26"> in </text:span><text:alphabetical-index-mark-start text:id="IMark95846872"/><text:alphabetical-index-mark-start text:id="IMark95842200"/><text:span text:style-name="T26">sde_facts</text:span><text:alphabetical-index-mark-end text:id="IMark95842200"/><text:alphabetical-index-mark-end text:id="IMark95846872"/><text:span text:style-name="T26">.</text:span></text:p>
      <text:p text:style-name="P75"/>
      <text:p text:style-name="P54"><text:span text:style-name="T11">5.3.8.1.</text:span><text:span text:style-name="T26"> Press </text:span><text:span text:style-name="T11">[</text:span><text:alphabetical-index-mark-start text:id="IMark99024632"/><text:alphabetical-index-mark-start text:id="IMark95969784"/><text:span text:style-name="T11">ITM</text:span><text:alphabetical-index-mark-end text:id="IMark95969784"/><text:alphabetical-index-mark-end text:id="IMark99024632"/><text:span text:style-name="T11">]</text:span><text:span text:style-name="T26">.</text:span></text:p>
      <text:p text:style-name="P75"/>
      <text:p text:style-name="P75"/>
      <text:p text:style-name="P54"><text:span text:style-name="T11">5.3.8.2.</text:span><text:span text:style-name="T26"> In the </text:span><text:alphabetical-index-mark-start text:id="IMark95976872"/><text:alphabetical-index-mark-start text:id="IMark97294360"/><text:span text:style-name="T26">dialog</text:span><text:alphabetical-index-mark-end text:id="IMark97294360"/><text:alphabetical-index-mark-end text:id="IMark95976872"/><text:span text:style-name="T26"> </text:span><text:alphabetical-index-mark-start text:id="IMark95940616"/><text:alphabetical-index-mark-start text:id="IMark95840888"/><text:span text:style-name="T26">box</text:span><text:alphabetical-index-mark-end text:id="IMark95840888"/><text:alphabetical-index-mark-end text:id="IMark95940616"/><text:span text:style-name="T26">, enter the name of the </text:span><text:alphabetical-index-mark-start text:id="IMark96454232"/><text:alphabetical-index-mark-start text:id="IMark97366728"/><text:span text:style-name="T51">Item</text:span><text:alphabetical-index-mark-end text:id="IMark97366728"/><text:alphabetical-index-mark-end text:id="IMark96454232"/><text:span text:style-name="T26"> to change (the </text:span><text:alphabetical-index-mark-start text:id="IMark95989688"/><text:alphabetical-index-mark-start text:id="IMark98397128"/><text:span text:style-name="T26">string</text:span><text:alphabetical-index-mark-end text:id="IMark98397128"/><text:alphabetical-index-mark-end text:id="IMark95989688"/><text:span text:style-name="T26"> contained in </text:span><text:alphabetical-index-mark-start text:id="IMark97726792"/><text:alphabetical-index-mark-start text:id="IMark95858536"/><text:span text:style-name="T51">sde_rules</text:span><text:alphabetical-index-mark-end text:id="IMark95858536"/><text:alphabetical-index-mark-end text:id="IMark97726792"/><text:span text:style-name="T51">. </text:span><text:soft-page-break/><text:alphabetical-index-mark-start text:id="IMark95982152"/><text:alphabetical-index-mark-start text:id="IMark98387784"/><text:span text:style-name="T51">Item</text:span><text:alphabetical-index-mark-end text:id="IMark98387784"/><text:alphabetical-index-mark-end text:id="IMark95982152"/><text:span text:style-name="T26">). For </text:span><text:alphabetical-index-mark-start text:id="IMark95857176"/><text:alphabetical-index-mark-start text:id="IMark95971144"/><text:span text:style-name="T26">example</text:span><text:alphabetical-index-mark-end text:id="IMark95971144"/><text:alphabetical-index-mark-end text:id="IMark95857176"/><text:span text:style-name="T26">, if you want to set </text:span><text:alphabetical-index-mark-start text:id="IMark95937000"/><text:alphabetical-index-mark-start text:id="IMark98379480"/><text:alphabetical-index-mark-start text:id="IMark95816680"/><text:alphabetical-index-mark-start text:id="IMark97251976"/><text:span text:style-name="T51">mode_</text:span><text:alphabetical-index-mark-end text:id="IMark97251976"/><text:alphabetical-index-mark-end text:id="IMark95816680"/><text:alphabetical-index-mark-start text:id="IMark95952824"/><text:alphabetical-index-mark-start text:id="IMark97180808"/><text:span text:style-name="T51">hato</text:span><text:alphabetical-index-mark-end text:id="IMark97180808"/><text:alphabetical-index-mark-end text:id="IMark95952824"/><text:alphabetical-index-mark-end text:id="IMark98379480"/><text:alphabetical-index-mark-end text:id="IMark95937000"/><text:span text:style-name="T26"> on using this </text:span><text:alphabetical-index-mark-start text:id="IMark95524120"/><text:span text:style-name="T26">method</text:span><text:alphabetical-index-mark-end text:id="IMark95524120"/><text:span text:style-name="T26">, enter </text:span><text:span text:style-name="T51">‘</text:span><text:alphabetical-index-mark-start text:id="IMark95937752"/><text:alphabetical-index-mark-start text:id="IMark98398056"/><text:alphabetical-index-mark-start text:id="IMark95943336"/><text:alphabetical-index-mark-start text:id="IMark98958104"/><text:span text:style-name="T51">mode_</text:span><text:alphabetical-index-mark-end text:id="IMark98958104"/><text:alphabetical-index-mark-end text:id="IMark95943336"/><text:alphabetical-index-mark-start text:id="IMark95846872"/><text:alphabetical-index-mark-start text:id="IMark95842200"/><text:span text:style-name="T51">hato</text:span><text:alphabetical-index-mark-end text:id="IMark95842200"/><text:alphabetical-index-mark-end text:id="IMark95846872"/><text:alphabetical-index-mark-end text:id="IMark98398056"/><text:alphabetical-index-mark-end text:id="IMark95937752"/><text:span text:style-name="T51">’</text:span><text:span text:style-name="T58">.</text:span></text:p>
      <text:p text:style-name="P78"/>
      <text:p text:style-name="P78"/>
      <text:p text:style-name="P76"><text:span text:style-name="T11">5.3.8.3.</text:span><text:span text:style-name="T26"> Press </text:span><text:span text:style-name="T11">[</text:span><text:alphabetical-index-mark-start text:id="IMark95969784"/><text:alphabetical-index-mark-start text:id="IMark97726792"/><text:span text:style-name="T11">VAL</text:span><text:alphabetical-index-mark-end text:id="IMark97726792"/><text:alphabetical-index-mark-end text:id="IMark95969784"/><text:span text:style-name="T11">]</text:span><text:span text:style-name="T26">.</text:span></text:p>
      <text:p text:style-name="P78"/>
      <text:p text:style-name="P78"/>
      <text:p text:style-name="P77"><text:span text:style-name="T11">5.3.8.4.</text:span><text:span text:style-name="T26"> In the </text:span><text:alphabetical-index-mark-start text:id="IMark95878760"/><text:alphabetical-index-mark-start text:id="IMark95854312"/><text:span text:style-name="T26">dialog</text:span><text:alphabetical-index-mark-end text:id="IMark95854312"/><text:alphabetical-index-mark-end text:id="IMark95878760"/><text:span text:style-name="T26"> </text:span><text:alphabetical-index-mark-start text:id="IMark95810632"/><text:alphabetical-index-mark-start text:id="IMark95524120"/><text:span text:style-name="T26">box</text:span><text:alphabetical-index-mark-end text:id="IMark95524120"/><text:alphabetical-index-mark-end text:id="IMark95810632"/><text:span text:style-name="T26">, enter the </text:span><text:alphabetical-index-mark-start text:id="IMark97360664"/><text:alphabetical-index-mark-start text:id="IMark99023704"/><text:span text:style-name="T51">Value</text:span><text:alphabetical-index-mark-end text:id="IMark99023704"/><text:alphabetical-index-mark-end text:id="IMark97360664"/><text:span text:style-name="T26">. For </text:span><text:alphabetical-index-mark-start text:id="IMark95976872"/><text:alphabetical-index-mark-start text:id="IMark95943336"/><text:span text:style-name="T26">example</text:span><text:alphabetical-index-mark-end text:id="IMark95943336"/><text:alphabetical-index-mark-end text:id="IMark95976872"/><text:span text:style-name="T26">, to set </text:span><text:alphabetical-index-mark-start text:id="IMark98958104"/><text:alphabetical-index-mark-start text:id="IMark97294360"/><text:alphabetical-index-mark-start text:id="IMark95937752"/><text:alphabetical-index-mark-start text:id="IMark98398056"/><text:span text:style-name="T51">mode_</text:span><text:alphabetical-index-mark-end text:id="IMark98398056"/><text:alphabetical-index-mark-end text:id="IMark95937752"/><text:alphabetical-index-mark-start text:id="IMark95846872"/><text:alphabetical-index-mark-start text:id="IMark95842200"/><text:span text:style-name="T51">hato</text:span><text:alphabetical-index-mark-end text:id="IMark95842200"/><text:alphabetical-index-mark-end text:id="IMark95846872"/><text:alphabetical-index-mark-end text:id="IMark97294360"/><text:alphabetical-index-mark-end text:id="IMark98958104"/><text:span text:style-name="T26"> on and </text:span><text:alphabetical-index-mark-start text:id="IMark95959080"/><text:alphabetical-index-mark-start text:id="IMark95981992"/><text:span text:style-name="T26">activate</text:span><text:alphabetical-index-mark-end text:id="IMark95981992"/><text:alphabetical-index-mark-end text:id="IMark95959080"/><text:span text:style-name="T26"> it using this </text:span><text:alphabetical-index-mark-start text:id="IMark95840888"/><text:span text:style-name="T26">method</text:span><text:alphabetical-index-mark-end text:id="IMark95840888"/><text:span text:style-name="T26">, enter </text:span><text:span text:style-name="T51">1</text:span><text:span text:style-name="T26">. </text:span><text:span text:style-name="T31">In some cases you might want to enter this </text:span><text:alphabetical-index-mark-start text:id="IMark95940616"/><text:alphabetical-index-mark-start text:id="IMark99017256"/><text:span text:style-name="T31">value</text:span><text:alphabetical-index-mark-end text:id="IMark99017256"/><text:alphabetical-index-mark-end text:id="IMark95940616"/><text:span text:style-name="T31"> as an </text:span><text:alphabetical-index-mark-start text:id="IMark96482136"/><text:alphabetical-index-mark-start text:id="IMark97366728"/><text:span text:style-name="T31">integer</text:span><text:alphabetical-index-mark-end text:id="IMark97366728"/><text:alphabetical-index-mark-end text:id="IMark96482136"/><text:span text:style-name="T31"> and in other cases as a </text:span><text:alphabetical-index-mark-start text:id="IMark96454232"/><text:alphabetical-index-mark-start text:id="IMark95964056"/><text:span text:style-name="T31">real</text:span><text:alphabetical-index-mark-end text:id="IMark95964056"/><text:alphabetical-index-mark-end text:id="IMark96454232"/><text:span text:style-name="T31"> </text:span><text:alphabetical-index-mark-start text:id="IMark96370552"/><text:alphabetical-index-mark-start text:id="IMark95962696"/><text:span text:style-name="T31">number</text:span><text:alphabetical-index-mark-end text:id="IMark95962696"/><text:alphabetical-index-mark-end text:id="IMark96370552"/><text:span text:style-name="T31">. It is indistinct if you enter </text:span><text:span text:style-name="T54">1</text:span><text:span text:style-name="T31"> or </text:span><text:span text:style-name="T54">1.00</text:span><text:span text:style-name="T31"> in the case of modes because they operate </text:span><text:span text:style-name="T32">as </text:span><text:alphabetical-index-mark-start text:id="IMark98397128"/><text:alphabetical-index-mark-start text:id="IMark95989688"/><text:span text:style-name="T32">real</text:span><text:alphabetical-index-mark-end text:id="IMark95989688"/><text:alphabetical-index-mark-end text:id="IMark98397128"/><text:span text:style-name="T32"> </text:span><text:alphabetical-index-mark-start text:id="IMark99024632"/><text:alphabetical-index-mark-start text:id="IMark95858536"/><text:span text:style-name="T32">number</text:span><text:alphabetical-index-mark-end text:id="IMark95858536"/><text:alphabetical-index-mark-end text:id="IMark99024632"/><text:span text:style-name="T32">s that </text:span><text:span text:style-name="T31">implicitly a</text:span><text:span text:style-name="T32">re</text:span><text:span text:style-name="T31"> </text:span><text:alphabetical-index-mark-start text:id="IMark95855816"/><text:alphabetical-index-mark-start text:id="IMark95838760"/><text:span text:style-name="T31">Boolean</text:span><text:alphabetical-index-mark-end text:id="IMark95838760"/><text:alphabetical-index-mark-end text:id="IMark95855816"/><text:span text:style-name="T31">.</text:span></text:p>
      <text:p text:style-name="P79"/>
      <text:p text:style-name="P79"/>
      <text:p text:style-name="P77"><text:span text:style-name="T11">5.3.8.5.</text:span><text:span text:style-name="T26"> Press </text:span><text:span text:style-name="T11">[</text:span><text:alphabetical-index-mark-start text:id="IMark95937000"/><text:alphabetical-index-mark-start text:id="IMark95952824"/><text:span text:style-name="T11">EXE</text:span><text:alphabetical-index-mark-end text:id="IMark95952824"/><text:alphabetical-index-mark-end text:id="IMark95937000"/><text:span text:style-name="T11">]</text:span><text:span text:style-name="T26">.</text:span></text:p>
      <text:h text:style-name="P86" text:outline-level="1"><text:bookmark-start text:name="__RefHeading___Toc72872_673741182"/>6. Sourc<text:alphabetical-index-mark-start text:id="IMark95878760"/>es<text:bookmark-end text:name="__RefHeading___Toc72872_673741182"/><text:alphabetical-index-mark-end text:id="IMark95878760"/></text:h>
      <text:p text:style-name="P16"/>
      <text:p text:style-name="P17"><text:span text:style-name="T25">6.1.</text:span><text:span text:style-name="T38"> </text:span><text:alphabetical-index-mark-start text:id="IMark95539896"/><text:alphabetical-index-mark-start text:id="IMark96454232"/><text:alphabetical-index-mark-start text:id="IMark95964056"/>Edronkin<text:alphabetical-index-mark-end text:id="IMark95964056"/><text:alphabetical-index-mark-end text:id="IMark96454232"/><text:alphabetical-index-mark-end text:id="IMark95539896"/>, P. (2019). <text:alphabetical-index-mark-start text:id="IMark95810632"/><text:alphabetical-index-mark-start text:id="IMark95524120"/><text:alphabetical-index-mark-start text:id="IMark96370552"/>DGIIIAI<text:alphabetical-index-mark-end text:id="IMark96370552"/><text:alphabetical-index-mark-end text:id="IMark95524120"/><text:alphabetical-index-mark-end text:id="IMark95810632"/> - Intelligent <text:alphabetical-index-mark-start text:id="IMark95962696"/><text:alphabetical-index-mark-start text:id="IMark95865768"/>Delta<text:alphabetical-index-mark-end text:id="IMark95865768"/><text:alphabetical-index-mark-end text:id="IMark95962696"/> <text:alphabetical-index-mark-start text:id="IMark95971144"/><text:alphabetical-index-mark-start text:id="IMark97360664"/>Glider<text:alphabetical-index-mark-end text:id="IMark97360664"/><text:alphabetical-index-mark-end text:id="IMark95971144"/>. [online] <text:alphabetical-index-mark-start text:id="IMark99023704"/><text:alphabetical-index-mark-start text:id="IMark95857176"/><text:alphabetical-index-mark-start text:id="IMark95968424"/>DGIIIAI<text:alphabetical-index-mark-end text:id="IMark95968424"/><text:alphabetical-index-mark-end text:id="IMark95857176"/><text:alphabetical-index-mark-end text:id="IMark99023704"/>. Available at: https://p<text:alphabetical-index-mark-start text:id="IMark95976872"/>es<text:alphabetical-index-mark-end text:id="IMark95976872"/>choenberg.github.io/<text:alphabetical-index-mark-start text:id="IMark98397128"/><text:alphabetical-index-mark-start text:id="IMark95989688"/><text:alphabetical-index-mark-start text:id="IMark95943336"/>DGIIIAI<text:alphabetical-index-mark-end text:id="IMark95943336"/><text:alphabetical-index-mark-end text:id="IMark95989688"/><text:alphabetical-index-mark-end text:id="IMark98397128"/>/ [Acc<text:alphabetical-index-mark-start text:id="IMark95798136"/>es<text:alphabetical-index-mark-end text:id="IMark95798136"/>sed 26 Aug. 2019].</text:p>
      <text:p text:style-name="P17"/>
      <text:p text:style-name="P17"><text:span text:style-name="T25">6.2.</text:span><text:span text:style-name="T38"> </text:span>Sqlite.org. (2000). SQLite Home Page. [online] Available at: https://www.<text:alphabetical-index-mark-start text:id="IMark98398056"/><text:alphabetical-index-mark-start text:id="IMark99015672"/><text:alphabetical-index-mark-start text:id="IMark98958104"/>sql<text:alphabetical-index-mark-end text:id="IMark98958104"/><text:alphabetical-index-mark-end text:id="IMark99015672"/><text:alphabetical-index-mark-end text:id="IMark98398056"/>ite.org/index.html [Acc<text:alphabetical-index-mark-start text:id="IMark95855816"/>es<text:alphabetical-index-mark-end text:id="IMark95855816"/>sed 26 Aug. 2019].</text:p>
      <text:p text:style-name="P17"/>
      <text:p text:style-name="P17"><text:span text:style-name="T25">6.3.</text:span><text:span text:style-name="T38"> </text:span><text:alphabetical-index-mark-start text:id="IMark95975512"/><text:alphabetical-index-mark-start text:id="IMark97251976"/><text:alphabetical-index-mark-start text:id="IMark99029112"/>Schweiger<text:alphabetical-index-mark-end text:id="IMark99029112"/><text:alphabetical-index-mark-end text:id="IMark97251976"/><text:alphabetical-index-mark-end text:id="IMark95975512"/>, M. (2000). <text:alphabetical-index-mark-start text:id="IMark95981992"/><text:alphabetical-index-mark-start text:id="IMark95959080"/><text:alphabetical-index-mark-start text:id="IMark95840888"/>Orbiter<text:alphabetical-index-mark-end text:id="IMark95840888"/><text:alphabetical-index-mark-end text:id="IMark95959080"/><text:alphabetical-index-mark-end text:id="IMark95981992"/> 2016 <text:alphabetical-index-mark-start text:id="IMark98379480"/><text:alphabetical-index-mark-start text:id="IMark97180808"/><text:alphabetical-index-mark-start text:id="IMark95982152"/>Space<text:alphabetical-index-mark-end text:id="IMark95982152"/><text:alphabetical-index-mark-end text:id="IMark97180808"/><text:alphabetical-index-mark-end text:id="IMark98379480"/> <text:alphabetical-index-mark-start text:id="IMark95937000"/><text:alphabetical-index-mark-start text:id="IMark95952824"/><text:alphabetical-index-mark-start text:id="IMark98387784"/>Flight<text:alphabetical-index-mark-end text:id="IMark98387784"/><text:alphabetical-index-mark-end text:id="IMark95952824"/><text:alphabetical-index-mark-end text:id="IMark95937000"/> <text:alphabetical-index-mark-start text:id="IMark95969784"/><text:alphabetical-index-mark-start text:id="IMark99017256"/><text:alphabetical-index-mark-start text:id="IMark95940616"/>Simulator<text:alphabetical-index-mark-end text:id="IMark95940616"/><text:alphabetical-index-mark-end text:id="IMark99017256"/><text:alphabetical-index-mark-end text:id="IMark95969784"/>. [online] Orbit.medphys.ucl.ac.uk. Available at: http://orbit.medphys.ucl.ac.uk/ [Acc<text:alphabetical-index-mark-start text:id="IMark99133464"/>es<text:alphabetical-index-mark-end text:id="IMark99133464"/>sed 26 Aug. 2019].</text:p>
      <text:p text:style-name="P10"/>
      <text:p text:style-name="P9"/>
      <text:p text:style-name="P9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86" text:outline-level="1">7. Alphabetical Index</text:h>
          </text:index-title>
          <text:p text:style-name="P84"/>
          <text:p text:style-name="P84">A</text:p>
          <text:p text:style-name="P83"/>
          <text:p text:style-name="P83">abbreviation<text:tab/>6</text:p>
          <text:p text:style-name="P83">activate<text:tab/>4, 13, 17p., 20</text:p>
          <text:p text:style-name="P83">Activate<text:tab/>4, 17</text:p>
          <text:p text:style-name="P83">activation<text:tab/>1, 13</text:p>
          <text:p text:style-name="P83">AI<text:tab/>1p., 4, 7, 11, 18p.</text:p>
          <text:p text:style-name="P83">AIE<text:tab/>3, 5, 7pp., 13pp.</text:p>
          <text:p text:style-name="P83">angle<text:tab/>5</text:p>
          <text:p text:style-name="P83">applykbrules<text:tab/>3, 10</text:p>
          <text:p text:style-name="P83">artificial<text:tab/>1, 5</text:p>
          <text:p text:style-name="P84"/>
          <text:p text:style-name="P84"/>
          <text:p text:style-name="P84">B</text:p>
          <text:p text:style-name="P83"/>
          <text:p text:style-name="P83">base<text:tab/>1</text:p>
          <text:p text:style-name="P83">behavior<text:tab/>1</text:p>
          <text:p text:style-name="P83">Boolean<text:tab/>20</text:p>
          <text:p text:style-name="P83">box<text:tab/>16p., 19p.</text:p>
          <text:p text:style-name="P83">buffer<text:tab/>15</text:p>
          <text:p text:style-name="P83">button<text:tab/>5, 13</text:p>
          <text:p text:style-name="P84"/>
          <text:p text:style-name="P84"/>
          <text:p text:style-name="P84">C</text:p>
          <text:p text:style-name="P83"/>
          <text:p text:style-name="P83">C++<text:tab/>7</text:p>
          <text:p text:style-name="P83">call<text:tab/>1, 5, 9, 16</text:p>
          <text:p text:style-name="P83"><text:soft-page-break/>cargo<text:tab/>7</text:p>
          <text:p text:style-name="P83">code<text:tab/>5, 10</text:p>
          <text:p text:style-name="P83">compatibility<text:tab/>7</text:p>
          <text:p text:style-name="P83">compatible<text:tab/>2p., 7, 9</text:p>
          <text:p text:style-name="P83">complex<text:tab/>7</text:p>
          <text:p text:style-name="P83">CON<text:tab/>3, 12, 16</text:p>
          <text:p text:style-name="P83">condition<text:tab/>1, 3, 6, 9pp.</text:p>
          <text:p text:style-name="P83">connect<text:tab/>4p., 12, 16p.</text:p>
          <text:p text:style-name="P83">Connect<text:tab/>4, 12, 15</text:p>
          <text:p text:style-name="P83">contents<text:tab/>5, 19</text:p>
          <text:p text:style-name="P83">Contents<text:tab/>3</text:p>
          <text:p text:style-name="P83">contribute<text:tab/>2</text:p>
          <text:p text:style-name="P83">CONTRIBUTING<text:tab/>2</text:p>
          <text:p text:style-name="P83">control<text:tab/>1, 14</text:p>
          <text:p text:style-name="P83">Control<text:tab/>1</text:p>
          <text:p text:style-name="P83">convenience<text:tab/>9, 17pp.</text:p>
          <text:p text:style-name="P83">COPYING<text:tab/>2</text:p>
          <text:p text:style-name="P83">corrupted<text:tab/>17</text:p>
          <text:p text:style-name="P83">CPU<text:tab/>10, 15</text:p>
          <text:p text:style-name="P83">crash<text:tab/>17</text:p>
          <text:p text:style-name="P83">crs<text:tab/>13</text:p>
          <text:p text:style-name="P83">current<text:tab/>8, 12, 16</text:p>
          <text:p text:style-name="P84"/>
          <text:p text:style-name="P84"/>
          <text:p text:style-name="P84">D</text:p>
          <text:p text:style-name="P83"/>
          <text:p text:style-name="P83">data<text:tab/>1, 4p., 7pp., 15pp.</text:p>
          <text:p text:style-name="P83">Data<text:tab/>9p., 12</text:p>
          <text:p text:style-name="P83">database<text:tab/>1, 4p., 7pp., 12, 15pp.</text:p>
          <text:p text:style-name="P83">Database<text:tab/>12</text:p>
          <text:p text:style-name="P83"><text:soft-page-break/>DB<text:tab/>3, 12, 16</text:p>
          <text:p text:style-name="P83">DBMS<text:tab/>3, 7p.</text:p>
          <text:p text:style-name="P83">dbtoact<text:tab/>3, 10</text:p>
          <text:p text:style-name="P83">deactivate<text:tab/>13, 18</text:p>
          <text:p text:style-name="P83">Deactivate<text:tab/>4, 18</text:p>
          <text:p text:style-name="P83">deactivation<text:tab/>1, 13</text:p>
          <text:p text:style-name="P83">delay<text:tab/>11</text:p>
          <text:p text:style-name="P83">delete<text:tab/>19</text:p>
          <text:p text:style-name="P83">Delta<text:tab/>9, 11, 21</text:p>
          <text:p text:style-name="P83">develop<text:tab/>2p., 6p.</text:p>
          <text:p text:style-name="P83">Develop<text:tab/>3, 7</text:p>
          <text:p text:style-name="P83">developer<text:tab/>2</text:p>
          <text:p text:style-name="P83">DGIIIAI<text:tab/>1p., 5pp., 15p., 21</text:p>
          <text:p text:style-name="P83">dialog<text:tab/>12pp.</text:p>
          <text:p text:style-name="P83">DIS<text:tab/>3, 12, 16</text:p>
          <text:p text:style-name="P83">disconnect<text:tab/>5, 16p.</text:p>
          <text:p text:style-name="P83">Disconnect<text:tab/>4, 12, 16</text:p>
          <text:p text:style-name="P83">disconnection<text:tab/>17</text:p>
          <text:p text:style-name="P83">display<text:tab/>1</text:p>
          <text:p text:style-name="P83">document<text:tab/>5p., 9</text:p>
          <text:p text:style-name="P84"/>
          <text:p text:style-name="P84"/>
          <text:p text:style-name="P84">E</text:p>
          <text:p text:style-name="P83"/>
          <text:p text:style-name="P83">Edronkin<text:tab/>1, 21</text:p>
          <text:p text:style-name="P83">efficiency<text:tab/>17pp.</text:p>
          <text:p text:style-name="P83">embedded<text:tab/>5</text:p>
          <text:p text:style-name="P83">engine<text:tab/>1, 5, 11</text:p>
          <text:p text:style-name="P83">es<text:tab/>1p., 5pp., 12pp., 21</text:p>
          <text:p text:style-name="P83">ES<text:tab/>10</text:p>
          <text:p text:style-name="P83"><text:soft-page-break/>example<text:tab/>10p., 13pp., 17pp.</text:p>
          <text:p text:style-name="P83">EXE<text:tab/>4, 15, 17pp.</text:p>
          <text:p text:style-name="P83">execute<text:tab/>1, 19</text:p>
          <text:p text:style-name="P83">Execute<text:tab/>12, 15</text:p>
          <text:p text:style-name="P83">expert<text:tab/>1, 5, 9</text:p>
          <text:p text:style-name="P83">Expert<text:tab/>3, 9</text:p>
          <text:p text:style-name="P83">external<text:tab/>5, 10p.</text:p>
          <text:p text:style-name="P84"/>
          <text:p text:style-name="P84"/>
          <text:p text:style-name="P84">F</text:p>
          <text:p text:style-name="P83"/>
          <text:p text:style-name="P83">field<text:tab/>4p., 9, 19</text:p>
          <text:p text:style-name="P83">file<text:tab/>2, 5pp., 9, 12</text:p>
          <text:p text:style-name="P83">flat<text:tab/>7</text:p>
          <text:p text:style-name="P83">flight<text:tab/>1, 11, 14</text:p>
          <text:p text:style-name="P83">Flight<text:tab/>1, 21</text:p>
          <text:p text:style-name="P83">format<text:tab/>2</text:p>
          <text:p text:style-name="P83">function<text:tab/>1, 3, 8pp., 12pp., 17pp.</text:p>
          <text:p text:style-name="P83">Function<text:tab/>3, 12</text:p>
          <text:p text:style-name="P84"/>
          <text:p text:style-name="P84"/>
          <text:p text:style-name="P84">G</text:p>
          <text:p text:style-name="P83"/>
          <text:p text:style-name="P83">getfromnetwork<text:tab/>3, 10p.</text:p>
          <text:p text:style-name="P83">Glider<text:tab/>9, 11, 21</text:p>
          <text:p text:style-name="P84"/>
          <text:p text:style-name="P84"/>
          <text:p text:style-name="P84">H</text:p>
          <text:p text:style-name="P83"/>
          <text:p text:style-name="P83">hardware<text:tab/>15</text:p>
          <text:p text:style-name="P83"><text:soft-page-break/>hato<text:tab/>20</text:p>
          <text:p text:style-name="P83">hdg<text:tab/>14p.</text:p>
          <text:p text:style-name="P83">heading<text:tab/>5, 14p.</text:p>
          <text:p text:style-name="P84"/>
          <text:p text:style-name="P84"/>
          <text:p text:style-name="P84">I</text:p>
          <text:p text:style-name="P83"/>
          <text:p text:style-name="P83">improve<text:tab/>7</text:p>
          <text:p text:style-name="P83">independent<text:tab/>9</text:p>
          <text:p text:style-name="P83">influence<text:tab/>1</text:p>
          <text:p text:style-name="P83">information<text:tab/>2, 5</text:p>
          <text:p text:style-name="P83">input<text:tab/>5, 11, 13p., 17pp.</text:p>
          <text:p text:style-name="P83">install<text:tab/>2, 5p., 12</text:p>
          <text:p text:style-name="P83">Install<text:tab/>3, 12</text:p>
          <text:p text:style-name="P83">installation<text:tab/>5p.</text:p>
          <text:p text:style-name="P83">Installation<text:tab/>3, 12</text:p>
          <text:p text:style-name="P83">integer<text:tab/>20</text:p>
          <text:p text:style-name="P83">intelligence<text:tab/>1, 5</text:p>
          <text:p text:style-name="P83">interact<text:tab/>8, 10, 16</text:p>
          <text:p text:style-name="P83">interface<text:tab/>1, 5, 7pp.</text:p>
          <text:p text:style-name="P83">Item<text:tab/>5, 9, 13p., 19p.</text:p>
          <text:p text:style-name="P83">ITM<text:tab/>4, 14p., 19</text:p>
          <text:p text:style-name="P84"/>
          <text:p text:style-name="P84"/>
          <text:p text:style-name="P84">K</text:p>
          <text:p text:style-name="P83"/>
          <text:p text:style-name="P83">KB<text:tab/>5, 11, 15p.</text:p>
          <text:p text:style-name="P83">knowledge<text:tab/>1pp., 5</text:p>
          <text:p text:style-name="P84"/>
          <text:p text:style-name="P84"/>
          <text:p text:style-name="P84"><text:soft-page-break/>L</text:p>
          <text:p text:style-name="P83"/>
          <text:p text:style-name="P83">lat<text:tab/>1</text:p>
          <text:p text:style-name="P83">latency<text:tab/>11, 15</text:p>
          <text:p text:style-name="P83">Latency<text:tab/>3, 10</text:p>
          <text:p text:style-name="P83">layer<text:tab/>7</text:p>
          <text:p text:style-name="P83">license<text:tab/>2, 11</text:p>
          <text:p text:style-name="P83">License<text:tab/>2p.</text:p>
          <text:p text:style-name="P83">load<text:tab/>4, 9p., 14pp., 18p.</text:p>
          <text:p text:style-name="P83">Load<text:tab/>4, 18</text:p>
          <text:p text:style-name="P83">loop<text:tab/>3, 9p.</text:p>
          <text:p text:style-name="P84"/>
          <text:p text:style-name="P84"/>
          <text:p text:style-name="P84">M</text:p>
          <text:p text:style-name="P83"/>
          <text:p text:style-name="P83">manage<text:tab/>7, 9</text:p>
          <text:p text:style-name="P83">management<text:tab/>7</text:p>
          <text:p text:style-name="P83">manual<text:tab/>14</text:p>
          <text:p text:style-name="P83">MariaDB<text:tab/>7</text:p>
          <text:p text:style-name="P83">method<text:tab/>8, 19p.</text:p>
          <text:p text:style-name="P83">MFD<text:tab/>1pp., 5, 7pp., 12, 15p.</text:p>
          <text:p text:style-name="P83">mode_<text:tab/>13, 17p., 20</text:p>
          <text:p text:style-name="P83">mode_crs<text:tab/>13</text:p>
          <text:p text:style-name="P83">mode_hato<text:tab/>20</text:p>
          <text:p text:style-name="P83">mode%<text:tab/>9</text:p>
          <text:p text:style-name="P83">module<text:tab/>2p., 5, 7pp., 15</text:p>
          <text:p text:style-name="P83">MOF<text:tab/>3p., 13, 18</text:p>
          <text:p text:style-name="P83">MON<text:tab/>3p., 13p., 17</text:p>
          <text:p text:style-name="P83">multi<text:tab/>1, 10</text:p>
          <text:p text:style-name="P83">MySQL<text:tab/>7</text:p>
          <text:p text:style-name="P84"><text:soft-page-break/></text:p>
          <text:p text:style-name="P84"/>
          <text:p text:style-name="P84">N</text:p>
          <text:p text:style-name="P83"/>
          <text:p text:style-name="P83">network<text:tab/>3, 10p.</text:p>
          <text:p text:style-name="P83">number<text:tab/>1, 5, 9, 14p., 20</text:p>
          <text:p text:style-name="P84"/>
          <text:p text:style-name="P84"/>
          <text:p text:style-name="P84">O</text:p>
          <text:p text:style-name="P83"/>
          <text:p text:style-name="P83">OAPI<text:tab/>5, 9p.</text:p>
          <text:p text:style-name="P83">ODBC<text:tab/>7</text:p>
          <text:p text:style-name="P83">onboard<text:tab/>5, 9, 15</text:p>
          <text:p text:style-name="P83">operation<text:tab/>5, 10p., 14, 16</text:p>
          <text:p text:style-name="P83">Operation<text:tab/>5</text:p>
          <text:p text:style-name="P83">Orbit<text:tab/>2</text:p>
          <text:p text:style-name="P83">Orbiter<text:tab/>1p., 5, 7, 16, 21</text:p>
          <text:p text:style-name="P83">orcid<text:tab/>1</text:p>
          <text:p text:style-name="P83">OSFS<text:tab/>2, 5, 7pp., 15, 17</text:p>
          <text:p text:style-name="P84"/>
          <text:p text:style-name="P84"/>
          <text:p text:style-name="P84">P</text:p>
          <text:p text:style-name="P83"/>
          <text:p text:style-name="P83">parameter<text:tab/>1, 9</text:p>
          <text:p text:style-name="P83">passing<text:tab/>1</text:p>
          <text:p text:style-name="P83">plug<text:tab/>12</text:p>
          <text:p text:style-name="P83">POF<text:tab/>4, 13p., 19</text:p>
          <text:p text:style-name="P83">PON<text:tab/>3p., 13p., 18</text:p>
          <text:p text:style-name="P83">PostgreS<text:tab/>7</text:p>
          <text:p text:style-name="P83">PostgreSQL<text:tab/>7</text:p>
          <text:p text:style-name="P83"><text:soft-page-break/>prg<text:tab/>14, 18p.</text:p>
          <text:p text:style-name="P83">procedure<text:tab/>7, 15p., 19</text:p>
          <text:p text:style-name="P83">Procedure<text:tab/>4, 15</text:p>
          <text:p text:style-name="P83">program<text:tab/>1, 4, 9p., 14, 18p.</text:p>
          <text:p text:style-name="P83">Program<text:tab/>13p.</text:p>
          <text:p text:style-name="P83">project<text:tab/>2, 5pp., 9</text:p>
          <text:p text:style-name="P84"/>
          <text:p text:style-name="P84"/>
          <text:p text:style-name="P84">Q</text:p>
          <text:p text:style-name="P83"/>
          <text:p text:style-name="P83">queries<text:tab/>1, 8, 10</text:p>
          <text:p text:style-name="P83">query<text:tab/>4, 13, 17</text:p>
          <text:p text:style-name="P84"/>
          <text:p text:style-name="P84"/>
          <text:p text:style-name="P84">R</text:p>
          <text:p text:style-name="P83"/>
          <text:p text:style-name="P83">RDBMS<text:tab/>3, 7p.</text:p>
          <text:p text:style-name="P83">README<text:tab/>2</text:p>
          <text:p text:style-name="P83">real<text:tab/>8, 11, 20</text:p>
          <text:p text:style-name="P83">receive<text:tab/>10</text:p>
          <text:p text:style-name="P83">record<text:tab/>4p., 9, 19</text:p>
          <text:p text:style-name="P83">relational<text:tab/>1, 7p.</text:p>
          <text:p text:style-name="P83">resource<text:tab/>15</text:p>
          <text:p text:style-name="P83">result<text:tab/>11</text:p>
          <text:p text:style-name="P84"/>
          <text:p text:style-name="P84"/>
          <text:p text:style-name="P84">S</text:p>
          <text:p text:style-name="P83"/>
          <text:p text:style-name="P83">Schweiger<text:tab/>2, 21</text:p>
          <text:p text:style-name="P83">sde_facts<text:tab/>4p., 9p., 13, 19</text:p>
          <text:p text:style-name="P83"><text:soft-page-break/>sde_prg_rules<text:tab/>14, 19</text:p>
          <text:p text:style-name="P83">sde_rules<text:tab/>4p., 10, 14, 18p.</text:p>
          <text:p text:style-name="P83">section<text:tab/>6</text:p>
          <text:p text:style-name="P83">send<text:tab/>1, 5, 9pp., 13, 15</text:p>
          <text:p text:style-name="P83">Send<text:tab/>4, 17</text:p>
          <text:p text:style-name="P83">sentodb<text:tab/>3, 9</text:p>
          <text:p text:style-name="P83">session<text:tab/>1, 7, 9p., 15pp.</text:p>
          <text:p text:style-name="P83">setting<text:tab/>2</text:p>
          <text:p text:style-name="P83">ship<text:tab/>1p., 5, 7, 10p., 14p.</text:p>
          <text:p text:style-name="P83">simulation<text:tab/>1</text:p>
          <text:p text:style-name="P83">Simulator<text:tab/>1, 21</text:p>
          <text:p text:style-name="P83">snippet<text:tab/>1</text:p>
          <text:p text:style-name="P83">space<text:tab/>1, 5</text:p>
          <text:p text:style-name="P83">Space<text:tab/>1, 21</text:p>
          <text:p text:style-name="P83">speed<text:tab/>7</text:p>
          <text:p text:style-name="P83">sql<text:tab/>21</text:p>
          <text:p text:style-name="P83">Sql<text:tab/>2</text:p>
          <text:p text:style-name="P83">SQL<text:tab/>1, 3p., 7pp., 13, 17</text:p>
          <text:p text:style-name="P83">SQLC<text:tab/>1, 3, 5pp., 16</text:p>
          <text:p text:style-name="P83">Sqlite3<text:tab/>2, 7, 9, 17</text:p>
          <text:p text:style-name="P83">statement<text:tab/>10</text:p>
          <text:p text:style-name="P83">Status<text:tab/>3, 9pp.</text:p>
          <text:p text:style-name="P83">step<text:tab/>9pp.</text:p>
          <text:p text:style-name="P83">storage<text:tab/>7</text:p>
          <text:p text:style-name="P83">string<text:tab/>9, 13p., 17pp.</text:p>
          <text:p text:style-name="P83">switch<text:tab/>12, 16</text:p>
          <text:p text:style-name="P83">sync<text:tab/>9</text:p>
          <text:p text:style-name="P83">synchronization<text:tab/>9</text:p>
          <text:p text:style-name="P83">system<text:tab/>1pp., 5, 7pp., 11, 15</text:p>
          <text:p text:style-name="P84"/>
          <text:p text:style-name="P84"><text:soft-page-break/></text:p>
          <text:p text:style-name="P84">T</text:p>
          <text:p text:style-name="P83"/>
          <text:p text:style-name="P83">table<text:tab/>5, 8, 14</text:p>
          <text:p text:style-name="P83">Table<text:tab/>3</text:p>
          <text:p text:style-name="P83">target<text:tab/>14</text:p>
          <text:p text:style-name="P83">task<text:tab/>9, 15</text:p>
          <text:p text:style-name="P83">tgt_hdg<text:tab/>14p.</text:p>
          <text:p text:style-name="P83">thrust<text:tab/>5</text:p>
          <text:p text:style-name="P83">time<text:tab/>7, 9, 11, 13, 15p.</text:p>
          <text:p text:style-name="P84"/>
          <text:p text:style-name="P84"/>
          <text:p text:style-name="P84">U</text:p>
          <text:p text:style-name="P83"/>
          <text:p text:style-name="P83">unload<text:tab/>9p., 14, 19</text:p>
          <text:p text:style-name="P83">Unload<text:tab/>4, 19</text:p>
          <text:p text:style-name="P83">update<text:tab/>9p.</text:p>
          <text:p text:style-name="P83">UPDATE<text:tab/>13</text:p>
          <text:p text:style-name="P83">user<text:tab/>1p., 5, 9, 12p.</text:p>
          <text:p text:style-name="P84"/>
          <text:p text:style-name="P84"/>
          <text:p text:style-name="P84">V</text:p>
          <text:p text:style-name="P83"/>
          <text:p text:style-name="P83">VAL<text:tab/>4, 14p., 20</text:p>
          <text:p text:style-name="P83">value<text:tab/>5, 14, 20</text:p>
          <text:p text:style-name="P83">Value<text:tab/>4p., 9, 13p., 19p.</text:p>
          <text:p text:style-name="P83">version<text:tab/>13p.</text:p>
          <text:p text:style-name="P83">volume<text:tab/>7</text:p>
          <text:p text:style-name="P84"/>
          <text:p text:style-name="P84"/>
          <text:p text:style-name="P84"><text:soft-page-break/>W</text:p>
          <text:p text:style-name="P83"/>
          <text:p text:style-name="P83">window<text:tab/>12</text:p>
          <text:p text:style-name="P83">wpt<text:tab/>17p.</text:p>
        </text:index-body>
      </text:alphabetical-index>
      <text:p text:style-name="P9"/>
      <text:p text:style-name="P9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2T15:46:37.206211489</dc:date>
    <meta:editing-duration>P5DT5H7M54S</meta:editing-duration>
    <meta:editing-cycles>104</meta:editing-cycles>
    <meta:generator>LibreOffice/5.1.6.2$Linux_X86_64 LibreOffice_project/10m0$Build-2</meta:generator>
    <meta:document-statistic meta:table-count="0" meta:image-count="0" meta:object-count="0" meta:page-count="32" meta:paragraph-count="442" meta:word-count="4155" meta:character-count="23217" meta:non-whitespace-character-count="19493"/>
  </office:meta>
</office:document-meta>
</file>